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2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n bulk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6" table:number-rows-spanned="1">
            <text:p>bulk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Total average</text:p>
          </table:table-cell>
          <table:covered-table-cell table:number-columns-repeated="2" table:style-name="Default"/>
          <table:table-cell table:style-name="ce5" table:formula="of:=AVERAGE([.B4];[.D4];[.F4])" office:value-type="float" office:value="-10.0931026547619" calcext:value-type="float" table:number-columns-spanned="3" table:number-rows-spanned="1">
            <text:p>-10.093103</text:p>
          </table:table-cell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[1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1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1]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4" table:formula="of:=AVERAGE([.B6:.B89])" office:value-type="float" office:value="-10.093103452381" calcext:value-type="float">
            <text:p>-10.093103</text:p>
          </table:table-cell>
          <table:table-cell table:style-name="ce2" office:value-type="string" calcext:value-type="string">
            <text:p>average</text:p>
          </table:table-cell>
          <table:table-cell table:style-name="ce4" table:formula="of:=AVERAGE([.D6:.D125])" office:value-type="float" office:value="-10.09310225" calcext:value-type="float">
            <text:p>-10.093102</text:p>
          </table:table-cell>
          <table:table-cell table:style-name="ce2" office:value-type="string" calcext:value-type="string">
            <text:p>average</text:p>
          </table:table-cell>
          <table:table-cell table:style-name="ce4" table:formula="of:=AVERAGE([.F6:.F89])" office:value-type="float" office:value="-10.0931022619048" calcext:value-type="float">
            <text:p>-10.093102</text:p>
          </table:table-cell>
        </table:table-row>
        <table:table-row table:style-name="ro1">
          <table:table-cell table:style-name="ce2" office:value-type="string" calcext:value-type="string">
            <text:p>pos (bulk a%)</text:p>
          </table:table-cell>
          <table:table-cell table:style-name="ce2" office:value-type="string" calcext:value-type="string">
            <text:p>potential (eV)</text:p>
          </table:table-cell>
          <table:table-cell table:style-name="ce2" office:value-type="string" calcext:value-type="string">
            <text:p>pos (bulk b%)</text:p>
          </table:table-cell>
          <table:table-cell table:style-name="ce2" office:value-type="string" calcext:value-type="string">
            <text:p>potential (eV)</text:p>
          </table:table-cell>
          <table:table-cell table:style-name="ce2" office:value-type="string" calcext:value-type="string">
            <text:p>pos (bulk c%)</text:p>
          </table:table-cell>
          <table:table-cell table:style-name="ce2" office:value-type="string" calcext:value-type="string">
            <text:p>potential (eV)</text:p>
          </table:table-cell>
        </table:table-row>
        <table:table-row table:style-name="ro1">
          <table:table-cell office:value-type="float" office:value="0" calcext:value-type="float">
            <text:p>0.000000</text:p>
          </table:table-cell>
          <table:table-cell office:value-type="float" office:value="-16.3873" calcext:value-type="float">
            <text:p>-16.387300</text:p>
          </table:table-cell>
          <table:table-cell office:value-type="float" office:value="0" calcext:value-type="float">
            <text:p>0.000000</text:p>
          </table:table-cell>
          <table:table-cell office:value-type="float" office:value="-21.3944" calcext:value-type="float">
            <text:p>-21.394400</text:p>
          </table:table-cell>
          <table:table-cell office:value-type="float" office:value="0" calcext:value-type="float">
            <text:p>0.000000</text:p>
          </table:table-cell>
          <table:table-cell office:value-type="float" office:value="-15.4368" calcext:value-type="float">
            <text:p>-15.436800</text:p>
          </table:table-cell>
        </table:table-row>
        <table:table-row table:style-name="ro1">
          <table:table-cell office:value-type="float" office:value="0.011905" calcext:value-type="float">
            <text:p>0.011905</text:p>
          </table:table-cell>
          <table:table-cell office:value-type="float" office:value="-16.3065" calcext:value-type="float">
            <text:p>-16.306500</text:p>
          </table:table-cell>
          <table:table-cell office:value-type="float" office:value="0.008333" calcext:value-type="float">
            <text:p>0.008333</text:p>
          </table:table-cell>
          <table:table-cell office:value-type="float" office:value="-21.0112" calcext:value-type="float">
            <text:p>-21.011200</text:p>
          </table:table-cell>
          <table:table-cell office:value-type="float" office:value="0.011905" calcext:value-type="float">
            <text:p>0.011905</text:p>
          </table:table-cell>
          <table:table-cell office:value-type="float" office:value="-15.261" calcext:value-type="float">
            <text:p>-15.261000</text:p>
          </table:table-cell>
        </table:table-row>
        <table:table-row table:style-name="ro1">
          <table:table-cell office:value-type="float" office:value="0.023809" calcext:value-type="float">
            <text:p>0.023809</text:p>
          </table:table-cell>
          <table:table-cell office:value-type="float" office:value="-16.0367" calcext:value-type="float">
            <text:p>-16.036700</text:p>
          </table:table-cell>
          <table:table-cell office:value-type="float" office:value="0.016667" calcext:value-type="float">
            <text:p>0.016667</text:p>
          </table:table-cell>
          <table:table-cell office:value-type="float" office:value="-20.3091" calcext:value-type="float">
            <text:p>-20.309100</text:p>
          </table:table-cell>
          <table:table-cell office:value-type="float" office:value="0.023809" calcext:value-type="float">
            <text:p>0.023809</text:p>
          </table:table-cell>
          <table:table-cell office:value-type="float" office:value="-14.9132" calcext:value-type="float">
            <text:p>-14.913200</text:p>
          </table:table-cell>
        </table:table-row>
        <table:table-row table:style-name="ro1">
          <table:table-cell office:value-type="float" office:value="0.035714" calcext:value-type="float">
            <text:p>0.035714</text:p>
          </table:table-cell>
          <table:table-cell office:value-type="float" office:value="-15.567" calcext:value-type="float">
            <text:p>-15.567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19.3528" calcext:value-type="float">
            <text:p>-19.352800</text:p>
          </table:table-cell>
          <table:table-cell office:value-type="float" office:value="0.035714" calcext:value-type="float">
            <text:p>0.035714</text:p>
          </table:table-cell>
          <table:table-cell office:value-type="float" office:value="-14.4265" calcext:value-type="float">
            <text:p>-14.426500</text:p>
          </table:table-cell>
        </table:table-row>
        <table:table-row table:style-name="ro1">
          <table:table-cell office:value-type="float" office:value="0.047619" calcext:value-type="float">
            <text:p>0.047619</text:p>
          </table:table-cell>
          <table:table-cell office:value-type="float" office:value="-14.8791" calcext:value-type="float">
            <text:p>-14.879100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-18.2238" calcext:value-type="float">
            <text:p>-18.223800</text:p>
          </table:table-cell>
          <table:table-cell office:value-type="float" office:value="0.047619" calcext:value-type="float">
            <text:p>0.047619</text:p>
          </table:table-cell>
          <table:table-cell office:value-type="float" office:value="-13.842" calcext:value-type="float">
            <text:p>-13.842000</text:p>
          </table:table-cell>
        </table:table-row>
        <table:table-row table:style-name="ro1">
          <table:table-cell office:value-type="float" office:value="0.059524" calcext:value-type="float">
            <text:p>0.059524</text:p>
          </table:table-cell>
          <table:table-cell office:value-type="float" office:value="-13.9881" calcext:value-type="float">
            <text:p>-13.988100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-16.995" calcext:value-type="float">
            <text:p>-16.995000</text:p>
          </table:table-cell>
          <table:table-cell office:value-type="float" office:value="0.059524" calcext:value-type="float">
            <text:p>0.059524</text:p>
          </table:table-cell>
          <table:table-cell office:value-type="float" office:value="-13.1815" calcext:value-type="float">
            <text:p>-13.181500</text:p>
          </table:table-cell>
        </table:table-row>
        <table:table-row table:style-name="ro1">
          <table:table-cell office:value-type="float" office:value="0.071429" calcext:value-type="float">
            <text:p>0.071429</text:p>
          </table:table-cell>
          <table:table-cell office:value-type="float" office:value="-12.9636" calcext:value-type="float">
            <text:p>-12.9636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-15.7091" calcext:value-type="float">
            <text:p>-15.709100</text:p>
          </table:table-cell>
          <table:table-cell office:value-type="float" office:value="0.071429" calcext:value-type="float">
            <text:p>0.071429</text:p>
          </table:table-cell>
          <table:table-cell office:value-type="float" office:value="-12.4695" calcext:value-type="float">
            <text:p>-12.469500</text:p>
          </table:table-cell>
        </table:table-row>
        <table:table-row table:style-name="ro1">
          <table:table-cell office:value-type="float" office:value="0.083333" calcext:value-type="float">
            <text:p>0.083333</text:p>
          </table:table-cell>
          <table:table-cell office:value-type="float" office:value="-11.8655" calcext:value-type="float">
            <text:p>-11.865500</text:p>
          </table:table-cell>
          <table:table-cell office:value-type="float" office:value="0.058333" calcext:value-type="float">
            <text:p>0.058333</text:p>
          </table:table-cell>
          <table:table-cell office:value-type="float" office:value="-14.3631" calcext:value-type="float">
            <text:p>-14.363100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-11.6906" calcext:value-type="float">
            <text:p>-11.690600</text:p>
          </table:table-cell>
        </table:table-row>
        <table:table-row table:style-name="ro1">
          <table:table-cell office:value-type="float" office:value="0.095238" calcext:value-type="float">
            <text:p>0.095238</text:p>
          </table:table-cell>
          <table:table-cell office:value-type="float" office:value="-10.8079" calcext:value-type="float">
            <text:p>-10.807900</text:p>
          </table:table-cell>
          <table:table-cell office:value-type="float" office:value="0.066667" calcext:value-type="float">
            <text:p>0.066667</text:p>
          </table:table-cell>
          <table:table-cell office:value-type="float" office:value="-12.9187" calcext:value-type="float">
            <text:p>-12.918700</text:p>
          </table:table-cell>
          <table:table-cell office:value-type="float" office:value="0.095238" calcext:value-type="float">
            <text:p>0.095238</text:p>
          </table:table-cell>
          <table:table-cell office:value-type="float" office:value="-10.8676" calcext:value-type="float">
            <text:p>-10.867600</text:p>
          </table:table-cell>
        </table:table-row>
        <table:table-row table:style-name="ro1">
          <table:table-cell office:value-type="float" office:value="0.107143" calcext:value-type="float">
            <text:p>0.107143</text:p>
          </table:table-cell>
          <table:table-cell office:value-type="float" office:value="-9.92367" calcext:value-type="float">
            <text:p>-9.923670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11.3897" calcext:value-type="float">
            <text:p>-11.389700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-10.0926" calcext:value-type="float">
            <text:p>-10.092600</text:p>
          </table:table-cell>
        </table:table-row>
        <table:table-row table:style-name="ro1">
          <table:table-cell office:value-type="float" office:value="0.119048" calcext:value-type="float">
            <text:p>0.119048</text:p>
          </table:table-cell>
          <table:table-cell office:value-type="float" office:value="-9.28246" calcext:value-type="float">
            <text:p>-9.282460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-9.85983" calcext:value-type="float">
            <text:p>-9.859830</text:p>
          </table:table-cell>
          <table:table-cell office:value-type="float" office:value="0.119048" calcext:value-type="float">
            <text:p>0.119048</text:p>
          </table:table-cell>
          <table:table-cell office:value-type="float" office:value="-9.43477" calcext:value-type="float">
            <text:p>-9.434770</text:p>
          </table:table-cell>
        </table:table-row>
        <table:table-row table:style-name="ro1">
          <table:table-cell office:value-type="float" office:value="0.130952" calcext:value-type="float">
            <text:p>0.130952</text:p>
          </table:table-cell>
          <table:table-cell office:value-type="float" office:value="-8.87691" calcext:value-type="float">
            <text:p>-8.876910</text:p>
          </table:table-cell>
          <table:table-cell office:value-type="float" office:value="0.091667" calcext:value-type="float">
            <text:p>0.091667</text:p>
          </table:table-cell>
          <table:table-cell office:value-type="float" office:value="-8.39601" calcext:value-type="float">
            <text:p>-8.396010</text:p>
          </table:table-cell>
          <table:table-cell office:value-type="float" office:value="0.130952" calcext:value-type="float">
            <text:p>0.130952</text:p>
          </table:table-cell>
          <table:table-cell office:value-type="float" office:value="-8.93068" calcext:value-type="float">
            <text:p>-8.930680</text:p>
          </table:table-cell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-8.62782" calcext:value-type="float">
            <text:p>-8.627820</text:p>
          </table:table-cell>
          <table:table-cell office:value-type="float" office:value="0.1" calcext:value-type="float">
            <text:p>0.100000</text:p>
          </table:table-cell>
          <table:table-cell office:value-type="float" office:value="-7.06955" calcext:value-type="float">
            <text:p>-7.069550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-8.5821" calcext:value-type="float">
            <text:p>-8.582100</text:p>
          </table:table-cell>
        </table:table-row>
        <table:table-row table:style-name="ro1">
          <table:table-cell office:value-type="float" office:value="0.154762" calcext:value-type="float">
            <text:p>0.154762</text:p>
          </table:table-cell>
          <table:table-cell office:value-type="float" office:value="-8.44655" calcext:value-type="float">
            <text:p>-8.446550</text:p>
          </table:table-cell>
          <table:table-cell office:value-type="float" office:value="0.108333" calcext:value-type="float">
            <text:p>0.108333</text:p>
          </table:table-cell>
          <table:table-cell office:value-type="float" office:value="-5.90938" calcext:value-type="float">
            <text:p>-5.909380</text:p>
          </table:table-cell>
          <table:table-cell office:value-type="float" office:value="0.154762" calcext:value-type="float">
            <text:p>0.154762</text:p>
          </table:table-cell>
          <table:table-cell office:value-type="float" office:value="-8.36226" calcext:value-type="float">
            <text:p>-8.362260</text:p>
          </table:table-cell>
        </table:table-row>
        <table:table-row table:style-name="ro1">
          <table:table-cell office:value-type="float" office:value="0.166667" calcext:value-type="float">
            <text:p>0.166667</text:p>
          </table:table-cell>
          <table:table-cell office:value-type="float" office:value="-8.33635" calcext:value-type="float">
            <text:p>-8.336350</text:p>
          </table:table-cell>
          <table:table-cell office:value-type="float" office:value="0.116667" calcext:value-type="float">
            <text:p>0.116667</text:p>
          </table:table-cell>
          <table:table-cell office:value-type="float" office:value="-4.92507" calcext:value-type="float">
            <text:p>-4.92507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-8.28121" calcext:value-type="float">
            <text:p>-8.281210</text:p>
          </table:table-cell>
        </table:table-row>
        <table:table-row table:style-name="ro1">
          <table:table-cell office:value-type="float" office:value="0.178571" calcext:value-type="float">
            <text:p>0.178571</text:p>
          </table:table-cell>
          <table:table-cell office:value-type="float" office:value="-8.3309" calcext:value-type="float">
            <text:p>-8.330900</text:p>
          </table:table-cell>
          <table:table-cell office:value-type="float" office:value="0.125" calcext:value-type="float">
            <text:p>0.125000</text:p>
          </table:table-cell>
          <table:table-cell office:value-type="float" office:value="-4.14254" calcext:value-type="float">
            <text:p>-4.142540</text:p>
          </table:table-cell>
          <table:table-cell office:value-type="float" office:value="0.178571" calcext:value-type="float">
            <text:p>0.178571</text:p>
          </table:table-cell>
          <table:table-cell office:value-type="float" office:value="-8.363" calcext:value-type="float">
            <text:p>-8.363000</text:p>
          </table:table-cell>
        </table:table-row>
        <table:table-row table:style-name="ro1">
          <table:table-cell office:value-type="float" office:value="0.190477" calcext:value-type="float">
            <text:p>0.190477</text:p>
          </table:table-cell>
          <table:table-cell office:value-type="float" office:value="-8.42924" calcext:value-type="float">
            <text:p>-8.429240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-3.53487" calcext:value-type="float">
            <text:p>-3.534870</text:p>
          </table:table-cell>
          <table:table-cell office:value-type="float" office:value="0.190477" calcext:value-type="float">
            <text:p>0.190477</text:p>
          </table:table-cell>
          <table:table-cell office:value-type="float" office:value="-8.59164" calcext:value-type="float">
            <text:p>-8.591640</text:p>
          </table:table-cell>
        </table:table-row>
        <table:table-row table:style-name="ro1">
          <table:table-cell office:value-type="float" office:value="0.202381" calcext:value-type="float">
            <text:p>0.202381</text:p>
          </table:table-cell>
          <table:table-cell office:value-type="float" office:value="-8.64544" calcext:value-type="float">
            <text:p>-8.645440</text:p>
          </table:table-cell>
          <table:table-cell office:value-type="float" office:value="0.141667" calcext:value-type="float">
            <text:p>0.141667</text:p>
          </table:table-cell>
          <table:table-cell office:value-type="float" office:value="-3.06623" calcext:value-type="float">
            <text:p>-3.066230</text:p>
          </table:table-cell>
          <table:table-cell office:value-type="float" office:value="0.202381" calcext:value-type="float">
            <text:p>0.202381</text:p>
          </table:table-cell>
          <table:table-cell office:value-type="float" office:value="-8.84399" calcext:value-type="float">
            <text:p>-8.843990</text:p>
          </table:table-cell>
        </table:table-row>
        <table:table-row table:style-name="ro1">
          <table:table-cell office:value-type="float" office:value="0.214286" calcext:value-type="float">
            <text:p>0.214286</text:p>
          </table:table-cell>
          <table:table-cell office:value-type="float" office:value="-8.91167" calcext:value-type="float">
            <text:p>-8.911670</text:p>
          </table:table-cell>
          <table:table-cell office:value-type="float" office:value="0.15" calcext:value-type="float">
            <text:p>0.150000</text:p>
          </table:table-cell>
          <table:table-cell office:value-type="float" office:value="-2.77033" calcext:value-type="float">
            <text:p>-2.770330</text:p>
          </table:table-cell>
          <table:table-cell office:value-type="float" office:value="0.214287" calcext:value-type="float">
            <text:p>0.214287</text:p>
          </table:table-cell>
          <table:table-cell office:value-type="float" office:value="-9.1079" calcext:value-type="float">
            <text:p>-9.107900</text:p>
          </table:table-cell>
        </table:table-row>
        <table:table-row table:style-name="ro1">
          <table:table-cell office:value-type="float" office:value="0.22619" calcext:value-type="float">
            <text:p>0.226190</text:p>
          </table:table-cell>
          <table:table-cell office:value-type="float" office:value="-9.08786" calcext:value-type="float">
            <text:p>-9.087860</text:p>
          </table:table-cell>
          <table:table-cell office:value-type="float" office:value="0.158334" calcext:value-type="float">
            <text:p>0.158334</text:p>
          </table:table-cell>
          <table:table-cell office:value-type="float" office:value="-2.66183" calcext:value-type="float">
            <text:p>-2.661830</text:p>
          </table:table-cell>
          <table:table-cell office:value-type="float" office:value="0.226191" calcext:value-type="float">
            <text:p>0.226191</text:p>
          </table:table-cell>
          <table:table-cell office:value-type="float" office:value="-9.37906" calcext:value-type="float">
            <text:p>-9.379060</text:p>
          </table:table-cell>
        </table:table-row>
        <table:table-row table:style-name="ro1">
          <table:table-cell office:value-type="float" office:value="0.238095" calcext:value-type="float">
            <text:p>0.238095</text:p>
          </table:table-cell>
          <table:table-cell office:value-type="float" office:value="-9.16775" calcext:value-type="float">
            <text:p>-9.167750</text:p>
          </table:table-cell>
          <table:table-cell office:value-type="float" office:value="0.166666" calcext:value-type="float">
            <text:p>0.166666</text:p>
          </table:table-cell>
          <table:table-cell office:value-type="float" office:value="-2.75218" calcext:value-type="float">
            <text:p>-2.752180</text:p>
          </table:table-cell>
          <table:table-cell office:value-type="float" office:value="0.238095" calcext:value-type="float">
            <text:p>0.238095</text:p>
          </table:table-cell>
          <table:table-cell office:value-type="float" office:value="-9.5346" calcext:value-type="float">
            <text:p>-9.534600</text:p>
          </table:table-cell>
        </table:table-row>
        <table:table-row table:style-name="ro1">
          <table:table-cell office:value-type="float" office:value="0.249999" calcext:value-type="float">
            <text:p>0.249999</text:p>
          </table:table-cell>
          <table:table-cell office:value-type="float" office:value="-9.1489" calcext:value-type="float">
            <text:p>-9.148900</text:p>
          </table:table-cell>
          <table:table-cell office:value-type="float" office:value="0.175" calcext:value-type="float">
            <text:p>0.175000</text:p>
          </table:table-cell>
          <table:table-cell office:value-type="float" office:value="-3.09041" calcext:value-type="float">
            <text:p>-3.090410</text:p>
          </table:table-cell>
          <table:table-cell office:value-type="float" office:value="0.250001" calcext:value-type="float">
            <text:p>0.250001</text:p>
          </table:table-cell>
          <table:table-cell office:value-type="float" office:value="-9.55289" calcext:value-type="float">
            <text:p>-9.552890</text:p>
          </table:table-cell>
        </table:table-row>
        <table:table-row table:style-name="ro1">
          <table:table-cell office:value-type="float" office:value="0.261905" calcext:value-type="float">
            <text:p>0.261905</text:p>
          </table:table-cell>
          <table:table-cell office:value-type="float" office:value="-8.97511" calcext:value-type="float">
            <text:p>-8.975110</text:p>
          </table:table-cell>
          <table:table-cell office:value-type="float" office:value="0.183333" calcext:value-type="float">
            <text:p>0.183333</text:p>
          </table:table-cell>
          <table:table-cell office:value-type="float" office:value="-3.66294" calcext:value-type="float">
            <text:p>-3.662940</text:p>
          </table:table-cell>
          <table:table-cell office:value-type="float" office:value="0.261905" calcext:value-type="float">
            <text:p>0.261905</text:p>
          </table:table-cell>
          <table:table-cell office:value-type="float" office:value="-9.45063" calcext:value-type="float">
            <text:p>-9.450630</text:p>
          </table:table-cell>
        </table:table-row>
        <table:table-row table:style-name="ro1">
          <table:table-cell office:value-type="float" office:value="0.27381" calcext:value-type="float">
            <text:p>0.273810</text:p>
          </table:table-cell>
          <table:table-cell office:value-type="float" office:value="-8.67347" calcext:value-type="float">
            <text:p>-8.673470</text:p>
          </table:table-cell>
          <table:table-cell office:value-type="float" office:value="0.191667" calcext:value-type="float">
            <text:p>0.191667</text:p>
          </table:table-cell>
          <table:table-cell office:value-type="float" office:value="-4.41188" calcext:value-type="float">
            <text:p>-4.411880</text:p>
          </table:table-cell>
          <table:table-cell office:value-type="float" office:value="0.273809" calcext:value-type="float">
            <text:p>0.273809</text:p>
          </table:table-cell>
          <table:table-cell office:value-type="float" office:value="-9.2072" calcext:value-type="float">
            <text:p>-9.207200</text:p>
          </table:table-cell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-8.29731" calcext:value-type="float">
            <text:p>-8.297310</text:p>
          </table:table-cell>
          <table:table-cell office:value-type="float" office:value="0.2" calcext:value-type="float">
            <text:p>0.200000</text:p>
          </table:table-cell>
          <table:table-cell office:value-type="float" office:value="-5.2337" calcext:value-type="float">
            <text:p>-5.233700</text:p>
          </table:table-cell>
          <table:table-cell office:value-type="float" office:value="0.285715" calcext:value-type="float">
            <text:p>0.285715</text:p>
          </table:table-cell>
          <table:table-cell office:value-type="float" office:value="-8.87911" calcext:value-type="float">
            <text:p>-8.879110</text:p>
          </table:table-cell>
        </table:table-row>
        <table:table-row table:style-name="ro1">
          <table:table-cell office:value-type="float" office:value="0.297619" calcext:value-type="float">
            <text:p>0.297619</text:p>
          </table:table-cell>
          <table:table-cell office:value-type="float" office:value="-7.91855" calcext:value-type="float">
            <text:p>-7.918550</text:p>
          </table:table-cell>
          <table:table-cell office:value-type="float" office:value="0.208334" calcext:value-type="float">
            <text:p>0.208334</text:p>
          </table:table-cell>
          <table:table-cell office:value-type="float" office:value="-6.03203" calcext:value-type="float">
            <text:p>-6.032030</text:p>
          </table:table-cell>
          <table:table-cell office:value-type="float" office:value="0.297619" calcext:value-type="float">
            <text:p>0.297619</text:p>
          </table:table-cell>
          <table:table-cell office:value-type="float" office:value="-8.52676" calcext:value-type="float">
            <text:p>-8.526760</text:p>
          </table:table-cell>
        </table:table-row>
        <table:table-row table:style-name="ro1">
          <table:table-cell office:value-type="float" office:value="0.309523" calcext:value-type="float">
            <text:p>0.309523</text:p>
          </table:table-cell>
          <table:table-cell office:value-type="float" office:value="-7.54963" calcext:value-type="float">
            <text:p>-7.549630</text:p>
          </table:table-cell>
          <table:table-cell office:value-type="float" office:value="0.216666" calcext:value-type="float">
            <text:p>0.216666</text:p>
          </table:table-cell>
          <table:table-cell office:value-type="float" office:value="-6.71898" calcext:value-type="float">
            <text:p>-6.718980</text:p>
          </table:table-cell>
          <table:table-cell office:value-type="float" office:value="0.309523" calcext:value-type="float">
            <text:p>0.309523</text:p>
          </table:table-cell>
          <table:table-cell office:value-type="float" office:value="-8.17781" calcext:value-type="float">
            <text:p>-8.177810</text:p>
          </table:table-cell>
        </table:table-row>
        <table:table-row table:style-name="ro1">
          <table:table-cell office:value-type="float" office:value="0.321428" calcext:value-type="float">
            <text:p>0.321428</text:p>
          </table:table-cell>
          <table:table-cell office:value-type="float" office:value="-7.26374" calcext:value-type="float">
            <text:p>-7.263740</text:p>
          </table:table-cell>
          <table:table-cell office:value-type="float" office:value="0.225" calcext:value-type="float">
            <text:p>0.225000</text:p>
          </table:table-cell>
          <table:table-cell office:value-type="float" office:value="-7.25051" calcext:value-type="float">
            <text:p>-7.250510</text:p>
          </table:table-cell>
          <table:table-cell office:value-type="float" office:value="0.321429" calcext:value-type="float">
            <text:p>0.321429</text:p>
          </table:table-cell>
          <table:table-cell office:value-type="float" office:value="-7.90163" calcext:value-type="float">
            <text:p>-7.901630</text:p>
          </table:table-cell>
        </table:table-row>
        <table:table-row table:style-name="ro1">
          <table:table-cell office:value-type="float" office:value="0.333334" calcext:value-type="float">
            <text:p>0.333334</text:p>
          </table:table-cell>
          <table:table-cell office:value-type="float" office:value="-7.10074" calcext:value-type="float">
            <text:p>-7.100740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-7.61904" calcext:value-type="float">
            <text:p>-7.61904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-7.75704" calcext:value-type="float">
            <text:p>-7.757040</text:p>
          </table:table-cell>
        </table:table-row>
        <table:table-row table:style-name="ro1">
          <table:table-cell office:value-type="float" office:value="0.345239" calcext:value-type="float">
            <text:p>0.345239</text:p>
          </table:table-cell>
          <table:table-cell office:value-type="float" office:value="-6.99689" calcext:value-type="float">
            <text:p>-6.996890</text:p>
          </table:table-cell>
          <table:table-cell office:value-type="float" office:value="0.241667" calcext:value-type="float">
            <text:p>0.241667</text:p>
          </table:table-cell>
          <table:table-cell office:value-type="float" office:value="-7.88364" calcext:value-type="float">
            <text:p>-7.883640</text:p>
          </table:table-cell>
          <table:table-cell office:value-type="float" office:value="0.345239" calcext:value-type="float">
            <text:p>0.345239</text:p>
          </table:table-cell>
          <table:table-cell office:value-type="float" office:value="-7.75721" calcext:value-type="float">
            <text:p>-7.757210</text:p>
          </table:table-cell>
        </table:table-row>
        <table:table-row table:style-name="ro1">
          <table:table-cell office:value-type="float" office:value="0.357143" calcext:value-type="float">
            <text:p>0.357143</text:p>
          </table:table-cell>
          <table:table-cell office:value-type="float" office:value="-6.94148" calcext:value-type="float">
            <text:p>-6.941480</text:p>
          </table:table-cell>
          <table:table-cell office:value-type="float" office:value="0.25" calcext:value-type="float">
            <text:p>0.250000</text:p>
          </table:table-cell>
          <table:table-cell office:value-type="float" office:value="-7.99603" calcext:value-type="float">
            <text:p>-7.996030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-7.8627" calcext:value-type="float">
            <text:p>-7.862700</text:p>
          </table:table-cell>
        </table:table-row>
        <table:table-row table:style-name="ro1">
          <table:table-cell office:value-type="float" office:value="0.369047" calcext:value-type="float">
            <text:p>0.369047</text:p>
          </table:table-cell>
          <table:table-cell office:value-type="float" office:value="-6.99408" calcext:value-type="float">
            <text:p>-6.994080</text:p>
          </table:table-cell>
          <table:table-cell office:value-type="float" office:value="0.258334" calcext:value-type="float">
            <text:p>0.258334</text:p>
          </table:table-cell>
          <table:table-cell office:value-type="float" office:value="-7.88364" calcext:value-type="float">
            <text:p>-7.883640</text:p>
          </table:table-cell>
          <table:table-cell office:value-type="float" office:value="0.369047" calcext:value-type="float">
            <text:p>0.369047</text:p>
          </table:table-cell>
          <table:table-cell office:value-type="float" office:value="-8.03665" calcext:value-type="float">
            <text:p>-8.036650</text:p>
          </table:table-cell>
        </table:table-row>
        <table:table-row table:style-name="ro1">
          <table:table-cell office:value-type="float" office:value="0.380952" calcext:value-type="float">
            <text:p>0.380952</text:p>
          </table:table-cell>
          <table:table-cell office:value-type="float" office:value="-7.23759" calcext:value-type="float">
            <text:p>-7.237590</text:p>
          </table:table-cell>
          <table:table-cell office:value-type="float" office:value="0.266666" calcext:value-type="float">
            <text:p>0.266666</text:p>
          </table:table-cell>
          <table:table-cell office:value-type="float" office:value="-7.61904" calcext:value-type="float">
            <text:p>-7.619040</text:p>
          </table:table-cell>
          <table:table-cell office:value-type="float" office:value="0.380953" calcext:value-type="float">
            <text:p>0.380953</text:p>
          </table:table-cell>
          <table:table-cell office:value-type="float" office:value="-8.30288" calcext:value-type="float">
            <text:p>-8.302880</text:p>
          </table:table-cell>
        </table:table-row>
        <table:table-row table:style-name="ro1">
          <table:table-cell office:value-type="float" office:value="0.392856" calcext:value-type="float">
            <text:p>0.392856</text:p>
          </table:table-cell>
          <table:table-cell office:value-type="float" office:value="-7.68159" calcext:value-type="float">
            <text:p>-7.681590</text:p>
          </table:table-cell>
          <table:table-cell office:value-type="float" office:value="0.275" calcext:value-type="float">
            <text:p>0.275000</text:p>
          </table:table-cell>
          <table:table-cell office:value-type="float" office:value="-7.25051" calcext:value-type="float">
            <text:p>-7.250510</text:p>
          </table:table-cell>
          <table:table-cell office:value-type="float" office:value="0.392857" calcext:value-type="float">
            <text:p>0.392857</text:p>
          </table:table-cell>
          <table:table-cell office:value-type="float" office:value="-8.67007" calcext:value-type="float">
            <text:p>-8.670070</text:p>
          </table:table-cell>
        </table:table-row>
        <table:table-row table:style-name="ro1">
          <table:table-cell office:value-type="float" office:value="0.404763" calcext:value-type="float">
            <text:p>0.404763</text:p>
          </table:table-cell>
          <table:table-cell office:value-type="float" office:value="-8.30691" calcext:value-type="float">
            <text:p>-8.306910</text:p>
          </table:table-cell>
          <table:table-cell office:value-type="float" office:value="0.283333" calcext:value-type="float">
            <text:p>0.283333</text:p>
          </table:table-cell>
          <table:table-cell office:value-type="float" office:value="-6.71898" calcext:value-type="float">
            <text:p>-6.718980</text:p>
          </table:table-cell>
          <table:table-cell office:value-type="float" office:value="0.404761" calcext:value-type="float">
            <text:p>0.404761</text:p>
          </table:table-cell>
          <table:table-cell office:value-type="float" office:value="-9.12721" calcext:value-type="float">
            <text:p>-9.127210</text:p>
          </table:table-cell>
        </table:table-row>
        <table:table-row table:style-name="ro1">
          <table:table-cell office:value-type="float" office:value="0.416667" calcext:value-type="float">
            <text:p>0.416667</text:p>
          </table:table-cell>
          <table:table-cell office:value-type="float" office:value="-9.05692" calcext:value-type="float">
            <text:p>-9.056920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-6.03203" calcext:value-type="float">
            <text:p>-6.032030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-9.6202" calcext:value-type="float">
            <text:p>-9.620200</text:p>
          </table:table-cell>
        </table:table-row>
        <table:table-row table:style-name="ro1">
          <table:table-cell office:value-type="float" office:value="0.428572" calcext:value-type="float">
            <text:p>0.428572</text:p>
          </table:table-cell>
          <table:table-cell office:value-type="float" office:value="-9.84977" calcext:value-type="float">
            <text:p>-9.849770</text:p>
          </table:table-cell>
          <table:table-cell office:value-type="float" office:value="0.3" calcext:value-type="float">
            <text:p>0.300000</text:p>
          </table:table-cell>
          <table:table-cell office:value-type="float" office:value="-5.2337" calcext:value-type="float">
            <text:p>-5.233700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-10.0929" calcext:value-type="float">
            <text:p>-10.092900</text:p>
          </table:table-cell>
        </table:table-row>
        <table:table-row table:style-name="ro1">
          <table:table-cell office:value-type="float" office:value="0.440476" calcext:value-type="float">
            <text:p>0.440476</text:p>
          </table:table-cell>
          <table:table-cell office:value-type="float" office:value="-10.6399" calcext:value-type="float">
            <text:p>-10.639900</text:p>
          </table:table-cell>
          <table:table-cell office:value-type="float" office:value="0.308334" calcext:value-type="float">
            <text:p>0.308334</text:p>
          </table:table-cell>
          <table:table-cell office:value-type="float" office:value="-4.41188" calcext:value-type="float">
            <text:p>-4.411880</text:p>
          </table:table-cell>
          <table:table-cell office:value-type="float" office:value="0.440475" calcext:value-type="float">
            <text:p>0.440475</text:p>
          </table:table-cell>
          <table:table-cell office:value-type="float" office:value="-10.5452" calcext:value-type="float">
            <text:p>-10.545200</text:p>
          </table:table-cell>
        </table:table-row>
        <table:table-row table:style-name="ro1">
          <table:table-cell office:value-type="float" office:value="0.452381" calcext:value-type="float">
            <text:p>0.452381</text:p>
          </table:table-cell>
          <table:table-cell office:value-type="float" office:value="-11.3809" calcext:value-type="float">
            <text:p>-11.380900</text:p>
          </table:table-cell>
          <table:table-cell office:value-type="float" office:value="0.316666" calcext:value-type="float">
            <text:p>0.316666</text:p>
          </table:table-cell>
          <table:table-cell office:value-type="float" office:value="-3.66294" calcext:value-type="float">
            <text:p>-3.662940</text:p>
          </table:table-cell>
          <table:table-cell office:value-type="float" office:value="0.452381" calcext:value-type="float">
            <text:p>0.452381</text:p>
          </table:table-cell>
          <table:table-cell office:value-type="float" office:value="-11.0015" calcext:value-type="float">
            <text:p>-11.001500</text:p>
          </table:table-cell>
        </table:table-row>
        <table:table-row table:style-name="ro1">
          <table:table-cell office:value-type="float" office:value="0.464285" calcext:value-type="float">
            <text:p>0.464285</text:p>
          </table:table-cell>
          <table:table-cell office:value-type="float" office:value="-12.0091" calcext:value-type="float">
            <text:p>-12.009100</text:p>
          </table:table-cell>
          <table:table-cell office:value-type="float" office:value="0.325" calcext:value-type="float">
            <text:p>0.325000</text:p>
          </table:table-cell>
          <table:table-cell office:value-type="float" office:value="-3.09041" calcext:value-type="float">
            <text:p>-3.090410</text:p>
          </table:table-cell>
          <table:table-cell office:value-type="float" office:value="0.464285" calcext:value-type="float">
            <text:p>0.464285</text:p>
          </table:table-cell>
          <table:table-cell office:value-type="float" office:value="-11.3969" calcext:value-type="float">
            <text:p>-11.396900</text:p>
          </table:table-cell>
        </table:table-row>
        <table:table-row table:style-name="ro1">
          <table:table-cell office:value-type="float" office:value="0.476191" calcext:value-type="float">
            <text:p>0.476191</text:p>
          </table:table-cell>
          <table:table-cell office:value-type="float" office:value="-12.4899" calcext:value-type="float">
            <text:p>-12.48990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-2.75218" calcext:value-type="float">
            <text:p>-2.752180</text:p>
          </table:table-cell>
          <table:table-cell office:value-type="float" office:value="0.476191" calcext:value-type="float">
            <text:p>0.476191</text:p>
          </table:table-cell>
          <table:table-cell office:value-type="float" office:value="-11.7091" calcext:value-type="float">
            <text:p>-11.709100</text:p>
          </table:table-cell>
        </table:table-row>
        <table:table-row table:style-name="ro1">
          <table:table-cell office:value-type="float" office:value="0.488096" calcext:value-type="float">
            <text:p>0.488096</text:p>
          </table:table-cell>
          <table:table-cell office:value-type="float" office:value="-12.8206" calcext:value-type="float">
            <text:p>-12.820600</text:p>
          </table:table-cell>
          <table:table-cell office:value-type="float" office:value="0.341667" calcext:value-type="float">
            <text:p>0.341667</text:p>
          </table:table-cell>
          <table:table-cell office:value-type="float" office:value="-2.66183" calcext:value-type="float">
            <text:p>-2.661830</text:p>
          </table:table-cell>
          <table:table-cell office:value-type="float" office:value="0.488095" calcext:value-type="float">
            <text:p>0.488095</text:p>
          </table:table-cell>
          <table:table-cell office:value-type="float" office:value="-11.8955" calcext:value-type="float">
            <text:p>-11.895500</text:p>
          </table:table-cell>
        </table:table-row>
        <table:table-row table:style-name="ro1">
          <table:table-cell office:value-type="float" office:value="0.5" calcext:value-type="float">
            <text:p>0.500000</text:p>
          </table:table-cell>
          <table:table-cell office:value-type="float" office:value="-12.9838" calcext:value-type="float">
            <text:p>-12.983800</text:p>
          </table:table-cell>
          <table:table-cell office:value-type="float" office:value="0.35" calcext:value-type="float">
            <text:p>0.350000</text:p>
          </table:table-cell>
          <table:table-cell office:value-type="float" office:value="-2.77033" calcext:value-type="float">
            <text:p>-2.770330</text:p>
          </table:table-cell>
          <table:table-cell office:value-type="float" office:value="0.5" calcext:value-type="float">
            <text:p>0.500000</text:p>
          </table:table-cell>
          <table:table-cell office:value-type="float" office:value="-11.9367" calcext:value-type="float">
            <text:p>-11.936700</text:p>
          </table:table-cell>
        </table:table-row>
        <table:table-row table:style-name="ro1">
          <table:table-cell office:value-type="float" office:value="0.511905" calcext:value-type="float">
            <text:p>0.511905</text:p>
          </table:table-cell>
          <table:table-cell office:value-type="float" office:value="-12.9762" calcext:value-type="float">
            <text:p>-12.976200</text:p>
          </table:table-cell>
          <table:table-cell office:value-type="float" office:value="0.358334" calcext:value-type="float">
            <text:p>0.358334</text:p>
          </table:table-cell>
          <table:table-cell office:value-type="float" office:value="-3.06623" calcext:value-type="float">
            <text:p>-3.066230</text:p>
          </table:table-cell>
          <table:table-cell office:value-type="float" office:value="0.511905" calcext:value-type="float">
            <text:p>0.511905</text:p>
          </table:table-cell>
          <table:table-cell office:value-type="float" office:value="-11.8251" calcext:value-type="float">
            <text:p>-11.825100</text:p>
          </table:table-cell>
        </table:table-row>
        <table:table-row table:style-name="ro1">
          <table:table-cell office:value-type="float" office:value="0.523809" calcext:value-type="float">
            <text:p>0.523809</text:p>
          </table:table-cell>
          <table:table-cell office:value-type="float" office:value="-12.7965" calcext:value-type="float">
            <text:p>-12.796500</text:p>
          </table:table-cell>
          <table:table-cell office:value-type="float" office:value="0.366666" calcext:value-type="float">
            <text:p>0.366666</text:p>
          </table:table-cell>
          <table:table-cell office:value-type="float" office:value="-3.53487" calcext:value-type="float">
            <text:p>-3.534870</text:p>
          </table:table-cell>
          <table:table-cell office:value-type="float" office:value="0.52381" calcext:value-type="float">
            <text:p>0.523810</text:p>
          </table:table-cell>
          <table:table-cell office:value-type="float" office:value="-11.5856" calcext:value-type="float">
            <text:p>-11.585600</text:p>
          </table:table-cell>
        </table:table-row>
        <table:table-row table:style-name="ro1">
          <table:table-cell office:value-type="float" office:value="0.535714" calcext:value-type="float">
            <text:p>0.535714</text:p>
          </table:table-cell>
          <table:table-cell office:value-type="float" office:value="-12.4549" calcext:value-type="float">
            <text:p>-12.454900</text:p>
          </table:table-cell>
          <table:table-cell office:value-type="float" office:value="0.375" calcext:value-type="float">
            <text:p>0.375000</text:p>
          </table:table-cell>
          <table:table-cell office:value-type="float" office:value="-4.14254" calcext:value-type="float">
            <text:p>-4.142540</text:p>
          </table:table-cell>
          <table:table-cell office:value-type="float" office:value="0.535714" calcext:value-type="float">
            <text:p>0.535714</text:p>
          </table:table-cell>
          <table:table-cell office:value-type="float" office:value="-11.2534" calcext:value-type="float">
            <text:p>-11.253400</text:p>
          </table:table-cell>
        </table:table-row>
        <table:table-row table:style-name="ro1">
          <table:table-cell office:value-type="float" office:value="0.54762" calcext:value-type="float">
            <text:p>0.547620</text:p>
          </table:table-cell>
          <table:table-cell office:value-type="float" office:value="-11.9348" calcext:value-type="float">
            <text:p>-11.934800</text:p>
          </table:table-cell>
          <table:table-cell office:value-type="float" office:value="0.383333" calcext:value-type="float">
            <text:p>0.383333</text:p>
          </table:table-cell>
          <table:table-cell office:value-type="float" office:value="-4.92507" calcext:value-type="float">
            <text:p>-4.925070</text:p>
          </table:table-cell>
          <table:table-cell office:value-type="float" office:value="0.54762" calcext:value-type="float">
            <text:p>0.547620</text:p>
          </table:table-cell>
          <table:table-cell office:value-type="float" office:value="-10.858" calcext:value-type="float">
            <text:p>-10.858000</text:p>
          </table:table-cell>
        </table:table-row>
        <table:table-row table:style-name="ro1">
          <table:table-cell office:value-type="float" office:value="0.559524" calcext:value-type="float">
            <text:p>0.559524</text:p>
          </table:table-cell>
          <table:table-cell office:value-type="float" office:value="-11.2697" calcext:value-type="float">
            <text:p>-11.269700</text:p>
          </table:table-cell>
          <table:table-cell office:value-type="float" office:value="0.391667" calcext:value-type="float">
            <text:p>0.391667</text:p>
          </table:table-cell>
          <table:table-cell office:value-type="float" office:value="-5.90938" calcext:value-type="float">
            <text:p>-5.909380</text:p>
          </table:table-cell>
          <table:table-cell office:value-type="float" office:value="0.559524" calcext:value-type="float">
            <text:p>0.559524</text:p>
          </table:table-cell>
          <table:table-cell office:value-type="float" office:value="-10.4238" calcext:value-type="float">
            <text:p>-10.423800</text:p>
          </table:table-cell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-10.517" calcext:value-type="float">
            <text:p>-10.517000</text:p>
          </table:table-cell>
          <table:table-cell office:value-type="float" office:value="0.4" calcext:value-type="float">
            <text:p>0.400000</text:p>
          </table:table-cell>
          <table:table-cell office:value-type="float" office:value="-7.06955" calcext:value-type="float">
            <text:p>-7.069550</text:p>
          </table:table-cell>
          <table:table-cell office:value-type="float" office:value="0.571428" calcext:value-type="float">
            <text:p>0.571428</text:p>
          </table:table-cell>
          <table:table-cell office:value-type="float" office:value="-9.95079" calcext:value-type="float">
            <text:p>-9.950790</text:p>
          </table:table-cell>
        </table:table-row>
        <table:table-row table:style-name="ro1">
          <table:table-cell office:value-type="float" office:value="0.583333" calcext:value-type="float">
            <text:p>0.583333</text:p>
          </table:table-cell>
          <table:table-cell office:value-type="float" office:value="-9.74262" calcext:value-type="float">
            <text:p>-9.742620</text:p>
          </table:table-cell>
          <table:table-cell office:value-type="float" office:value="0.408333" calcext:value-type="float">
            <text:p>0.408333</text:p>
          </table:table-cell>
          <table:table-cell office:value-type="float" office:value="-8.39601" calcext:value-type="float">
            <text:p>-8.396010</text:p>
          </table:table-cell>
          <table:table-cell office:value-type="float" office:value="0.583334" calcext:value-type="float">
            <text:p>0.583334</text:p>
          </table:table-cell>
          <table:table-cell office:value-type="float" office:value="-9.4351" calcext:value-type="float">
            <text:p>-9.435100</text:p>
          </table:table-cell>
        </table:table-row>
        <table:table-row table:style-name="ro1">
          <table:table-cell office:value-type="float" office:value="0.595238" calcext:value-type="float">
            <text:p>0.595238</text:p>
          </table:table-cell>
          <table:table-cell office:value-type="float" office:value="-8.9655" calcext:value-type="float">
            <text:p>-8.965500</text:p>
          </table:table-cell>
          <table:table-cell office:value-type="float" office:value="0.416666" calcext:value-type="float">
            <text:p>0.416666</text:p>
          </table:table-cell>
          <table:table-cell office:value-type="float" office:value="-9.85983" calcext:value-type="float">
            <text:p>-9.859830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-8.87051" calcext:value-type="float">
            <text:p>-8.870510</text:p>
          </table:table-cell>
        </table:table-row>
        <table:table-row table:style-name="ro1">
          <table:table-cell office:value-type="float" office:value="0.607142" calcext:value-type="float">
            <text:p>0.607142</text:p>
          </table:table-cell>
          <table:table-cell office:value-type="float" office:value="-8.25949" calcext:value-type="float">
            <text:p>-8.259490</text:p>
          </table:table-cell>
          <table:table-cell office:value-type="float" office:value="0.425" calcext:value-type="float">
            <text:p>0.425000</text:p>
          </table:table-cell>
          <table:table-cell office:value-type="float" office:value="-11.3897" calcext:value-type="float">
            <text:p>-11.389700</text:p>
          </table:table-cell>
          <table:table-cell office:value-type="float" office:value="0.607144" calcext:value-type="float">
            <text:p>0.607144</text:p>
          </table:table-cell>
          <table:table-cell office:value-type="float" office:value="-8.33719" calcext:value-type="float">
            <text:p>-8.337190</text:p>
          </table:table-cell>
        </table:table-row>
        <table:table-row table:style-name="ro1">
          <table:table-cell office:value-type="float" office:value="0.619047" calcext:value-type="float">
            <text:p>0.619047</text:p>
          </table:table-cell>
          <table:table-cell office:value-type="float" office:value="-7.69772" calcext:value-type="float">
            <text:p>-7.697720</text:p>
          </table:table-cell>
          <table:table-cell office:value-type="float" office:value="0.433333" calcext:value-type="float">
            <text:p>0.433333</text:p>
          </table:table-cell>
          <table:table-cell office:value-type="float" office:value="-12.9187" calcext:value-type="float">
            <text:p>-12.918700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-7.88899" calcext:value-type="float">
            <text:p>-7.888990</text:p>
          </table:table-cell>
        </table:table-row>
        <table:table-row table:style-name="ro1">
          <table:table-cell office:value-type="float" office:value="0.630953" calcext:value-type="float">
            <text:p>0.630953</text:p>
          </table:table-cell>
          <table:table-cell office:value-type="float" office:value="-7.32976" calcext:value-type="float">
            <text:p>-7.329760</text:p>
          </table:table-cell>
          <table:table-cell office:value-type="float" office:value="0.441667" calcext:value-type="float">
            <text:p>0.441667</text:p>
          </table:table-cell>
          <table:table-cell office:value-type="float" office:value="-14.3631" calcext:value-type="float">
            <text:p>-14.363100</text:p>
          </table:table-cell>
          <table:table-cell office:value-type="float" office:value="0.630952" calcext:value-type="float">
            <text:p>0.630952</text:p>
          </table:table-cell>
          <table:table-cell office:value-type="float" office:value="-7.56476" calcext:value-type="float">
            <text:p>-7.564760</text:p>
          </table:table-cell>
        </table:table-row>
        <table:table-row table:style-name="ro1">
          <table:table-cell office:value-type="float" office:value="0.642857" calcext:value-type="float">
            <text:p>0.642857</text:p>
          </table:table-cell>
          <table:table-cell office:value-type="float" office:value="-7.16453" calcext:value-type="float">
            <text:p>-7.164530</text:p>
          </table:table-cell>
          <table:table-cell office:value-type="float" office:value="0.449999" calcext:value-type="float">
            <text:p>0.449999</text:p>
          </table:table-cell>
          <table:table-cell office:value-type="float" office:value="-15.7091" calcext:value-type="float">
            <text:p>-15.709100</text:p>
          </table:table-cell>
          <table:table-cell office:value-type="float" office:value="0.642858" calcext:value-type="float">
            <text:p>0.642858</text:p>
          </table:table-cell>
          <table:table-cell office:value-type="float" office:value="-7.36429" calcext:value-type="float">
            <text:p>-7.364290</text:p>
          </table:table-cell>
        </table:table-row>
        <table:table-row table:style-name="ro1">
          <table:table-cell office:value-type="float" office:value="0.654762" calcext:value-type="float">
            <text:p>0.654762</text:p>
          </table:table-cell>
          <table:table-cell office:value-type="float" office:value="-7.15231" calcext:value-type="float">
            <text:p>-7.152310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-16.995" calcext:value-type="float">
            <text:p>-16.995000</text:p>
          </table:table-cell>
          <table:table-cell office:value-type="float" office:value="0.654762" calcext:value-type="float">
            <text:p>0.654762</text:p>
          </table:table-cell>
          <table:table-cell office:value-type="float" office:value="-7.27256" calcext:value-type="float">
            <text:p>-7.272560</text:p>
          </table:table-cell>
        </table:table-row>
        <table:table-row table:style-name="ro1">
          <table:table-cell office:value-type="float" office:value="0.666666" calcext:value-type="float">
            <text:p>0.666666</text:p>
          </table:table-cell>
          <table:table-cell office:value-type="float" office:value="-7.25167" calcext:value-type="float">
            <text:p>-7.251670</text:p>
          </table:table-cell>
          <table:table-cell office:value-type="float" office:value="0.466666" calcext:value-type="float">
            <text:p>0.466666</text:p>
          </table:table-cell>
          <table:table-cell office:value-type="float" office:value="-18.2238" calcext:value-type="float">
            <text:p>-18.223800</text:p>
          </table:table-cell>
          <table:table-cell office:value-type="float" office:value="0.666666" calcext:value-type="float">
            <text:p>0.666666</text:p>
          </table:table-cell>
          <table:table-cell office:value-type="float" office:value="-7.26816" calcext:value-type="float">
            <text:p>-7.268160</text:p>
          </table:table-cell>
        </table:table-row>
        <table:table-row table:style-name="ro1">
          <table:table-cell office:value-type="float" office:value="0.678571" calcext:value-type="float">
            <text:p>0.678571</text:p>
          </table:table-cell>
          <table:table-cell office:value-type="float" office:value="-7.47374" calcext:value-type="float">
            <text:p>-7.473740</text:p>
          </table:table-cell>
          <table:table-cell office:value-type="float" office:value="0.475" calcext:value-type="float">
            <text:p>0.475000</text:p>
          </table:table-cell>
          <table:table-cell office:value-type="float" office:value="-19.3528" calcext:value-type="float">
            <text:p>-19.352800</text:p>
          </table:table-cell>
          <table:table-cell office:value-type="float" office:value="0.678572" calcext:value-type="float">
            <text:p>0.678572</text:p>
          </table:table-cell>
          <table:table-cell office:value-type="float" office:value="-7.40161" calcext:value-type="float">
            <text:p>-7.401610</text:p>
          </table:table-cell>
        </table:table-row>
        <table:table-row table:style-name="ro1">
          <table:table-cell office:value-type="float" office:value="0.690475" calcext:value-type="float">
            <text:p>0.690475</text:p>
          </table:table-cell>
          <table:table-cell office:value-type="float" office:value="-7.80171" calcext:value-type="float">
            <text:p>-7.801710</text:p>
          </table:table-cell>
          <table:table-cell office:value-type="float" office:value="0.483333" calcext:value-type="float">
            <text:p>0.483333</text:p>
          </table:table-cell>
          <table:table-cell office:value-type="float" office:value="-20.3091" calcext:value-type="float">
            <text:p>-20.309100</text:p>
          </table:table-cell>
          <table:table-cell office:value-type="float" office:value="0.690476" calcext:value-type="float">
            <text:p>0.690476</text:p>
          </table:table-cell>
          <table:table-cell office:value-type="float" office:value="-7.69723" calcext:value-type="float">
            <text:p>-7.697230</text:p>
          </table:table-cell>
        </table:table-row>
        <table:table-row table:style-name="ro1">
          <table:table-cell office:value-type="float" office:value="0.702382" calcext:value-type="float">
            <text:p>0.702382</text:p>
          </table:table-cell>
          <table:table-cell office:value-type="float" office:value="-8.21187" calcext:value-type="float">
            <text:p>-8.211870</text:p>
          </table:table-cell>
          <table:table-cell office:value-type="float" office:value="0.491667" calcext:value-type="float">
            <text:p>0.491667</text:p>
          </table:table-cell>
          <table:table-cell office:value-type="float" office:value="-21.0112" calcext:value-type="float">
            <text:p>-21.011200</text:p>
          </table:table-cell>
          <table:table-cell office:value-type="float" office:value="0.70238" calcext:value-type="float">
            <text:p>0.702380</text:p>
          </table:table-cell>
          <table:table-cell office:value-type="float" office:value="-8.05797" calcext:value-type="float">
            <text:p>-8.057970</text:p>
          </table:table-cell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-8.63261" calcext:value-type="float">
            <text:p>-8.632610</text:p>
          </table:table-cell>
          <table:table-cell office:value-type="float" office:value="0.499999" calcext:value-type="float">
            <text:p>0.499999</text:p>
          </table:table-cell>
          <table:table-cell office:value-type="float" office:value="-21.3944" calcext:value-type="float">
            <text:p>-21.394400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-8.43825" calcext:value-type="float">
            <text:p>-8.438250</text:p>
          </table:table-cell>
        </table:table-row>
        <table:table-row table:style-name="ro1">
          <table:table-cell office:value-type="float" office:value="0.726191" calcext:value-type="float">
            <text:p>0.726191</text:p>
          </table:table-cell>
          <table:table-cell office:value-type="float" office:value="-9.04961" calcext:value-type="float">
            <text:p>-9.049610</text:p>
          </table:table-cell>
          <table:table-cell office:value-type="float" office:value="0.508333" calcext:value-type="float">
            <text:p>0.508333</text:p>
          </table:table-cell>
          <table:table-cell office:value-type="float" office:value="-21.4214" calcext:value-type="float">
            <text:p>-21.421400</text:p>
          </table:table-cell>
          <table:table-cell office:value-type="float" office:value="0.72619" calcext:value-type="float">
            <text:p>0.726190</text:p>
          </table:table-cell>
          <table:table-cell office:value-type="float" office:value="-8.84614" calcext:value-type="float">
            <text:p>-8.846140</text:p>
          </table:table-cell>
        </table:table-row>
        <table:table-row table:style-name="ro1">
          <table:table-cell office:value-type="float" office:value="0.738095" calcext:value-type="float">
            <text:p>0.738095</text:p>
          </table:table-cell>
          <table:table-cell office:value-type="float" office:value="-9.32967" calcext:value-type="float">
            <text:p>-9.329670</text:p>
          </table:table-cell>
          <table:table-cell office:value-type="float" office:value="0.516667" calcext:value-type="float">
            <text:p>0.516667</text:p>
          </table:table-cell>
          <table:table-cell office:value-type="float" office:value="-21.0935" calcext:value-type="float">
            <text:p>-21.093500</text:p>
          </table:table-cell>
          <table:table-cell office:value-type="float" office:value="0.738096" calcext:value-type="float">
            <text:p>0.738096</text:p>
          </table:table-cell>
          <table:table-cell office:value-type="float" office:value="-9.16477" calcext:value-type="float">
            <text:p>-9.164770</text:p>
          </table:table-cell>
        </table:table-row>
        <table:table-row table:style-name="ro1">
          <table:table-cell office:value-type="float" office:value="0.749999" calcext:value-type="float">
            <text:p>0.749999</text:p>
          </table:table-cell>
          <table:table-cell office:value-type="float" office:value="-9.45956" calcext:value-type="float">
            <text:p>-9.459560</text:p>
          </table:table-cell>
          <table:table-cell office:value-type="float" office:value="0.525" calcext:value-type="float">
            <text:p>0.525000</text:p>
          </table:table-cell>
          <table:table-cell office:value-type="float" office:value="-20.4447" calcext:value-type="float">
            <text:p>-20.444700</text:p>
          </table:table-cell>
          <table:table-cell office:value-type="float" office:value="0.75" calcext:value-type="float">
            <text:p>0.750000</text:p>
          </table:table-cell>
          <table:table-cell office:value-type="float" office:value="-9.39472" calcext:value-type="float">
            <text:p>-9.394720</text:p>
          </table:table-cell>
        </table:table-row>
        <table:table-row table:style-name="ro1">
          <table:table-cell office:value-type="float" office:value="0.761904" calcext:value-type="float">
            <text:p>0.761904</text:p>
          </table:table-cell>
          <table:table-cell office:value-type="float" office:value="-9.47265" calcext:value-type="float">
            <text:p>-9.472650</text:p>
          </table:table-cell>
          <table:table-cell office:value-type="float" office:value="0.533334" calcext:value-type="float">
            <text:p>0.533334</text:p>
          </table:table-cell>
          <table:table-cell office:value-type="float" office:value="-19.5353" calcext:value-type="float">
            <text:p>-19.535300</text:p>
          </table:table-cell>
          <table:table-cell office:value-type="float" office:value="0.761904" calcext:value-type="float">
            <text:p>0.761904</text:p>
          </table:table-cell>
          <table:table-cell office:value-type="float" office:value="-9.47799" calcext:value-type="float">
            <text:p>-9.477990</text:p>
          </table:table-cell>
        </table:table-row>
        <table:table-row table:style-name="ro1">
          <table:table-cell office:value-type="float" office:value="0.77381" calcext:value-type="float">
            <text:p>0.773810</text:p>
          </table:table-cell>
          <table:table-cell office:value-type="float" office:value="-9.39338" calcext:value-type="float">
            <text:p>-9.393380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-18.4342" calcext:value-type="float">
            <text:p>-18.434200</text:p>
          </table:table-cell>
          <table:table-cell office:value-type="float" office:value="0.77381" calcext:value-type="float">
            <text:p>0.773810</text:p>
          </table:table-cell>
          <table:table-cell office:value-type="float" office:value="-9.4103" calcext:value-type="float">
            <text:p>-9.410300</text:p>
          </table:table-cell>
        </table:table-row>
        <table:table-row table:style-name="ro1">
          <table:table-cell office:value-type="float" office:value="0.785715" calcext:value-type="float">
            <text:p>0.785715</text:p>
          </table:table-cell>
          <table:table-cell office:value-type="float" office:value="-9.18785" calcext:value-type="float">
            <text:p>-9.187850</text:p>
          </table:table-cell>
          <table:table-cell office:value-type="float" office:value="0.550001" calcext:value-type="float">
            <text:p>0.550001</text:p>
          </table:table-cell>
          <table:table-cell office:value-type="float" office:value="-17.201" calcext:value-type="float">
            <text:p>-17.201000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-9.22899" calcext:value-type="float">
            <text:p>-9.228990</text:p>
          </table:table-cell>
        </table:table-row>
        <table:table-row table:style-name="ro1">
          <table:table-cell office:value-type="float" office:value="0.797619" calcext:value-type="float">
            <text:p>0.797619</text:p>
          </table:table-cell>
          <table:table-cell office:value-type="float" office:value="-8.86628" calcext:value-type="float">
            <text:p>-8.866280</text:p>
          </table:table-cell>
          <table:table-cell office:value-type="float" office:value="0.558333" calcext:value-type="float">
            <text:p>0.558333</text:p>
          </table:table-cell>
          <table:table-cell office:value-type="float" office:value="-15.8716" calcext:value-type="float">
            <text:p>-15.871600</text:p>
          </table:table-cell>
          <table:table-cell office:value-type="float" office:value="0.797618" calcext:value-type="float">
            <text:p>0.797618</text:p>
          </table:table-cell>
          <table:table-cell office:value-type="float" office:value="-9.06775" calcext:value-type="float">
            <text:p>-9.067750</text:p>
          </table:table-cell>
        </table:table-row>
        <table:table-row table:style-name="ro1">
          <table:table-cell office:value-type="float" office:value="0.809524" calcext:value-type="float">
            <text:p>0.809524</text:p>
          </table:table-cell>
          <table:table-cell office:value-type="float" office:value="-8.59596" calcext:value-type="float">
            <text:p>-8.595960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-14.4502" calcext:value-type="float">
            <text:p>-14.450200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-8.86854" calcext:value-type="float">
            <text:p>-8.868540</text:p>
          </table:table-cell>
        </table:table-row>
        <table:table-row table:style-name="ro1">
          <table:table-cell office:value-type="float" office:value="0.821428" calcext:value-type="float">
            <text:p>0.821428</text:p>
          </table:table-cell>
          <table:table-cell office:value-type="float" office:value="-8.37886" calcext:value-type="float">
            <text:p>-8.378860</text:p>
          </table:table-cell>
          <table:table-cell office:value-type="float" office:value="0.575" calcext:value-type="float">
            <text:p>0.575000</text:p>
          </table:table-cell>
          <table:table-cell office:value-type="float" office:value="-12.9428" calcext:value-type="float">
            <text:p>-12.942800</text:p>
          </table:table-cell>
          <table:table-cell office:value-type="float" office:value="0.821429" calcext:value-type="float">
            <text:p>0.821429</text:p>
          </table:table-cell>
          <table:table-cell office:value-type="float" office:value="-8.7213" calcext:value-type="float">
            <text:p>-8.721300</text:p>
          </table:table-cell>
        </table:table-row>
        <table:table-row table:style-name="ro1">
          <table:table-cell office:value-type="float" office:value="0.833333" calcext:value-type="float">
            <text:p>0.833333</text:p>
          </table:table-cell>
          <table:table-cell office:value-type="float" office:value="-8.26431" calcext:value-type="float">
            <text:p>-8.264310</text:p>
          </table:table-cell>
          <table:table-cell office:value-type="float" office:value="0.583334" calcext:value-type="float">
            <text:p>0.583334</text:p>
          </table:table-cell>
          <table:table-cell office:value-type="float" office:value="-11.3799" calcext:value-type="float">
            <text:p>-11.379900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-8.77211" calcext:value-type="float">
            <text:p>-8.772110</text:p>
          </table:table-cell>
        </table:table-row>
        <table:table-row table:style-name="ro1">
          <table:table-cell office:value-type="float" office:value="0.845239" calcext:value-type="float">
            <text:p>0.845239</text:p>
          </table:table-cell>
          <table:table-cell office:value-type="float" office:value="-8.26573" calcext:value-type="float">
            <text:p>-8.265730</text:p>
          </table:table-cell>
          <table:table-cell office:value-type="float" office:value="0.591667" calcext:value-type="float">
            <text:p>0.591667</text:p>
          </table:table-cell>
          <table:table-cell office:value-type="float" office:value="-9.79883" calcext:value-type="float">
            <text:p>-9.798830</text:p>
          </table:table-cell>
          <table:table-cell office:value-type="float" office:value="0.845239" calcext:value-type="float">
            <text:p>0.845239</text:p>
          </table:table-cell>
          <table:table-cell office:value-type="float" office:value="-8.97251" calcext:value-type="float">
            <text:p>-8.972510</text:p>
          </table:table-cell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-8.40455" calcext:value-type="float">
            <text:p>-8.404550</text:p>
          </table:table-cell>
          <table:table-cell office:value-type="float" office:value="0.600001" calcext:value-type="float">
            <text:p>0.600001</text:p>
          </table:table-cell>
          <table:table-cell office:value-type="float" office:value="-8.31421" calcext:value-type="float">
            <text:p>-8.314210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-9.30588" calcext:value-type="float">
            <text:p>-9.305880</text:p>
          </table:table-cell>
        </table:table-row>
        <table:table-row table:style-name="ro1">
          <table:table-cell office:value-type="float" office:value="0.869048" calcext:value-type="float">
            <text:p>0.869048</text:p>
          </table:table-cell>
          <table:table-cell office:value-type="float" office:value="-8.64845" calcext:value-type="float">
            <text:p>-8.648450</text:p>
          </table:table-cell>
          <table:table-cell office:value-type="float" office:value="0.608333" calcext:value-type="float">
            <text:p>0.608333</text:p>
          </table:table-cell>
          <table:table-cell office:value-type="float" office:value="-7.03171" calcext:value-type="float">
            <text:p>-7.031710</text:p>
          </table:table-cell>
          <table:table-cell office:value-type="float" office:value="0.869049" calcext:value-type="float">
            <text:p>0.869049</text:p>
          </table:table-cell>
          <table:table-cell office:value-type="float" office:value="-9.70138" calcext:value-type="float">
            <text:p>-9.701380</text:p>
          </table:table-cell>
        </table:table-row>
        <table:table-row table:style-name="ro1">
          <table:table-cell office:value-type="float" office:value="0.880952" calcext:value-type="float">
            <text:p>0.880952</text:p>
          </table:table-cell>
          <table:table-cell office:value-type="float" office:value="-9.04686" calcext:value-type="float">
            <text:p>-9.046860</text:p>
          </table:table-cell>
          <table:table-cell office:value-type="float" office:value="0.616667" calcext:value-type="float">
            <text:p>0.616667</text:p>
          </table:table-cell>
          <table:table-cell office:value-type="float" office:value="-6.01441" calcext:value-type="float">
            <text:p>-6.014410</text:p>
          </table:table-cell>
          <table:table-cell office:value-type="float" office:value="0.880953" calcext:value-type="float">
            <text:p>0.880953</text:p>
          </table:table-cell>
          <table:table-cell office:value-type="float" office:value="-10.1744" calcext:value-type="float">
            <text:p>-10.174400</text:p>
          </table:table-cell>
        </table:table-row>
        <table:table-row table:style-name="ro1">
          <table:table-cell office:value-type="float" office:value="0.892857" calcext:value-type="float">
            <text:p>0.892857</text:p>
          </table:table-cell>
          <table:table-cell office:value-type="float" office:value="-9.67414" calcext:value-type="float">
            <text:p>-9.674140</text:p>
          </table:table-cell>
          <table:table-cell office:value-type="float" office:value="0.625" calcext:value-type="float">
            <text:p>0.625000</text:p>
          </table:table-cell>
          <table:table-cell office:value-type="float" office:value="-5.28722" calcext:value-type="float">
            <text:p>-5.287220</text:p>
          </table:table-cell>
          <table:table-cell office:value-type="float" office:value="0.892857" calcext:value-type="float">
            <text:p>0.892857</text:p>
          </table:table-cell>
          <table:table-cell office:value-type="float" office:value="-10.7373" calcext:value-type="float">
            <text:p>-10.737300</text:p>
          </table:table-cell>
        </table:table-row>
        <table:table-row table:style-name="ro1">
          <table:table-cell office:value-type="float" office:value="0.904761" calcext:value-type="float">
            <text:p>0.904761</text:p>
          </table:table-cell>
          <table:table-cell office:value-type="float" office:value="-10.5518" calcext:value-type="float">
            <text:p>-10.551800</text:p>
          </table:table-cell>
          <table:table-cell office:value-type="float" office:value="0.633334" calcext:value-type="float">
            <text:p>0.633334</text:p>
          </table:table-cell>
          <table:table-cell office:value-type="float" office:value="-4.78548" calcext:value-type="float">
            <text:p>-4.785480</text:p>
          </table:table-cell>
          <table:table-cell office:value-type="float" office:value="0.904763" calcext:value-type="float">
            <text:p>0.904763</text:p>
          </table:table-cell>
          <table:table-cell office:value-type="float" office:value="-11.3893" calcext:value-type="float">
            <text:p>-11.389300</text:p>
          </table:table-cell>
        </table:table-row>
        <table:table-row table:style-name="ro1">
          <table:table-cell office:value-type="float" office:value="0.916667" calcext:value-type="float">
            <text:p>0.916667</text:p>
          </table:table-cell>
          <table:table-cell office:value-type="float" office:value="-11.6007" calcext:value-type="float">
            <text:p>-11.600700</text:p>
          </table:table-cell>
          <table:table-cell office:value-type="float" office:value="0.641666" calcext:value-type="float">
            <text:p>0.641666</text:p>
          </table:table-cell>
          <table:table-cell office:value-type="float" office:value="-4.46308" calcext:value-type="float">
            <text:p>-4.463080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-12.0994" calcext:value-type="float">
            <text:p>-12.099400</text:p>
          </table:table-cell>
        </table:table-row>
        <table:table-row table:style-name="ro1">
          <table:table-cell office:value-type="float" office:value="0.928572" calcext:value-type="float">
            <text:p>0.928572</text:p>
          </table:table-cell>
          <table:table-cell office:value-type="float" office:value="-12.6987" calcext:value-type="float">
            <text:p>-12.698700</text:p>
          </table:table-cell>
          <table:table-cell office:value-type="float" office:value="0.65" calcext:value-type="float">
            <text:p>0.650000</text:p>
          </table:table-cell>
          <table:table-cell office:value-type="float" office:value="-4.38783" calcext:value-type="float">
            <text:p>-4.387830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-12.8365" calcext:value-type="float">
            <text:p>-12.836500</text:p>
          </table:table-cell>
        </table:table-row>
        <table:table-row table:style-name="ro1">
          <table:table-cell office:value-type="float" office:value="0.940476" calcext:value-type="float">
            <text:p>0.940476</text:p>
          </table:table-cell>
          <table:table-cell office:value-type="float" office:value="-13.7545" calcext:value-type="float">
            <text:p>-13.754500</text:p>
          </table:table-cell>
          <table:table-cell office:value-type="float" office:value="0.658333" calcext:value-type="float">
            <text:p>0.658333</text:p>
          </table:table-cell>
          <table:table-cell office:value-type="float" office:value="-4.54339" calcext:value-type="float">
            <text:p>-4.543390</text:p>
          </table:table-cell>
          <table:table-cell office:value-type="float" office:value="0.940477" calcext:value-type="float">
            <text:p>0.940477</text:p>
          </table:table-cell>
          <table:table-cell office:value-type="float" office:value="-13.5492" calcext:value-type="float">
            <text:p>-13.549200</text:p>
          </table:table-cell>
        </table:table-row>
        <table:table-row table:style-name="ro1">
          <table:table-cell office:value-type="float" office:value="0.952381" calcext:value-type="float">
            <text:p>0.952381</text:p>
          </table:table-cell>
          <table:table-cell office:value-type="float" office:value="-14.6958" calcext:value-type="float">
            <text:p>-14.69580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4.927" calcext:value-type="float">
            <text:p>-4.927000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-14.219" calcext:value-type="float">
            <text:p>-14.219000</text:p>
          </table:table-cell>
        </table:table-row>
        <table:table-row table:style-name="ro1">
          <table:table-cell office:value-type="float" office:value="0.964285" calcext:value-type="float">
            <text:p>0.964285</text:p>
          </table:table-cell>
          <table:table-cell office:value-type="float" office:value="-15.4362" calcext:value-type="float">
            <text:p>-15.436200</text:p>
          </table:table-cell>
          <table:table-cell office:value-type="float" office:value="0.675" calcext:value-type="float">
            <text:p>0.675000</text:p>
          </table:table-cell>
          <table:table-cell office:value-type="float" office:value="-5.57878" calcext:value-type="float">
            <text:p>-5.578780</text:p>
          </table:table-cell>
          <table:table-cell office:value-type="float" office:value="0.964285" calcext:value-type="float">
            <text:p>0.964285</text:p>
          </table:table-cell>
          <table:table-cell office:value-type="float" office:value="-14.7844" calcext:value-type="float">
            <text:p>-14.784400</text:p>
          </table:table-cell>
        </table:table-row>
        <table:table-row table:style-name="ro1">
          <table:table-cell office:value-type="float" office:value="0.97619" calcext:value-type="float">
            <text:p>0.976190</text:p>
          </table:table-cell>
          <table:table-cell office:value-type="float" office:value="-15.9573" calcext:value-type="float">
            <text:p>-15.957300</text:p>
          </table:table-cell>
          <table:table-cell office:value-type="float" office:value="0.683334" calcext:value-type="float">
            <text:p>0.683334</text:p>
          </table:table-cell>
          <table:table-cell office:value-type="float" office:value="-6.47507" calcext:value-type="float">
            <text:p>-6.475070</text:p>
          </table:table-cell>
          <table:table-cell office:value-type="float" office:value="0.976191" calcext:value-type="float">
            <text:p>0.976191</text:p>
          </table:table-cell>
          <table:table-cell office:value-type="float" office:value="-15.1922" calcext:value-type="float">
            <text:p>-15.192200</text:p>
          </table:table-cell>
        </table:table-row>
        <table:table-row table:style-name="ro1">
          <table:table-cell office:value-type="float" office:value="0.988096" calcext:value-type="float">
            <text:p>0.988096</text:p>
          </table:table-cell>
          <table:table-cell office:value-type="float" office:value="-16.27" calcext:value-type="float">
            <text:p>-16.270000</text:p>
          </table:table-cell>
          <table:table-cell office:value-type="float" office:value="0.691666" calcext:value-type="float">
            <text:p>0.691666</text:p>
          </table:table-cell>
          <table:table-cell office:value-type="float" office:value="-7.54077" calcext:value-type="float">
            <text:p>-7.540770</text:p>
          </table:table-cell>
          <table:table-cell office:value-type="float" office:value="0.988095" calcext:value-type="float">
            <text:p>0.988095</text:p>
          </table:table-cell>
          <table:table-cell office:value-type="float" office:value="-15.4129" calcext:value-type="float">
            <text:p>-15.412900</text:p>
          </table:table-cell>
        </table:table-row>
        <table:table-row table:style-name="ro1">
          <table:table-cell table:style-name="Default" table:number-columns-repeated="2"/>
          <table:table-cell office:value-type="float" office:value="0.7" calcext:value-type="float">
            <text:p>0.700000</text:p>
          </table:table-cell>
          <table:table-cell office:value-type="float" office:value="-8.66588" calcext:value-type="float">
            <text:p>-8.66588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08333" calcext:value-type="float">
            <text:p>0.708333</text:p>
          </table:table-cell>
          <table:table-cell office:value-type="float" office:value="-9.73941" calcext:value-type="float">
            <text:p>-9.7394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16667" calcext:value-type="float">
            <text:p>0.716667</text:p>
          </table:table-cell>
          <table:table-cell office:value-type="float" office:value="-10.6717" calcext:value-type="float">
            <text:p>-10.6717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25" calcext:value-type="float">
            <text:p>0.725000</text:p>
          </table:table-cell>
          <table:table-cell office:value-type="float" office:value="-11.4103" calcext:value-type="float">
            <text:p>-11.4103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33334" calcext:value-type="float">
            <text:p>0.733334</text:p>
          </table:table-cell>
          <table:table-cell office:value-type="float" office:value="-11.9563" calcext:value-type="float">
            <text:p>-11.9563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41666" calcext:value-type="float">
            <text:p>0.741666</text:p>
          </table:table-cell>
          <table:table-cell office:value-type="float" office:value="-12.3286" calcext:value-type="float">
            <text:p>-12.3286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5" calcext:value-type="float">
            <text:p>0.750000</text:p>
          </table:table-cell>
          <table:table-cell office:value-type="float" office:value="-12.4714" calcext:value-type="float">
            <text:p>-12.4714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58333" calcext:value-type="float">
            <text:p>0.758333</text:p>
          </table:table-cell>
          <table:table-cell office:value-type="float" office:value="-12.3286" calcext:value-type="float">
            <text:p>-12.3286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66667" calcext:value-type="float">
            <text:p>0.766667</text:p>
          </table:table-cell>
          <table:table-cell office:value-type="float" office:value="-11.9563" calcext:value-type="float">
            <text:p>-11.9563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75" calcext:value-type="float">
            <text:p>0.775000</text:p>
          </table:table-cell>
          <table:table-cell office:value-type="float" office:value="-11.4103" calcext:value-type="float">
            <text:p>-11.4103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83334" calcext:value-type="float">
            <text:p>0.783334</text:p>
          </table:table-cell>
          <table:table-cell office:value-type="float" office:value="-10.6717" calcext:value-type="float">
            <text:p>-10.6717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91666" calcext:value-type="float">
            <text:p>0.791666</text:p>
          </table:table-cell>
          <table:table-cell office:value-type="float" office:value="-9.73941" calcext:value-type="float">
            <text:p>-9.7394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" calcext:value-type="float">
            <text:p>0.800000</text:p>
          </table:table-cell>
          <table:table-cell office:value-type="float" office:value="-8.66588" calcext:value-type="float">
            <text:p>-8.66588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08333" calcext:value-type="float">
            <text:p>0.808333</text:p>
          </table:table-cell>
          <table:table-cell office:value-type="float" office:value="-7.54077" calcext:value-type="float">
            <text:p>-7.54077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16667" calcext:value-type="float">
            <text:p>0.816667</text:p>
          </table:table-cell>
          <table:table-cell office:value-type="float" office:value="-6.47507" calcext:value-type="float">
            <text:p>-6.47507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25" calcext:value-type="float">
            <text:p>0.825000</text:p>
          </table:table-cell>
          <table:table-cell office:value-type="float" office:value="-5.57878" calcext:value-type="float">
            <text:p>-5.57878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33334" calcext:value-type="float">
            <text:p>0.833334</text:p>
          </table:table-cell>
          <table:table-cell office:value-type="float" office:value="-4.927" calcext:value-type="float">
            <text:p>-4.9270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41666" calcext:value-type="float">
            <text:p>0.841666</text:p>
          </table:table-cell>
          <table:table-cell office:value-type="float" office:value="-4.54339" calcext:value-type="float">
            <text:p>-4.54339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5" calcext:value-type="float">
            <text:p>0.850000</text:p>
          </table:table-cell>
          <table:table-cell office:value-type="float" office:value="-4.38783" calcext:value-type="float">
            <text:p>-4.38783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58333" calcext:value-type="float">
            <text:p>0.858333</text:p>
          </table:table-cell>
          <table:table-cell office:value-type="float" office:value="-4.46308" calcext:value-type="float">
            <text:p>-4.46308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66667" calcext:value-type="float">
            <text:p>0.866667</text:p>
          </table:table-cell>
          <table:table-cell office:value-type="float" office:value="-4.78548" calcext:value-type="float">
            <text:p>-4.78548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75" calcext:value-type="float">
            <text:p>0.875000</text:p>
          </table:table-cell>
          <table:table-cell office:value-type="float" office:value="-5.28722" calcext:value-type="float">
            <text:p>-5.28722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83333" calcext:value-type="float">
            <text:p>0.883333</text:p>
          </table:table-cell>
          <table:table-cell office:value-type="float" office:value="-6.01441" calcext:value-type="float">
            <text:p>-6.0144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91666" calcext:value-type="float">
            <text:p>0.891666</text:p>
          </table:table-cell>
          <table:table-cell office:value-type="float" office:value="-7.03171" calcext:value-type="float">
            <text:p>-7.0317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" calcext:value-type="float">
            <text:p>0.900000</text:p>
          </table:table-cell>
          <table:table-cell office:value-type="float" office:value="-8.31421" calcext:value-type="float">
            <text:p>-8.3142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08333" calcext:value-type="float">
            <text:p>0.908333</text:p>
          </table:table-cell>
          <table:table-cell office:value-type="float" office:value="-9.79883" calcext:value-type="float">
            <text:p>-9.79883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16667" calcext:value-type="float">
            <text:p>0.916667</text:p>
          </table:table-cell>
          <table:table-cell office:value-type="float" office:value="-11.3799" calcext:value-type="float">
            <text:p>-11.3799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24999" calcext:value-type="float">
            <text:p>0.924999</text:p>
          </table:table-cell>
          <table:table-cell office:value-type="float" office:value="-12.9428" calcext:value-type="float">
            <text:p>-12.9428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33333" calcext:value-type="float">
            <text:p>0.933333</text:p>
          </table:table-cell>
          <table:table-cell office:value-type="float" office:value="-14.4502" calcext:value-type="float">
            <text:p>-14.4502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41666" calcext:value-type="float">
            <text:p>0.941666</text:p>
          </table:table-cell>
          <table:table-cell office:value-type="float" office:value="-15.8716" calcext:value-type="float">
            <text:p>-15.8716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5" calcext:value-type="float">
            <text:p>0.950000</text:p>
          </table:table-cell>
          <table:table-cell office:value-type="float" office:value="-17.201" calcext:value-type="float">
            <text:p>-17.2010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58333" calcext:value-type="float">
            <text:p>0.958333</text:p>
          </table:table-cell>
          <table:table-cell office:value-type="float" office:value="-18.4342" calcext:value-type="float">
            <text:p>-18.4342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66667" calcext:value-type="float">
            <text:p>0.966667</text:p>
          </table:table-cell>
          <table:table-cell office:value-type="float" office:value="-19.5353" calcext:value-type="float">
            <text:p>-19.5353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74999" calcext:value-type="float">
            <text:p>0.974999</text:p>
          </table:table-cell>
          <table:table-cell office:value-type="float" office:value="-20.4447" calcext:value-type="float">
            <text:p>-20.4447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83333" calcext:value-type="float">
            <text:p>0.983333</text:p>
          </table:table-cell>
          <table:table-cell office:value-type="float" office:value="-21.0935" calcext:value-type="float">
            <text:p>-21.0935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91666" calcext:value-type="float">
            <text:p>0.991666</text:p>
          </table:table-cell>
          <table:table-cell office:value-type="float" office:value="-21.4214" calcext:value-type="float">
            <text:p>-21.421400</text:p>
          </table:table-cell>
          <table:table-cell table:style-name="Default" table:number-columns-repeated="2"/>
        </table:table-row>
      </table:table>
      <table:table table:name="nn thin film" table:style-name="ta1">
        <table:table-column table:style-name="co4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6" table:number-rows-spanned="1">
            <text:p>Thin-film 3x1x1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Total average</text:p>
          </table:table-cell>
          <table:covered-table-cell table:number-columns-repeated="2" table:style-name="Default"/>
          <table:table-cell table:style-name="ce5" table:formula="of:=AVERAGE([.B4];[.D4];[.F4])" office:value-type="float" office:value="-8.9943634593496" calcext:value-type="float" table:number-columns-spanned="3" table:number-rows-spanned="1">
            <text:p>-8.994363</text:p>
          </table:table-cell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[1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1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1]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4" table:formula="of:=AVERAGE([.B6:.B87])" office:value-type="float" office:value="-12.4920768780488" calcext:value-type="float">
            <text:p>-12.492077</text:p>
          </table:table-cell>
          <table:table-cell table:style-name="ce2" office:value-type="string" calcext:value-type="string">
            <text:p>average</text:p>
          </table:table-cell>
          <table:table-cell table:style-name="ce4" table:formula="of:=AVERAGE([.D6:.D125])" office:value-type="float" office:value="-7.24550683333334" calcext:value-type="float">
            <text:p>-7.245507</text:p>
          </table:table-cell>
          <table:table-cell table:style-name="ce2" office:value-type="string" calcext:value-type="string">
            <text:p>average</text:p>
          </table:table-cell>
          <table:table-cell table:style-name="ce4" table:formula="of:=AVERAGE([.F6:.F89])" office:value-type="float" office:value="-7.24550666666667" calcext:value-type="float">
            <text:p>-7.245507</text:p>
          </table:table-cell>
        </table:table-row>
        <table:table-row table:style-name="ro1">
          <table:table-cell table:style-name="ce2" office:value-type="string" calcext:value-type="string">
            <text:p>pos (a%)</text:p>
          </table:table-cell>
          <table:table-cell table:style-name="ce2" office:value-type="string" calcext:value-type="string">
            <text:p>potential (eV)</text:p>
          </table:table-cell>
          <table:table-cell table:style-name="ce2" office:value-type="string" calcext:value-type="string">
            <text:p>pos (b%)</text:p>
          </table:table-cell>
          <table:table-cell table:style-name="ce2" office:value-type="string" calcext:value-type="string">
            <text:p>potential (eV)</text:p>
          </table:table-cell>
          <table:table-cell table:style-name="ce2" office:value-type="string" calcext:value-type="string">
            <text:p>pos (c%)</text:p>
          </table:table-cell>
          <table:table-cell table:style-name="ce2" office:value-type="string" calcext:value-type="string">
            <text:p>potential (eV)</text:p>
          </table:table-cell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-17.45935" calcext:value-type="float">
            <text:p>-17.459350</text:p>
          </table:table-cell>
          <table:table-cell office:value-type="float" office:value="0" calcext:value-type="float">
            <text:p>0.000000</text:p>
          </table:table-cell>
          <table:table-cell office:value-type="float" office:value="-2.92118" calcext:value-type="float">
            <text:p>-2.921180</text:p>
          </table:table-cell>
          <table:table-cell office:value-type="float" office:value="0" calcext:value-type="float">
            <text:p>0.000000</text:p>
          </table:table-cell>
          <table:table-cell office:value-type="float" office:value="-6.31777" calcext:value-type="float">
            <text:p>-6.317770</text:p>
          </table:table-cell>
        </table:table-row>
        <table:table-row table:style-name="ro1">
          <table:table-cell office:value-type="float" office:value="0.430357" calcext:value-type="float">
            <text:p>0.430357</text:p>
          </table:table-cell>
          <table:table-cell office:value-type="float" office:value="-17.052731" calcext:value-type="float">
            <text:p>-17.052731</text:p>
          </table:table-cell>
          <table:table-cell office:value-type="float" office:value="0.008333" calcext:value-type="float">
            <text:p>0.008333</text:p>
          </table:table-cell>
          <table:table-cell office:value-type="float" office:value="-3.0415" calcext:value-type="float">
            <text:p>-3.041500</text:p>
          </table:table-cell>
          <table:table-cell office:value-type="float" office:value="0.011905" calcext:value-type="float">
            <text:p>0.011905</text:p>
          </table:table-cell>
          <table:table-cell office:value-type="float" office:value="-6.65747" calcext:value-type="float">
            <text:p>-6.657470</text:p>
          </table:table-cell>
        </table:table-row>
        <table:table-row table:style-name="ro1">
          <table:table-cell office:value-type="float" office:value="0.432143" calcext:value-type="float">
            <text:p>0.432143</text:p>
          </table:table-cell>
          <table:table-cell office:value-type="float" office:value="-16.435517" calcext:value-type="float">
            <text:p>-16.435517</text:p>
          </table:table-cell>
          <table:table-cell office:value-type="float" office:value="0.016667" calcext:value-type="float">
            <text:p>0.016667</text:p>
          </table:table-cell>
          <table:table-cell office:value-type="float" office:value="-3.28921" calcext:value-type="float">
            <text:p>-3.289210</text:p>
          </table:table-cell>
          <table:table-cell office:value-type="float" office:value="0.02381" calcext:value-type="float">
            <text:p>0.023810</text:p>
          </table:table-cell>
          <table:table-cell office:value-type="float" office:value="-7.03114" calcext:value-type="float">
            <text:p>-7.031140</text:p>
          </table:table-cell>
        </table:table-row>
        <table:table-row table:style-name="ro1">
          <table:table-cell office:value-type="float" office:value="0.433929" calcext:value-type="float">
            <text:p>0.433929</text:p>
          </table:table-cell>
          <table:table-cell office:value-type="float" office:value="-15.628753" calcext:value-type="float">
            <text:p>-15.628753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3.66735" calcext:value-type="float">
            <text:p>-3.667350</text:p>
          </table:table-cell>
          <table:table-cell office:value-type="float" office:value="0.035714" calcext:value-type="float">
            <text:p>0.035714</text:p>
          </table:table-cell>
          <table:table-cell office:value-type="float" office:value="-7.44674" calcext:value-type="float">
            <text:p>-7.446740</text:p>
          </table:table-cell>
        </table:table-row>
        <table:table-row table:style-name="ro1">
          <table:table-cell office:value-type="float" office:value="0.435714" calcext:value-type="float">
            <text:p>0.435714</text:p>
          </table:table-cell>
          <table:table-cell office:value-type="float" office:value="-14.703501" calcext:value-type="float">
            <text:p>-14.70350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-4.16873" calcext:value-type="float">
            <text:p>-4.168730</text:p>
          </table:table-cell>
          <table:table-cell office:value-type="float" office:value="0.047619" calcext:value-type="float">
            <text:p>0.047619</text:p>
          </table:table-cell>
          <table:table-cell office:value-type="float" office:value="-7.88452" calcext:value-type="float">
            <text:p>-7.884520</text:p>
          </table:table-cell>
        </table:table-row>
        <table:table-row table:style-name="ro1">
          <table:table-cell office:value-type="float" office:value="0.4375" calcext:value-type="float">
            <text:p>0.437500</text:p>
          </table:table-cell>
          <table:table-cell office:value-type="float" office:value="-13.734742" calcext:value-type="float">
            <text:p>-13.734742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-4.80229" calcext:value-type="float">
            <text:p>-4.802290</text:p>
          </table:table-cell>
          <table:table-cell office:value-type="float" office:value="0.059524" calcext:value-type="float">
            <text:p>0.059524</text:p>
          </table:table-cell>
          <table:table-cell office:value-type="float" office:value="-8.32695" calcext:value-type="float">
            <text:p>-8.326950</text:p>
          </table:table-cell>
        </table:table-row>
        <table:table-row table:style-name="ro1">
          <table:table-cell office:value-type="float" office:value="0.439286" calcext:value-type="float">
            <text:p>0.439286</text:p>
          </table:table-cell>
          <table:table-cell office:value-type="float" office:value="-12.860971" calcext:value-type="float">
            <text:p>-12.860971</text:p>
          </table:table-cell>
          <table:table-cell office:value-type="float" office:value="0.05" calcext:value-type="float">
            <text:p>0.050000</text:p>
          </table:table-cell>
          <table:table-cell office:value-type="float" office:value="-5.56654" calcext:value-type="float">
            <text:p>-5.566540</text:p>
          </table:table-cell>
          <table:table-cell office:value-type="float" office:value="0.071429" calcext:value-type="float">
            <text:p>0.071429</text:p>
          </table:table-cell>
          <table:table-cell office:value-type="float" office:value="-8.75914" calcext:value-type="float">
            <text:p>-8.759140</text:p>
          </table:table-cell>
        </table:table-row>
        <table:table-row table:style-name="ro1">
          <table:table-cell office:value-type="float" office:value="0.441071" calcext:value-type="float">
            <text:p>0.441071</text:p>
          </table:table-cell>
          <table:table-cell office:value-type="float" office:value="-12.157418" calcext:value-type="float">
            <text:p>-12.157418</text:p>
          </table:table-cell>
          <table:table-cell office:value-type="float" office:value="0.058333" calcext:value-type="float">
            <text:p>0.058333</text:p>
          </table:table-cell>
          <table:table-cell office:value-type="float" office:value="-6.45065" calcext:value-type="float">
            <text:p>-6.450650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-9.16809" calcext:value-type="float">
            <text:p>-9.168090</text:p>
          </table:table-cell>
        </table:table-row>
        <table:table-row table:style-name="ro1">
          <table:table-cell office:value-type="float" office:value="0.442857" calcext:value-type="float">
            <text:p>0.442857</text:p>
          </table:table-cell>
          <table:table-cell office:value-type="float" office:value="-11.645701" calcext:value-type="float">
            <text:p>-11.645701</text:p>
          </table:table-cell>
          <table:table-cell office:value-type="float" office:value="0.066667" calcext:value-type="float">
            <text:p>0.066667</text:p>
          </table:table-cell>
          <table:table-cell office:value-type="float" office:value="-7.41955" calcext:value-type="float">
            <text:p>-7.419550</text:p>
          </table:table-cell>
          <table:table-cell office:value-type="float" office:value="0.095238" calcext:value-type="float">
            <text:p>0.095238</text:p>
          </table:table-cell>
          <table:table-cell office:value-type="float" office:value="-9.51803" calcext:value-type="float">
            <text:p>-9.518030</text:p>
          </table:table-cell>
        </table:table-row>
        <table:table-row table:style-name="ro1">
          <table:table-cell office:value-type="float" office:value="0.444643" calcext:value-type="float">
            <text:p>0.444643</text:p>
          </table:table-cell>
          <table:table-cell office:value-type="float" office:value="-11.265599" calcext:value-type="float">
            <text:p>-11.265599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8.4287" calcext:value-type="float">
            <text:p>-8.428700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-9.77809" calcext:value-type="float">
            <text:p>-9.778090</text:p>
          </table:table-cell>
        </table:table-row>
        <table:table-row table:style-name="ro1">
          <table:table-cell office:value-type="float" office:value="0.446429" calcext:value-type="float">
            <text:p>0.446429</text:p>
          </table:table-cell>
          <table:table-cell office:value-type="float" office:value="-10.976842" calcext:value-type="float">
            <text:p>-10.976842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-9.45262" calcext:value-type="float">
            <text:p>-9.452620</text:p>
          </table:table-cell>
          <table:table-cell office:value-type="float" office:value="0.119048" calcext:value-type="float">
            <text:p>0.119048</text:p>
          </table:table-cell>
          <table:table-cell office:value-type="float" office:value="-9.92233" calcext:value-type="float">
            <text:p>-9.922330</text:p>
          </table:table-cell>
        </table:table-row>
        <table:table-row table:style-name="ro1">
          <table:table-cell office:value-type="float" office:value="0.448214" calcext:value-type="float">
            <text:p>0.448214</text:p>
          </table:table-cell>
          <table:table-cell office:value-type="float" office:value="-10.717057" calcext:value-type="float">
            <text:p>-10.717057</text:p>
          </table:table-cell>
          <table:table-cell office:value-type="float" office:value="0.091667" calcext:value-type="float">
            <text:p>0.091667</text:p>
          </table:table-cell>
          <table:table-cell office:value-type="float" office:value="-10.4618" calcext:value-type="float">
            <text:p>-10.461800</text:p>
          </table:table-cell>
          <table:table-cell office:value-type="float" office:value="0.130952" calcext:value-type="float">
            <text:p>0.130952</text:p>
          </table:table-cell>
          <table:table-cell office:value-type="float" office:value="-9.96034" calcext:value-type="float">
            <text:p>-9.960340</text:p>
          </table:table-cell>
        </table:table-row>
        <table:table-row table:style-name="ro1">
          <table:table-cell office:value-type="float" office:value="0.45" calcext:value-type="float">
            <text:p>0.450000</text:p>
          </table:table-cell>
          <table:table-cell office:value-type="float" office:value="-10.504302" calcext:value-type="float">
            <text:p>-10.504302</text:p>
          </table:table-cell>
          <table:table-cell office:value-type="float" office:value="0.1" calcext:value-type="float">
            <text:p>0.100000</text:p>
          </table:table-cell>
          <table:table-cell office:value-type="float" office:value="-11.4388" calcext:value-type="float">
            <text:p>-11.438800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-9.88075" calcext:value-type="float">
            <text:p>-9.880750</text:p>
          </table:table-cell>
        </table:table-row>
        <table:table-row table:style-name="ro1">
          <table:table-cell office:value-type="float" office:value="0.451786" calcext:value-type="float">
            <text:p>0.451786</text:p>
          </table:table-cell>
          <table:table-cell office:value-type="float" office:value="-10.379808" calcext:value-type="float">
            <text:p>-10.379808</text:p>
          </table:table-cell>
          <table:table-cell office:value-type="float" office:value="0.108333" calcext:value-type="float">
            <text:p>0.108333</text:p>
          </table:table-cell>
          <table:table-cell office:value-type="float" office:value="-12.3441" calcext:value-type="float">
            <text:p>-12.344100</text:p>
          </table:table-cell>
          <table:table-cell office:value-type="float" office:value="0.154762" calcext:value-type="float">
            <text:p>0.154762</text:p>
          </table:table-cell>
          <table:table-cell office:value-type="float" office:value="-9.6925" calcext:value-type="float">
            <text:p>-9.692500</text:p>
          </table:table-cell>
        </table:table-row>
        <table:table-row table:style-name="ro1">
          <table:table-cell office:value-type="float" office:value="0.453571" calcext:value-type="float">
            <text:p>0.453571</text:p>
          </table:table-cell>
          <table:table-cell office:value-type="float" office:value="-10.383291" calcext:value-type="float">
            <text:p>-10.383291</text:p>
          </table:table-cell>
          <table:table-cell office:value-type="float" office:value="0.116667" calcext:value-type="float">
            <text:p>0.116667</text:p>
          </table:table-cell>
          <table:table-cell office:value-type="float" office:value="-13.1143" calcext:value-type="float">
            <text:p>-13.11430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-9.39338" calcext:value-type="float">
            <text:p>-9.393380</text:p>
          </table:table-cell>
        </table:table-row>
        <table:table-row table:style-name="ro1">
          <table:table-cell office:value-type="float" office:value="0.455357" calcext:value-type="float">
            <text:p>0.455357</text:p>
          </table:table-cell>
          <table:table-cell office:value-type="float" office:value="-10.483198" calcext:value-type="float">
            <text:p>-10.483198</text:p>
          </table:table-cell>
          <table:table-cell office:value-type="float" office:value="0.125" calcext:value-type="float">
            <text:p>0.125000</text:p>
          </table:table-cell>
          <table:table-cell office:value-type="float" office:value="-13.7231" calcext:value-type="float">
            <text:p>-13.723100</text:p>
          </table:table-cell>
          <table:table-cell office:value-type="float" office:value="0.178571" calcext:value-type="float">
            <text:p>0.178571</text:p>
          </table:table-cell>
          <table:table-cell office:value-type="float" office:value="-9.0171" calcext:value-type="float">
            <text:p>-9.017100</text:p>
          </table:table-cell>
        </table:table-row>
        <table:table-row table:style-name="ro1">
          <table:table-cell office:value-type="float" office:value="0.457143" calcext:value-type="float">
            <text:p>0.457143</text:p>
          </table:table-cell>
          <table:table-cell office:value-type="float" office:value="-10.689499" calcext:value-type="float">
            <text:p>-10.689499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-14.137" calcext:value-type="float">
            <text:p>-14.137000</text:p>
          </table:table-cell>
          <table:table-cell office:value-type="float" office:value="0.190475" calcext:value-type="float">
            <text:p>0.190475</text:p>
          </table:table-cell>
          <table:table-cell office:value-type="float" office:value="-8.60737" calcext:value-type="float">
            <text:p>-8.607370</text:p>
          </table:table-cell>
        </table:table-row>
        <table:table-row table:style-name="ro1">
          <table:table-cell office:value-type="float" office:value="0.458929" calcext:value-type="float">
            <text:p>0.458929</text:p>
          </table:table-cell>
          <table:table-cell office:value-type="float" office:value="-10.892412" calcext:value-type="float">
            <text:p>-10.892412</text:p>
          </table:table-cell>
          <table:table-cell office:value-type="float" office:value="0.141667" calcext:value-type="float">
            <text:p>0.141667</text:p>
          </table:table-cell>
          <table:table-cell office:value-type="float" office:value="-14.3373" calcext:value-type="float">
            <text:p>-14.337300</text:p>
          </table:table-cell>
          <table:table-cell office:value-type="float" office:value="0.202381" calcext:value-type="float">
            <text:p>0.202381</text:p>
          </table:table-cell>
          <table:table-cell office:value-type="float" office:value="-8.15034" calcext:value-type="float">
            <text:p>-8.150340</text:p>
          </table:table-cell>
        </table:table-row>
        <table:table-row table:style-name="ro1">
          <table:table-cell office:value-type="float" office:value="0.460714" calcext:value-type="float">
            <text:p>0.460714</text:p>
          </table:table-cell>
          <table:table-cell office:value-type="float" office:value="-10.955889" calcext:value-type="float">
            <text:p>-10.955889</text:p>
          </table:table-cell>
          <table:table-cell office:value-type="float" office:value="0.15" calcext:value-type="float">
            <text:p>0.150000</text:p>
          </table:table-cell>
          <table:table-cell office:value-type="float" office:value="-14.3097" calcext:value-type="float">
            <text:p>-14.309700</text:p>
          </table:table-cell>
          <table:table-cell office:value-type="float" office:value="0.214285" calcext:value-type="float">
            <text:p>0.214285</text:p>
          </table:table-cell>
          <table:table-cell office:value-type="float" office:value="-7.72246" calcext:value-type="float">
            <text:p>-7.722460</text:p>
          </table:table-cell>
        </table:table-row>
        <table:table-row table:style-name="ro1">
          <table:table-cell office:value-type="float" office:value="0.4625" calcext:value-type="float">
            <text:p>0.462500</text:p>
          </table:table-cell>
          <table:table-cell office:value-type="float" office:value="-10.903923" calcext:value-type="float">
            <text:p>-10.903923</text:p>
          </table:table-cell>
          <table:table-cell office:value-type="float" office:value="0.158333" calcext:value-type="float">
            <text:p>0.158333</text:p>
          </table:table-cell>
          <table:table-cell office:value-type="float" office:value="-14.0577" calcext:value-type="float">
            <text:p>-14.057700</text:p>
          </table:table-cell>
          <table:table-cell office:value-type="float" office:value="0.226191" calcext:value-type="float">
            <text:p>0.226191</text:p>
          </table:table-cell>
          <table:table-cell office:value-type="float" office:value="-7.284" calcext:value-type="float">
            <text:p>-7.284000</text:p>
          </table:table-cell>
        </table:table-row>
        <table:table-row table:style-name="ro1">
          <table:table-cell office:value-type="float" office:value="0.464286" calcext:value-type="float">
            <text:p>0.464286</text:p>
          </table:table-cell>
          <table:table-cell office:value-type="float" office:value="-10.767232" calcext:value-type="float">
            <text:p>-10.767232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-13.5982" calcext:value-type="float">
            <text:p>-13.598200</text:p>
          </table:table-cell>
          <table:table-cell office:value-type="float" office:value="0.238095" calcext:value-type="float">
            <text:p>0.238095</text:p>
          </table:table-cell>
          <table:table-cell office:value-type="float" office:value="-6.88289" calcext:value-type="float">
            <text:p>-6.882890</text:p>
          </table:table-cell>
        </table:table-row>
        <table:table-row table:style-name="ro1">
          <table:table-cell office:value-type="float" office:value="0.466071" calcext:value-type="float">
            <text:p>0.466071</text:p>
          </table:table-cell>
          <table:table-cell office:value-type="float" office:value="-10.538589" calcext:value-type="float">
            <text:p>-10.538589</text:p>
          </table:table-cell>
          <table:table-cell office:value-type="float" office:value="0.175" calcext:value-type="float">
            <text:p>0.175000</text:p>
          </table:table-cell>
          <table:table-cell office:value-type="float" office:value="-12.9472" calcext:value-type="float">
            <text:p>-12.947200</text:p>
          </table:table-cell>
          <table:table-cell office:value-type="float" office:value="0.250001" calcext:value-type="float">
            <text:p>0.250001</text:p>
          </table:table-cell>
          <table:table-cell office:value-type="float" office:value="-6.52626" calcext:value-type="float">
            <text:p>-6.526260</text:p>
          </table:table-cell>
        </table:table-row>
        <table:table-row table:style-name="ro1">
          <table:table-cell office:value-type="float" office:value="0.467857" calcext:value-type="float">
            <text:p>0.467857</text:p>
          </table:table-cell>
          <table:table-cell office:value-type="float" office:value="-10.232807" calcext:value-type="float">
            <text:p>-10.232807</text:p>
          </table:table-cell>
          <table:table-cell office:value-type="float" office:value="0.183333" calcext:value-type="float">
            <text:p>0.183333</text:p>
          </table:table-cell>
          <table:table-cell office:value-type="float" office:value="-12.1431" calcext:value-type="float">
            <text:p>-12.143100</text:p>
          </table:table-cell>
          <table:table-cell office:value-type="float" office:value="0.261905" calcext:value-type="float">
            <text:p>0.261905</text:p>
          </table:table-cell>
          <table:table-cell office:value-type="float" office:value="-6.19903" calcext:value-type="float">
            <text:p>-6.199030</text:p>
          </table:table-cell>
        </table:table-row>
        <table:table-row table:style-name="ro1">
          <table:table-cell office:value-type="float" office:value="0.469643" calcext:value-type="float">
            <text:p>0.469643</text:p>
          </table:table-cell>
          <table:table-cell office:value-type="float" office:value="-9.92787" calcext:value-type="float">
            <text:p>-9.927870</text:p>
          </table:table-cell>
          <table:table-cell office:value-type="float" office:value="0.191667" calcext:value-type="float">
            <text:p>0.191667</text:p>
          </table:table-cell>
          <table:table-cell office:value-type="float" office:value="-11.2149" calcext:value-type="float">
            <text:p>-11.214900</text:p>
          </table:table-cell>
          <table:table-cell office:value-type="float" office:value="0.273809" calcext:value-type="float">
            <text:p>0.273809</text:p>
          </table:table-cell>
          <table:table-cell office:value-type="float" office:value="-5.90627" calcext:value-type="float">
            <text:p>-5.906270</text:p>
          </table:table-cell>
        </table:table-row>
        <table:table-row table:style-name="ro1">
          <table:table-cell office:value-type="float" office:value="0.471429" calcext:value-type="float">
            <text:p>0.471429</text:p>
          </table:table-cell>
          <table:table-cell office:value-type="float" office:value="-9.727062" calcext:value-type="float">
            <text:p>-9.727062</text:p>
          </table:table-cell>
          <table:table-cell office:value-type="float" office:value="0.2" calcext:value-type="float">
            <text:p>0.200000</text:p>
          </table:table-cell>
          <table:table-cell office:value-type="float" office:value="-10.2286" calcext:value-type="float">
            <text:p>-10.228600</text:p>
          </table:table-cell>
          <table:table-cell office:value-type="float" office:value="0.285715" calcext:value-type="float">
            <text:p>0.285715</text:p>
          </table:table-cell>
          <table:table-cell office:value-type="float" office:value="-5.6336" calcext:value-type="float">
            <text:p>-5.633600</text:p>
          </table:table-cell>
        </table:table-row>
        <table:table-row table:style-name="ro1">
          <table:table-cell office:value-type="float" office:value="0.473214" calcext:value-type="float">
            <text:p>0.473214</text:p>
          </table:table-cell>
          <table:table-cell office:value-type="float" office:value="-9.658915" calcext:value-type="float">
            <text:p>-9.658915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-9.21147" calcext:value-type="float">
            <text:p>-9.211470</text:p>
          </table:table-cell>
          <table:table-cell office:value-type="float" office:value="0.297619" calcext:value-type="float">
            <text:p>0.297619</text:p>
          </table:table-cell>
          <table:table-cell office:value-type="float" office:value="-5.41396" calcext:value-type="float">
            <text:p>-5.413960</text:p>
          </table:table-cell>
        </table:table-row>
        <table:table-row table:style-name="ro1">
          <table:table-cell office:value-type="float" office:value="0.475" calcext:value-type="float">
            <text:p>0.475000</text:p>
          </table:table-cell>
          <table:table-cell office:value-type="float" office:value="-9.707979" calcext:value-type="float">
            <text:p>-9.707979</text:p>
          </table:table-cell>
          <table:table-cell office:value-type="float" office:value="0.216667" calcext:value-type="float">
            <text:p>0.216667</text:p>
          </table:table-cell>
          <table:table-cell office:value-type="float" office:value="-8.19315" calcext:value-type="float">
            <text:p>-8.193150</text:p>
          </table:table-cell>
          <table:table-cell office:value-type="float" office:value="0.309525" calcext:value-type="float">
            <text:p>0.309525</text:p>
          </table:table-cell>
          <table:table-cell office:value-type="float" office:value="-5.27572" calcext:value-type="float">
            <text:p>-5.275720</text:p>
          </table:table-cell>
        </table:table-row>
        <table:table-row table:style-name="ro1">
          <table:table-cell office:value-type="float" office:value="0.476786" calcext:value-type="float">
            <text:p>0.476786</text:p>
          </table:table-cell>
          <table:table-cell office:value-type="float" office:value="-9.816696" calcext:value-type="float">
            <text:p>-9.816696</text:p>
          </table:table-cell>
          <table:table-cell office:value-type="float" office:value="0.225" calcext:value-type="float">
            <text:p>0.225000</text:p>
          </table:table-cell>
          <table:table-cell office:value-type="float" office:value="-7.18841" calcext:value-type="float">
            <text:p>-7.188410</text:p>
          </table:table-cell>
          <table:table-cell office:value-type="float" office:value="0.321429" calcext:value-type="float">
            <text:p>0.321429</text:p>
          </table:table-cell>
          <table:table-cell office:value-type="float" office:value="-5.21671" calcext:value-type="float">
            <text:p>-5.216710</text:p>
          </table:table-cell>
        </table:table-row>
        <table:table-row table:style-name="ro1">
          <table:table-cell office:value-type="float" office:value="0.478571" calcext:value-type="float">
            <text:p>0.478571</text:p>
          </table:table-cell>
          <table:table-cell office:value-type="float" office:value="-9.97473" calcext:value-type="float">
            <text:p>-9.974730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-6.23314" calcext:value-type="float">
            <text:p>-6.23314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-5.23286" calcext:value-type="float">
            <text:p>-5.232860</text:p>
          </table:table-cell>
        </table:table-row>
        <table:table-row table:style-name="ro1">
          <table:table-cell office:value-type="float" office:value="0.480357" calcext:value-type="float">
            <text:p>0.480357</text:p>
          </table:table-cell>
          <table:table-cell office:value-type="float" office:value="-10.222413" calcext:value-type="float">
            <text:p>-10.222413</text:p>
          </table:table-cell>
          <table:table-cell office:value-type="float" office:value="0.241667" calcext:value-type="float">
            <text:p>0.241667</text:p>
          </table:table-cell>
          <table:table-cell office:value-type="float" office:value="-5.37646" calcext:value-type="float">
            <text:p>-5.376460</text:p>
          </table:table-cell>
          <table:table-cell office:value-type="float" office:value="0.345238" calcext:value-type="float">
            <text:p>0.345238</text:p>
          </table:table-cell>
          <table:table-cell office:value-type="float" office:value="-5.27404" calcext:value-type="float">
            <text:p>-5.274040</text:p>
          </table:table-cell>
        </table:table-row>
        <table:table-row table:style-name="ro1">
          <table:table-cell office:value-type="float" office:value="0.482143" calcext:value-type="float">
            <text:p>0.482143</text:p>
          </table:table-cell>
          <table:table-cell office:value-type="float" office:value="-10.623789" calcext:value-type="float">
            <text:p>-10.623789</text:p>
          </table:table-cell>
          <table:table-cell office:value-type="float" office:value="0.25" calcext:value-type="float">
            <text:p>0.250000</text:p>
          </table:table-cell>
          <table:table-cell office:value-type="float" office:value="-4.64332" calcext:value-type="float">
            <text:p>-4.643320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-5.33527" calcext:value-type="float">
            <text:p>-5.335270</text:p>
          </table:table-cell>
        </table:table-row>
        <table:table-row table:style-name="ro1">
          <table:table-cell office:value-type="float" office:value="0.483929" calcext:value-type="float">
            <text:p>0.483929</text:p>
          </table:table-cell>
          <table:table-cell office:value-type="float" office:value="-11.239045" calcext:value-type="float">
            <text:p>-11.239045</text:p>
          </table:table-cell>
          <table:table-cell office:value-type="float" office:value="0.258333" calcext:value-type="float">
            <text:p>0.258333</text:p>
          </table:table-cell>
          <table:table-cell office:value-type="float" office:value="-4.04014" calcext:value-type="float">
            <text:p>-4.040140</text:p>
          </table:table-cell>
          <table:table-cell office:value-type="float" office:value="0.369048" calcext:value-type="float">
            <text:p>0.369048</text:p>
          </table:table-cell>
          <table:table-cell office:value-type="float" office:value="-5.36908" calcext:value-type="float">
            <text:p>-5.369080</text:p>
          </table:table-cell>
        </table:table-row>
        <table:table-row table:style-name="ro1">
          <table:table-cell office:value-type="float" office:value="0.485714" calcext:value-type="float">
            <text:p>0.485714</text:p>
          </table:table-cell>
          <table:table-cell office:value-type="float" office:value="-12.092311" calcext:value-type="float">
            <text:p>-12.092311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-3.56761" calcext:value-type="float">
            <text:p>-3.567610</text:p>
          </table:table-cell>
          <table:table-cell office:value-type="float" office:value="0.380952" calcext:value-type="float">
            <text:p>0.380952</text:p>
          </table:table-cell>
          <table:table-cell office:value-type="float" office:value="-5.35975" calcext:value-type="float">
            <text:p>-5.359750</text:p>
          </table:table-cell>
        </table:table-row>
        <table:table-row table:style-name="ro1">
          <table:table-cell office:value-type="float" office:value="0.4875" calcext:value-type="float">
            <text:p>0.487500</text:p>
          </table:table-cell>
          <table:table-cell office:value-type="float" office:value="-13.119193" calcext:value-type="float">
            <text:p>-13.119193</text:p>
          </table:table-cell>
          <table:table-cell office:value-type="float" office:value="0.275" calcext:value-type="float">
            <text:p>0.275000</text:p>
          </table:table-cell>
          <table:table-cell office:value-type="float" office:value="-3.22014" calcext:value-type="float">
            <text:p>-3.220140</text:p>
          </table:table-cell>
          <table:table-cell office:value-type="float" office:value="0.392856" calcext:value-type="float">
            <text:p>0.392856</text:p>
          </table:table-cell>
          <table:table-cell office:value-type="float" office:value="-5.31702" calcext:value-type="float">
            <text:p>-5.317020</text:p>
          </table:table-cell>
        </table:table-row>
        <table:table-row table:style-name="ro1">
          <table:table-cell office:value-type="float" office:value="0.489286" calcext:value-type="float">
            <text:p>0.489286</text:p>
          </table:table-cell>
          <table:table-cell office:value-type="float" office:value="-14.198415" calcext:value-type="float">
            <text:p>-14.198415</text:p>
          </table:table-cell>
          <table:table-cell office:value-type="float" office:value="0.283333" calcext:value-type="float">
            <text:p>0.283333</text:p>
          </table:table-cell>
          <table:table-cell office:value-type="float" office:value="-3.00092" calcext:value-type="float">
            <text:p>-3.000920</text:p>
          </table:table-cell>
          <table:table-cell office:value-type="float" office:value="0.404762" calcext:value-type="float">
            <text:p>0.404762</text:p>
          </table:table-cell>
          <table:table-cell office:value-type="float" office:value="-5.26604" calcext:value-type="float">
            <text:p>-5.266040</text:p>
          </table:table-cell>
        </table:table-row>
        <table:table-row table:style-name="ro1">
          <table:table-cell office:value-type="float" office:value="0.491071" calcext:value-type="float">
            <text:p>0.491071</text:p>
          </table:table-cell>
          <table:table-cell office:value-type="float" office:value="-15.208349" calcext:value-type="float">
            <text:p>-15.208349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-2.91738" calcext:value-type="float">
            <text:p>-2.917380</text:p>
          </table:table-cell>
          <table:table-cell office:value-type="float" office:value="0.416666" calcext:value-type="float">
            <text:p>0.416666</text:p>
          </table:table-cell>
          <table:table-cell office:value-type="float" office:value="-5.24238" calcext:value-type="float">
            <text:p>-5.242380</text:p>
          </table:table-cell>
        </table:table-row>
        <table:table-row table:style-name="ro1">
          <table:table-cell office:value-type="float" office:value="0.492857" calcext:value-type="float">
            <text:p>0.492857</text:p>
          </table:table-cell>
          <table:table-cell office:value-type="float" office:value="-16.081571" calcext:value-type="float">
            <text:p>-16.081571</text:p>
          </table:table-cell>
          <table:table-cell office:value-type="float" office:value="0.3" calcext:value-type="float">
            <text:p>0.300000</text:p>
          </table:table-cell>
          <table:table-cell office:value-type="float" office:value="-2.99702" calcext:value-type="float">
            <text:p>-2.997020</text:p>
          </table:table-cell>
          <table:table-cell office:value-type="float" office:value="0.428572" calcext:value-type="float">
            <text:p>0.428572</text:p>
          </table:table-cell>
          <table:table-cell office:value-type="float" office:value="-5.26651" calcext:value-type="float">
            <text:p>-5.266510</text:p>
          </table:table-cell>
        </table:table-row>
        <table:table-row table:style-name="ro1">
          <table:table-cell office:value-type="float" office:value="0.494643" calcext:value-type="float">
            <text:p>0.494643</text:p>
          </table:table-cell>
          <table:table-cell office:value-type="float" office:value="-16.761135" calcext:value-type="float">
            <text:p>-16.761135</text:p>
          </table:table-cell>
          <table:table-cell office:value-type="float" office:value="0.308333" calcext:value-type="float">
            <text:p>0.308333</text:p>
          </table:table-cell>
          <table:table-cell office:value-type="float" office:value="-3.21534" calcext:value-type="float">
            <text:p>-3.215340</text:p>
          </table:table-cell>
          <table:table-cell office:value-type="float" office:value="0.440476" calcext:value-type="float">
            <text:p>0.440476</text:p>
          </table:table-cell>
          <table:table-cell office:value-type="float" office:value="-5.34852" calcext:value-type="float">
            <text:p>-5.348520</text:p>
          </table:table-cell>
        </table:table-row>
        <table:table-row table:style-name="ro1">
          <table:table-cell office:value-type="float" office:value="0.496429" calcext:value-type="float">
            <text:p>0.496429</text:p>
          </table:table-cell>
          <table:table-cell office:value-type="float" office:value="-17.251988" calcext:value-type="float">
            <text:p>-17.251988</text:p>
          </table:table-cell>
          <table:table-cell office:value-type="float" office:value="0.316667" calcext:value-type="float">
            <text:p>0.316667</text:p>
          </table:table-cell>
          <table:table-cell office:value-type="float" office:value="-3.60406" calcext:value-type="float">
            <text:p>-3.604060</text:p>
          </table:table-cell>
          <table:table-cell office:value-type="float" office:value="0.45238" calcext:value-type="float">
            <text:p>0.452380</text:p>
          </table:table-cell>
          <table:table-cell office:value-type="float" office:value="-5.48947" calcext:value-type="float">
            <text:p>-5.489470</text:p>
          </table:table-cell>
        </table:table-row>
        <table:table-row table:style-name="ro1">
          <table:table-cell office:value-type="float" office:value="0.498214" calcext:value-type="float">
            <text:p>0.498214</text:p>
          </table:table-cell>
          <table:table-cell office:value-type="float" office:value="-17.545631" calcext:value-type="float">
            <text:p>-17.545631</text:p>
          </table:table-cell>
          <table:table-cell office:value-type="float" office:value="0.325" calcext:value-type="float">
            <text:p>0.325000</text:p>
          </table:table-cell>
          <table:table-cell office:value-type="float" office:value="-4.15761" calcext:value-type="float">
            <text:p>-4.157610</text:p>
          </table:table-cell>
          <table:table-cell office:value-type="float" office:value="0.464286" calcext:value-type="float">
            <text:p>0.464286</text:p>
          </table:table-cell>
          <table:table-cell office:value-type="float" office:value="-5.70158" calcext:value-type="float">
            <text:p>-5.701580</text:p>
          </table:table-cell>
        </table:table-row>
        <table:table-row table:style-name="ro1">
          <table:table-cell office:value-type="float" office:value="0.5" calcext:value-type="float">
            <text:p>0.500000</text:p>
          </table:table-cell>
          <table:table-cell office:value-type="float" office:value="-17.64441" calcext:value-type="float">
            <text:p>-17.6444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-4.86338" calcext:value-type="float">
            <text:p>-4.863380</text:p>
          </table:table-cell>
          <table:table-cell office:value-type="float" office:value="0.47619" calcext:value-type="float">
            <text:p>0.476190</text:p>
          </table:table-cell>
          <table:table-cell office:value-type="float" office:value="-5.97063" calcext:value-type="float">
            <text:p>-5.970630</text:p>
          </table:table-cell>
        </table:table-row>
        <table:table-row table:style-name="ro1">
          <table:table-cell office:value-type="float" office:value="0.501786" calcext:value-type="float">
            <text:p>0.501786</text:p>
          </table:table-cell>
          <table:table-cell office:value-type="float" office:value="-17.538156" calcext:value-type="float">
            <text:p>-17.538156</text:p>
          </table:table-cell>
          <table:table-cell office:value-type="float" office:value="0.341667" calcext:value-type="float">
            <text:p>0.341667</text:p>
          </table:table-cell>
          <table:table-cell office:value-type="float" office:value="-5.62825" calcext:value-type="float">
            <text:p>-5.628250</text:p>
          </table:table-cell>
          <table:table-cell office:value-type="float" office:value="0.488096" calcext:value-type="float">
            <text:p>0.488096</text:p>
          </table:table-cell>
          <table:table-cell office:value-type="float" office:value="-6.29894" calcext:value-type="float">
            <text:p>-6.298940</text:p>
          </table:table-cell>
        </table:table-row>
        <table:table-row table:style-name="ro1">
          <table:table-cell office:value-type="float" office:value="0.503571" calcext:value-type="float">
            <text:p>0.503571</text:p>
          </table:table-cell>
          <table:table-cell office:value-type="float" office:value="-17.237172" calcext:value-type="float">
            <text:p>-17.237172</text:p>
          </table:table-cell>
          <table:table-cell office:value-type="float" office:value="0.35" calcext:value-type="float">
            <text:p>0.350000</text:p>
          </table:table-cell>
          <table:table-cell office:value-type="float" office:value="-6.40082" calcext:value-type="float">
            <text:p>-6.400820</text:p>
          </table:table-cell>
          <table:table-cell office:value-type="float" office:value="0.5" calcext:value-type="float">
            <text:p>0.500000</text:p>
          </table:table-cell>
          <table:table-cell office:value-type="float" office:value="-6.68327" calcext:value-type="float">
            <text:p>-6.683270</text:p>
          </table:table-cell>
        </table:table-row>
        <table:table-row table:style-name="ro1">
          <table:table-cell office:value-type="float" office:value="0.505357" calcext:value-type="float">
            <text:p>0.505357</text:p>
          </table:table-cell>
          <table:table-cell office:value-type="float" office:value="-16.739326" calcext:value-type="float">
            <text:p>-16.739326</text:p>
          </table:table-cell>
          <table:table-cell office:value-type="float" office:value="0.358333" calcext:value-type="float">
            <text:p>0.358333</text:p>
          </table:table-cell>
          <table:table-cell office:value-type="float" office:value="-7.09018" calcext:value-type="float">
            <text:p>-7.090180</text:p>
          </table:table-cell>
          <table:table-cell office:value-type="float" office:value="0.511904" calcext:value-type="float">
            <text:p>0.511904</text:p>
          </table:table-cell>
          <table:table-cell office:value-type="float" office:value="-7.13669" calcext:value-type="float">
            <text:p>-7.136690</text:p>
          </table:table-cell>
        </table:table-row>
        <table:table-row table:style-name="ro1">
          <table:table-cell office:value-type="float" office:value="0.507143" calcext:value-type="float">
            <text:p>0.507143</text:p>
          </table:table-cell>
          <table:table-cell office:value-type="float" office:value="-16.052335" calcext:value-type="float">
            <text:p>-16.052335</text:p>
          </table:table-cell>
          <table:table-cell office:value-type="float" office:value="0.366667" calcext:value-type="float">
            <text:p>0.366667</text:p>
          </table:table-cell>
          <table:table-cell office:value-type="float" office:value="-7.65086" calcext:value-type="float">
            <text:p>-7.650860</text:p>
          </table:table-cell>
          <table:table-cell office:value-type="float" office:value="0.52381" calcext:value-type="float">
            <text:p>0.523810</text:p>
          </table:table-cell>
          <table:table-cell office:value-type="float" office:value="-7.63683" calcext:value-type="float">
            <text:p>-7.636830</text:p>
          </table:table-cell>
        </table:table-row>
        <table:table-row table:style-name="ro1">
          <table:table-cell office:value-type="float" office:value="0.508929" calcext:value-type="float">
            <text:p>0.508929</text:p>
          </table:table-cell>
          <table:table-cell office:value-type="float" office:value="-15.172706" calcext:value-type="float">
            <text:p>-15.172706</text:p>
          </table:table-cell>
          <table:table-cell office:value-type="float" office:value="0.375" calcext:value-type="float">
            <text:p>0.375000</text:p>
          </table:table-cell>
          <table:table-cell office:value-type="float" office:value="-8.08989" calcext:value-type="float">
            <text:p>-8.089890</text:p>
          </table:table-cell>
          <table:table-cell office:value-type="float" office:value="0.535714" calcext:value-type="float">
            <text:p>0.535714</text:p>
          </table:table-cell>
          <table:table-cell office:value-type="float" office:value="-8.17758" calcext:value-type="float">
            <text:p>-8.177580</text:p>
          </table:table-cell>
        </table:table-row>
        <table:table-row table:style-name="ro1">
          <table:table-cell office:value-type="float" office:value="0.510714" calcext:value-type="float">
            <text:p>0.510714</text:p>
          </table:table-cell>
          <table:table-cell office:value-type="float" office:value="-14.158825" calcext:value-type="float">
            <text:p>-14.158825</text:p>
          </table:table-cell>
          <table:table-cell office:value-type="float" office:value="0.383333" calcext:value-type="float">
            <text:p>0.383333</text:p>
          </table:table-cell>
          <table:table-cell office:value-type="float" office:value="-8.37515" calcext:value-type="float">
            <text:p>-8.375150</text:p>
          </table:table-cell>
          <table:table-cell office:value-type="float" office:value="0.54762" calcext:value-type="float">
            <text:p>0.547620</text:p>
          </table:table-cell>
          <table:table-cell office:value-type="float" office:value="-8.741" calcext:value-type="float">
            <text:p>-8.741000</text:p>
          </table:table-cell>
        </table:table-row>
        <table:table-row table:style-name="ro1">
          <table:table-cell office:value-type="float" office:value="0.5125" calcext:value-type="float">
            <text:p>0.512500</text:p>
          </table:table-cell>
          <table:table-cell office:value-type="float" office:value="-13.079393" calcext:value-type="float">
            <text:p>-13.079393</text:p>
          </table:table-cell>
          <table:table-cell office:value-type="float" office:value="0.391667" calcext:value-type="float">
            <text:p>0.391667</text:p>
          </table:table-cell>
          <table:table-cell office:value-type="float" office:value="-8.51979" calcext:value-type="float">
            <text:p>-8.519790</text:p>
          </table:table-cell>
          <table:table-cell office:value-type="float" office:value="0.559524" calcext:value-type="float">
            <text:p>0.559524</text:p>
          </table:table-cell>
          <table:table-cell office:value-type="float" office:value="-9.28099" calcext:value-type="float">
            <text:p>-9.280990</text:p>
          </table:table-cell>
        </table:table-row>
        <table:table-row table:style-name="ro1">
          <table:table-cell office:value-type="float" office:value="0.514286" calcext:value-type="float">
            <text:p>0.514286</text:p>
          </table:table-cell>
          <table:table-cell office:value-type="float" office:value="-12.05775" calcext:value-type="float">
            <text:p>-12.057750</text:p>
          </table:table-cell>
          <table:table-cell office:value-type="float" office:value="0.4" calcext:value-type="float">
            <text:p>0.400000</text:p>
          </table:table-cell>
          <table:table-cell office:value-type="float" office:value="-8.50043" calcext:value-type="float">
            <text:p>-8.500430</text:p>
          </table:table-cell>
          <table:table-cell office:value-type="float" office:value="0.571428" calcext:value-type="float">
            <text:p>0.571428</text:p>
          </table:table-cell>
          <table:table-cell office:value-type="float" office:value="-9.80378" calcext:value-type="float">
            <text:p>-9.803780</text:p>
          </table:table-cell>
        </table:table-row>
        <table:table-row table:style-name="ro1">
          <table:table-cell office:value-type="float" office:value="0.516071" calcext:value-type="float">
            <text:p>0.516071</text:p>
          </table:table-cell>
          <table:table-cell office:value-type="float" office:value="-11.213615" calcext:value-type="float">
            <text:p>-11.213615</text:p>
          </table:table-cell>
          <table:table-cell office:value-type="float" office:value="0.408333" calcext:value-type="float">
            <text:p>0.408333</text:p>
          </table:table-cell>
          <table:table-cell office:value-type="float" office:value="-8.32054" calcext:value-type="float">
            <text:p>-8.320540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-10.2927" calcext:value-type="float">
            <text:p>-10.292700</text:p>
          </table:table-cell>
        </table:table-row>
        <table:table-row table:style-name="ro1">
          <table:table-cell office:value-type="float" office:value="0.517857" calcext:value-type="float">
            <text:p>0.517857</text:p>
          </table:table-cell>
          <table:table-cell office:value-type="float" office:value="-10.608163" calcext:value-type="float">
            <text:p>-10.60816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-8.00221" calcext:value-type="float">
            <text:p>-8.002210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-10.7003" calcext:value-type="float">
            <text:p>-10.700300</text:p>
          </table:table-cell>
        </table:table-row>
        <table:table-row table:style-name="ro1">
          <table:table-cell office:value-type="float" office:value="0.519643" calcext:value-type="float">
            <text:p>0.519643</text:p>
          </table:table-cell>
          <table:table-cell office:value-type="float" office:value="-10.214113" calcext:value-type="float">
            <text:p>-10.214113</text:p>
          </table:table-cell>
          <table:table-cell office:value-type="float" office:value="0.425" calcext:value-type="float">
            <text:p>0.425000</text:p>
          </table:table-cell>
          <table:table-cell office:value-type="float" office:value="-7.52899" calcext:value-type="float">
            <text:p>-7.528990</text:p>
          </table:table-cell>
          <table:table-cell office:value-type="float" office:value="0.607143" calcext:value-type="float">
            <text:p>0.607143</text:p>
          </table:table-cell>
          <table:table-cell office:value-type="float" office:value="-11.0163" calcext:value-type="float">
            <text:p>-11.016300</text:p>
          </table:table-cell>
        </table:table-row>
        <table:table-row table:style-name="ro1">
          <table:table-cell office:value-type="float" office:value="0.521429" calcext:value-type="float">
            <text:p>0.521429</text:p>
          </table:table-cell>
          <table:table-cell office:value-type="float" office:value="-9.971061" calcext:value-type="float">
            <text:p>-9.971061</text:p>
          </table:table-cell>
          <table:table-cell office:value-type="float" office:value="0.433333" calcext:value-type="float">
            <text:p>0.433333</text:p>
          </table:table-cell>
          <table:table-cell office:value-type="float" office:value="-6.9421" calcext:value-type="float">
            <text:p>-6.942100</text:p>
          </table:table-cell>
          <table:table-cell office:value-type="float" office:value="0.619047" calcext:value-type="float">
            <text:p>0.619047</text:p>
          </table:table-cell>
          <table:table-cell office:value-type="float" office:value="-11.2046" calcext:value-type="float">
            <text:p>-11.204600</text:p>
          </table:table-cell>
        </table:table-row>
        <table:table-row table:style-name="ro1">
          <table:table-cell office:value-type="float" office:value="0.523214" calcext:value-type="float">
            <text:p>0.523214</text:p>
          </table:table-cell>
          <table:table-cell office:value-type="float" office:value="-9.815026" calcext:value-type="float">
            <text:p>-9.815026</text:p>
          </table:table-cell>
          <table:table-cell office:value-type="float" office:value="0.441667" calcext:value-type="float">
            <text:p>0.441667</text:p>
          </table:table-cell>
          <table:table-cell office:value-type="float" office:value="-6.22328" calcext:value-type="float">
            <text:p>-6.223280</text:p>
          </table:table-cell>
          <table:table-cell office:value-type="float" office:value="0.630953" calcext:value-type="float">
            <text:p>0.630953</text:p>
          </table:table-cell>
          <table:table-cell office:value-type="float" office:value="-11.2544" calcext:value-type="float">
            <text:p>-11.254400</text:p>
          </table:table-cell>
        </table:table-row>
        <table:table-row table:style-name="ro1">
          <table:table-cell office:value-type="float" office:value="0.525" calcext:value-type="float">
            <text:p>0.525000</text:p>
          </table:table-cell>
          <table:table-cell office:value-type="float" office:value="-9.707724" calcext:value-type="float">
            <text:p>-9.707724</text:p>
          </table:table-cell>
          <table:table-cell office:value-type="float" office:value="0.45" calcext:value-type="float">
            <text:p>0.450000</text:p>
          </table:table-cell>
          <table:table-cell office:value-type="float" office:value="-5.44614" calcext:value-type="float">
            <text:p>-5.446140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-11.1477" calcext:value-type="float">
            <text:p>-11.147700</text:p>
          </table:table-cell>
        </table:table-row>
        <table:table-row table:style-name="ro1">
          <table:table-cell office:value-type="float" office:value="0.526786" calcext:value-type="float">
            <text:p>0.526786</text:p>
          </table:table-cell>
          <table:table-cell office:value-type="float" office:value="-9.661514" calcext:value-type="float">
            <text:p>-9.661514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-4.69223" calcext:value-type="float">
            <text:p>-4.692230</text:p>
          </table:table-cell>
          <table:table-cell office:value-type="float" office:value="0.654761" calcext:value-type="float">
            <text:p>0.654761</text:p>
          </table:table-cell>
          <table:table-cell office:value-type="float" office:value="-10.9117" calcext:value-type="float">
            <text:p>-10.911700</text:p>
          </table:table-cell>
        </table:table-row>
        <table:table-row table:style-name="ro1">
          <table:table-cell office:value-type="float" office:value="0.528571" calcext:value-type="float">
            <text:p>0.528571</text:p>
          </table:table-cell>
          <table:table-cell office:value-type="float" office:value="-9.734756" calcext:value-type="float">
            <text:p>-9.734756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-4.00968" calcext:value-type="float">
            <text:p>-4.00968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0.5551" calcext:value-type="float">
            <text:p>-10.555100</text:p>
          </table:table-cell>
        </table:table-row>
        <table:table-row table:style-name="ro1">
          <table:table-cell office:value-type="float" office:value="0.530357" calcext:value-type="float">
            <text:p>0.530357</text:p>
          </table:table-cell>
          <table:table-cell office:value-type="float" office:value="-9.939969" calcext:value-type="float">
            <text:p>-9.939969</text:p>
          </table:table-cell>
          <table:table-cell office:value-type="float" office:value="0.475" calcext:value-type="float">
            <text:p>0.475000</text:p>
          </table:table-cell>
          <table:table-cell office:value-type="float" office:value="-3.49718" calcext:value-type="float">
            <text:p>-3.497180</text:p>
          </table:table-cell>
          <table:table-cell office:value-type="float" office:value="0.678571" calcext:value-type="float">
            <text:p>0.678571</text:p>
          </table:table-cell>
          <table:table-cell office:value-type="float" office:value="-10.1166" calcext:value-type="float">
            <text:p>-10.116600</text:p>
          </table:table-cell>
        </table:table-row>
        <table:table-row table:style-name="ro1">
          <table:table-cell office:value-type="float" office:value="0.532143" calcext:value-type="float">
            <text:p>0.532143</text:p>
          </table:table-cell>
          <table:table-cell office:value-type="float" office:value="-10.247096" calcext:value-type="float">
            <text:p>-10.247096</text:p>
          </table:table-cell>
          <table:table-cell office:value-type="float" office:value="0.483333" calcext:value-type="float">
            <text:p>0.483333</text:p>
          </table:table-cell>
          <table:table-cell office:value-type="float" office:value="-3.15225" calcext:value-type="float">
            <text:p>-3.152250</text:p>
          </table:table-cell>
          <table:table-cell office:value-type="float" office:value="0.690477" calcext:value-type="float">
            <text:p>0.690477</text:p>
          </table:table-cell>
          <table:table-cell office:value-type="float" office:value="-9.60905" calcext:value-type="float">
            <text:p>-9.609050</text:p>
          </table:table-cell>
        </table:table-row>
        <table:table-row table:style-name="ro1">
          <table:table-cell office:value-type="float" office:value="0.533929" calcext:value-type="float">
            <text:p>0.533929</text:p>
          </table:table-cell>
          <table:table-cell office:value-type="float" office:value="-10.550451" calcext:value-type="float">
            <text:p>-10.550451</text:p>
          </table:table-cell>
          <table:table-cell office:value-type="float" office:value="0.491667" calcext:value-type="float">
            <text:p>0.491667</text:p>
          </table:table-cell>
          <table:table-cell office:value-type="float" office:value="-2.96687" calcext:value-type="float">
            <text:p>-2.966870</text:p>
          </table:table-cell>
          <table:table-cell office:value-type="float" office:value="0.702381" calcext:value-type="float">
            <text:p>0.702381</text:p>
          </table:table-cell>
          <table:table-cell office:value-type="float" office:value="-9.07795" calcext:value-type="float">
            <text:p>-9.077950</text:p>
          </table:table-cell>
        </table:table-row>
        <table:table-row table:style-name="ro1">
          <table:table-cell office:value-type="float" office:value="0.535714" calcext:value-type="float">
            <text:p>0.535714</text:p>
          </table:table-cell>
          <table:table-cell office:value-type="float" office:value="-10.774269" calcext:value-type="float">
            <text:p>-10.774269</text:p>
          </table:table-cell>
          <table:table-cell office:value-type="float" office:value="0.5" calcext:value-type="float">
            <text:p>0.500000</text:p>
          </table:table-cell>
          <table:table-cell office:value-type="float" office:value="-2.92086" calcext:value-type="float">
            <text:p>-2.920860</text:p>
          </table:table-cell>
          <table:table-cell office:value-type="float" office:value="0.714285" calcext:value-type="float">
            <text:p>0.714285</text:p>
          </table:table-cell>
          <table:table-cell office:value-type="float" office:value="-8.52835" calcext:value-type="float">
            <text:p>-8.528350</text:p>
          </table:table-cell>
        </table:table-row>
        <table:table-row table:style-name="ro1">
          <table:table-cell office:value-type="float" office:value="0.5375" calcext:value-type="float">
            <text:p>0.537500</text:p>
          </table:table-cell>
          <table:table-cell office:value-type="float" office:value="-10.907418" calcext:value-type="float">
            <text:p>-10.907418</text:p>
          </table:table-cell>
          <table:table-cell office:value-type="float" office:value="0.508333" calcext:value-type="float">
            <text:p>0.508333</text:p>
          </table:table-cell>
          <table:table-cell office:value-type="float" office:value="-3.04195" calcext:value-type="float">
            <text:p>-3.041950</text:p>
          </table:table-cell>
          <table:table-cell office:value-type="float" office:value="0.726191" calcext:value-type="float">
            <text:p>0.726191</text:p>
          </table:table-cell>
          <table:table-cell office:value-type="float" office:value="-7.96999" calcext:value-type="float">
            <text:p>-7.969990</text:p>
          </table:table-cell>
        </table:table-row>
        <table:table-row table:style-name="ro1">
          <table:table-cell office:value-type="float" office:value="0.539286" calcext:value-type="float">
            <text:p>0.539286</text:p>
          </table:table-cell>
          <table:table-cell office:value-type="float" office:value="-10.954602" calcext:value-type="float">
            <text:p>-10.954602</text:p>
          </table:table-cell>
          <table:table-cell office:value-type="float" office:value="0.516667" calcext:value-type="float">
            <text:p>0.516667</text:p>
          </table:table-cell>
          <table:table-cell office:value-type="float" office:value="-3.28888" calcext:value-type="float">
            <text:p>-3.288880</text:p>
          </table:table-cell>
          <table:table-cell office:value-type="float" office:value="0.738095" calcext:value-type="float">
            <text:p>0.738095</text:p>
          </table:table-cell>
          <table:table-cell office:value-type="float" office:value="-7.44258" calcext:value-type="float">
            <text:p>-7.442580</text:p>
          </table:table-cell>
        </table:table-row>
        <table:table-row table:style-name="ro1">
          <table:table-cell office:value-type="float" office:value="0.541071" calcext:value-type="float">
            <text:p>0.541071</text:p>
          </table:table-cell>
          <table:table-cell office:value-type="float" office:value="-10.8853" calcext:value-type="float">
            <text:p>-10.885300</text:p>
          </table:table-cell>
          <table:table-cell office:value-type="float" office:value="0.525" calcext:value-type="float">
            <text:p>0.525000</text:p>
          </table:table-cell>
          <table:table-cell office:value-type="float" office:value="-3.66753" calcext:value-type="float">
            <text:p>-3.667530</text:p>
          </table:table-cell>
          <table:table-cell office:value-type="float" office:value="0.750001" calcext:value-type="float">
            <text:p>0.750001</text:p>
          </table:table-cell>
          <table:table-cell office:value-type="float" office:value="-6.95666" calcext:value-type="float">
            <text:p>-6.956660</text:p>
          </table:table-cell>
        </table:table-row>
        <table:table-row table:style-name="ro1">
          <table:table-cell office:value-type="float" office:value="0.542857" calcext:value-type="float">
            <text:p>0.542857</text:p>
          </table:table-cell>
          <table:table-cell office:value-type="float" office:value="-10.677865" calcext:value-type="float">
            <text:p>-10.677865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-4.16873" calcext:value-type="float">
            <text:p>-4.168730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-6.5327" calcext:value-type="float">
            <text:p>-6.532700</text:p>
          </table:table-cell>
        </table:table-row>
        <table:table-row table:style-name="ro1">
          <table:table-cell office:value-type="float" office:value="0.544643" calcext:value-type="float">
            <text:p>0.544643</text:p>
          </table:table-cell>
          <table:table-cell office:value-type="float" office:value="-10.474785" calcext:value-type="float">
            <text:p>-10.474785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-4.80188" calcext:value-type="float">
            <text:p>-4.801880</text:p>
          </table:table-cell>
          <table:table-cell office:value-type="float" office:value="0.773809" calcext:value-type="float">
            <text:p>0.773809</text:p>
          </table:table-cell>
          <table:table-cell office:value-type="float" office:value="-6.16745" calcext:value-type="float">
            <text:p>-6.167450</text:p>
          </table:table-cell>
        </table:table-row>
        <table:table-row table:style-name="ro1">
          <table:table-cell office:value-type="float" office:value="0.546429" calcext:value-type="float">
            <text:p>0.546429</text:p>
          </table:table-cell>
          <table:table-cell office:value-type="float" office:value="-10.378273" calcext:value-type="float">
            <text:p>-10.378273</text:p>
          </table:table-cell>
          <table:table-cell office:value-type="float" office:value="0.55" calcext:value-type="float">
            <text:p>0.550000</text:p>
          </table:table-cell>
          <table:table-cell office:value-type="float" office:value="-5.56712" calcext:value-type="float">
            <text:p>-5.567120</text:p>
          </table:table-cell>
          <table:table-cell office:value-type="float" office:value="0.785715" calcext:value-type="float">
            <text:p>0.785715</text:p>
          </table:table-cell>
          <table:table-cell office:value-type="float" office:value="-5.86284" calcext:value-type="float">
            <text:p>-5.862840</text:p>
          </table:table-cell>
        </table:table-row>
        <table:table-row table:style-name="ro1">
          <table:table-cell office:value-type="float" office:value="0.548214" calcext:value-type="float">
            <text:p>0.548214</text:p>
          </table:table-cell>
          <table:table-cell office:value-type="float" office:value="-10.379846" calcext:value-type="float">
            <text:p>-10.379846</text:p>
          </table:table-cell>
          <table:table-cell office:value-type="float" office:value="0.558333" calcext:value-type="float">
            <text:p>0.558333</text:p>
          </table:table-cell>
          <table:table-cell office:value-type="float" office:value="-6.44995" calcext:value-type="float">
            <text:p>-6.449950</text:p>
          </table:table-cell>
          <table:table-cell office:value-type="float" office:value="0.797619" calcext:value-type="float">
            <text:p>0.797619</text:p>
          </table:table-cell>
          <table:table-cell office:value-type="float" office:value="-5.61359" calcext:value-type="float">
            <text:p>-5.613590</text:p>
          </table:table-cell>
        </table:table-row>
        <table:table-row table:style-name="ro1">
          <table:table-cell office:value-type="float" office:value="0.55" calcext:value-type="float">
            <text:p>0.550000</text:p>
          </table:table-cell>
          <table:table-cell office:value-type="float" office:value="-10.508355" calcext:value-type="float">
            <text:p>-10.508355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-7.41894" calcext:value-type="float">
            <text:p>-7.418940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-5.4284" calcext:value-type="float">
            <text:p>-5.428400</text:p>
          </table:table-cell>
        </table:table-row>
        <table:table-row table:style-name="ro1">
          <table:table-cell office:value-type="float" office:value="0.551786" calcext:value-type="float">
            <text:p>0.551786</text:p>
          </table:table-cell>
          <table:table-cell office:value-type="float" office:value="-10.724091" calcext:value-type="float">
            <text:p>-10.724091</text:p>
          </table:table-cell>
          <table:table-cell office:value-type="float" office:value="0.575" calcext:value-type="float">
            <text:p>0.575000</text:p>
          </table:table-cell>
          <table:table-cell office:value-type="float" office:value="-8.42976" calcext:value-type="float">
            <text:p>-8.429760</text:p>
          </table:table-cell>
          <table:table-cell office:value-type="float" office:value="0.821429" calcext:value-type="float">
            <text:p>0.821429</text:p>
          </table:table-cell>
          <table:table-cell office:value-type="float" office:value="-5.31111" calcext:value-type="float">
            <text:p>-5.311110</text:p>
          </table:table-cell>
        </table:table-row>
        <table:table-row table:style-name="ro1">
          <table:table-cell office:value-type="float" office:value="0.553571" calcext:value-type="float">
            <text:p>0.553571</text:p>
          </table:table-cell>
          <table:table-cell office:value-type="float" office:value="-10.983987" calcext:value-type="float">
            <text:p>-10.98398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-9.45172" calcext:value-type="float">
            <text:p>-9.451720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-5.25142" calcext:value-type="float">
            <text:p>-5.251420</text:p>
          </table:table-cell>
        </table:table-row>
        <table:table-row table:style-name="ro1">
          <table:table-cell office:value-type="float" office:value="0.555357" calcext:value-type="float">
            <text:p>0.555357</text:p>
          </table:table-cell>
          <table:table-cell office:value-type="float" office:value="-11.275452" calcext:value-type="float">
            <text:p>-11.275452</text:p>
          </table:table-cell>
          <table:table-cell office:value-type="float" office:value="0.591667" calcext:value-type="float">
            <text:p>0.591667</text:p>
          </table:table-cell>
          <table:table-cell office:value-type="float" office:value="-10.4623" calcext:value-type="float">
            <text:p>-10.462300</text:p>
          </table:table-cell>
          <table:table-cell office:value-type="float" office:value="0.845238" calcext:value-type="float">
            <text:p>0.845238</text:p>
          </table:table-cell>
          <table:table-cell office:value-type="float" office:value="-5.24557" calcext:value-type="float">
            <text:p>-5.245570</text:p>
          </table:table-cell>
        </table:table-row>
        <table:table-row table:style-name="ro1">
          <table:table-cell office:value-type="float" office:value="0.557143" calcext:value-type="float">
            <text:p>0.557143</text:p>
          </table:table-cell>
          <table:table-cell office:value-type="float" office:value="-11.65966" calcext:value-type="float">
            <text:p>-11.659660</text:p>
          </table:table-cell>
          <table:table-cell office:value-type="float" office:value="0.6" calcext:value-type="float">
            <text:p>0.600000</text:p>
          </table:table-cell>
          <table:table-cell office:value-type="float" office:value="-11.4377" calcext:value-type="float">
            <text:p>-11.437700</text:p>
          </table:table-cell>
          <table:table-cell office:value-type="float" office:value="0.857142" calcext:value-type="float">
            <text:p>0.857142</text:p>
          </table:table-cell>
          <table:table-cell office:value-type="float" office:value="-5.2854" calcext:value-type="float">
            <text:p>-5.285400</text:p>
          </table:table-cell>
        </table:table-row>
        <table:table-row table:style-name="ro1">
          <table:table-cell office:value-type="float" office:value="0.558929" calcext:value-type="float">
            <text:p>0.558929</text:p>
          </table:table-cell>
          <table:table-cell office:value-type="float" office:value="-12.1789" calcext:value-type="float">
            <text:p>-12.178900</text:p>
          </table:table-cell>
          <table:table-cell office:value-type="float" office:value="0.608333" calcext:value-type="float">
            <text:p>0.608333</text:p>
          </table:table-cell>
          <table:table-cell office:value-type="float" office:value="-12.3444" calcext:value-type="float">
            <text:p>-12.344400</text:p>
          </table:table-cell>
          <table:table-cell office:value-type="float" office:value="0.869048" calcext:value-type="float">
            <text:p>0.869048</text:p>
          </table:table-cell>
          <table:table-cell office:value-type="float" office:value="-5.33522" calcext:value-type="float">
            <text:p>-5.335220</text:p>
          </table:table-cell>
        </table:table-row>
        <table:table-row table:style-name="ro1">
          <table:table-cell office:value-type="float" office:value="0.560714" calcext:value-type="float">
            <text:p>0.560714</text:p>
          </table:table-cell>
          <table:table-cell office:value-type="float" office:value="-12.889734" calcext:value-type="float">
            <text:p>-12.889734</text:p>
          </table:table-cell>
          <table:table-cell office:value-type="float" office:value="0.616667" calcext:value-type="float">
            <text:p>0.616667</text:p>
          </table:table-cell>
          <table:table-cell office:value-type="float" office:value="-13.1142" calcext:value-type="float">
            <text:p>-13.114200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-5.36731" calcext:value-type="float">
            <text:p>-5.367310</text:p>
          </table:table-cell>
        </table:table-row>
        <table:table-row table:style-name="ro1">
          <table:table-cell office:value-type="float" office:value="0.5625" calcext:value-type="float">
            <text:p>0.562500</text:p>
          </table:table-cell>
          <table:table-cell office:value-type="float" office:value="-13.769778" calcext:value-type="float">
            <text:p>-13.769778</text:p>
          </table:table-cell>
          <table:table-cell office:value-type="float" office:value="0.625" calcext:value-type="float">
            <text:p>0.625000</text:p>
          </table:table-cell>
          <table:table-cell office:value-type="float" office:value="-13.7239" calcext:value-type="float">
            <text:p>-13.723900</text:p>
          </table:table-cell>
          <table:table-cell office:value-type="float" office:value="0.892856" calcext:value-type="float">
            <text:p>0.892856</text:p>
          </table:table-cell>
          <table:table-cell office:value-type="float" office:value="-5.36219" calcext:value-type="float">
            <text:p>-5.362190</text:p>
          </table:table-cell>
        </table:table-row>
        <table:table-row table:style-name="ro1">
          <table:table-cell office:value-type="float" office:value="0.564286" calcext:value-type="float">
            <text:p>0.564286</text:p>
          </table:table-cell>
          <table:table-cell office:value-type="float" office:value="-14.738927" calcext:value-type="float">
            <text:p>-14.738927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-14.1354" calcext:value-type="float">
            <text:p>-14.135400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-5.31275" calcext:value-type="float">
            <text:p>-5.312750</text:p>
          </table:table-cell>
        </table:table-row>
        <table:table-row table:style-name="ro1">
          <table:table-cell office:value-type="float" office:value="0.566071" calcext:value-type="float">
            <text:p>0.566071</text:p>
          </table:table-cell>
          <table:table-cell office:value-type="float" office:value="-15.660914" calcext:value-type="float">
            <text:p>-15.660914</text:p>
          </table:table-cell>
          <table:table-cell office:value-type="float" office:value="0.641667" calcext:value-type="float">
            <text:p>0.641667</text:p>
          </table:table-cell>
          <table:table-cell office:value-type="float" office:value="-14.3377" calcext:value-type="float">
            <text:p>-14.337700</text:p>
          </table:table-cell>
          <table:table-cell office:value-type="float" office:value="0.916666" calcext:value-type="float">
            <text:p>0.916666</text:p>
          </table:table-cell>
          <table:table-cell office:value-type="float" office:value="-5.25463" calcext:value-type="float">
            <text:p>-5.254630</text:p>
          </table:table-cell>
        </table:table-row>
        <table:table-row table:style-name="ro1">
          <table:table-cell office:value-type="float" office:value="0.567857" calcext:value-type="float">
            <text:p>0.567857</text:p>
          </table:table-cell>
          <table:table-cell office:value-type="float" office:value="-16.461221" calcext:value-type="float">
            <text:p>-16.461221</text:p>
          </table:table-cell>
          <table:table-cell office:value-type="float" office:value="0.65" calcext:value-type="float">
            <text:p>0.650000</text:p>
          </table:table-cell>
          <table:table-cell office:value-type="float" office:value="-14.3095" calcext:value-type="float">
            <text:p>-14.309500</text:p>
          </table:table-cell>
          <table:table-cell office:value-type="float" office:value="0.928572" calcext:value-type="float">
            <text:p>0.928572</text:p>
          </table:table-cell>
          <table:table-cell office:value-type="float" office:value="-5.22265" calcext:value-type="float">
            <text:p>-5.222650</text:p>
          </table:table-cell>
        </table:table-row>
        <table:table-row table:style-name="ro1">
          <table:table-cell office:value-type="float" office:value="0.569643" calcext:value-type="float">
            <text:p>0.569643</text:p>
          </table:table-cell>
          <table:table-cell office:value-type="float" office:value="-17.070765" calcext:value-type="float">
            <text:p>-17.070765</text:p>
          </table:table-cell>
          <table:table-cell office:value-type="float" office:value="0.658333" calcext:value-type="float">
            <text:p>0.658333</text:p>
          </table:table-cell>
          <table:table-cell office:value-type="float" office:value="-14.0583" calcext:value-type="float">
            <text:p>-14.058300</text:p>
          </table:table-cell>
          <table:table-cell office:value-type="float" office:value="0.940476" calcext:value-type="float">
            <text:p>0.940476</text:p>
          </table:table-cell>
          <table:table-cell office:value-type="float" office:value="-5.22978" calcext:value-type="float">
            <text:p>-5.229780</text:p>
          </table:table-cell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-17.469011" calcext:value-type="float">
            <text:p>-17.46901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3.5974" calcext:value-type="float">
            <text:p>-13.597400</text:p>
          </table:table-cell>
          <table:table-cell office:value-type="float" office:value="0.95238" calcext:value-type="float">
            <text:p>0.952380</text:p>
          </table:table-cell>
          <table:table-cell office:value-type="float" office:value="-5.3166" calcext:value-type="float">
            <text:p>-5.316600</text:p>
          </table:table-cell>
        </table:table-row>
        <table:table-row table:style-name="ro1">
          <table:table-cell office:value-type="float" office:value="0.573214" calcext:value-type="float">
            <text:p>0.573214</text:p>
          </table:table-cell>
          <table:table-cell office:value-type="float" office:value="-17.657366" calcext:value-type="float">
            <text:p>-17.657366</text:p>
          </table:table-cell>
          <table:table-cell office:value-type="float" office:value="0.675" calcext:value-type="float">
            <text:p>0.675000</text:p>
          </table:table-cell>
          <table:table-cell office:value-type="float" office:value="-12.949" calcext:value-type="float">
            <text:p>-12.949000</text:p>
          </table:table-cell>
          <table:table-cell office:value-type="float" office:value="0.964286" calcext:value-type="float">
            <text:p>0.964286</text:p>
          </table:table-cell>
          <table:table-cell office:value-type="float" office:value="-5.49027" calcext:value-type="float">
            <text:p>-5.490270</text:p>
          </table:table-cell>
        </table:table-row>
        <table:table-row table:style-name="ro1">
          <table:table-cell table:style-name="Default" table:number-columns-repeated="2"/>
          <table:table-cell office:value-type="float" office:value="0.683333" calcext:value-type="float">
            <text:p>0.683333</text:p>
          </table:table-cell>
          <table:table-cell office:value-type="float" office:value="-12.1425" calcext:value-type="float">
            <text:p>-12.142500</text:p>
          </table:table-cell>
          <table:table-cell office:value-type="float" office:value="0.97619" calcext:value-type="float">
            <text:p>0.976190</text:p>
          </table:table-cell>
          <table:table-cell office:value-type="float" office:value="-5.72906" calcext:value-type="float">
            <text:p>-5.729060</text:p>
          </table:table-cell>
        </table:table-row>
        <table:table-row table:style-name="ro1">
          <table:table-cell table:style-name="Default" table:number-columns-repeated="2"/>
          <table:table-cell office:value-type="float" office:value="0.691667" calcext:value-type="float">
            <text:p>0.691667</text:p>
          </table:table-cell>
          <table:table-cell office:value-type="float" office:value="-11.2154" calcext:value-type="float">
            <text:p>-11.215400</text:p>
          </table:table-cell>
          <table:table-cell office:value-type="float" office:value="0.988096" calcext:value-type="float">
            <text:p>0.988096</text:p>
          </table:table-cell>
          <table:table-cell office:value-type="float" office:value="-6.01446" calcext:value-type="float">
            <text:p>-6.014460</text:p>
          </table:table-cell>
        </table:table-row>
        <table:table-row table:style-name="ro1">
          <table:table-cell table:style-name="Default" table:number-columns-repeated="2"/>
          <table:table-cell office:value-type="float" office:value="0.7" calcext:value-type="float">
            <text:p>0.700000</text:p>
          </table:table-cell>
          <table:table-cell office:value-type="float" office:value="-10.2284" calcext:value-type="float">
            <text:p>-10.2284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08333" calcext:value-type="float">
            <text:p>0.708333</text:p>
          </table:table-cell>
          <table:table-cell office:value-type="float" office:value="-9.21159" calcext:value-type="float">
            <text:p>-9.21159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16667" calcext:value-type="float">
            <text:p>0.716667</text:p>
          </table:table-cell>
          <table:table-cell office:value-type="float" office:value="-8.19302" calcext:value-type="float">
            <text:p>-8.19302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25" calcext:value-type="float">
            <text:p>0.725000</text:p>
          </table:table-cell>
          <table:table-cell office:value-type="float" office:value="-7.18894" calcext:value-type="float">
            <text:p>-7.18894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33333" calcext:value-type="float">
            <text:p>0.733333</text:p>
          </table:table-cell>
          <table:table-cell office:value-type="float" office:value="-6.23368" calcext:value-type="float">
            <text:p>-6.23368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41667" calcext:value-type="float">
            <text:p>0.741667</text:p>
          </table:table-cell>
          <table:table-cell office:value-type="float" office:value="-5.37671" calcext:value-type="float">
            <text:p>-5.3767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5" calcext:value-type="float">
            <text:p>0.750000</text:p>
          </table:table-cell>
          <table:table-cell office:value-type="float" office:value="-4.64282" calcext:value-type="float">
            <text:p>-4.64282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58333" calcext:value-type="float">
            <text:p>0.758333</text:p>
          </table:table-cell>
          <table:table-cell office:value-type="float" office:value="-4.04055" calcext:value-type="float">
            <text:p>-4.04055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66667" calcext:value-type="float">
            <text:p>0.766667</text:p>
          </table:table-cell>
          <table:table-cell office:value-type="float" office:value="-3.56716" calcext:value-type="float">
            <text:p>-3.56716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75" calcext:value-type="float">
            <text:p>0.775000</text:p>
          </table:table-cell>
          <table:table-cell office:value-type="float" office:value="-3.22061" calcext:value-type="float">
            <text:p>-3.2206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83333" calcext:value-type="float">
            <text:p>0.783333</text:p>
          </table:table-cell>
          <table:table-cell office:value-type="float" office:value="-3.00052" calcext:value-type="float">
            <text:p>-3.00052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91667" calcext:value-type="float">
            <text:p>0.791667</text:p>
          </table:table-cell>
          <table:table-cell office:value-type="float" office:value="-2.91791" calcext:value-type="float">
            <text:p>-2.9179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" calcext:value-type="float">
            <text:p>0.800000</text:p>
          </table:table-cell>
          <table:table-cell office:value-type="float" office:value="-2.99652" calcext:value-type="float">
            <text:p>-2.99652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08333" calcext:value-type="float">
            <text:p>0.808333</text:p>
          </table:table-cell>
          <table:table-cell office:value-type="float" office:value="-3.21676" calcext:value-type="float">
            <text:p>-3.21676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16667" calcext:value-type="float">
            <text:p>0.816667</text:p>
          </table:table-cell>
          <table:table-cell office:value-type="float" office:value="-3.60315" calcext:value-type="float">
            <text:p>-3.60315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25" calcext:value-type="float">
            <text:p>0.825000</text:p>
          </table:table-cell>
          <table:table-cell office:value-type="float" office:value="-4.15759" calcext:value-type="float">
            <text:p>-4.15759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33333" calcext:value-type="float">
            <text:p>0.833333</text:p>
          </table:table-cell>
          <table:table-cell office:value-type="float" office:value="-4.86091" calcext:value-type="float">
            <text:p>-4.8609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41667" calcext:value-type="float">
            <text:p>0.841667</text:p>
          </table:table-cell>
          <table:table-cell office:value-type="float" office:value="-5.63175" calcext:value-type="float">
            <text:p>-5.63175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5" calcext:value-type="float">
            <text:p>0.850000</text:p>
          </table:table-cell>
          <table:table-cell office:value-type="float" office:value="-6.39892" calcext:value-type="float">
            <text:p>-6.39892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58333" calcext:value-type="float">
            <text:p>0.858333</text:p>
          </table:table-cell>
          <table:table-cell office:value-type="float" office:value="-7.08958" calcext:value-type="float">
            <text:p>-7.08958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66667" calcext:value-type="float">
            <text:p>0.866667</text:p>
          </table:table-cell>
          <table:table-cell office:value-type="float" office:value="-7.65318" calcext:value-type="float">
            <text:p>-7.65318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75" calcext:value-type="float">
            <text:p>0.875000</text:p>
          </table:table-cell>
          <table:table-cell office:value-type="float" office:value="-8.08778" calcext:value-type="float">
            <text:p>-8.08778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83333" calcext:value-type="float">
            <text:p>0.883333</text:p>
          </table:table-cell>
          <table:table-cell office:value-type="float" office:value="-8.37615" calcext:value-type="float">
            <text:p>-8.37615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91667" calcext:value-type="float">
            <text:p>0.891667</text:p>
          </table:table-cell>
          <table:table-cell office:value-type="float" office:value="-8.51943" calcext:value-type="float">
            <text:p>-8.51943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" calcext:value-type="float">
            <text:p>0.900000</text:p>
          </table:table-cell>
          <table:table-cell office:value-type="float" office:value="-8.49964" calcext:value-type="float">
            <text:p>-8.49964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08333" calcext:value-type="float">
            <text:p>0.908333</text:p>
          </table:table-cell>
          <table:table-cell office:value-type="float" office:value="-8.32155" calcext:value-type="float">
            <text:p>-8.32155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16667" calcext:value-type="float">
            <text:p>0.916667</text:p>
          </table:table-cell>
          <table:table-cell office:value-type="float" office:value="-7.9985" calcext:value-type="float">
            <text:p>-7.9985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25" calcext:value-type="float">
            <text:p>0.925000</text:p>
          </table:table-cell>
          <table:table-cell office:value-type="float" office:value="-7.53202" calcext:value-type="float">
            <text:p>-7.53202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33333" calcext:value-type="float">
            <text:p>0.933333</text:p>
          </table:table-cell>
          <table:table-cell office:value-type="float" office:value="-6.94271" calcext:value-type="float">
            <text:p>-6.9427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41667" calcext:value-type="float">
            <text:p>0.941667</text:p>
          </table:table-cell>
          <table:table-cell office:value-type="float" office:value="-6.22147" calcext:value-type="float">
            <text:p>-6.22147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5" calcext:value-type="float">
            <text:p>0.950000</text:p>
          </table:table-cell>
          <table:table-cell office:value-type="float" office:value="-5.44941" calcext:value-type="float">
            <text:p>-5.4494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58333" calcext:value-type="float">
            <text:p>0.958333</text:p>
          </table:table-cell>
          <table:table-cell office:value-type="float" office:value="-4.68956" calcext:value-type="float">
            <text:p>-4.68956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66667" calcext:value-type="float">
            <text:p>0.966667</text:p>
          </table:table-cell>
          <table:table-cell office:value-type="float" office:value="-4.01184" calcext:value-type="float">
            <text:p>-4.01184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75" calcext:value-type="float">
            <text:p>0.975000</text:p>
          </table:table-cell>
          <table:table-cell office:value-type="float" office:value="-3.49725" calcext:value-type="float">
            <text:p>-3.49725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83333" calcext:value-type="float">
            <text:p>0.983333</text:p>
          </table:table-cell>
          <table:table-cell office:value-type="float" office:value="-3.15105" calcext:value-type="float">
            <text:p>-3.15105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91667" calcext:value-type="float">
            <text:p>0.991667</text:p>
          </table:table-cell>
          <table:table-cell office:value-type="float" office:value="-2.96666" calcext:value-type="float">
            <text:p>-2.966660</text:p>
          </table:table-cell>
          <table:table-cell table:style-name="Default" table:number-columns-repeated="2"/>
        </table:table-row>
      </table:table>
      <table:table table:name="nt bulk" table:style-name="ta1">
        <table:table-column table:style-name="co4" table:default-cell-style-name="ce3"/>
        <table:table-column table:style-name="co2" table:default-cell-style-name="ce3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ulk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Total average</text:p>
          </table:table-cell>
          <table:covered-table-cell table:style-name="Default"/>
          <table:covered-table-cell/>
          <table:table-cell table:style-name="ce5" table:formula="of:=AVERAGE([.B4];[.D4];[.F4])" office:value-type="float" office:value="-10.5336582480159" calcext:value-type="float" table:number-columns-spanned="3" table:number-rows-spanned="1">
            <text:p>-10.533658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[1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1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1]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4" table:formula="of:=AVERAGE([.B6:.B341])" office:value-type="float" office:value="-10.5336591011905" calcext:value-type="float">
            <text:p>-10.533659</text:p>
          </table:table-cell>
          <table:table-cell table:style-name="ce2" office:value-type="string" calcext:value-type="string">
            <text:p>average</text:p>
          </table:table-cell>
          <table:table-cell table:style-name="ce4" table:formula="of:=AVERAGE([.D6:.D125])" office:value-type="float" office:value="-10.5336601666667" calcext:value-type="float">
            <text:p>-10.533660</text:p>
          </table:table-cell>
          <table:table-cell table:style-name="ce2" office:value-type="string" calcext:value-type="string">
            <text:p>average</text:p>
          </table:table-cell>
          <table:table-cell table:style-name="ce4" table:formula="of:=AVERAGE([.F6:.F89])" office:value-type="float" office:value="-10.5336554761905" calcext:value-type="float">
            <text:p>-10.533655</text:p>
          </table:table-cell>
        </table:table-row>
        <table:table-row table:style-name="ro1">
          <table:table-cell table:style-name="ce2" office:value-type="string" calcext:value-type="string">
            <text:p>pos (a%)</text:p>
          </table:table-cell>
          <table:table-cell table:style-name="ce2" office:value-type="string" calcext:value-type="string">
            <text:p>potential (eV)</text:p>
          </table:table-cell>
          <table:table-cell table:style-name="ce2" office:value-type="string" calcext:value-type="string">
            <text:p>pos (b%)</text:p>
          </table:table-cell>
          <table:table-cell table:style-name="ce2" office:value-type="string" calcext:value-type="string">
            <text:p>potential (eV)</text:p>
          </table:table-cell>
          <table:table-cell table:style-name="ce2" office:value-type="string" calcext:value-type="string">
            <text:p>pos (c%)</text:p>
          </table:table-cell>
          <table:table-cell table:style-name="ce2" office:value-type="string" calcext:value-type="string">
            <text:p>potential (eV)</text:p>
          </table:table-cell>
        </table:table-row>
        <table:table-row table:style-name="ro1">
          <table:table-cell office:value-type="float" office:value="0" calcext:value-type="float">
            <text:p>0.000000</text:p>
          </table:table-cell>
          <table:table-cell office:value-type="float" office:value="-11.931179" calcext:value-type="float">
            <text:p>-11.931179</text:p>
          </table:table-cell>
          <table:table-cell table:style-name="ce3" office:value-type="float" office:value="0" calcext:value-type="float">
            <text:p>0.000000</text:p>
          </table:table-cell>
          <table:table-cell table:style-name="ce3" office:value-type="float" office:value="-9.06194" calcext:value-type="float">
            <text:p>-9.061940</text:p>
          </table:table-cell>
          <table:table-cell table:style-name="ce3" office:value-type="float" office:value="0" calcext:value-type="float">
            <text:p>0.000000</text:p>
          </table:table-cell>
          <table:table-cell table:style-name="ce3" office:value-type="float" office:value="-8.33803" calcext:value-type="float">
            <text:p>-8.338030</text:p>
          </table:table-cell>
        </table:table-row>
        <table:table-row table:style-name="ro1">
          <table:table-cell office:value-type="float" office:value="0.002976" calcext:value-type="float">
            <text:p>0.002976</text:p>
          </table:table-cell>
          <table:table-cell office:value-type="float" office:value="-13.047315" calcext:value-type="float">
            <text:p>-13.047315</text:p>
          </table:table-cell>
          <table:table-cell table:style-name="ce3" office:value-type="float" office:value="0.008333" calcext:value-type="float">
            <text:p>0.008333</text:p>
          </table:table-cell>
          <table:table-cell table:style-name="ce3" office:value-type="float" office:value="-7.88284" calcext:value-type="float">
            <text:p>-7.882840</text:p>
          </table:table-cell>
          <table:table-cell table:style-name="ce3" office:value-type="float" office:value="0.011905" calcext:value-type="float">
            <text:p>0.011905</text:p>
          </table:table-cell>
          <table:table-cell table:style-name="ce3" office:value-type="float" office:value="-8.56401" calcext:value-type="float">
            <text:p>-8.564010</text:p>
          </table:table-cell>
        </table:table-row>
        <table:table-row table:style-name="ro1">
          <table:table-cell office:value-type="float" office:value="0.005952" calcext:value-type="float">
            <text:p>0.005952</text:p>
          </table:table-cell>
          <table:table-cell office:value-type="float" office:value="-14.074627" calcext:value-type="float">
            <text:p>-14.074627</text:p>
          </table:table-cell>
          <table:table-cell table:style-name="ce3" office:value-type="float" office:value="0.016667" calcext:value-type="float">
            <text:p>0.016667</text:p>
          </table:table-cell>
          <table:table-cell table:style-name="ce3" office:value-type="float" office:value="-6.69325" calcext:value-type="float">
            <text:p>-6.693250</text:p>
          </table:table-cell>
          <table:table-cell table:style-name="ce3" office:value-type="float" office:value="0.023809" calcext:value-type="float">
            <text:p>0.023809</text:p>
          </table:table-cell>
          <table:table-cell table:style-name="ce3" office:value-type="float" office:value="-8.83711" calcext:value-type="float">
            <text:p>-8.837110</text:p>
          </table:table-cell>
        </table:table-row>
        <table:table-row table:style-name="ro1">
          <table:table-cell office:value-type="float" office:value="0.008929" calcext:value-type="float">
            <text:p>0.008929</text:p>
          </table:table-cell>
          <table:table-cell office:value-type="float" office:value="-14.929899" calcext:value-type="float">
            <text:p>-14.929899</text:p>
          </table:table-cell>
          <table:table-cell table:style-name="ce3" office:value-type="float" office:value="0.025" calcext:value-type="float">
            <text:p>0.025000</text:p>
          </table:table-cell>
          <table:table-cell table:style-name="ce3" office:value-type="float" office:value="-5.60596" calcext:value-type="float">
            <text:p>-5.605960</text:p>
          </table:table-cell>
          <table:table-cell table:style-name="ce3" office:value-type="float" office:value="0.035714" calcext:value-type="float">
            <text:p>0.035714</text:p>
          </table:table-cell>
          <table:table-cell table:style-name="ce3" office:value-type="float" office:value="-9.06271" calcext:value-type="float">
            <text:p>-9.062710</text:p>
          </table:table-cell>
        </table:table-row>
        <table:table-row table:style-name="ro1">
          <table:table-cell office:value-type="float" office:value="0.011905" calcext:value-type="float">
            <text:p>0.011905</text:p>
          </table:table-cell>
          <table:table-cell office:value-type="float" office:value="-15.566239" calcext:value-type="float">
            <text:p>-15.566239</text:p>
          </table:table-cell>
          <table:table-cell table:style-name="ce3" office:value-type="float" office:value="0.033333" calcext:value-type="float">
            <text:p>0.033333</text:p>
          </table:table-cell>
          <table:table-cell table:style-name="ce3" office:value-type="float" office:value="-4.73985" calcext:value-type="float">
            <text:p>-4.739850</text:p>
          </table:table-cell>
          <table:table-cell table:style-name="ce3" office:value-type="float" office:value="0.047619" calcext:value-type="float">
            <text:p>0.047619</text:p>
          </table:table-cell>
          <table:table-cell table:style-name="ce3" office:value-type="float" office:value="-9.17042" calcext:value-type="float">
            <text:p>-9.170420</text:p>
          </table:table-cell>
        </table:table-row>
        <table:table-row table:style-name="ro1">
          <table:table-cell office:value-type="float" office:value="0.014881" calcext:value-type="float">
            <text:p>0.014881</text:p>
          </table:table-cell>
          <table:table-cell office:value-type="float" office:value="-15.985856" calcext:value-type="float">
            <text:p>-15.985856</text:p>
          </table:table-cell>
          <table:table-cell table:style-name="ce3" office:value-type="float" office:value="0.041667" calcext:value-type="float">
            <text:p>0.041667</text:p>
          </table:table-cell>
          <table:table-cell table:style-name="ce3" office:value-type="float" office:value="-4.15473" calcext:value-type="float">
            <text:p>-4.154730</text:p>
          </table:table-cell>
          <table:table-cell table:style-name="ce3" office:value-type="float" office:value="0.059524" calcext:value-type="float">
            <text:p>0.059524</text:p>
          </table:table-cell>
          <table:table-cell table:style-name="ce3" office:value-type="float" office:value="-9.14601" calcext:value-type="float">
            <text:p>-9.146010</text:p>
          </table:table-cell>
        </table:table-row>
        <table:table-row table:style-name="ro1">
          <table:table-cell office:value-type="float" office:value="0.017857" calcext:value-type="float">
            <text:p>0.017857</text:p>
          </table:table-cell>
          <table:table-cell office:value-type="float" office:value="-16.193906" calcext:value-type="float">
            <text:p>-16.193906</text:p>
          </table:table-cell>
          <table:table-cell table:style-name="ce3" office:value-type="float" office:value="0.05" calcext:value-type="float">
            <text:p>0.050000</text:p>
          </table:table-cell>
          <table:table-cell table:style-name="ce3" office:value-type="float" office:value="-3.86922" calcext:value-type="float">
            <text:p>-3.869220</text:p>
          </table:table-cell>
          <table:table-cell table:style-name="ce3" office:value-type="float" office:value="0.071429" calcext:value-type="float">
            <text:p>0.071429</text:p>
          </table:table-cell>
          <table:table-cell table:style-name="ce3" office:value-type="float" office:value="-8.98932" calcext:value-type="float">
            <text:p>-8.989320</text:p>
          </table:table-cell>
        </table:table-row>
        <table:table-row table:style-name="ro1">
          <table:table-cell office:value-type="float" office:value="0.020833" calcext:value-type="float">
            <text:p>0.020833</text:p>
          </table:table-cell>
          <table:table-cell office:value-type="float" office:value="-16.185625" calcext:value-type="float">
            <text:p>-16.185625</text:p>
          </table:table-cell>
          <table:table-cell table:style-name="ce3" office:value-type="float" office:value="0.058333" calcext:value-type="float">
            <text:p>0.058333</text:p>
          </table:table-cell>
          <table:table-cell table:style-name="ce3" office:value-type="float" office:value="-3.82405" calcext:value-type="float">
            <text:p>-3.824050</text:p>
          </table:table-cell>
          <table:table-cell table:style-name="ce3" office:value-type="float" office:value="0.083333" calcext:value-type="float">
            <text:p>0.083333</text:p>
          </table:table-cell>
          <table:table-cell table:style-name="ce3" office:value-type="float" office:value="-8.73127" calcext:value-type="float">
            <text:p>-8.731270</text:p>
          </table:table-cell>
        </table:table-row>
        <table:table-row table:style-name="ro1">
          <table:table-cell office:value-type="float" office:value="0.02381" calcext:value-type="float">
            <text:p>0.023810</text:p>
          </table:table-cell>
          <table:table-cell office:value-type="float" office:value="-15.961627" calcext:value-type="float">
            <text:p>-15.961627</text:p>
          </table:table-cell>
          <table:table-cell table:style-name="ce3" office:value-type="float" office:value="0.066667" calcext:value-type="float">
            <text:p>0.066667</text:p>
          </table:table-cell>
          <table:table-cell table:style-name="ce3" office:value-type="float" office:value="-4.03433" calcext:value-type="float">
            <text:p>-4.034330</text:p>
          </table:table-cell>
          <table:table-cell table:style-name="ce3" office:value-type="float" office:value="0.095238" calcext:value-type="float">
            <text:p>0.095238</text:p>
          </table:table-cell>
          <table:table-cell table:style-name="ce3" office:value-type="float" office:value="-8.46685" calcext:value-type="float">
            <text:p>-8.466850</text:p>
          </table:table-cell>
        </table:table-row>
        <table:table-row table:style-name="ro1">
          <table:table-cell office:value-type="float" office:value="0.026786" calcext:value-type="float">
            <text:p>0.026786</text:p>
          </table:table-cell>
          <table:table-cell office:value-type="float" office:value="-15.52617" calcext:value-type="float">
            <text:p>-15.526170</text:p>
          </table:table-cell>
          <table:table-cell table:style-name="ce3" office:value-type="float" office:value="0.075" calcext:value-type="float">
            <text:p>0.075000</text:p>
          </table:table-cell>
          <table:table-cell table:style-name="ce3" office:value-type="float" office:value="-4.46013" calcext:value-type="float">
            <text:p>-4.460130</text:p>
          </table:table-cell>
          <table:table-cell table:style-name="ce3" office:value-type="float" office:value="0.107143" calcext:value-type="float">
            <text:p>0.107143</text:p>
          </table:table-cell>
          <table:table-cell table:style-name="ce3" office:value-type="float" office:value="-8.25273" calcext:value-type="float">
            <text:p>-8.252730</text:p>
          </table:table-cell>
        </table:table-row>
        <table:table-row table:style-name="ro1">
          <table:table-cell office:value-type="float" office:value="0.029762" calcext:value-type="float">
            <text:p>0.029762</text:p>
          </table:table-cell>
          <table:table-cell office:value-type="float" office:value="-14.873755" calcext:value-type="float">
            <text:p>-14.873755</text:p>
          </table:table-cell>
          <table:table-cell table:style-name="ce3" office:value-type="float" office:value="0.083333" calcext:value-type="float">
            <text:p>0.083333</text:p>
          </table:table-cell>
          <table:table-cell table:style-name="ce3" office:value-type="float" office:value="-5.05092" calcext:value-type="float">
            <text:p>-5.050920</text:p>
          </table:table-cell>
          <table:table-cell table:style-name="ce3" office:value-type="float" office:value="0.119048" calcext:value-type="float">
            <text:p>0.119048</text:p>
          </table:table-cell>
          <table:table-cell table:style-name="ce3" office:value-type="float" office:value="-8.07938" calcext:value-type="float">
            <text:p>-8.079380</text:p>
          </table:table-cell>
        </table:table-row>
        <table:table-row table:style-name="ro1">
          <table:table-cell office:value-type="float" office:value="0.032738" calcext:value-type="float">
            <text:p>0.032738</text:p>
          </table:table-cell>
          <table:table-cell office:value-type="float" office:value="-14.003848" calcext:value-type="float">
            <text:p>-14.003848</text:p>
          </table:table-cell>
          <table:table-cell table:style-name="ce3" office:value-type="float" office:value="0.091667" calcext:value-type="float">
            <text:p>0.091667</text:p>
          </table:table-cell>
          <table:table-cell table:style-name="ce3" office:value-type="float" office:value="-5.83611" calcext:value-type="float">
            <text:p>-5.836110</text:p>
          </table:table-cell>
          <table:table-cell table:style-name="ce3" office:value-type="float" office:value="0.130952" calcext:value-type="float">
            <text:p>0.130952</text:p>
          </table:table-cell>
          <table:table-cell table:style-name="ce3" office:value-type="float" office:value="-8.03054" calcext:value-type="float">
            <text:p>-8.030540</text:p>
          </table:table-cell>
        </table:table-row>
        <table:table-row table:style-name="ro1">
          <table:table-cell office:value-type="float" office:value="0.035714" calcext:value-type="float">
            <text:p>0.035714</text:p>
          </table:table-cell>
          <table:table-cell office:value-type="float" office:value="-12.967423" calcext:value-type="float">
            <text:p>-12.967423</text:p>
          </table:table-cell>
          <table:table-cell table:style-name="ce3" office:value-type="float" office:value="0.1" calcext:value-type="float">
            <text:p>0.100000</text:p>
          </table:table-cell>
          <table:table-cell table:style-name="ce3" office:value-type="float" office:value="-6.88714" calcext:value-type="float">
            <text:p>-6.887140</text:p>
          </table:table-cell>
          <table:table-cell table:style-name="ce3" office:value-type="float" office:value="0.142857" calcext:value-type="float">
            <text:p>0.142857</text:p>
          </table:table-cell>
          <table:table-cell table:style-name="ce3" office:value-type="float" office:value="-8.1864" calcext:value-type="float">
            <text:p>-8.186400</text:p>
          </table:table-cell>
        </table:table-row>
        <table:table-row table:style-name="ro1">
          <table:table-cell office:value-type="float" office:value="0.03869" calcext:value-type="float">
            <text:p>0.038690</text:p>
          </table:table-cell>
          <table:table-cell office:value-type="float" office:value="-11.846693" calcext:value-type="float">
            <text:p>-11.846693</text:p>
          </table:table-cell>
          <table:table-cell table:style-name="ce3" office:value-type="float" office:value="0.108333" calcext:value-type="float">
            <text:p>0.108333</text:p>
          </table:table-cell>
          <table:table-cell table:style-name="ce3" office:value-type="float" office:value="-8.19629" calcext:value-type="float">
            <text:p>-8.196290</text:p>
          </table:table-cell>
          <table:table-cell table:style-name="ce3" office:value-type="float" office:value="0.154762" calcext:value-type="float">
            <text:p>0.154762</text:p>
          </table:table-cell>
          <table:table-cell table:style-name="ce3" office:value-type="float" office:value="-8.44314" calcext:value-type="float">
            <text:p>-8.443140</text:p>
          </table:table-cell>
        </table:table-row>
        <table:table-row table:style-name="ro1">
          <table:table-cell office:value-type="float" office:value="0.041667" calcext:value-type="float">
            <text:p>0.041667</text:p>
          </table:table-cell>
          <table:table-cell office:value-type="float" office:value="-10.7164" calcext:value-type="float">
            <text:p>-10.716400</text:p>
          </table:table-cell>
          <table:table-cell table:style-name="ce3" office:value-type="float" office:value="0.116667" calcext:value-type="float">
            <text:p>0.116667</text:p>
          </table:table-cell>
          <table:table-cell table:style-name="ce3" office:value-type="float" office:value="-9.697" calcext:value-type="float">
            <text:p>-9.697000</text:p>
          </table:table-cell>
          <table:table-cell table:style-name="ce3" office:value-type="float" office:value="0.166667" calcext:value-type="float">
            <text:p>0.166667</text:p>
          </table:table-cell>
          <table:table-cell table:style-name="ce3" office:value-type="float" office:value="-8.79431" calcext:value-type="float">
            <text:p>-8.794310</text:p>
          </table:table-cell>
        </table:table-row>
        <table:table-row table:style-name="ro1">
          <table:table-cell office:value-type="float" office:value="0.044643" calcext:value-type="float">
            <text:p>0.044643</text:p>
          </table:table-cell>
          <table:table-cell office:value-type="float" office:value="-9.704344" calcext:value-type="float">
            <text:p>-9.704344</text:p>
          </table:table-cell>
          <table:table-cell table:style-name="ce3" office:value-type="float" office:value="0.125" calcext:value-type="float">
            <text:p>0.125000</text:p>
          </table:table-cell>
          <table:table-cell table:style-name="ce3" office:value-type="float" office:value="-11.2503" calcext:value-type="float">
            <text:p>-11.250300</text:p>
          </table:table-cell>
          <table:table-cell table:style-name="ce3" office:value-type="float" office:value="0.178571" calcext:value-type="float">
            <text:p>0.178571</text:p>
          </table:table-cell>
          <table:table-cell table:style-name="ce3" office:value-type="float" office:value="-9.23426" calcext:value-type="float">
            <text:p>-9.234260</text:p>
          </table:table-cell>
        </table:table-row>
        <table:table-row table:style-name="ro1">
          <table:table-cell office:value-type="float" office:value="0.047619" calcext:value-type="float">
            <text:p>0.047619</text:p>
          </table:table-cell>
          <table:table-cell office:value-type="float" office:value="-8.91228" calcext:value-type="float">
            <text:p>-8.912280</text:p>
          </table:table-cell>
          <table:table-cell table:style-name="ce3" office:value-type="float" office:value="0.133333" calcext:value-type="float">
            <text:p>0.133333</text:p>
          </table:table-cell>
          <table:table-cell table:style-name="ce3" office:value-type="float" office:value="-12.762" calcext:value-type="float">
            <text:p>-12.762000</text:p>
          </table:table-cell>
          <table:table-cell table:style-name="ce3" office:value-type="float" office:value="0.190476" calcext:value-type="float">
            <text:p>0.190476</text:p>
          </table:table-cell>
          <table:table-cell table:style-name="ce3" office:value-type="float" office:value="-9.8022" calcext:value-type="float">
            <text:p>-9.802200</text:p>
          </table:table-cell>
        </table:table-row>
        <table:table-row table:style-name="ro1">
          <table:table-cell office:value-type="float" office:value="0.050595" calcext:value-type="float">
            <text:p>0.050595</text:p>
          </table:table-cell>
          <table:table-cell office:value-type="float" office:value="-8.368458" calcext:value-type="float">
            <text:p>-8.368458</text:p>
          </table:table-cell>
          <table:table-cell table:style-name="ce3" office:value-type="float" office:value="0.141667" calcext:value-type="float">
            <text:p>0.141667</text:p>
          </table:table-cell>
          <table:table-cell table:style-name="ce3" office:value-type="float" office:value="-14.1537" calcext:value-type="float">
            <text:p>-14.153700</text:p>
          </table:table-cell>
          <table:table-cell table:style-name="ce3" office:value-type="float" office:value="0.202381" calcext:value-type="float">
            <text:p>0.202381</text:p>
          </table:table-cell>
          <table:table-cell table:style-name="ce3" office:value-type="float" office:value="-10.4763" calcext:value-type="float">
            <text:p>-10.476300</text:p>
          </table:table-cell>
        </table:table-row>
        <table:table-row table:style-name="ro1">
          <table:table-cell office:value-type="float" office:value="0.053571" calcext:value-type="float">
            <text:p>0.053571</text:p>
          </table:table-cell>
          <table:table-cell office:value-type="float" office:value="-8.033556" calcext:value-type="float">
            <text:p>-8.033556</text:p>
          </table:table-cell>
          <table:table-cell table:style-name="ce3" office:value-type="float" office:value="0.150001" calcext:value-type="float">
            <text:p>0.150001</text:p>
          </table:table-cell>
          <table:table-cell table:style-name="ce3" office:value-type="float" office:value="-15.3947" calcext:value-type="float">
            <text:p>-15.394700</text:p>
          </table:table-cell>
          <table:table-cell table:style-name="ce3" office:value-type="float" office:value="0.214286" calcext:value-type="float">
            <text:p>0.214286</text:p>
          </table:table-cell>
          <table:table-cell table:style-name="ce3" office:value-type="float" office:value="-11.2421" calcext:value-type="float">
            <text:p>-11.242100</text:p>
          </table:table-cell>
        </table:table-row>
        <table:table-row table:style-name="ro1">
          <table:table-cell office:value-type="float" office:value="0.056548" calcext:value-type="float">
            <text:p>0.056548</text:p>
          </table:table-cell>
          <table:table-cell office:value-type="float" office:value="-7.84538" calcext:value-type="float">
            <text:p>-7.845380</text:p>
          </table:table-cell>
          <table:table-cell table:style-name="ce3" office:value-type="float" office:value="0.158333" calcext:value-type="float">
            <text:p>0.158333</text:p>
          </table:table-cell>
          <table:table-cell table:style-name="ce3" office:value-type="float" office:value="-16.5435" calcext:value-type="float">
            <text:p>-16.543500</text:p>
          </table:table-cell>
          <table:table-cell table:style-name="ce3" office:value-type="float" office:value="0.22619" calcext:value-type="float">
            <text:p>0.226190</text:p>
          </table:table-cell>
          <table:table-cell table:style-name="ce3" office:value-type="float" office:value="-12.0151" calcext:value-type="float">
            <text:p>-12.015100</text:p>
          </table:table-cell>
        </table:table-row>
        <table:table-row table:style-name="ro1">
          <table:table-cell office:value-type="float" office:value="0.059524" calcext:value-type="float">
            <text:p>0.059524</text:p>
          </table:table-cell>
          <table:table-cell office:value-type="float" office:value="-7.728206" calcext:value-type="float">
            <text:p>-7.728206</text:p>
          </table:table-cell>
          <table:table-cell table:style-name="ce3" office:value-type="float" office:value="0.166667" calcext:value-type="float">
            <text:p>0.166667</text:p>
          </table:table-cell>
          <table:table-cell table:style-name="ce3" office:value-type="float" office:value="-17.6483" calcext:value-type="float">
            <text:p>-17.648300</text:p>
          </table:table-cell>
          <table:table-cell table:style-name="ce3" office:value-type="float" office:value="0.238095" calcext:value-type="float">
            <text:p>0.238095</text:p>
          </table:table-cell>
          <table:table-cell table:style-name="ce3" office:value-type="float" office:value="-12.7322" calcext:value-type="float">
            <text:p>-12.732200</text:p>
          </table:table-cell>
        </table:table-row>
        <table:table-row table:style-name="ro1">
          <table:table-cell office:value-type="float" office:value="0.0625" calcext:value-type="float">
            <text:p>0.062500</text:p>
          </table:table-cell>
          <table:table-cell office:value-type="float" office:value="-7.70438" calcext:value-type="float">
            <text:p>-7.704380</text:p>
          </table:table-cell>
          <table:table-cell table:style-name="ce3" office:value-type="float" office:value="0.175" calcext:value-type="float">
            <text:p>0.175000</text:p>
          </table:table-cell>
          <table:table-cell table:style-name="ce3" office:value-type="float" office:value="-18.6968" calcext:value-type="float">
            <text:p>-18.696800</text:p>
          </table:table-cell>
          <table:table-cell table:style-name="ce3" office:value-type="float" office:value="0.25" calcext:value-type="float">
            <text:p>0.250000</text:p>
          </table:table-cell>
          <table:table-cell table:style-name="ce3" office:value-type="float" office:value="-13.3888" calcext:value-type="float">
            <text:p>-13.388800</text:p>
          </table:table-cell>
        </table:table-row>
        <table:table-row table:style-name="ro1">
          <table:table-cell office:value-type="float" office:value="0.065476" calcext:value-type="float">
            <text:p>0.065476</text:p>
          </table:table-cell>
          <table:table-cell office:value-type="float" office:value="-7.799199" calcext:value-type="float">
            <text:p>-7.799199</text:p>
          </table:table-cell>
          <table:table-cell table:style-name="ce3" office:value-type="float" office:value="0.183334" calcext:value-type="float">
            <text:p>0.183334</text:p>
          </table:table-cell>
          <table:table-cell table:style-name="ce3" office:value-type="float" office:value="-19.6275" calcext:value-type="float">
            <text:p>-19.627500</text:p>
          </table:table-cell>
          <table:table-cell table:style-name="ce3" office:value-type="float" office:value="0.261905" calcext:value-type="float">
            <text:p>0.261905</text:p>
          </table:table-cell>
          <table:table-cell table:style-name="ce3" office:value-type="float" office:value="-13.9752" calcext:value-type="float">
            <text:p>-13.975200</text:p>
          </table:table-cell>
        </table:table-row>
        <table:table-row table:style-name="ro1">
          <table:table-cell office:value-type="float" office:value="0.068452" calcext:value-type="float">
            <text:p>0.068452</text:p>
          </table:table-cell>
          <table:table-cell office:value-type="float" office:value="-8.026332" calcext:value-type="float">
            <text:p>-8.026332</text:p>
          </table:table-cell>
          <table:table-cell table:style-name="ce3" office:value-type="float" office:value="0.191666" calcext:value-type="float">
            <text:p>0.191666</text:p>
          </table:table-cell>
          <table:table-cell table:style-name="ce3" office:value-type="float" office:value="-20.348" calcext:value-type="float">
            <text:p>-20.348000</text:p>
          </table:table-cell>
          <table:table-cell table:style-name="ce3" office:value-type="float" office:value="0.27381" calcext:value-type="float">
            <text:p>0.273810</text:p>
          </table:table-cell>
          <table:table-cell table:style-name="ce3" office:value-type="float" office:value="-14.4526" calcext:value-type="float">
            <text:p>-14.452600</text:p>
          </table:table-cell>
        </table:table-row>
        <table:table-row table:style-name="ro1">
          <table:table-cell office:value-type="float" office:value="0.071429" calcext:value-type="float">
            <text:p>0.071429</text:p>
          </table:table-cell>
          <table:table-cell office:value-type="float" office:value="-8.305846" calcext:value-type="float">
            <text:p>-8.305846</text:p>
          </table:table-cell>
          <table:table-cell table:style-name="ce3" office:value-type="float" office:value="0.2" calcext:value-type="float">
            <text:p>0.200000</text:p>
          </table:table-cell>
          <table:table-cell table:style-name="ce3" office:value-type="float" office:value="-20.7738" calcext:value-type="float">
            <text:p>-20.773800</text:p>
          </table:table-cell>
          <table:table-cell table:style-name="ce3" office:value-type="float" office:value="0.285714" calcext:value-type="float">
            <text:p>0.285714</text:p>
          </table:table-cell>
          <table:table-cell table:style-name="ce3" office:value-type="float" office:value="-14.7899" calcext:value-type="float">
            <text:p>-14.789900</text:p>
          </table:table-cell>
        </table:table-row>
        <table:table-row table:style-name="ro1">
          <table:table-cell office:value-type="float" office:value="0.074405" calcext:value-type="float">
            <text:p>0.074405</text:p>
          </table:table-cell>
          <table:table-cell office:value-type="float" office:value="-8.591722" calcext:value-type="float">
            <text:p>-8.591722</text:p>
          </table:table-cell>
          <table:table-cell table:style-name="ce3" office:value-type="float" office:value="0.208334" calcext:value-type="float">
            <text:p>0.208334</text:p>
          </table:table-cell>
          <table:table-cell table:style-name="ce3" office:value-type="float" office:value="-20.8463" calcext:value-type="float">
            <text:p>-20.846300</text:p>
          </table:table-cell>
          <table:table-cell table:style-name="ce3" office:value-type="float" office:value="0.297619" calcext:value-type="float">
            <text:p>0.297619</text:p>
          </table:table-cell>
          <table:table-cell table:style-name="ce3" office:value-type="float" office:value="-14.9504" calcext:value-type="float">
            <text:p>-14.950400</text:p>
          </table:table-cell>
        </table:table-row>
        <table:table-row table:style-name="ro1">
          <table:table-cell office:value-type="float" office:value="0.077381" calcext:value-type="float">
            <text:p>0.077381</text:p>
          </table:table-cell>
          <table:table-cell office:value-type="float" office:value="-8.816856" calcext:value-type="float">
            <text:p>-8.816856</text:p>
          </table:table-cell>
          <table:table-cell table:style-name="ce3" office:value-type="float" office:value="0.216667" calcext:value-type="float">
            <text:p>0.216667</text:p>
          </table:table-cell>
          <table:table-cell table:style-name="ce3" office:value-type="float" office:value="-20.5583" calcext:value-type="float">
            <text:p>-20.558300</text:p>
          </table:table-cell>
          <table:table-cell table:style-name="ce3" office:value-type="float" office:value="0.309524" calcext:value-type="float">
            <text:p>0.309524</text:p>
          </table:table-cell>
          <table:table-cell table:style-name="ce3" office:value-type="float" office:value="-14.9149" calcext:value-type="float">
            <text:p>-14.914900</text:p>
          </table:table-cell>
        </table:table-row>
        <table:table-row table:style-name="ro1">
          <table:table-cell office:value-type="float" office:value="0.080357" calcext:value-type="float">
            <text:p>0.080357</text:p>
          </table:table-cell>
          <table:table-cell office:value-type="float" office:value="-8.923989" calcext:value-type="float">
            <text:p>-8.923989</text:p>
          </table:table-cell>
          <table:table-cell table:style-name="ce3" office:value-type="float" office:value="0.225" calcext:value-type="float">
            <text:p>0.225000</text:p>
          </table:table-cell>
          <table:table-cell table:style-name="ce3" office:value-type="float" office:value="-19.9451" calcext:value-type="float">
            <text:p>-19.945100</text:p>
          </table:table-cell>
          <table:table-cell table:style-name="ce3" office:value-type="float" office:value="0.321429" calcext:value-type="float">
            <text:p>0.321429</text:p>
          </table:table-cell>
          <table:table-cell table:style-name="ce3" office:value-type="float" office:value="-14.6894" calcext:value-type="float">
            <text:p>-14.689400</text:p>
          </table:table-cell>
        </table:table-row>
        <table:table-row table:style-name="ro1">
          <table:table-cell office:value-type="float" office:value="0.083333" calcext:value-type="float">
            <text:p>0.083333</text:p>
          </table:table-cell>
          <table:table-cell office:value-type="float" office:value="-8.921875" calcext:value-type="float">
            <text:p>-8.921875</text:p>
          </table:table-cell>
          <table:table-cell table:style-name="ce3" office:value-type="float" office:value="0.233333" calcext:value-type="float">
            <text:p>0.233333</text:p>
          </table:table-cell>
          <table:table-cell table:style-name="ce3" office:value-type="float" office:value="-19.0875" calcext:value-type="float">
            <text:p>-19.087500</text:p>
          </table:table-cell>
          <table:table-cell table:style-name="ce3" office:value-type="float" office:value="0.333334" calcext:value-type="float">
            <text:p>0.333334</text:p>
          </table:table-cell>
          <table:table-cell table:style-name="ce3" office:value-type="float" office:value="-14.2987" calcext:value-type="float">
            <text:p>-14.298700</text:p>
          </table:table-cell>
        </table:table-row>
        <table:table-row table:style-name="ro1">
          <table:table-cell office:value-type="float" office:value="0.08631" calcext:value-type="float">
            <text:p>0.086310</text:p>
          </table:table-cell>
          <table:table-cell office:value-type="float" office:value="-8.811212" calcext:value-type="float">
            <text:p>-8.811212</text:p>
          </table:table-cell>
          <table:table-cell table:style-name="ce3" office:value-type="float" office:value="0.241667" calcext:value-type="float">
            <text:p>0.241667</text:p>
          </table:table-cell>
          <table:table-cell table:style-name="ce3" office:value-type="float" office:value="-18.0738" calcext:value-type="float">
            <text:p>-18.073800</text:p>
          </table:table-cell>
          <table:table-cell table:style-name="ce3" office:value-type="float" office:value="0.345237" calcext:value-type="float">
            <text:p>0.345237</text:p>
          </table:table-cell>
          <table:table-cell table:style-name="ce3" office:value-type="float" office:value="-13.7825" calcext:value-type="float">
            <text:p>-13.782500</text:p>
          </table:table-cell>
        </table:table-row>
        <table:table-row table:style-name="ro1">
          <table:table-cell office:value-type="float" office:value="0.089286" calcext:value-type="float">
            <text:p>0.089286</text:p>
          </table:table-cell>
          <table:table-cell office:value-type="float" office:value="-8.583494" calcext:value-type="float">
            <text:p>-8.583494</text:p>
          </table:table-cell>
          <table:table-cell table:style-name="ce3" office:value-type="float" office:value="0.250001" calcext:value-type="float">
            <text:p>0.250001</text:p>
          </table:table-cell>
          <table:table-cell table:style-name="ce3" office:value-type="float" office:value="-16.9868" calcext:value-type="float">
            <text:p>-16.986800</text:p>
          </table:table-cell>
          <table:table-cell table:style-name="ce3" office:value-type="float" office:value="0.357142" calcext:value-type="float">
            <text:p>0.357142</text:p>
          </table:table-cell>
          <table:table-cell table:style-name="ce3" office:value-type="float" office:value="-13.1688" calcext:value-type="float">
            <text:p>-13.168800</text:p>
          </table:table-cell>
        </table:table-row>
        <table:table-row table:style-name="ro1">
          <table:table-cell office:value-type="float" office:value="0.092262" calcext:value-type="float">
            <text:p>0.092262</text:p>
          </table:table-cell>
          <table:table-cell office:value-type="float" office:value="-8.299106" calcext:value-type="float">
            <text:p>-8.299106</text:p>
          </table:table-cell>
          <table:table-cell table:style-name="ce3" office:value-type="float" office:value="0.258333" calcext:value-type="float">
            <text:p>0.258333</text:p>
          </table:table-cell>
          <table:table-cell table:style-name="ce3" office:value-type="float" office:value="-15.8555" calcext:value-type="float">
            <text:p>-15.855500</text:p>
          </table:table-cell>
          <table:table-cell table:style-name="ce3" office:value-type="float" office:value="0.369047" calcext:value-type="float">
            <text:p>0.369047</text:p>
          </table:table-cell>
          <table:table-cell table:style-name="ce3" office:value-type="float" office:value="-12.4951" calcext:value-type="float">
            <text:p>-12.495100</text:p>
          </table:table-cell>
        </table:table-row>
        <table:table-row table:style-name="ro1">
          <table:table-cell office:value-type="float" office:value="0.095238" calcext:value-type="float">
            <text:p>0.095238</text:p>
          </table:table-cell>
          <table:table-cell office:value-type="float" office:value="-8.02276" calcext:value-type="float">
            <text:p>-8.022760</text:p>
          </table:table-cell>
          <table:table-cell table:style-name="ce3" office:value-type="float" office:value="0.266667" calcext:value-type="float">
            <text:p>0.266667</text:p>
          </table:table-cell>
          <table:table-cell table:style-name="ce3" office:value-type="float" office:value="-14.6603" calcext:value-type="float">
            <text:p>-14.660300</text:p>
          </table:table-cell>
          <table:table-cell table:style-name="ce3" office:value-type="float" office:value="0.380953" calcext:value-type="float">
            <text:p>0.380953</text:p>
          </table:table-cell>
          <table:table-cell table:style-name="ce3" office:value-type="float" office:value="-11.7543" calcext:value-type="float">
            <text:p>-11.754300</text:p>
          </table:table-cell>
        </table:table-row>
        <table:table-row table:style-name="ro1">
          <table:table-cell office:value-type="float" office:value="0.098214" calcext:value-type="float">
            <text:p>0.098214</text:p>
          </table:table-cell>
          <table:table-cell office:value-type="float" office:value="-7.803809" calcext:value-type="float">
            <text:p>-7.803809</text:p>
          </table:table-cell>
          <table:table-cell table:style-name="ce3" office:value-type="float" office:value="0.275" calcext:value-type="float">
            <text:p>0.275000</text:p>
          </table:table-cell>
          <table:table-cell table:style-name="ce3" office:value-type="float" office:value="-13.3297" calcext:value-type="float">
            <text:p>-13.329700</text:p>
          </table:table-cell>
          <table:table-cell table:style-name="ce3" office:value-type="float" office:value="0.392858" calcext:value-type="float">
            <text:p>0.392858</text:p>
          </table:table-cell>
          <table:table-cell table:style-name="ce3" office:value-type="float" office:value="-10.9738" calcext:value-type="float">
            <text:p>-10.973800</text:p>
          </table:table-cell>
        </table:table-row>
        <table:table-row table:style-name="ro1">
          <table:table-cell office:value-type="float" office:value="0.10119" calcext:value-type="float">
            <text:p>0.101190</text:p>
          </table:table-cell>
          <table:table-cell office:value-type="float" office:value="-7.718619" calcext:value-type="float">
            <text:p>-7.718619</text:p>
          </table:table-cell>
          <table:table-cell table:style-name="ce3" office:value-type="float" office:value="0.283334" calcext:value-type="float">
            <text:p>0.283334</text:p>
          </table:table-cell>
          <table:table-cell table:style-name="ce3" office:value-type="float" office:value="-11.8578" calcext:value-type="float">
            <text:p>-11.857800</text:p>
          </table:table-cell>
          <table:table-cell table:style-name="ce3" office:value-type="float" office:value="0.404763" calcext:value-type="float">
            <text:p>0.404763</text:p>
          </table:table-cell>
          <table:table-cell table:style-name="ce3" office:value-type="float" office:value="-10.2327" calcext:value-type="float">
            <text:p>-10.232700</text:p>
          </table:table-cell>
        </table:table-row>
        <table:table-row table:style-name="ro1">
          <table:table-cell office:value-type="float" office:value="0.104167" calcext:value-type="float">
            <text:p>0.104167</text:p>
          </table:table-cell>
          <table:table-cell office:value-type="float" office:value="-7.749143" calcext:value-type="float">
            <text:p>-7.749143</text:p>
          </table:table-cell>
          <table:table-cell table:style-name="ce3" office:value-type="float" office:value="0.291666" calcext:value-type="float">
            <text:p>0.291666</text:p>
          </table:table-cell>
          <table:table-cell table:style-name="ce3" office:value-type="float" office:value="-10.3107" calcext:value-type="float">
            <text:p>-10.310700</text:p>
          </table:table-cell>
          <table:table-cell table:style-name="ce3" office:value-type="float" office:value="0.416666" calcext:value-type="float">
            <text:p>0.416666</text:p>
          </table:table-cell>
          <table:table-cell table:style-name="ce3" office:value-type="float" office:value="-9.59522" calcext:value-type="float">
            <text:p>-9.595220</text:p>
          </table:table-cell>
        </table:table-row>
        <table:table-row table:style-name="ro1">
          <table:table-cell office:value-type="float" office:value="0.107143" calcext:value-type="float">
            <text:p>0.107143</text:p>
          </table:table-cell>
          <table:table-cell office:value-type="float" office:value="-7.871366" calcext:value-type="float">
            <text:p>-7.871366</text:p>
          </table:table-cell>
          <table:table-cell table:style-name="ce3" office:value-type="float" office:value="0.3" calcext:value-type="float">
            <text:p>0.300000</text:p>
          </table:table-cell>
          <table:table-cell table:style-name="ce3" office:value-type="float" office:value="-8.77049" calcext:value-type="float">
            <text:p>-8.770490</text:p>
          </table:table-cell>
          <table:table-cell table:style-name="ce3" office:value-type="float" office:value="0.428571" calcext:value-type="float">
            <text:p>0.428571</text:p>
          </table:table-cell>
          <table:table-cell table:style-name="ce3" office:value-type="float" office:value="-9.06929" calcext:value-type="float">
            <text:p>-9.069290</text:p>
          </table:table-cell>
        </table:table-row>
        <table:table-row table:style-name="ro1">
          <table:table-cell office:value-type="float" office:value="0.110119" calcext:value-type="float">
            <text:p>0.110119</text:p>
          </table:table-cell>
          <table:table-cell office:value-type="float" office:value="-8.065577" calcext:value-type="float">
            <text:p>-8.065577</text:p>
          </table:table-cell>
          <table:table-cell table:style-name="ce3" office:value-type="float" office:value="0.308334" calcext:value-type="float">
            <text:p>0.308334</text:p>
          </table:table-cell>
          <table:table-cell table:style-name="ce3" office:value-type="float" office:value="-7.37568" calcext:value-type="float">
            <text:p>-7.375680</text:p>
          </table:table-cell>
          <table:table-cell table:style-name="ce3" office:value-type="float" office:value="0.440476" calcext:value-type="float">
            <text:p>0.440476</text:p>
          </table:table-cell>
          <table:table-cell table:style-name="ce3" office:value-type="float" office:value="-8.6665" calcext:value-type="float">
            <text:p>-8.666500</text:p>
          </table:table-cell>
        </table:table-row>
        <table:table-row table:style-name="ro1">
          <table:table-cell office:value-type="float" office:value="0.113095" calcext:value-type="float">
            <text:p>0.113095</text:p>
          </table:table-cell>
          <table:table-cell office:value-type="float" office:value="-8.410096" calcext:value-type="float">
            <text:p>-8.410096</text:p>
          </table:table-cell>
          <table:table-cell table:style-name="ce3" office:value-type="float" office:value="0.316667" calcext:value-type="float">
            <text:p>0.316667</text:p>
          </table:table-cell>
          <table:table-cell table:style-name="ce3" office:value-type="float" office:value="-6.21123" calcext:value-type="float">
            <text:p>-6.211230</text:p>
          </table:table-cell>
          <table:table-cell table:style-name="ce3" office:value-type="float" office:value="0.452381" calcext:value-type="float">
            <text:p>0.452381</text:p>
          </table:table-cell>
          <table:table-cell table:style-name="ce3" office:value-type="float" office:value="-8.34461" calcext:value-type="float">
            <text:p>-8.344610</text:p>
          </table:table-cell>
        </table:table-row>
        <table:table-row table:style-name="ro1">
          <table:table-cell office:value-type="float" office:value="0.116071" calcext:value-type="float">
            <text:p>0.116071</text:p>
          </table:table-cell>
          <table:table-cell office:value-type="float" office:value="-8.965366" calcext:value-type="float">
            <text:p>-8.965366</text:p>
          </table:table-cell>
          <table:table-cell table:style-name="ce3" office:value-type="float" office:value="0.325" calcext:value-type="float">
            <text:p>0.325000</text:p>
          </table:table-cell>
          <table:table-cell table:style-name="ce3" office:value-type="float" office:value="-5.32944" calcext:value-type="float">
            <text:p>-5.329440</text:p>
          </table:table-cell>
          <table:table-cell table:style-name="ce3" office:value-type="float" office:value="0.464286" calcext:value-type="float">
            <text:p>0.464286</text:p>
          </table:table-cell>
          <table:table-cell table:style-name="ce3" office:value-type="float" office:value="-8.12203" calcext:value-type="float">
            <text:p>-8.122030</text:p>
          </table:table-cell>
        </table:table-row>
        <table:table-row table:style-name="ro1">
          <table:table-cell office:value-type="float" office:value="0.119048" calcext:value-type="float">
            <text:p>0.119048</text:p>
          </table:table-cell>
          <table:table-cell office:value-type="float" office:value="-9.769762" calcext:value-type="float">
            <text:p>-9.769762</text:p>
          </table:table-cell>
          <table:table-cell table:style-name="ce3" office:value-type="float" office:value="0.333333" calcext:value-type="float">
            <text:p>0.333333</text:p>
          </table:table-cell>
          <table:table-cell table:style-name="ce3" office:value-type="float" office:value="-4.66775" calcext:value-type="float">
            <text:p>-4.667750</text:p>
          </table:table-cell>
          <table:table-cell table:style-name="ce3" office:value-type="float" office:value="0.47619" calcext:value-type="float">
            <text:p>0.476190</text:p>
          </table:table-cell>
          <table:table-cell table:style-name="ce3" office:value-type="float" office:value="-8.03059" calcext:value-type="float">
            <text:p>-8.030590</text:p>
          </table:table-cell>
        </table:table-row>
        <table:table-row table:style-name="ro1">
          <table:table-cell office:value-type="float" office:value="0.122024" calcext:value-type="float">
            <text:p>0.122024</text:p>
          </table:table-cell>
          <table:table-cell office:value-type="float" office:value="-10.790329" calcext:value-type="float">
            <text:p>-10.790329</text:p>
          </table:table-cell>
          <table:table-cell table:style-name="ce3" office:value-type="float" office:value="0.341667" calcext:value-type="float">
            <text:p>0.341667</text:p>
          </table:table-cell>
          <table:table-cell table:style-name="ce3" office:value-type="float" office:value="-4.17638" calcext:value-type="float">
            <text:p>-4.176380</text:p>
          </table:table-cell>
          <table:table-cell table:style-name="ce3" office:value-type="float" office:value="0.488095" calcext:value-type="float">
            <text:p>0.488095</text:p>
          </table:table-cell>
          <table:table-cell table:style-name="ce3" office:value-type="float" office:value="-8.14282" calcext:value-type="float">
            <text:p>-8.142820</text:p>
          </table:table-cell>
        </table:table-row>
        <table:table-row table:style-name="ro1">
          <table:table-cell office:value-type="float" office:value="0.125" calcext:value-type="float">
            <text:p>0.125000</text:p>
          </table:table-cell>
          <table:table-cell office:value-type="float" office:value="-11.922346" calcext:value-type="float">
            <text:p>-11.922346</text:p>
          </table:table-cell>
          <table:table-cell table:style-name="ce3" office:value-type="float" office:value="0.349999" calcext:value-type="float">
            <text:p>0.349999</text:p>
          </table:table-cell>
          <table:table-cell table:style-name="ce3" office:value-type="float" office:value="-3.86861" calcext:value-type="float">
            <text:p>-3.868610</text:p>
          </table:table-cell>
          <table:table-cell table:style-name="ce3" office:value-type="float" office:value="0.5" calcext:value-type="float">
            <text:p>0.500000</text:p>
          </table:table-cell>
          <table:table-cell table:style-name="ce3" office:value-type="float" office:value="-8.33642" calcext:value-type="float">
            <text:p>-8.336420</text:p>
          </table:table-cell>
        </table:table-row>
        <table:table-row table:style-name="ro1">
          <table:table-cell office:value-type="float" office:value="0.127976" calcext:value-type="float">
            <text:p>0.127976</text:p>
          </table:table-cell>
          <table:table-cell office:value-type="float" office:value="-13.039026" calcext:value-type="float">
            <text:p>-13.039026</text:p>
          </table:table-cell>
          <table:table-cell table:style-name="ce3" office:value-type="float" office:value="0.358333" calcext:value-type="float">
            <text:p>0.358333</text:p>
          </table:table-cell>
          <table:table-cell table:style-name="ce3" office:value-type="float" office:value="-3.81782" calcext:value-type="float">
            <text:p>-3.817820</text:p>
          </table:table-cell>
          <table:table-cell table:style-name="ce3" office:value-type="float" office:value="0.511905" calcext:value-type="float">
            <text:p>0.511905</text:p>
          </table:table-cell>
          <table:table-cell table:style-name="ce3" office:value-type="float" office:value="-8.56267" calcext:value-type="float">
            <text:p>-8.562670</text:p>
          </table:table-cell>
        </table:table-row>
        <table:table-row table:style-name="ro1">
          <table:table-cell office:value-type="float" office:value="0.130952" calcext:value-type="float">
            <text:p>0.130952</text:p>
          </table:table-cell>
          <table:table-cell office:value-type="float" office:value="-14.067427" calcext:value-type="float">
            <text:p>-14.067427</text:p>
          </table:table-cell>
          <table:table-cell table:style-name="ce3" office:value-type="float" office:value="0.366667" calcext:value-type="float">
            <text:p>0.366667</text:p>
          </table:table-cell>
          <table:table-cell table:style-name="ce3" office:value-type="float" office:value="-4.00143" calcext:value-type="float">
            <text:p>-4.001430</text:p>
          </table:table-cell>
          <table:table-cell table:style-name="ce3" office:value-type="float" office:value="0.52381" calcext:value-type="float">
            <text:p>0.523810</text:p>
          </table:table-cell>
          <table:table-cell table:style-name="ce3" office:value-type="float" office:value="-8.83603" calcext:value-type="float">
            <text:p>-8.836030</text:p>
          </table:table-cell>
        </table:table-row>
        <table:table-row table:style-name="ro1">
          <table:table-cell office:value-type="float" office:value="0.133929" calcext:value-type="float">
            <text:p>0.133929</text:p>
          </table:table-cell>
          <table:table-cell office:value-type="float" office:value="-14.924162" calcext:value-type="float">
            <text:p>-14.924162</text:p>
          </table:table-cell>
          <table:table-cell table:style-name="ce3" office:value-type="float" office:value="0.375" calcext:value-type="float">
            <text:p>0.375000</text:p>
          </table:table-cell>
          <table:table-cell table:style-name="ce3" office:value-type="float" office:value="-4.46817" calcext:value-type="float">
            <text:p>-4.468170</text:p>
          </table:table-cell>
          <table:table-cell table:style-name="ce3" office:value-type="float" office:value="0.535714" calcext:value-type="float">
            <text:p>0.535714</text:p>
          </table:table-cell>
          <table:table-cell table:style-name="ce3" office:value-type="float" office:value="-9.06163" calcext:value-type="float">
            <text:p>-9.061630</text:p>
          </table:table-cell>
        </table:table-row>
        <table:table-row table:style-name="ro1">
          <table:table-cell office:value-type="float" office:value="0.136905" calcext:value-type="float">
            <text:p>0.136905</text:p>
          </table:table-cell>
          <table:table-cell office:value-type="float" office:value="-15.562392" calcext:value-type="float">
            <text:p>-15.562392</text:p>
          </table:table-cell>
          <table:table-cell table:style-name="ce3" office:value-type="float" office:value="0.383334" calcext:value-type="float">
            <text:p>0.383334</text:p>
          </table:table-cell>
          <table:table-cell table:style-name="ce3" office:value-type="float" office:value="-5.22937" calcext:value-type="float">
            <text:p>-5.229370</text:p>
          </table:table-cell>
          <table:table-cell table:style-name="ce3" office:value-type="float" office:value="0.547619" calcext:value-type="float">
            <text:p>0.547619</text:p>
          </table:table-cell>
          <table:table-cell table:style-name="ce3" office:value-type="float" office:value="-9.16931" calcext:value-type="float">
            <text:p>-9.169310</text:p>
          </table:table-cell>
        </table:table-row>
        <table:table-row table:style-name="ro1">
          <table:table-cell office:value-type="float" office:value="0.139881" calcext:value-type="float">
            <text:p>0.139881</text:p>
          </table:table-cell>
          <table:table-cell office:value-type="float" office:value="-15.983724" calcext:value-type="float">
            <text:p>-15.983724</text:p>
          </table:table-cell>
          <table:table-cell table:style-name="ce3" office:value-type="float" office:value="0.391666" calcext:value-type="float">
            <text:p>0.391666</text:p>
          </table:table-cell>
          <table:table-cell table:style-name="ce3" office:value-type="float" office:value="-6.24433" calcext:value-type="float">
            <text:p>-6.244330</text:p>
          </table:table-cell>
          <table:table-cell table:style-name="ce3" office:value-type="float" office:value="0.559524" calcext:value-type="float">
            <text:p>0.559524</text:p>
          </table:table-cell>
          <table:table-cell table:style-name="ce3" office:value-type="float" office:value="-9.14409" calcext:value-type="float">
            <text:p>-9.144090</text:p>
          </table:table-cell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-16.193794" calcext:value-type="float">
            <text:p>-16.193794</text:p>
          </table:table-cell>
          <table:table-cell table:style-name="ce3" office:value-type="float" office:value="0.4" calcext:value-type="float">
            <text:p>0.400000</text:p>
          </table:table-cell>
          <table:table-cell table:style-name="ce3" office:value-type="float" office:value="-7.40806" calcext:value-type="float">
            <text:p>-7.408060</text:p>
          </table:table-cell>
          <table:table-cell table:style-name="ce3" office:value-type="float" office:value="0.571429" calcext:value-type="float">
            <text:p>0.571429</text:p>
          </table:table-cell>
          <table:table-cell table:style-name="ce3" office:value-type="float" office:value="-8.98659" calcext:value-type="float">
            <text:p>-8.986590</text:p>
          </table:table-cell>
        </table:table-row>
        <table:table-row table:style-name="ro1">
          <table:table-cell office:value-type="float" office:value="0.145833" calcext:value-type="float">
            <text:p>0.145833</text:p>
          </table:table-cell>
          <table:table-cell office:value-type="float" office:value="-16.187531" calcext:value-type="float">
            <text:p>-16.187531</text:p>
          </table:table-cell>
          <table:table-cell table:style-name="ce3" office:value-type="float" office:value="0.408334" calcext:value-type="float">
            <text:p>0.408334</text:p>
          </table:table-cell>
          <table:table-cell table:style-name="ce3" office:value-type="float" office:value="-8.60689" calcext:value-type="float">
            <text:p>-8.606890</text:p>
          </table:table-cell>
          <table:table-cell table:style-name="ce3" office:value-type="float" office:value="0.583334" calcext:value-type="float">
            <text:p>0.583334</text:p>
          </table:table-cell>
          <table:table-cell table:style-name="ce3" office:value-type="float" office:value="-8.72736" calcext:value-type="float">
            <text:p>-8.727360</text:p>
          </table:table-cell>
        </table:table-row>
        <table:table-row table:style-name="ro1">
          <table:table-cell office:value-type="float" office:value="0.14881" calcext:value-type="float">
            <text:p>0.148810</text:p>
          </table:table-cell>
          <table:table-cell office:value-type="float" office:value="-15.96581" calcext:value-type="float">
            <text:p>-15.965810</text:p>
          </table:table-cell>
          <table:table-cell table:style-name="ce3" office:value-type="float" office:value="0.416667" calcext:value-type="float">
            <text:p>0.416667</text:p>
          </table:table-cell>
          <table:table-cell table:style-name="ce3" office:value-type="float" office:value="-9.71959" calcext:value-type="float">
            <text:p>-9.719590</text:p>
          </table:table-cell>
          <table:table-cell table:style-name="ce3" office:value-type="float" office:value="0.595237" calcext:value-type="float">
            <text:p>0.595237</text:p>
          </table:table-cell>
          <table:table-cell table:style-name="ce3" office:value-type="float" office:value="-8.46238" calcext:value-type="float">
            <text:p>-8.462380</text:p>
          </table:table-cell>
        </table:table-row>
        <table:table-row table:style-name="ro1">
          <table:table-cell office:value-type="float" office:value="0.151786" calcext:value-type="float">
            <text:p>0.151786</text:p>
          </table:table-cell>
          <table:table-cell office:value-type="float" office:value="-15.532496" calcext:value-type="float">
            <text:p>-15.532496</text:p>
          </table:table-cell>
          <table:table-cell table:style-name="ce3" office:value-type="float" office:value="0.425" calcext:value-type="float">
            <text:p>0.425000</text:p>
          </table:table-cell>
          <table:table-cell table:style-name="ce3" office:value-type="float" office:value="-10.6687" calcext:value-type="float">
            <text:p>-10.668700</text:p>
          </table:table-cell>
          <table:table-cell table:style-name="ce3" office:value-type="float" office:value="0.607142" calcext:value-type="float">
            <text:p>0.607142</text:p>
          </table:table-cell>
          <table:table-cell table:style-name="ce3" office:value-type="float" office:value="-8.24669" calcext:value-type="float">
            <text:p>-8.246690</text:p>
          </table:table-cell>
        </table:table-row>
        <table:table-row table:style-name="ro1">
          <table:table-cell office:value-type="float" office:value="0.154762" calcext:value-type="float">
            <text:p>0.154762</text:p>
          </table:table-cell>
          <table:table-cell office:value-type="float" office:value="-14.882387" calcext:value-type="float">
            <text:p>-14.882387</text:p>
          </table:table-cell>
          <table:table-cell table:style-name="ce3" office:value-type="float" office:value="0.433333" calcext:value-type="float">
            <text:p>0.433333</text:p>
          </table:table-cell>
          <table:table-cell table:style-name="ce3" office:value-type="float" office:value="-11.4043" calcext:value-type="float">
            <text:p>-11.404300</text:p>
          </table:table-cell>
          <table:table-cell table:style-name="ce3" office:value-type="float" office:value="0.619047" calcext:value-type="float">
            <text:p>0.619047</text:p>
          </table:table-cell>
          <table:table-cell table:style-name="ce3" office:value-type="float" office:value="-8.06995" calcext:value-type="float">
            <text:p>-8.069950</text:p>
          </table:table-cell>
        </table:table-row>
        <table:table-row table:style-name="ro1">
          <table:table-cell office:value-type="float" office:value="0.157738" calcext:value-type="float">
            <text:p>0.157738</text:p>
          </table:table-cell>
          <table:table-cell office:value-type="float" office:value="-14.013821" calcext:value-type="float">
            <text:p>-14.013821</text:p>
          </table:table-cell>
          <table:table-cell table:style-name="ce3" office:value-type="float" office:value="0.441667" calcext:value-type="float">
            <text:p>0.441667</text:p>
          </table:table-cell>
          <table:table-cell table:style-name="ce3" office:value-type="float" office:value="-11.9436" calcext:value-type="float">
            <text:p>-11.943600</text:p>
          </table:table-cell>
          <table:table-cell table:style-name="ce3" office:value-type="float" office:value="0.630953" calcext:value-type="float">
            <text:p>0.630953</text:p>
          </table:table-cell>
          <table:table-cell table:style-name="ce3" office:value-type="float" office:value="-8.01769" calcext:value-type="float">
            <text:p>-8.017690</text:p>
          </table:table-cell>
        </table:table-row>
        <table:table-row table:style-name="ro1">
          <table:table-cell office:value-type="float" office:value="0.160714" calcext:value-type="float">
            <text:p>0.160714</text:p>
          </table:table-cell>
          <table:table-cell office:value-type="float" office:value="-12.978109" calcext:value-type="float">
            <text:p>-12.978109</text:p>
          </table:table-cell>
          <table:table-cell table:style-name="ce3" office:value-type="float" office:value="0.450001" calcext:value-type="float">
            <text:p>0.450001</text:p>
          </table:table-cell>
          <table:table-cell table:style-name="ce3" office:value-type="float" office:value="-12.2793" calcext:value-type="float">
            <text:p>-12.279300</text:p>
          </table:table-cell>
          <table:table-cell table:style-name="ce3" office:value-type="float" office:value="0.642858" calcext:value-type="float">
            <text:p>0.642858</text:p>
          </table:table-cell>
          <table:table-cell table:style-name="ce3" office:value-type="float" office:value="-8.16952" calcext:value-type="float">
            <text:p>-8.169520</text:p>
          </table:table-cell>
        </table:table-row>
        <table:table-row table:style-name="ro1">
          <table:table-cell office:value-type="float" office:value="0.16369" calcext:value-type="float">
            <text:p>0.163690</text:p>
          </table:table-cell>
          <table:table-cell office:value-type="float" office:value="-11.856913" calcext:value-type="float">
            <text:p>-11.856913</text:p>
          </table:table-cell>
          <table:table-cell table:style-name="ce3" office:value-type="float" office:value="0.458333" calcext:value-type="float">
            <text:p>0.458333</text:p>
          </table:table-cell>
          <table:table-cell table:style-name="ce3" office:value-type="float" office:value="-12.3388" calcext:value-type="float">
            <text:p>-12.338800</text:p>
          </table:table-cell>
          <table:table-cell table:style-name="ce3" office:value-type="float" office:value="0.654763" calcext:value-type="float">
            <text:p>0.654763</text:p>
          </table:table-cell>
          <table:table-cell table:style-name="ce3" office:value-type="float" office:value="-8.42352" calcext:value-type="float">
            <text:p>-8.423520</text:p>
          </table:table-cell>
        </table:table-row>
        <table:table-row table:style-name="ro1">
          <table:table-cell office:value-type="float" office:value="0.166667" calcext:value-type="float">
            <text:p>0.166667</text:p>
          </table:table-cell>
          <table:table-cell office:value-type="float" office:value="-10.725883" calcext:value-type="float">
            <text:p>-10.725883</text:p>
          </table:table-cell>
          <table:table-cell table:style-name="ce3" office:value-type="float" office:value="0.466667" calcext:value-type="float">
            <text:p>0.466667</text:p>
          </table:table-cell>
          <table:table-cell table:style-name="ce3" office:value-type="float" office:value="-12.101" calcext:value-type="float">
            <text:p>-12.101000</text:p>
          </table:table-cell>
          <table:table-cell table:style-name="ce3" office:value-type="float" office:value="0.666666" calcext:value-type="float">
            <text:p>0.666666</text:p>
          </table:table-cell>
          <table:table-cell table:style-name="ce3" office:value-type="float" office:value="-8.77369" calcext:value-type="float">
            <text:p>-8.773690</text:p>
          </table:table-cell>
        </table:table-row>
        <table:table-row table:style-name="ro1">
          <table:table-cell office:value-type="float" office:value="0.169643" calcext:value-type="float">
            <text:p>0.169643</text:p>
          </table:table-cell>
          <table:table-cell office:value-type="float" office:value="-9.712132" calcext:value-type="float">
            <text:p>-9.712132</text:p>
          </table:table-cell>
          <table:table-cell table:style-name="ce3" office:value-type="float" office:value="0.475" calcext:value-type="float">
            <text:p>0.475000</text:p>
          </table:table-cell>
          <table:table-cell table:style-name="ce3" office:value-type="float" office:value="-11.6359" calcext:value-type="float">
            <text:p>-11.635900</text:p>
          </table:table-cell>
          <table:table-cell table:style-name="ce3" office:value-type="float" office:value="0.678571" calcext:value-type="float">
            <text:p>0.678571</text:p>
          </table:table-cell>
          <table:table-cell table:style-name="ce3" office:value-type="float" office:value="-9.21446" calcext:value-type="float">
            <text:p>-9.214460</text:p>
          </table:table-cell>
        </table:table-row>
        <table:table-row table:style-name="ro1">
          <table:table-cell office:value-type="float" office:value="0.172619" calcext:value-type="float">
            <text:p>0.172619</text:p>
          </table:table-cell>
          <table:table-cell office:value-type="float" office:value="-8.918808" calcext:value-type="float">
            <text:p>-8.918808</text:p>
          </table:table-cell>
          <table:table-cell table:style-name="ce3" office:value-type="float" office:value="0.483333" calcext:value-type="float">
            <text:p>0.483333</text:p>
          </table:table-cell>
          <table:table-cell table:style-name="ce3" office:value-type="float" office:value="-10.9816" calcext:value-type="float">
            <text:p>-10.981600</text:p>
          </table:table-cell>
          <table:table-cell table:style-name="ce3" office:value-type="float" office:value="0.690476" calcext:value-type="float">
            <text:p>0.690476</text:p>
          </table:table-cell>
          <table:table-cell table:style-name="ce3" office:value-type="float" office:value="-9.78449" calcext:value-type="float">
            <text:p>-9.784490</text:p>
          </table:table-cell>
        </table:table-row>
        <table:table-row table:style-name="ro1">
          <table:table-cell office:value-type="float" office:value="0.175595" calcext:value-type="float">
            <text:p>0.175595</text:p>
          </table:table-cell>
          <table:table-cell office:value-type="float" office:value="-8.373861" calcext:value-type="float">
            <text:p>-8.373861</text:p>
          </table:table-cell>
          <table:table-cell table:style-name="ce3" office:value-type="float" office:value="0.491666" calcext:value-type="float">
            <text:p>0.491666</text:p>
          </table:table-cell>
          <table:table-cell table:style-name="ce3" office:value-type="float" office:value="-10.1115" calcext:value-type="float">
            <text:p>-10.111500</text:p>
          </table:table-cell>
          <table:table-cell table:style-name="ce3" office:value-type="float" office:value="0.702381" calcext:value-type="float">
            <text:p>0.702381</text:p>
          </table:table-cell>
          <table:table-cell table:style-name="ce3" office:value-type="float" office:value="-10.4614" calcext:value-type="float">
            <text:p>-10.461400</text:p>
          </table:table-cell>
        </table:table-row>
        <table:table-row table:style-name="ro1">
          <table:table-cell office:value-type="float" office:value="0.178571" calcext:value-type="float">
            <text:p>0.178571</text:p>
          </table:table-cell>
          <table:table-cell office:value-type="float" office:value="-8.038436" calcext:value-type="float">
            <text:p>-8.038436</text:p>
          </table:table-cell>
          <table:table-cell table:style-name="ce3" office:value-type="float" office:value="0.5" calcext:value-type="float">
            <text:p>0.500000</text:p>
          </table:table-cell>
          <table:table-cell table:style-name="ce3" office:value-type="float" office:value="-9.05616" calcext:value-type="float">
            <text:p>-9.056160</text:p>
          </table:table-cell>
          <table:table-cell table:style-name="ce3" office:value-type="float" office:value="0.714286" calcext:value-type="float">
            <text:p>0.714286</text:p>
          </table:table-cell>
          <table:table-cell table:style-name="ce3" office:value-type="float" office:value="-11.2298" calcext:value-type="float">
            <text:p>-11.229800</text:p>
          </table:table-cell>
        </table:table-row>
        <table:table-row table:style-name="ro1">
          <table:table-cell office:value-type="float" office:value="0.181548" calcext:value-type="float">
            <text:p>0.181548</text:p>
          </table:table-cell>
          <table:table-cell office:value-type="float" office:value="-7.849054" calcext:value-type="float">
            <text:p>-7.849054</text:p>
          </table:table-cell>
          <table:table-cell table:style-name="ce3" office:value-type="float" office:value="0.508334" calcext:value-type="float">
            <text:p>0.508334</text:p>
          </table:table-cell>
          <table:table-cell table:style-name="ce3" office:value-type="float" office:value="-7.8769" calcext:value-type="float">
            <text:p>-7.876900</text:p>
          </table:table-cell>
          <table:table-cell table:style-name="ce3" office:value-type="float" office:value="0.72619" calcext:value-type="float">
            <text:p>0.726190</text:p>
          </table:table-cell>
          <table:table-cell table:style-name="ce3" office:value-type="float" office:value="-12.0052" calcext:value-type="float">
            <text:p>-12.005200</text:p>
          </table:table-cell>
        </table:table-row>
        <table:table-row table:style-name="ro1">
          <table:table-cell office:value-type="float" office:value="0.184524" calcext:value-type="float">
            <text:p>0.184524</text:p>
          </table:table-cell>
          <table:table-cell office:value-type="float" office:value="-7.73174" calcext:value-type="float">
            <text:p>-7.731740</text:p>
          </table:table-cell>
          <table:table-cell table:style-name="ce3" office:value-type="float" office:value="0.516667" calcext:value-type="float">
            <text:p>0.516667</text:p>
          </table:table-cell>
          <table:table-cell table:style-name="ce3" office:value-type="float" office:value="-6.68754" calcext:value-type="float">
            <text:p>-6.687540</text:p>
          </table:table-cell>
          <table:table-cell table:style-name="ce3" office:value-type="float" office:value="0.738095" calcext:value-type="float">
            <text:p>0.738095</text:p>
          </table:table-cell>
          <table:table-cell table:style-name="ce3" office:value-type="float" office:value="-12.724" calcext:value-type="float">
            <text:p>-12.724000</text:p>
          </table:table-cell>
        </table:table-row>
        <table:table-row table:style-name="ro1">
          <table:table-cell office:value-type="float" office:value="0.1875" calcext:value-type="float">
            <text:p>0.187500</text:p>
          </table:table-cell>
          <table:table-cell office:value-type="float" office:value="-7.708766" calcext:value-type="float">
            <text:p>-7.708766</text:p>
          </table:table-cell>
          <table:table-cell table:style-name="ce3" office:value-type="float" office:value="0.525" calcext:value-type="float">
            <text:p>0.525000</text:p>
          </table:table-cell>
          <table:table-cell table:style-name="ce3" office:value-type="float" office:value="-5.60071" calcext:value-type="float">
            <text:p>-5.600710</text:p>
          </table:table-cell>
          <table:table-cell table:style-name="ce3" office:value-type="float" office:value="0.75" calcext:value-type="float">
            <text:p>0.750000</text:p>
          </table:table-cell>
          <table:table-cell table:style-name="ce3" office:value-type="float" office:value="-13.3815" calcext:value-type="float">
            <text:p>-13.381500</text:p>
          </table:table-cell>
        </table:table-row>
        <table:table-row table:style-name="ro1">
          <table:table-cell office:value-type="float" office:value="0.190476" calcext:value-type="float">
            <text:p>0.190476</text:p>
          </table:table-cell>
          <table:table-cell office:value-type="float" office:value="-7.803834" calcext:value-type="float">
            <text:p>-7.803834</text:p>
          </table:table-cell>
          <table:table-cell table:style-name="ce3" office:value-type="float" office:value="0.533333" calcext:value-type="float">
            <text:p>0.533333</text:p>
          </table:table-cell>
          <table:table-cell table:style-name="ce3" office:value-type="float" office:value="-4.73557" calcext:value-type="float">
            <text:p>-4.735570</text:p>
          </table:table-cell>
          <table:table-cell table:style-name="ce3" office:value-type="float" office:value="0.761905" calcext:value-type="float">
            <text:p>0.761905</text:p>
          </table:table-cell>
          <table:table-cell table:style-name="ce3" office:value-type="float" office:value="-13.9689" calcext:value-type="float">
            <text:p>-13.968900</text:p>
          </table:table-cell>
        </table:table-row>
        <table:table-row table:style-name="ro1">
          <table:table-cell office:value-type="float" office:value="0.193452" calcext:value-type="float">
            <text:p>0.193452</text:p>
          </table:table-cell>
          <table:table-cell office:value-type="float" office:value="-8.031169" calcext:value-type="float">
            <text:p>-8.031169</text:p>
          </table:table-cell>
          <table:table-cell table:style-name="ce3" office:value-type="float" office:value="0.541667" calcext:value-type="float">
            <text:p>0.541667</text:p>
          </table:table-cell>
          <table:table-cell table:style-name="ce3" office:value-type="float" office:value="-4.15172" calcext:value-type="float">
            <text:p>-4.151720</text:p>
          </table:table-cell>
          <table:table-cell table:style-name="ce3" office:value-type="float" office:value="0.77381" calcext:value-type="float">
            <text:p>0.773810</text:p>
          </table:table-cell>
          <table:table-cell table:style-name="ce3" office:value-type="float" office:value="-14.448" calcext:value-type="float">
            <text:p>-14.448000</text:p>
          </table:table-cell>
        </table:table-row>
        <table:table-row table:style-name="ro1">
          <table:table-cell office:value-type="float" office:value="0.196429" calcext:value-type="float">
            <text:p>0.196429</text:p>
          </table:table-cell>
          <table:table-cell office:value-type="float" office:value="-8.311599" calcext:value-type="float">
            <text:p>-8.311599</text:p>
          </table:table-cell>
          <table:table-cell table:style-name="ce3" office:value-type="float" office:value="0.549999" calcext:value-type="float">
            <text:p>0.549999</text:p>
          </table:table-cell>
          <table:table-cell table:style-name="ce3" office:value-type="float" office:value="-3.86797" calcext:value-type="float">
            <text:p>-3.867970</text:p>
          </table:table-cell>
          <table:table-cell table:style-name="ce3" office:value-type="float" office:value="0.785714" calcext:value-type="float">
            <text:p>0.785714</text:p>
          </table:table-cell>
          <table:table-cell table:style-name="ce3" office:value-type="float" office:value="-14.7882" calcext:value-type="float">
            <text:p>-14.788200</text:p>
          </table:table-cell>
        </table:table-row>
        <table:table-row table:style-name="ro1">
          <table:table-cell office:value-type="float" office:value="0.199405" calcext:value-type="float">
            <text:p>0.199405</text:p>
          </table:table-cell>
          <table:table-cell office:value-type="float" office:value="-8.596828" calcext:value-type="float">
            <text:p>-8.596828</text:p>
          </table:table-cell>
          <table:table-cell table:style-name="ce3" office:value-type="float" office:value="0.558333" calcext:value-type="float">
            <text:p>0.558333</text:p>
          </table:table-cell>
          <table:table-cell table:style-name="ce3" office:value-type="float" office:value="-3.82477" calcext:value-type="float">
            <text:p>-3.824770</text:p>
          </table:table-cell>
          <table:table-cell table:style-name="ce3" office:value-type="float" office:value="0.797619" calcext:value-type="float">
            <text:p>0.797619</text:p>
          </table:table-cell>
          <table:table-cell table:style-name="ce3" office:value-type="float" office:value="-14.9524" calcext:value-type="float">
            <text:p>-14.952400</text:p>
          </table:table-cell>
        </table:table-row>
        <table:table-row table:style-name="ro1">
          <table:table-cell office:value-type="float" office:value="0.202381" calcext:value-type="float">
            <text:p>0.202381</text:p>
          </table:table-cell>
          <table:table-cell office:value-type="float" office:value="-8.821338" calcext:value-type="float">
            <text:p>-8.821338</text:p>
          </table:table-cell>
          <table:table-cell table:style-name="ce3" office:value-type="float" office:value="0.566667" calcext:value-type="float">
            <text:p>0.566667</text:p>
          </table:table-cell>
          <table:table-cell table:style-name="ce3" office:value-type="float" office:value="-4.0376" calcext:value-type="float">
            <text:p>-4.037600</text:p>
          </table:table-cell>
          <table:table-cell table:style-name="ce3" office:value-type="float" office:value="0.809524" calcext:value-type="float">
            <text:p>0.809524</text:p>
          </table:table-cell>
          <table:table-cell table:style-name="ce3" office:value-type="float" office:value="-14.9206" calcext:value-type="float">
            <text:p>-14.920600</text:p>
          </table:table-cell>
        </table:table-row>
        <table:table-row table:style-name="ro1">
          <table:table-cell office:value-type="float" office:value="0.205357" calcext:value-type="float">
            <text:p>0.205357</text:p>
          </table:table-cell>
          <table:table-cell office:value-type="float" office:value="-8.927254" calcext:value-type="float">
            <text:p>-8.927254</text:p>
          </table:table-cell>
          <table:table-cell table:style-name="ce3" office:value-type="float" office:value="0.575" calcext:value-type="float">
            <text:p>0.575000</text:p>
          </table:table-cell>
          <table:table-cell table:style-name="ce3" office:value-type="float" office:value="-4.46532" calcext:value-type="float">
            <text:p>-4.465320</text:p>
          </table:table-cell>
          <table:table-cell table:style-name="ce3" office:value-type="float" office:value="0.821429" calcext:value-type="float">
            <text:p>0.821429</text:p>
          </table:table-cell>
          <table:table-cell table:style-name="ce3" office:value-type="float" office:value="-14.6979" calcext:value-type="float">
            <text:p>-14.697900</text:p>
          </table:table-cell>
        </table:table-row>
        <table:table-row table:style-name="ro1">
          <table:table-cell office:value-type="float" office:value="0.208333" calcext:value-type="float">
            <text:p>0.208333</text:p>
          </table:table-cell>
          <table:table-cell office:value-type="float" office:value="-8.924417" calcext:value-type="float">
            <text:p>-8.924417</text:p>
          </table:table-cell>
          <table:table-cell table:style-name="ce3" office:value-type="float" office:value="0.583334" calcext:value-type="float">
            <text:p>0.583334</text:p>
          </table:table-cell>
          <table:table-cell table:style-name="ce3" office:value-type="float" office:value="-5.05777" calcext:value-type="float">
            <text:p>-5.057770</text:p>
          </table:table-cell>
          <table:table-cell table:style-name="ce3" office:value-type="float" office:value="0.833334" calcext:value-type="float">
            <text:p>0.833334</text:p>
          </table:table-cell>
          <table:table-cell table:style-name="ce3" office:value-type="float" office:value="-14.3087" calcext:value-type="float">
            <text:p>-14.308700</text:p>
          </table:table-cell>
        </table:table-row>
        <table:table-row table:style-name="ro1">
          <table:table-cell office:value-type="float" office:value="0.21131" calcext:value-type="float">
            <text:p>0.211310</text:p>
          </table:table-cell>
          <table:table-cell office:value-type="float" office:value="-8.813116" calcext:value-type="float">
            <text:p>-8.813116</text:p>
          </table:table-cell>
          <table:table-cell table:style-name="ce3" office:value-type="float" office:value="0.591666" calcext:value-type="float">
            <text:p>0.591666</text:p>
          </table:table-cell>
          <table:table-cell table:style-name="ce3" office:value-type="float" office:value="-5.847" calcext:value-type="float">
            <text:p>-5.847000</text:p>
          </table:table-cell>
          <table:table-cell table:style-name="ce3" office:value-type="float" office:value="0.845237" calcext:value-type="float">
            <text:p>0.845237</text:p>
          </table:table-cell>
          <table:table-cell table:style-name="ce3" office:value-type="float" office:value="-13.7926" calcext:value-type="float">
            <text:p>-13.792600</text:p>
          </table:table-cell>
        </table:table-row>
        <table:table-row table:style-name="ro1">
          <table:table-cell office:value-type="float" office:value="0.214286" calcext:value-type="float">
            <text:p>0.214286</text:p>
          </table:table-cell>
          <table:table-cell office:value-type="float" office:value="-8.583896" calcext:value-type="float">
            <text:p>-8.583896</text:p>
          </table:table-cell>
          <table:table-cell table:style-name="ce3" office:value-type="float" office:value="0.6" calcext:value-type="float">
            <text:p>0.600000</text:p>
          </table:table-cell>
          <table:table-cell table:style-name="ce3" office:value-type="float" office:value="-6.90367" calcext:value-type="float">
            <text:p>-6.903670</text:p>
          </table:table-cell>
          <table:table-cell table:style-name="ce3" office:value-type="float" office:value="0.857142" calcext:value-type="float">
            <text:p>0.857142</text:p>
          </table:table-cell>
          <table:table-cell table:style-name="ce3" office:value-type="float" office:value="-13.1783" calcext:value-type="float">
            <text:p>-13.178300</text:p>
          </table:table-cell>
        </table:table-row>
        <table:table-row table:style-name="ro1">
          <table:table-cell office:value-type="float" office:value="0.217262" calcext:value-type="float">
            <text:p>0.217262</text:p>
          </table:table-cell>
          <table:table-cell office:value-type="float" office:value="-8.299362" calcext:value-type="float">
            <text:p>-8.299362</text:p>
          </table:table-cell>
          <table:table-cell table:style-name="ce3" office:value-type="float" office:value="0.608334" calcext:value-type="float">
            <text:p>0.608334</text:p>
          </table:table-cell>
          <table:table-cell table:style-name="ce3" office:value-type="float" office:value="-8.21769" calcext:value-type="float">
            <text:p>-8.217690</text:p>
          </table:table-cell>
          <table:table-cell table:style-name="ce3" office:value-type="float" office:value="0.869047" calcext:value-type="float">
            <text:p>0.869047</text:p>
          </table:table-cell>
          <table:table-cell table:style-name="ce3" office:value-type="float" office:value="-12.5044" calcext:value-type="float">
            <text:p>-12.504400</text:p>
          </table:table-cell>
        </table:table-row>
        <table:table-row table:style-name="ro1">
          <table:table-cell office:value-type="float" office:value="0.220238" calcext:value-type="float">
            <text:p>0.220238</text:p>
          </table:table-cell>
          <table:table-cell office:value-type="float" office:value="-8.021836" calcext:value-type="float">
            <text:p>-8.021836</text:p>
          </table:table-cell>
          <table:table-cell table:style-name="ce3" office:value-type="float" office:value="0.616667" calcext:value-type="float">
            <text:p>0.616667</text:p>
          </table:table-cell>
          <table:table-cell table:style-name="ce3" office:value-type="float" office:value="-9.72109" calcext:value-type="float">
            <text:p>-9.721090</text:p>
          </table:table-cell>
          <table:table-cell table:style-name="ce3" office:value-type="float" office:value="0.880953" calcext:value-type="float">
            <text:p>0.880953</text:p>
          </table:table-cell>
          <table:table-cell table:style-name="ce3" office:value-type="float" office:value="-11.7649" calcext:value-type="float">
            <text:p>-11.764900</text:p>
          </table:table-cell>
        </table:table-row>
        <table:table-row table:style-name="ro1">
          <table:table-cell office:value-type="float" office:value="0.223214" calcext:value-type="float">
            <text:p>0.223214</text:p>
          </table:table-cell>
          <table:table-cell office:value-type="float" office:value="-7.802224" calcext:value-type="float">
            <text:p>-7.802224</text:p>
          </table:table-cell>
          <table:table-cell table:style-name="ce3" office:value-type="float" office:value="0.625" calcext:value-type="float">
            <text:p>0.625000</text:p>
          </table:table-cell>
          <table:table-cell table:style-name="ce3" office:value-type="float" office:value="-11.2743" calcext:value-type="float">
            <text:p>-11.274300</text:p>
          </table:table-cell>
          <table:table-cell table:style-name="ce3" office:value-type="float" office:value="0.892858" calcext:value-type="float">
            <text:p>0.892858</text:p>
          </table:table-cell>
          <table:table-cell table:style-name="ce3" office:value-type="float" office:value="-10.9857" calcext:value-type="float">
            <text:p>-10.985700</text:p>
          </table:table-cell>
        </table:table-row>
        <table:table-row table:style-name="ro1">
          <table:table-cell office:value-type="float" office:value="0.22619" calcext:value-type="float">
            <text:p>0.226190</text:p>
          </table:table-cell>
          <table:table-cell office:value-type="float" office:value="-7.717003" calcext:value-type="float">
            <text:p>-7.717003</text:p>
          </table:table-cell>
          <table:table-cell table:style-name="ce3" office:value-type="float" office:value="0.633333" calcext:value-type="float">
            <text:p>0.633333</text:p>
          </table:table-cell>
          <table:table-cell table:style-name="ce3" office:value-type="float" office:value="-12.7837" calcext:value-type="float">
            <text:p>-12.783700</text:p>
          </table:table-cell>
          <table:table-cell table:style-name="ce3" office:value-type="float" office:value="0.904763" calcext:value-type="float">
            <text:p>0.904763</text:p>
          </table:table-cell>
          <table:table-cell table:style-name="ce3" office:value-type="float" office:value="-10.2459" calcext:value-type="float">
            <text:p>-10.245900</text:p>
          </table:table-cell>
        </table:table-row>
        <table:table-row table:style-name="ro1">
          <table:table-cell office:value-type="float" office:value="0.229167" calcext:value-type="float">
            <text:p>0.229167</text:p>
          </table:table-cell>
          <table:table-cell office:value-type="float" office:value="-7.747202" calcext:value-type="float">
            <text:p>-7.747202</text:p>
          </table:table-cell>
          <table:table-cell table:style-name="ce3" office:value-type="float" office:value="0.641667" calcext:value-type="float">
            <text:p>0.641667</text:p>
          </table:table-cell>
          <table:table-cell table:style-name="ce3" office:value-type="float" office:value="-14.1717" calcext:value-type="float">
            <text:p>-14.171700</text:p>
          </table:table-cell>
          <table:table-cell table:style-name="ce3" office:value-type="float" office:value="0.916666" calcext:value-type="float">
            <text:p>0.916666</text:p>
          </table:table-cell>
          <table:table-cell table:style-name="ce3" office:value-type="float" office:value="-9.60964" calcext:value-type="float">
            <text:p>-9.609640</text:p>
          </table:table-cell>
        </table:table-row>
        <table:table-row table:style-name="ro1">
          <table:table-cell office:value-type="float" office:value="0.232143" calcext:value-type="float">
            <text:p>0.232143</text:p>
          </table:table-cell>
          <table:table-cell office:value-type="float" office:value="-7.869731" calcext:value-type="float">
            <text:p>-7.869731</text:p>
          </table:table-cell>
          <table:table-cell table:style-name="ce3" office:value-type="float" office:value="0.650001" calcext:value-type="float">
            <text:p>0.650001</text:p>
          </table:table-cell>
          <table:table-cell table:style-name="ce3" office:value-type="float" office:value="-15.4088" calcext:value-type="float">
            <text:p>-15.408800</text:p>
          </table:table-cell>
          <table:table-cell table:style-name="ce3" office:value-type="float" office:value="0.928571" calcext:value-type="float">
            <text:p>0.928571</text:p>
          </table:table-cell>
          <table:table-cell table:style-name="ce3" office:value-type="float" office:value="-9.08437" calcext:value-type="float">
            <text:p>-9.084370</text:p>
          </table:table-cell>
        </table:table-row>
        <table:table-row table:style-name="ro1">
          <table:table-cell office:value-type="float" office:value="0.235119" calcext:value-type="float">
            <text:p>0.235119</text:p>
          </table:table-cell>
          <table:table-cell office:value-type="float" office:value="-8.065437" calcext:value-type="float">
            <text:p>-8.065437</text:p>
          </table:table-cell>
          <table:table-cell table:style-name="ce3" office:value-type="float" office:value="0.658333" calcext:value-type="float">
            <text:p>0.658333</text:p>
          </table:table-cell>
          <table:table-cell table:style-name="ce3" office:value-type="float" office:value="-16.5548" calcext:value-type="float">
            <text:p>-16.554800</text:p>
          </table:table-cell>
          <table:table-cell table:style-name="ce3" office:value-type="float" office:value="0.940476" calcext:value-type="float">
            <text:p>0.940476</text:p>
          </table:table-cell>
          <table:table-cell table:style-name="ce3" office:value-type="float" office:value="-8.68113" calcext:value-type="float">
            <text:p>-8.681130</text:p>
          </table:table-cell>
        </table:table-row>
        <table:table-row table:style-name="ro1">
          <table:table-cell office:value-type="float" office:value="0.238095" calcext:value-type="float">
            <text:p>0.238095</text:p>
          </table:table-cell>
          <table:table-cell office:value-type="float" office:value="-8.412249" calcext:value-type="float">
            <text:p>-8.412249</text:p>
          </table:table-cell>
          <table:table-cell table:style-name="ce3" office:value-type="float" office:value="0.666667" calcext:value-type="float">
            <text:p>0.666667</text:p>
          </table:table-cell>
          <table:table-cell table:style-name="ce3" office:value-type="float" office:value="-17.6571" calcext:value-type="float">
            <text:p>-17.657100</text:p>
          </table:table-cell>
          <table:table-cell table:style-name="ce3" office:value-type="float" office:value="0.952381" calcext:value-type="float">
            <text:p>0.952381</text:p>
          </table:table-cell>
          <table:table-cell table:style-name="ce3" office:value-type="float" office:value="-8.35778" calcext:value-type="float">
            <text:p>-8.357780</text:p>
          </table:table-cell>
        </table:table-row>
        <table:table-row table:style-name="ro1">
          <table:table-cell office:value-type="float" office:value="0.241071" calcext:value-type="float">
            <text:p>0.241071</text:p>
          </table:table-cell>
          <table:table-cell office:value-type="float" office:value="-8.970517" calcext:value-type="float">
            <text:p>-8.970517</text:p>
          </table:table-cell>
          <table:table-cell table:style-name="ce3" office:value-type="float" office:value="0.675" calcext:value-type="float">
            <text:p>0.675000</text:p>
          </table:table-cell>
          <table:table-cell table:style-name="ce3" office:value-type="float" office:value="-18.7032" calcext:value-type="float">
            <text:p>-18.703200</text:p>
          </table:table-cell>
          <table:table-cell table:style-name="ce3" office:value-type="float" office:value="0.964286" calcext:value-type="float">
            <text:p>0.964286</text:p>
          </table:table-cell>
          <table:table-cell table:style-name="ce3" office:value-type="float" office:value="-8.13219" calcext:value-type="float">
            <text:p>-8.132190</text:p>
          </table:table-cell>
        </table:table-row>
        <table:table-row table:style-name="ro1">
          <table:table-cell office:value-type="float" office:value="0.244048" calcext:value-type="float">
            <text:p>0.244048</text:p>
          </table:table-cell>
          <table:table-cell office:value-type="float" office:value="-9.777162" calcext:value-type="float">
            <text:p>-9.777162</text:p>
          </table:table-cell>
          <table:table-cell table:style-name="ce3" office:value-type="float" office:value="0.683333" calcext:value-type="float">
            <text:p>0.683333</text:p>
          </table:table-cell>
          <table:table-cell table:style-name="ce3" office:value-type="float" office:value="-19.6305" calcext:value-type="float">
            <text:p>-19.630500</text:p>
          </table:table-cell>
          <table:table-cell table:style-name="ce3" office:value-type="float" office:value="0.97619" calcext:value-type="float">
            <text:p>0.976190</text:p>
          </table:table-cell>
          <table:table-cell table:style-name="ce3" office:value-type="float" office:value="-8.03763" calcext:value-type="float">
            <text:p>-8.037630</text:p>
          </table:table-cell>
        </table:table-row>
        <table:table-row table:style-name="ro1">
          <table:table-cell office:value-type="float" office:value="0.247024" calcext:value-type="float">
            <text:p>0.247024</text:p>
          </table:table-cell>
          <table:table-cell office:value-type="float" office:value="-10.799318" calcext:value-type="float">
            <text:p>-10.799318</text:p>
          </table:table-cell>
          <table:table-cell table:style-name="ce3" office:value-type="float" office:value="0.691666" calcext:value-type="float">
            <text:p>0.691666</text:p>
          </table:table-cell>
          <table:table-cell table:style-name="ce3" office:value-type="float" office:value="-20.3465" calcext:value-type="float">
            <text:p>-20.346500</text:p>
          </table:table-cell>
          <table:table-cell table:style-name="ce3" office:value-type="float" office:value="0.988095" calcext:value-type="float">
            <text:p>0.988095</text:p>
          </table:table-cell>
          <table:table-cell table:style-name="ce3" office:value-type="float" office:value="-8.14688" calcext:value-type="float">
            <text:p>-8.146880</text:p>
          </table:table-cell>
        </table:table-row>
        <table:table-row table:style-name="ro1">
          <table:table-cell office:value-type="float" office:value="0.25" calcext:value-type="float">
            <text:p>0.250000</text:p>
          </table:table-cell>
          <table:table-cell office:value-type="float" office:value="-11.931131" calcext:value-type="float">
            <text:p>-11.931131</text:p>
          </table:table-cell>
          <table:table-cell table:style-name="ce3" office:value-type="float" office:value="0.7" calcext:value-type="float">
            <text:p>0.700000</text:p>
          </table:table-cell>
          <table:table-cell table:style-name="ce3" office:value-type="float" office:value="-20.7666" calcext:value-type="float">
            <text:p>-20.766600</text:p>
          </table:table-cell>
          <table:table-cell table:number-columns-repeated="2"/>
        </table:table-row>
        <table:table-row table:style-name="ro1">
          <table:table-cell office:value-type="float" office:value="0.252976" calcext:value-type="float">
            <text:p>0.252976</text:p>
          </table:table-cell>
          <table:table-cell office:value-type="float" office:value="-13.047271" calcext:value-type="float">
            <text:p>-13.047271</text:p>
          </table:table-cell>
          <table:table-cell table:style-name="ce3" office:value-type="float" office:value="0.708334" calcext:value-type="float">
            <text:p>0.708334</text:p>
          </table:table-cell>
          <table:table-cell table:style-name="ce3" office:value-type="float" office:value="-20.8332" calcext:value-type="float">
            <text:p>-20.833200</text:p>
          </table:table-cell>
          <table:table-cell table:number-columns-repeated="2"/>
        </table:table-row>
        <table:table-row table:style-name="ro1">
          <table:table-cell office:value-type="float" office:value="0.255952" calcext:value-type="float">
            <text:p>0.255952</text:p>
          </table:table-cell>
          <table:table-cell office:value-type="float" office:value="-14.074429" calcext:value-type="float">
            <text:p>-14.074429</text:p>
          </table:table-cell>
          <table:table-cell table:style-name="ce3" office:value-type="float" office:value="0.716666" calcext:value-type="float">
            <text:p>0.716666</text:p>
          </table:table-cell>
          <table:table-cell table:style-name="ce3" office:value-type="float" office:value="-20.5397" calcext:value-type="float">
            <text:p>-20.539700</text:p>
          </table:table-cell>
          <table:table-cell table:number-columns-repeated="2"/>
        </table:table-row>
        <table:table-row table:style-name="ro1">
          <table:table-cell office:value-type="float" office:value="0.258929" calcext:value-type="float">
            <text:p>0.258929</text:p>
          </table:table-cell>
          <table:table-cell office:value-type="float" office:value="-14.929613" calcext:value-type="float">
            <text:p>-14.929613</text:p>
          </table:table-cell>
          <table:table-cell table:style-name="ce3" office:value-type="float" office:value="0.725" calcext:value-type="float">
            <text:p>0.725000</text:p>
          </table:table-cell>
          <table:table-cell table:style-name="ce3" office:value-type="float" office:value="-19.9228" calcext:value-type="float">
            <text:p>-19.922800</text:p>
          </table:table-cell>
          <table:table-cell table:number-columns-repeated="2"/>
        </table:table-row>
        <table:table-row table:style-name="ro1">
          <table:table-cell office:value-type="float" office:value="0.261905" calcext:value-type="float">
            <text:p>0.261905</text:p>
          </table:table-cell>
          <table:table-cell office:value-type="float" office:value="-15.565778" calcext:value-type="float">
            <text:p>-15.565778</text:p>
          </table:table-cell>
          <table:table-cell table:style-name="ce3" office:value-type="float" office:value="0.733333" calcext:value-type="float">
            <text:p>0.733333</text:p>
          </table:table-cell>
          <table:table-cell table:style-name="ce3" office:value-type="float" office:value="-19.0637" calcext:value-type="float">
            <text:p>-19.063700</text:p>
          </table:table-cell>
          <table:table-cell table:number-columns-repeated="2"/>
        </table:table-row>
        <table:table-row table:style-name="ro1">
          <table:table-cell office:value-type="float" office:value="0.264881" calcext:value-type="float">
            <text:p>0.264881</text:p>
          </table:table-cell>
          <table:table-cell office:value-type="float" office:value="-15.985251" calcext:value-type="float">
            <text:p>-15.985251</text:p>
          </table:table-cell>
          <table:table-cell table:style-name="ce3" office:value-type="float" office:value="0.741667" calcext:value-type="float">
            <text:p>0.741667</text:p>
          </table:table-cell>
          <table:table-cell table:style-name="ce3" office:value-type="float" office:value="-18.0514" calcext:value-type="float">
            <text:p>-18.051400</text:p>
          </table:table-cell>
          <table:table-cell table:number-columns-repeated="2"/>
        </table:table-row>
        <table:table-row table:style-name="ro1">
          <table:table-cell office:value-type="float" office:value="0.267857" calcext:value-type="float">
            <text:p>0.267857</text:p>
          </table:table-cell>
          <table:table-cell office:value-type="float" office:value="-16.193216" calcext:value-type="float">
            <text:p>-16.193216</text:p>
          </table:table-cell>
          <table:table-cell table:style-name="ce3" office:value-type="float" office:value="0.750001" calcext:value-type="float">
            <text:p>0.750001</text:p>
          </table:table-cell>
          <table:table-cell table:style-name="ce3" office:value-type="float" office:value="-16.9674" calcext:value-type="float">
            <text:p>-16.967400</text:p>
          </table:table-cell>
          <table:table-cell table:number-columns-repeated="2"/>
        </table:table-row>
        <table:table-row table:style-name="ro1">
          <table:table-cell office:value-type="float" office:value="0.270833" calcext:value-type="float">
            <text:p>0.270833</text:p>
          </table:table-cell>
          <table:table-cell office:value-type="float" office:value="-16.184897" calcext:value-type="float">
            <text:p>-16.184897</text:p>
          </table:table-cell>
          <table:table-cell table:style-name="ce3" office:value-type="float" office:value="0.758333" calcext:value-type="float">
            <text:p>0.758333</text:p>
          </table:table-cell>
          <table:table-cell table:style-name="ce3" office:value-type="float" office:value="-15.8395" calcext:value-type="float">
            <text:p>-15.839500</text:p>
          </table:table-cell>
          <table:table-cell table:number-columns-repeated="2"/>
        </table:table-row>
        <table:table-row table:style-name="ro1">
          <table:table-cell office:value-type="float" office:value="0.27381" calcext:value-type="float">
            <text:p>0.273810</text:p>
          </table:table-cell>
          <table:table-cell office:value-type="float" office:value="-15.961018" calcext:value-type="float">
            <text:p>-15.961018</text:p>
          </table:table-cell>
          <table:table-cell table:style-name="ce3" office:value-type="float" office:value="0.766667" calcext:value-type="float">
            <text:p>0.766667</text:p>
          </table:table-cell>
          <table:table-cell table:style-name="ce3" office:value-type="float" office:value="-14.6461" calcext:value-type="float">
            <text:p>-14.646100</text:p>
          </table:table-cell>
          <table:table-cell table:number-columns-repeated="2"/>
        </table:table-row>
        <table:table-row table:style-name="ro1">
          <table:table-cell office:value-type="float" office:value="0.276786" calcext:value-type="float">
            <text:p>0.276786</text:p>
          </table:table-cell>
          <table:table-cell office:value-type="float" office:value="-15.525803" calcext:value-type="float">
            <text:p>-15.525803</text:p>
          </table:table-cell>
          <table:table-cell table:style-name="ce3" office:value-type="float" office:value="0.775" calcext:value-type="float">
            <text:p>0.775000</text:p>
          </table:table-cell>
          <table:table-cell table:style-name="ce3" office:value-type="float" office:value="-13.3149" calcext:value-type="float">
            <text:p>-13.314900</text:p>
          </table:table-cell>
          <table:table-cell table:number-columns-repeated="2"/>
        </table:table-row>
        <table:table-row table:style-name="ro1">
          <table:table-cell office:value-type="float" office:value="0.279762" calcext:value-type="float">
            <text:p>0.279762</text:p>
          </table:table-cell>
          <table:table-cell office:value-type="float" office:value="-14.873734" calcext:value-type="float">
            <text:p>-14.873734</text:p>
          </table:table-cell>
          <table:table-cell table:style-name="ce3" office:value-type="float" office:value="0.783334" calcext:value-type="float">
            <text:p>0.783334</text:p>
          </table:table-cell>
          <table:table-cell table:style-name="ce3" office:value-type="float" office:value="-11.8429" calcext:value-type="float">
            <text:p>-11.842900</text:p>
          </table:table-cell>
          <table:table-cell table:number-columns-repeated="2"/>
        </table:table-row>
        <table:table-row table:style-name="ro1">
          <table:table-cell office:value-type="float" office:value="0.282738" calcext:value-type="float">
            <text:p>0.282738</text:p>
          </table:table-cell>
          <table:table-cell office:value-type="float" office:value="-14.003984" calcext:value-type="float">
            <text:p>-14.003984</text:p>
          </table:table-cell>
          <table:table-cell table:style-name="ce3" office:value-type="float" office:value="0.791666" calcext:value-type="float">
            <text:p>0.791666</text:p>
          </table:table-cell>
          <table:table-cell table:style-name="ce3" office:value-type="float" office:value="-10.2966" calcext:value-type="float">
            <text:p>-10.296600</text:p>
          </table:table-cell>
          <table:table-cell table:number-columns-repeated="2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-12.967913" calcext:value-type="float">
            <text:p>-12.967913</text:p>
          </table:table-cell>
          <table:table-cell table:style-name="ce3" office:value-type="float" office:value="0.8" calcext:value-type="float">
            <text:p>0.800000</text:p>
          </table:table-cell>
          <table:table-cell table:style-name="ce3" office:value-type="float" office:value="-8.75767" calcext:value-type="float">
            <text:p>-8.757670</text:p>
          </table:table-cell>
          <table:table-cell table:number-columns-repeated="2"/>
        </table:table-row>
        <table:table-row table:style-name="ro1">
          <table:table-cell office:value-type="float" office:value="0.28869" calcext:value-type="float">
            <text:p>0.288690</text:p>
          </table:table-cell>
          <table:table-cell office:value-type="float" office:value="-11.847373" calcext:value-type="float">
            <text:p>-11.847373</text:p>
          </table:table-cell>
          <table:table-cell table:style-name="ce3" office:value-type="float" office:value="0.808334" calcext:value-type="float">
            <text:p>0.808334</text:p>
          </table:table-cell>
          <table:table-cell table:style-name="ce3" office:value-type="float" office:value="-7.36497" calcext:value-type="float">
            <text:p>-7.364970</text:p>
          </table:table-cell>
          <table:table-cell table:number-columns-repeated="2"/>
        </table:table-row>
        <table:table-row table:style-name="ro1">
          <table:table-cell office:value-type="float" office:value="0.291667" calcext:value-type="float">
            <text:p>0.291667</text:p>
          </table:table-cell>
          <table:table-cell office:value-type="float" office:value="-10.717597" calcext:value-type="float">
            <text:p>-10.717597</text:p>
          </table:table-cell>
          <table:table-cell table:style-name="ce3" office:value-type="float" office:value="0.816667" calcext:value-type="float">
            <text:p>0.816667</text:p>
          </table:table-cell>
          <table:table-cell table:style-name="ce3" office:value-type="float" office:value="-6.20262" calcext:value-type="float">
            <text:p>-6.202620</text:p>
          </table:table-cell>
          <table:table-cell table:number-columns-repeated="2"/>
        </table:table-row>
        <table:table-row table:style-name="ro1">
          <table:table-cell office:value-type="float" office:value="0.294643" calcext:value-type="float">
            <text:p>0.294643</text:p>
          </table:table-cell>
          <table:table-cell office:value-type="float" office:value="-9.706806" calcext:value-type="float">
            <text:p>-9.706806</text:p>
          </table:table-cell>
          <table:table-cell table:style-name="ce3" office:value-type="float" office:value="0.825" calcext:value-type="float">
            <text:p>0.825000</text:p>
          </table:table-cell>
          <table:table-cell table:style-name="ce3" office:value-type="float" office:value="-5.323" calcext:value-type="float">
            <text:p>-5.323000</text:p>
          </table:table-cell>
          <table:table-cell table:number-columns-repeated="2"/>
        </table:table-row>
        <table:table-row table:style-name="ro1">
          <table:table-cell office:value-type="float" office:value="0.297619" calcext:value-type="float">
            <text:p>0.297619</text:p>
          </table:table-cell>
          <table:table-cell office:value-type="float" office:value="-8.916549" calcext:value-type="float">
            <text:p>-8.916549</text:p>
          </table:table-cell>
          <table:table-cell table:style-name="ce3" office:value-type="float" office:value="0.833333" calcext:value-type="float">
            <text:p>0.833333</text:p>
          </table:table-cell>
          <table:table-cell table:style-name="ce3" office:value-type="float" office:value="-4.66233" calcext:value-type="float">
            <text:p>-4.662330</text:p>
          </table:table-cell>
          <table:table-cell table:number-columns-repeated="2"/>
        </table:table-row>
        <table:table-row table:style-name="ro1">
          <table:table-cell office:value-type="float" office:value="0.300595" calcext:value-type="float">
            <text:p>0.300595</text:p>
          </table:table-cell>
          <table:table-cell office:value-type="float" office:value="-8.374548" calcext:value-type="float">
            <text:p>-8.374548</text:p>
          </table:table-cell>
          <table:table-cell table:style-name="ce3" office:value-type="float" office:value="0.841667" calcext:value-type="float">
            <text:p>0.841667</text:p>
          </table:table-cell>
          <table:table-cell table:style-name="ce3" office:value-type="float" office:value="-4.17153" calcext:value-type="float">
            <text:p>-4.171530</text:p>
          </table:table-cell>
          <table:table-cell table:number-columns-repeated="2"/>
        </table:table-row>
        <table:table-row table:style-name="ro1">
          <table:table-cell office:value-type="float" office:value="0.303571" calcext:value-type="float">
            <text:p>0.303571</text:p>
          </table:table-cell>
          <table:table-cell office:value-type="float" office:value="-8.04117" calcext:value-type="float">
            <text:p>-8.041170</text:p>
          </table:table-cell>
          <table:table-cell table:style-name="ce3" office:value-type="float" office:value="0.850001" calcext:value-type="float">
            <text:p>0.850001</text:p>
          </table:table-cell>
          <table:table-cell table:style-name="ce3" office:value-type="float" office:value="-3.8645" calcext:value-type="float">
            <text:p>-3.864500</text:p>
          </table:table-cell>
          <table:table-cell table:number-columns-repeated="2"/>
        </table:table-row>
        <table:table-row table:style-name="ro1">
          <table:table-cell office:value-type="float" office:value="0.306548" calcext:value-type="float">
            <text:p>0.306548</text:p>
          </table:table-cell>
          <table:table-cell office:value-type="float" office:value="-7.853359" calcext:value-type="float">
            <text:p>-7.853359</text:p>
          </table:table-cell>
          <table:table-cell table:style-name="ce3" office:value-type="float" office:value="0.858333" calcext:value-type="float">
            <text:p>0.858333</text:p>
          </table:table-cell>
          <table:table-cell table:style-name="ce3" office:value-type="float" office:value="-3.81418" calcext:value-type="float">
            <text:p>-3.814180</text:p>
          </table:table-cell>
          <table:table-cell table:number-columns-repeated="2"/>
        </table:table-row>
        <table:table-row table:style-name="ro1">
          <table:table-cell office:value-type="float" office:value="0.309524" calcext:value-type="float">
            <text:p>0.309524</text:p>
          </table:table-cell>
          <table:table-cell office:value-type="float" office:value="-7.736667" calcext:value-type="float">
            <text:p>-7.736667</text:p>
          </table:table-cell>
          <table:table-cell table:style-name="ce3" office:value-type="float" office:value="0.866667" calcext:value-type="float">
            <text:p>0.866667</text:p>
          </table:table-cell>
          <table:table-cell table:style-name="ce3" office:value-type="float" office:value="-3.99804" calcext:value-type="float">
            <text:p>-3.998040</text:p>
          </table:table-cell>
          <table:table-cell table:number-columns-repeated="2"/>
        </table:table-row>
        <table:table-row table:style-name="ro1">
          <table:table-cell office:value-type="float" office:value="0.3125" calcext:value-type="float">
            <text:p>0.312500</text:p>
          </table:table-cell>
          <table:table-cell office:value-type="float" office:value="-7.713934" calcext:value-type="float">
            <text:p>-7.713934</text:p>
          </table:table-cell>
          <table:table-cell table:style-name="ce3" office:value-type="float" office:value="0.875" calcext:value-type="float">
            <text:p>0.875000</text:p>
          </table:table-cell>
          <table:table-cell table:style-name="ce3" office:value-type="float" office:value="-4.46493" calcext:value-type="float">
            <text:p>-4.464930</text:p>
          </table:table-cell>
          <table:table-cell table:number-columns-repeated="2"/>
        </table:table-row>
        <table:table-row table:style-name="ro1">
          <table:table-cell office:value-type="float" office:value="0.315476" calcext:value-type="float">
            <text:p>0.315476</text:p>
          </table:table-cell>
          <table:table-cell office:value-type="float" office:value="-7.809813" calcext:value-type="float">
            <text:p>-7.809813</text:p>
          </table:table-cell>
          <table:table-cell table:style-name="ce3" office:value-type="float" office:value="0.883334" calcext:value-type="float">
            <text:p>0.883334</text:p>
          </table:table-cell>
          <table:table-cell table:style-name="ce3" office:value-type="float" office:value="-5.22639" calcext:value-type="float">
            <text:p>-5.226390</text:p>
          </table:table-cell>
          <table:table-cell table:number-columns-repeated="2"/>
        </table:table-row>
        <table:table-row table:style-name="ro1">
          <table:table-cell office:value-type="float" office:value="0.318452" calcext:value-type="float">
            <text:p>0.318452</text:p>
          </table:table-cell>
          <table:table-cell office:value-type="float" office:value="-8.0371" calcext:value-type="float">
            <text:p>-8.037100</text:p>
          </table:table-cell>
          <table:table-cell table:style-name="ce3" office:value-type="float" office:value="0.891666" calcext:value-type="float">
            <text:p>0.891666</text:p>
          </table:table-cell>
          <table:table-cell table:style-name="ce3" office:value-type="float" office:value="-6.24144" calcext:value-type="float">
            <text:p>-6.241440</text:p>
          </table:table-cell>
          <table:table-cell table:number-columns-repeated="2"/>
        </table:table-row>
        <table:table-row table:style-name="ro1">
          <table:table-cell office:value-type="float" office:value="0.321429" calcext:value-type="float">
            <text:p>0.321429</text:p>
          </table:table-cell>
          <table:table-cell office:value-type="float" office:value="-8.316166" calcext:value-type="float">
            <text:p>-8.316166</text:p>
          </table:table-cell>
          <table:table-cell table:style-name="ce3" office:value-type="float" office:value="0.9" calcext:value-type="float">
            <text:p>0.900000</text:p>
          </table:table-cell>
          <table:table-cell table:style-name="ce3" office:value-type="float" office:value="-7.40565" calcext:value-type="float">
            <text:p>-7.405650</text:p>
          </table:table-cell>
          <table:table-cell table:number-columns-repeated="2"/>
        </table:table-row>
        <table:table-row table:style-name="ro1">
          <table:table-cell office:value-type="float" office:value="0.324405" calcext:value-type="float">
            <text:p>0.324405</text:p>
          </table:table-cell>
          <table:table-cell office:value-type="float" office:value="-8.600711" calcext:value-type="float">
            <text:p>-8.600711</text:p>
          </table:table-cell>
          <table:table-cell table:style-name="ce3" office:value-type="float" office:value="0.908334" calcext:value-type="float">
            <text:p>0.908334</text:p>
          </table:table-cell>
          <table:table-cell table:style-name="ce3" office:value-type="float" office:value="-8.60478" calcext:value-type="float">
            <text:p>-8.604780</text:p>
          </table:table-cell>
          <table:table-cell table:number-columns-repeated="2"/>
        </table:table-row>
        <table:table-row table:style-name="ro1">
          <table:table-cell office:value-type="float" office:value="0.327381" calcext:value-type="float">
            <text:p>0.327381</text:p>
          </table:table-cell>
          <table:table-cell office:value-type="float" office:value="-8.823111" calcext:value-type="float">
            <text:p>-8.823111</text:p>
          </table:table-cell>
          <table:table-cell table:style-name="ce3" office:value-type="float" office:value="0.916667" calcext:value-type="float">
            <text:p>0.916667</text:p>
          </table:table-cell>
          <table:table-cell table:style-name="ce3" office:value-type="float" office:value="-9.71831" calcext:value-type="float">
            <text:p>-9.718310</text:p>
          </table:table-cell>
          <table:table-cell table:number-columns-repeated="2"/>
        </table:table-row>
        <table:table-row table:style-name="ro1">
          <table:table-cell office:value-type="float" office:value="0.330357" calcext:value-type="float">
            <text:p>0.330357</text:p>
          </table:table-cell>
          <table:table-cell office:value-type="float" office:value="-8.927465" calcext:value-type="float">
            <text:p>-8.927465</text:p>
          </table:table-cell>
          <table:table-cell table:style-name="ce3" office:value-type="float" office:value="0.925" calcext:value-type="float">
            <text:p>0.925000</text:p>
          </table:table-cell>
          <table:table-cell table:style-name="ce3" office:value-type="float" office:value="-10.668" calcext:value-type="float">
            <text:p>-10.668000</text:p>
          </table:table-cell>
          <table:table-cell table:number-columns-repeated="2"/>
        </table:table-row>
        <table:table-row table:style-name="ro1">
          <table:table-cell office:value-type="float" office:value="0.333333" calcext:value-type="float">
            <text:p>0.333333</text:p>
          </table:table-cell>
          <table:table-cell office:value-type="float" office:value="-8.922597" calcext:value-type="float">
            <text:p>-8.922597</text:p>
          </table:table-cell>
          <table:table-cell table:style-name="ce3" office:value-type="float" office:value="0.933333" calcext:value-type="float">
            <text:p>0.933333</text:p>
          </table:table-cell>
          <table:table-cell table:style-name="ce3" office:value-type="float" office:value="-11.4043" calcext:value-type="float">
            <text:p>-11.404300</text:p>
          </table:table-cell>
          <table:table-cell table:number-columns-repeated="2"/>
        </table:table-row>
        <table:table-row table:style-name="ro1">
          <table:table-cell office:value-type="float" office:value="0.33631" calcext:value-type="float">
            <text:p>0.336310</text:p>
          </table:table-cell>
          <table:table-cell office:value-type="float" office:value="-8.80913" calcext:value-type="float">
            <text:p>-8.809130</text:p>
          </table:table-cell>
          <table:table-cell table:style-name="ce3" office:value-type="float" office:value="0.941667" calcext:value-type="float">
            <text:p>0.941667</text:p>
          </table:table-cell>
          <table:table-cell table:style-name="ce3" office:value-type="float" office:value="-11.9441" calcext:value-type="float">
            <text:p>-11.944100</text:p>
          </table:table-cell>
          <table:table-cell table:number-columns-repeated="2"/>
        </table:table-row>
        <table:table-row table:style-name="ro1">
          <table:table-cell office:value-type="float" office:value="0.339286" calcext:value-type="float">
            <text:p>0.339286</text:p>
          </table:table-cell>
          <table:table-cell office:value-type="float" office:value="-8.578843" calcext:value-type="float">
            <text:p>-8.578843</text:p>
          </table:table-cell>
          <table:table-cell table:style-name="ce3" office:value-type="float" office:value="0.949999" calcext:value-type="float">
            <text:p>0.949999</text:p>
          </table:table-cell>
          <table:table-cell table:style-name="ce3" office:value-type="float" office:value="-12.2806" calcext:value-type="float">
            <text:p>-12.280600</text:p>
          </table:table-cell>
          <table:table-cell table:number-columns-repeated="2"/>
        </table:table-row>
        <table:table-row table:style-name="ro1">
          <table:table-cell office:value-type="float" office:value="0.342262" calcext:value-type="float">
            <text:p>0.342262</text:p>
          </table:table-cell>
          <table:table-cell office:value-type="float" office:value="-8.293022" calcext:value-type="float">
            <text:p>-8.293022</text:p>
          </table:table-cell>
          <table:table-cell table:style-name="ce3" office:value-type="float" office:value="0.958333" calcext:value-type="float">
            <text:p>0.958333</text:p>
          </table:table-cell>
          <table:table-cell table:style-name="ce3" office:value-type="float" office:value="-12.3416" calcext:value-type="float">
            <text:p>-12.341600</text:p>
          </table:table-cell>
          <table:table-cell table:number-columns-repeated="2"/>
        </table:table-row>
        <table:table-row table:style-name="ro1">
          <table:table-cell office:value-type="float" office:value="0.345238" calcext:value-type="float">
            <text:p>0.345238</text:p>
          </table:table-cell>
          <table:table-cell office:value-type="float" office:value="-8.015699" calcext:value-type="float">
            <text:p>-8.015699</text:p>
          </table:table-cell>
          <table:table-cell table:style-name="ce3" office:value-type="float" office:value="0.966667" calcext:value-type="float">
            <text:p>0.966667</text:p>
          </table:table-cell>
          <table:table-cell table:style-name="ce3" office:value-type="float" office:value="-12.1052" calcext:value-type="float">
            <text:p>-12.105200</text:p>
          </table:table-cell>
          <table:table-cell table:number-columns-repeated="2"/>
        </table:table-row>
        <table:table-row table:style-name="ro1">
          <table:table-cell office:value-type="float" office:value="0.348214" calcext:value-type="float">
            <text:p>0.348214</text:p>
          </table:table-cell>
          <table:table-cell office:value-type="float" office:value="-7.796496" calcext:value-type="float">
            <text:p>-7.796496</text:p>
          </table:table-cell>
          <table:table-cell table:style-name="ce3" office:value-type="float" office:value="0.975" calcext:value-type="float">
            <text:p>0.975000</text:p>
          </table:table-cell>
          <table:table-cell table:style-name="ce3" office:value-type="float" office:value="-11.6405" calcext:value-type="float">
            <text:p>-11.640500</text:p>
          </table:table-cell>
          <table:table-cell table:number-columns-repeated="2"/>
        </table:table-row>
        <table:table-row table:style-name="ro1">
          <table:table-cell office:value-type="float" office:value="0.35119" calcext:value-type="float">
            <text:p>0.351190</text:p>
          </table:table-cell>
          <table:table-cell office:value-type="float" office:value="-7.711437" calcext:value-type="float">
            <text:p>-7.711437</text:p>
          </table:table-cell>
          <table:table-cell table:style-name="ce3" office:value-type="float" office:value="0.983334" calcext:value-type="float">
            <text:p>0.983334</text:p>
          </table:table-cell>
          <table:table-cell table:style-name="ce3" office:value-type="float" office:value="-10.9866" calcext:value-type="float">
            <text:p>-10.986600</text:p>
          </table:table-cell>
          <table:table-cell table:number-columns-repeated="2"/>
        </table:table-row>
        <table:table-row table:style-name="ro1">
          <table:table-cell office:value-type="float" office:value="0.354167" calcext:value-type="float">
            <text:p>0.354167</text:p>
          </table:table-cell>
          <table:table-cell office:value-type="float" office:value="-7.742073" calcext:value-type="float">
            <text:p>-7.742073</text:p>
          </table:table-cell>
          <table:table-cell table:style-name="ce3" office:value-type="float" office:value="0.991666" calcext:value-type="float">
            <text:p>0.991666</text:p>
          </table:table-cell>
          <table:table-cell table:style-name="ce3" office:value-type="float" office:value="-10.117" calcext:value-type="float">
            <text:p>-10.117000</text:p>
          </table:table-cell>
          <table:table-cell table:number-columns-repeated="2"/>
        </table:table-row>
        <table:table-row table:style-name="ro1">
          <table:table-cell office:value-type="float" office:value="0.357143" calcext:value-type="float">
            <text:p>0.357143</text:p>
          </table:table-cell>
          <table:table-cell office:value-type="float" office:value="-7.864239" calcext:value-type="float">
            <text:p>-7.864239</text:p>
          </table:table-cell>
          <table:table-cell table:number-columns-repeated="4"/>
        </table:table-row>
        <table:table-row table:style-name="ro1">
          <table:table-cell office:value-type="float" office:value="0.360119" calcext:value-type="float">
            <text:p>0.360119</text:p>
          </table:table-cell>
          <table:table-cell office:value-type="float" office:value="-8.059129" calcext:value-type="float">
            <text:p>-8.059129</text:p>
          </table:table-cell>
          <table:table-cell table:number-columns-repeated="4"/>
        </table:table-row>
        <table:table-row table:style-name="ro1">
          <table:table-cell office:value-type="float" office:value="0.363095" calcext:value-type="float">
            <text:p>0.363095</text:p>
          </table:table-cell>
          <table:table-cell office:value-type="float" office:value="-8.405746" calcext:value-type="float">
            <text:p>-8.405746</text:p>
          </table:table-cell>
          <table:table-cell table:number-columns-repeated="4"/>
        </table:table-row>
        <table:table-row table:style-name="ro1">
          <table:table-cell office:value-type="float" office:value="0.366071" calcext:value-type="float">
            <text:p>0.366071</text:p>
          </table:table-cell>
          <table:table-cell office:value-type="float" office:value="-8.963982" calcext:value-type="float">
            <text:p>-8.963982</text:p>
          </table:table-cell>
          <table:table-cell table:number-columns-repeated="4"/>
        </table:table-row>
        <table:table-row table:style-name="ro1">
          <table:table-cell office:value-type="float" office:value="0.369048" calcext:value-type="float">
            <text:p>0.369048</text:p>
          </table:table-cell>
          <table:table-cell office:value-type="float" office:value="-9.771567" calcext:value-type="float">
            <text:p>-9.771567</text:p>
          </table:table-cell>
          <table:table-cell table:number-columns-repeated="4"/>
        </table:table-row>
        <table:table-row table:style-name="ro1">
          <table:table-cell office:value-type="float" office:value="0.372024" calcext:value-type="float">
            <text:p>0.372024</text:p>
          </table:table-cell>
          <table:table-cell office:value-type="float" office:value="-10.794572" calcext:value-type="float">
            <text:p>-10.794572</text:p>
          </table:table-cell>
          <table:table-cell table:number-columns-repeated="4"/>
        </table:table-row>
        <table:table-row table:style-name="ro1">
          <table:table-cell office:value-type="float" office:value="0.375" calcext:value-type="float">
            <text:p>0.375000</text:p>
          </table:table-cell>
          <table:table-cell office:value-type="float" office:value="-11.927505" calcext:value-type="float">
            <text:p>-11.927505</text:p>
          </table:table-cell>
          <table:table-cell table:number-columns-repeated="4"/>
        </table:table-row>
        <table:table-row table:style-name="ro1">
          <table:table-cell office:value-type="float" office:value="0.377976" calcext:value-type="float">
            <text:p>0.377976</text:p>
          </table:table-cell>
          <table:table-cell office:value-type="float" office:value="-13.044271" calcext:value-type="float">
            <text:p>-13.044271</text:p>
          </table:table-cell>
          <table:table-cell table:number-columns-repeated="4"/>
        </table:table-row>
        <table:table-row table:style-name="ro1">
          <table:table-cell office:value-type="float" office:value="0.380952" calcext:value-type="float">
            <text:p>0.380952</text:p>
          </table:table-cell>
          <table:table-cell office:value-type="float" office:value="-14.072371" calcext:value-type="float">
            <text:p>-14.072371</text:p>
          </table:table-cell>
          <table:table-cell table:number-columns-repeated="4"/>
        </table:table-row>
        <table:table-row table:style-name="ro1">
          <table:table-cell office:value-type="float" office:value="0.383929" calcext:value-type="float">
            <text:p>0.383929</text:p>
          </table:table-cell>
          <table:table-cell office:value-type="float" office:value="-14.928097" calcext:value-type="float">
            <text:p>-14.928097</text:p>
          </table:table-cell>
          <table:table-cell table:number-columns-repeated="4"/>
        </table:table-row>
        <table:table-row table:style-name="ro1">
          <table:table-cell office:value-type="float" office:value="0.386905" calcext:value-type="float">
            <text:p>0.386905</text:p>
          </table:table-cell>
          <table:table-cell office:value-type="float" office:value="-15.565321" calcext:value-type="float">
            <text:p>-15.565321</text:p>
          </table:table-cell>
          <table:table-cell table:number-columns-repeated="4"/>
        </table:table-row>
        <table:table-row table:style-name="ro1">
          <table:table-cell office:value-type="float" office:value="0.389881" calcext:value-type="float">
            <text:p>0.389881</text:p>
          </table:table-cell>
          <table:table-cell office:value-type="float" office:value="-15.98564" calcext:value-type="float">
            <text:p>-15.985640</text:p>
          </table:table-cell>
          <table:table-cell table:number-columns-repeated="4"/>
        </table:table-row>
        <table:table-row table:style-name="ro1">
          <table:table-cell office:value-type="float" office:value="0.392857" calcext:value-type="float">
            <text:p>0.392857</text:p>
          </table:table-cell>
          <table:table-cell office:value-type="float" office:value="-16.194654" calcext:value-type="float">
            <text:p>-16.194654</text:p>
          </table:table-cell>
          <table:table-cell table:number-columns-repeated="4"/>
        </table:table-row>
        <table:table-row table:style-name="ro1">
          <table:table-cell office:value-type="float" office:value="0.395833" calcext:value-type="float">
            <text:p>0.395833</text:p>
          </table:table-cell>
          <table:table-cell office:value-type="float" office:value="-16.187213" calcext:value-type="float">
            <text:p>-16.187213</text:p>
          </table:table-cell>
          <table:table-cell table:number-columns-repeated="4"/>
        </table:table-row>
        <table:table-row table:style-name="ro1">
          <table:table-cell office:value-type="float" office:value="0.39881" calcext:value-type="float">
            <text:p>0.398810</text:p>
          </table:table-cell>
          <table:table-cell office:value-type="float" office:value="-15.964456" calcext:value-type="float">
            <text:p>-15.964456</text:p>
          </table:table-cell>
          <table:table-cell table:number-columns-repeated="4"/>
        </table:table-row>
        <table:table-row table:style-name="ro1">
          <table:table-cell office:value-type="float" office:value="0.401786" calcext:value-type="float">
            <text:p>0.401786</text:p>
          </table:table-cell>
          <table:table-cell office:value-type="float" office:value="-15.530074" calcext:value-type="float">
            <text:p>-15.530074</text:p>
          </table:table-cell>
          <table:table-cell table:number-columns-repeated="4"/>
        </table:table-row>
        <table:table-row table:style-name="ro1">
          <table:table-cell office:value-type="float" office:value="0.404762" calcext:value-type="float">
            <text:p>0.404762</text:p>
          </table:table-cell>
          <table:table-cell office:value-type="float" office:value="-14.878595" calcext:value-type="float">
            <text:p>-14.878595</text:p>
          </table:table-cell>
          <table:table-cell table:number-columns-repeated="4"/>
        </table:table-row>
        <table:table-row table:style-name="ro1">
          <table:table-cell office:value-type="float" office:value="0.407738" calcext:value-type="float">
            <text:p>0.407738</text:p>
          </table:table-cell>
          <table:table-cell office:value-type="float" office:value="-14.008598" calcext:value-type="float">
            <text:p>-14.008598</text:p>
          </table:table-cell>
          <table:table-cell table:number-columns-repeated="4"/>
        </table:table-row>
        <table:table-row table:style-name="ro1">
          <table:table-cell office:value-type="float" office:value="0.410714" calcext:value-type="float">
            <text:p>0.410714</text:p>
          </table:table-cell>
          <table:table-cell office:value-type="float" office:value="-12.972289" calcext:value-type="float">
            <text:p>-12.972289</text:p>
          </table:table-cell>
          <table:table-cell table:number-columns-repeated="4"/>
        </table:table-row>
        <table:table-row table:style-name="ro1">
          <table:table-cell office:value-type="float" office:value="0.41369" calcext:value-type="float">
            <text:p>0.413690</text:p>
          </table:table-cell>
          <table:table-cell office:value-type="float" office:value="-11.851177" calcext:value-type="float">
            <text:p>-11.851177</text:p>
          </table:table-cell>
          <table:table-cell table:number-columns-repeated="4"/>
        </table:table-row>
        <table:table-row table:style-name="ro1">
          <table:table-cell office:value-type="float" office:value="0.416667" calcext:value-type="float">
            <text:p>0.416667</text:p>
          </table:table-cell>
          <table:table-cell office:value-type="float" office:value="-10.720887" calcext:value-type="float">
            <text:p>-10.720887</text:p>
          </table:table-cell>
          <table:table-cell table:number-columns-repeated="4"/>
        </table:table-row>
        <table:table-row table:style-name="ro1">
          <table:table-cell office:value-type="float" office:value="0.419643" calcext:value-type="float">
            <text:p>0.419643</text:p>
          </table:table-cell>
          <table:table-cell office:value-type="float" office:value="-9.708424" calcext:value-type="float">
            <text:p>-9.708424</text:p>
          </table:table-cell>
          <table:table-cell table:number-columns-repeated="4"/>
        </table:table-row>
        <table:table-row table:style-name="ro1">
          <table:table-cell office:value-type="float" office:value="0.422619" calcext:value-type="float">
            <text:p>0.422619</text:p>
          </table:table-cell>
          <table:table-cell office:value-type="float" office:value="-8.916745" calcext:value-type="float">
            <text:p>-8.916745</text:p>
          </table:table-cell>
          <table:table-cell table:number-columns-repeated="4"/>
        </table:table-row>
        <table:table-row table:style-name="ro1">
          <table:table-cell office:value-type="float" office:value="0.425595" calcext:value-type="float">
            <text:p>0.425595</text:p>
          </table:table-cell>
          <table:table-cell office:value-type="float" office:value="-8.373284" calcext:value-type="float">
            <text:p>-8.373284</text:p>
          </table:table-cell>
          <table:table-cell table:number-columns-repeated="4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-8.039256" calcext:value-type="float">
            <text:p>-8.039256</text:p>
          </table:table-cell>
          <table:table-cell table:number-columns-repeated="4"/>
        </table:table-row>
        <table:table-row table:style-name="ro1">
          <table:table-cell office:value-type="float" office:value="0.431548" calcext:value-type="float">
            <text:p>0.431548</text:p>
          </table:table-cell>
          <table:table-cell office:value-type="float" office:value="-7.85078" calcext:value-type="float">
            <text:p>-7.850780</text:p>
          </table:table-cell>
          <table:table-cell table:number-columns-repeated="4"/>
        </table:table-row>
        <table:table-row table:style-name="ro1">
          <table:table-cell office:value-type="float" office:value="0.434524" calcext:value-type="float">
            <text:p>0.434524</text:p>
          </table:table-cell>
          <table:table-cell office:value-type="float" office:value="-7.734544" calcext:value-type="float">
            <text:p>-7.734544</text:p>
          </table:table-cell>
          <table:table-cell table:number-columns-repeated="4"/>
        </table:table-row>
        <table:table-row table:style-name="ro1">
          <table:table-cell office:value-type="float" office:value="0.4375" calcext:value-type="float">
            <text:p>0.437500</text:p>
          </table:table-cell>
          <table:table-cell office:value-type="float" office:value="-7.71313" calcext:value-type="float">
            <text:p>-7.713130</text:p>
          </table:table-cell>
          <table:table-cell table:number-columns-repeated="4"/>
        </table:table-row>
        <table:table-row table:style-name="ro1">
          <table:table-cell office:value-type="float" office:value="0.440476" calcext:value-type="float">
            <text:p>0.440476</text:p>
          </table:table-cell>
          <table:table-cell office:value-type="float" office:value="-7.810069" calcext:value-type="float">
            <text:p>-7.810069</text:p>
          </table:table-cell>
          <table:table-cell table:number-columns-repeated="4"/>
        </table:table-row>
        <table:table-row table:style-name="ro1">
          <table:table-cell office:value-type="float" office:value="0.443452" calcext:value-type="float">
            <text:p>0.443452</text:p>
          </table:table-cell>
          <table:table-cell office:value-type="float" office:value="-8.038556" calcext:value-type="float">
            <text:p>-8.038556</text:p>
          </table:table-cell>
          <table:table-cell table:number-columns-repeated="4"/>
        </table:table-row>
        <table:table-row table:style-name="ro1">
          <table:table-cell office:value-type="float" office:value="0.446429" calcext:value-type="float">
            <text:p>0.446429</text:p>
          </table:table-cell>
          <table:table-cell office:value-type="float" office:value="-8.319285" calcext:value-type="float">
            <text:p>-8.319285</text:p>
          </table:table-cell>
          <table:table-cell table:number-columns-repeated="4"/>
        </table:table-row>
        <table:table-row table:style-name="ro1">
          <table:table-cell office:value-type="float" office:value="0.449405" calcext:value-type="float">
            <text:p>0.449405</text:p>
          </table:table-cell>
          <table:table-cell office:value-type="float" office:value="-8.604228" calcext:value-type="float">
            <text:p>-8.604228</text:p>
          </table:table-cell>
          <table:table-cell table:number-columns-repeated="4"/>
        </table:table-row>
        <table:table-row table:style-name="ro1">
          <table:table-cell office:value-type="float" office:value="0.452381" calcext:value-type="float">
            <text:p>0.452381</text:p>
          </table:table-cell>
          <table:table-cell office:value-type="float" office:value="-8.827471" calcext:value-type="float">
            <text:p>-8.827471</text:p>
          </table:table-cell>
          <table:table-cell table:number-columns-repeated="4"/>
        </table:table-row>
        <table:table-row table:style-name="ro1">
          <table:table-cell office:value-type="float" office:value="0.455357" calcext:value-type="float">
            <text:p>0.455357</text:p>
          </table:table-cell>
          <table:table-cell office:value-type="float" office:value="-8.932102" calcext:value-type="float">
            <text:p>-8.932102</text:p>
          </table:table-cell>
          <table:table-cell table:number-columns-repeated="4"/>
        </table:table-row>
        <table:table-row table:style-name="ro1">
          <table:table-cell office:value-type="float" office:value="0.458333" calcext:value-type="float">
            <text:p>0.458333</text:p>
          </table:table-cell>
          <table:table-cell office:value-type="float" office:value="-8.927962" calcext:value-type="float">
            <text:p>-8.927962</text:p>
          </table:table-cell>
          <table:table-cell table:number-columns-repeated="4"/>
        </table:table-row>
        <table:table-row table:style-name="ro1">
          <table:table-cell office:value-type="float" office:value="0.46131" calcext:value-type="float">
            <text:p>0.461310</text:p>
          </table:table-cell>
          <table:table-cell office:value-type="float" office:value="-8.815297" calcext:value-type="float">
            <text:p>-8.815297</text:p>
          </table:table-cell>
          <table:table-cell table:number-columns-repeated="4"/>
        </table:table-row>
        <table:table-row table:style-name="ro1">
          <table:table-cell office:value-type="float" office:value="0.464286" calcext:value-type="float">
            <text:p>0.464286</text:p>
          </table:table-cell>
          <table:table-cell office:value-type="float" office:value="-8.584808" calcext:value-type="float">
            <text:p>-8.584808</text:p>
          </table:table-cell>
          <table:table-cell table:number-columns-repeated="4"/>
        </table:table-row>
        <table:table-row table:style-name="ro1">
          <table:table-cell office:value-type="float" office:value="0.467262" calcext:value-type="float">
            <text:p>0.467262</text:p>
          </table:table-cell>
          <table:table-cell office:value-type="float" office:value="-8.29945" calcext:value-type="float">
            <text:p>-8.299450</text:p>
          </table:table-cell>
          <table:table-cell table:number-columns-repeated="4"/>
        </table:table-row>
        <table:table-row table:style-name="ro1">
          <table:table-cell office:value-type="float" office:value="0.470238" calcext:value-type="float">
            <text:p>0.470238</text:p>
          </table:table-cell>
          <table:table-cell office:value-type="float" office:value="-8.021097" calcext:value-type="float">
            <text:p>-8.021097</text:p>
          </table:table-cell>
          <table:table-cell table:number-columns-repeated="4"/>
        </table:table-row>
        <table:table-row table:style-name="ro1">
          <table:table-cell office:value-type="float" office:value="0.473214" calcext:value-type="float">
            <text:p>0.473214</text:p>
          </table:table-cell>
          <table:table-cell office:value-type="float" office:value="-7.801205" calcext:value-type="float">
            <text:p>-7.801205</text:p>
          </table:table-cell>
          <table:table-cell table:number-columns-repeated="4"/>
        </table:table-row>
        <table:table-row table:style-name="ro1">
          <table:table-cell office:value-type="float" office:value="0.47619" calcext:value-type="float">
            <text:p>0.476190</text:p>
          </table:table-cell>
          <table:table-cell office:value-type="float" office:value="-7.71576" calcext:value-type="float">
            <text:p>-7.715760</text:p>
          </table:table-cell>
          <table:table-cell table:number-columns-repeated="4"/>
        </table:table-row>
        <table:table-row table:style-name="ro1">
          <table:table-cell office:value-type="float" office:value="0.479167" calcext:value-type="float">
            <text:p>0.479167</text:p>
          </table:table-cell>
          <table:table-cell office:value-type="float" office:value="-7.74561" calcext:value-type="float">
            <text:p>-7.745610</text:p>
          </table:table-cell>
          <table:table-cell table:number-columns-repeated="4"/>
        </table:table-row>
        <table:table-row table:style-name="ro1">
          <table:table-cell office:value-type="float" office:value="0.482143" calcext:value-type="float">
            <text:p>0.482143</text:p>
          </table:table-cell>
          <table:table-cell office:value-type="float" office:value="-7.867963" calcext:value-type="float">
            <text:p>-7.867963</text:p>
          </table:table-cell>
          <table:table-cell table:number-columns-repeated="4"/>
        </table:table-row>
        <table:table-row table:style-name="ro1">
          <table:table-cell office:value-type="float" office:value="0.485119" calcext:value-type="float">
            <text:p>0.485119</text:p>
          </table:table-cell>
          <table:table-cell office:value-type="float" office:value="-8.064192" calcext:value-type="float">
            <text:p>-8.064192</text:p>
          </table:table-cell>
          <table:table-cell table:number-columns-repeated="4"/>
        </table:table-row>
        <table:table-row table:style-name="ro1">
          <table:table-cell office:value-type="float" office:value="0.488095" calcext:value-type="float">
            <text:p>0.488095</text:p>
          </table:table-cell>
          <table:table-cell office:value-type="float" office:value="-8.412533" calcext:value-type="float">
            <text:p>-8.412533</text:p>
          </table:table-cell>
          <table:table-cell table:number-columns-repeated="4"/>
        </table:table-row>
        <table:table-row table:style-name="ro1">
          <table:table-cell office:value-type="float" office:value="0.491071" calcext:value-type="float">
            <text:p>0.491071</text:p>
          </table:table-cell>
          <table:table-cell office:value-type="float" office:value="-8.972966" calcext:value-type="float">
            <text:p>-8.972966</text:p>
          </table:table-cell>
          <table:table-cell table:number-columns-repeated="4"/>
        </table:table-row>
        <table:table-row table:style-name="ro1">
          <table:table-cell office:value-type="float" office:value="0.494048" calcext:value-type="float">
            <text:p>0.494048</text:p>
          </table:table-cell>
          <table:table-cell office:value-type="float" office:value="-9.781736" calcext:value-type="float">
            <text:p>-9.781736</text:p>
          </table:table-cell>
          <table:table-cell table:number-columns-repeated="4"/>
        </table:table-row>
        <table:table-row table:style-name="ro1">
          <table:table-cell office:value-type="float" office:value="0.497024" calcext:value-type="float">
            <text:p>0.497024</text:p>
          </table:table-cell>
          <table:table-cell office:value-type="float" office:value="-10.805348" calcext:value-type="float">
            <text:p>-10.805348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00000</text:p>
          </table:table-cell>
          <table:table-cell office:value-type="float" office:value="-11.937342" calcext:value-type="float">
            <text:p>-11.937342</text:p>
          </table:table-cell>
          <table:table-cell table:number-columns-repeated="4"/>
        </table:table-row>
        <table:table-row table:style-name="ro1">
          <table:table-cell office:value-type="float" office:value="0.502976" calcext:value-type="float">
            <text:p>0.502976</text:p>
          </table:table-cell>
          <table:table-cell office:value-type="float" office:value="-13.053104" calcext:value-type="float">
            <text:p>-13.053104</text:p>
          </table:table-cell>
          <table:table-cell table:number-columns-repeated="4"/>
        </table:table-row>
        <table:table-row table:style-name="ro1">
          <table:table-cell office:value-type="float" office:value="0.505952" calcext:value-type="float">
            <text:p>0.505952</text:p>
          </table:table-cell>
          <table:table-cell office:value-type="float" office:value="-14.07977" calcext:value-type="float">
            <text:p>-14.079770</text:p>
          </table:table-cell>
          <table:table-cell table:number-columns-repeated="4"/>
        </table:table-row>
        <table:table-row table:style-name="ro1">
          <table:table-cell office:value-type="float" office:value="0.508929" calcext:value-type="float">
            <text:p>0.508929</text:p>
          </table:table-cell>
          <table:table-cell office:value-type="float" office:value="-14.934195" calcext:value-type="float">
            <text:p>-14.934195</text:p>
          </table:table-cell>
          <table:table-cell table:number-columns-repeated="4"/>
        </table:table-row>
        <table:table-row table:style-name="ro1">
          <table:table-cell office:value-type="float" office:value="0.511905" calcext:value-type="float">
            <text:p>0.511905</text:p>
          </table:table-cell>
          <table:table-cell office:value-type="float" office:value="-15.569397" calcext:value-type="float">
            <text:p>-15.569397</text:p>
          </table:table-cell>
          <table:table-cell table:number-columns-repeated="4"/>
        </table:table-row>
        <table:table-row table:style-name="ro1">
          <table:table-cell office:value-type="float" office:value="0.514881" calcext:value-type="float">
            <text:p>0.514881</text:p>
          </table:table-cell>
          <table:table-cell office:value-type="float" office:value="-15.987671" calcext:value-type="float">
            <text:p>-15.987671</text:p>
          </table:table-cell>
          <table:table-cell table:number-columns-repeated="4"/>
        </table:table-row>
        <table:table-row table:style-name="ro1">
          <table:table-cell office:value-type="float" office:value="0.517857" calcext:value-type="float">
            <text:p>0.517857</text:p>
          </table:table-cell>
          <table:table-cell office:value-type="float" office:value="-16.19433" calcext:value-type="float">
            <text:p>-16.194330</text:p>
          </table:table-cell>
          <table:table-cell table:number-columns-repeated="4"/>
        </table:table-row>
        <table:table-row table:style-name="ro1">
          <table:table-cell office:value-type="float" office:value="0.520833" calcext:value-type="float">
            <text:p>0.520833</text:p>
          </table:table-cell>
          <table:table-cell office:value-type="float" office:value="-16.184664" calcext:value-type="float">
            <text:p>-16.184664</text:p>
          </table:table-cell>
          <table:table-cell table:number-columns-repeated="4"/>
        </table:table-row>
        <table:table-row table:style-name="ro1">
          <table:table-cell office:value-type="float" office:value="0.52381" calcext:value-type="float">
            <text:p>0.523810</text:p>
          </table:table-cell>
          <table:table-cell office:value-type="float" office:value="-15.959377" calcext:value-type="float">
            <text:p>-15.959377</text:p>
          </table:table-cell>
          <table:table-cell table:number-columns-repeated="4"/>
        </table:table-row>
        <table:table-row table:style-name="ro1">
          <table:table-cell office:value-type="float" office:value="0.526786" calcext:value-type="float">
            <text:p>0.526786</text:p>
          </table:table-cell>
          <table:table-cell office:value-type="float" office:value="-15.522687" calcext:value-type="float">
            <text:p>-15.522687</text:p>
          </table:table-cell>
          <table:table-cell table:number-columns-repeated="4"/>
        </table:table-row>
        <table:table-row table:style-name="ro1">
          <table:table-cell office:value-type="float" office:value="0.529762" calcext:value-type="float">
            <text:p>0.529762</text:p>
          </table:table-cell>
          <table:table-cell office:value-type="float" office:value="-14.869045" calcext:value-type="float">
            <text:p>-14.869045</text:p>
          </table:table-cell>
          <table:table-cell table:number-columns-repeated="4"/>
        </table:table-row>
        <table:table-row table:style-name="ro1">
          <table:table-cell office:value-type="float" office:value="0.532738" calcext:value-type="float">
            <text:p>0.532738</text:p>
          </table:table-cell>
          <table:table-cell office:value-type="float" office:value="-13.99793" calcext:value-type="float">
            <text:p>-13.997930</text:p>
          </table:table-cell>
          <table:table-cell table:number-columns-repeated="4"/>
        </table:table-row>
        <table:table-row table:style-name="ro1">
          <table:table-cell office:value-type="float" office:value="0.535714" calcext:value-type="float">
            <text:p>0.535714</text:p>
          </table:table-cell>
          <table:table-cell office:value-type="float" office:value="-12.960725" calcext:value-type="float">
            <text:p>-12.960725</text:p>
          </table:table-cell>
          <table:table-cell table:number-columns-repeated="4"/>
        </table:table-row>
        <table:table-row table:style-name="ro1">
          <table:table-cell office:value-type="float" office:value="0.53869" calcext:value-type="float">
            <text:p>0.538690</text:p>
          </table:table-cell>
          <table:table-cell office:value-type="float" office:value="-11.83952" calcext:value-type="float">
            <text:p>-11.839520</text:p>
          </table:table-cell>
          <table:table-cell table:number-columns-repeated="4"/>
        </table:table-row>
        <table:table-row table:style-name="ro1">
          <table:table-cell office:value-type="float" office:value="0.541667" calcext:value-type="float">
            <text:p>0.541667</text:p>
          </table:table-cell>
          <table:table-cell office:value-type="float" office:value="-10.709216" calcext:value-type="float">
            <text:p>-10.709216</text:p>
          </table:table-cell>
          <table:table-cell table:number-columns-repeated="4"/>
        </table:table-row>
        <table:table-row table:style-name="ro1">
          <table:table-cell office:value-type="float" office:value="0.544643" calcext:value-type="float">
            <text:p>0.544643</text:p>
          </table:table-cell>
          <table:table-cell office:value-type="float" office:value="-9.697649" calcext:value-type="float">
            <text:p>-9.697649</text:p>
          </table:table-cell>
          <table:table-cell table:number-columns-repeated="4"/>
        </table:table-row>
        <table:table-row table:style-name="ro1">
          <table:table-cell office:value-type="float" office:value="0.547619" calcext:value-type="float">
            <text:p>0.547619</text:p>
          </table:table-cell>
          <table:table-cell office:value-type="float" office:value="-8.906557" calcext:value-type="float">
            <text:p>-8.906557</text:p>
          </table:table-cell>
          <table:table-cell table:number-columns-repeated="4"/>
        </table:table-row>
        <table:table-row table:style-name="ro1">
          <table:table-cell office:value-type="float" office:value="0.550595" calcext:value-type="float">
            <text:p>0.550595</text:p>
          </table:table-cell>
          <table:table-cell office:value-type="float" office:value="-8.363845" calcext:value-type="float">
            <text:p>-8.363845</text:p>
          </table:table-cell>
          <table:table-cell table:number-columns-repeated="4"/>
        </table:table-row>
        <table:table-row table:style-name="ro1">
          <table:table-cell office:value-type="float" office:value="0.553571" calcext:value-type="float">
            <text:p>0.553571</text:p>
          </table:table-cell>
          <table:table-cell office:value-type="float" office:value="-8.030197" calcext:value-type="float">
            <text:p>-8.030197</text:p>
          </table:table-cell>
          <table:table-cell table:number-columns-repeated="4"/>
        </table:table-row>
        <table:table-row table:style-name="ro1">
          <table:table-cell office:value-type="float" office:value="0.556548" calcext:value-type="float">
            <text:p>0.556548</text:p>
          </table:table-cell>
          <table:table-cell office:value-type="float" office:value="-7.842907" calcext:value-type="float">
            <text:p>-7.842907</text:p>
          </table:table-cell>
          <table:table-cell table:number-columns-repeated="4"/>
        </table:table-row>
        <table:table-row table:style-name="ro1">
          <table:table-cell office:value-type="float" office:value="0.559524" calcext:value-type="float">
            <text:p>0.559524</text:p>
          </table:table-cell>
          <table:table-cell office:value-type="float" office:value="-7.726824" calcext:value-type="float">
            <text:p>-7.726824</text:p>
          </table:table-cell>
          <table:table-cell table:number-columns-repeated="4"/>
        </table:table-row>
        <table:table-row table:style-name="ro1">
          <table:table-cell office:value-type="float" office:value="0.5625" calcext:value-type="float">
            <text:p>0.562500</text:p>
          </table:table-cell>
          <table:table-cell office:value-type="float" office:value="-7.704338" calcext:value-type="float">
            <text:p>-7.704338</text:p>
          </table:table-cell>
          <table:table-cell table:number-columns-repeated="4"/>
        </table:table-row>
        <table:table-row table:style-name="ro1">
          <table:table-cell office:value-type="float" office:value="0.565476" calcext:value-type="float">
            <text:p>0.565476</text:p>
          </table:table-cell>
          <table:table-cell office:value-type="float" office:value="-7.800766" calcext:value-type="float">
            <text:p>-7.800766</text:p>
          </table:table-cell>
          <table:table-cell table:number-columns-repeated="4"/>
        </table:table-row>
        <table:table-row table:style-name="ro1">
          <table:table-cell office:value-type="float" office:value="0.568452" calcext:value-type="float">
            <text:p>0.568452</text:p>
          </table:table-cell>
          <table:table-cell office:value-type="float" office:value="-8.028721" calcext:value-type="float">
            <text:p>-8.028721</text:p>
          </table:table-cell>
          <table:table-cell table:number-columns-repeated="4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-8.308581" calcext:value-type="float">
            <text:p>-8.308581</text:p>
          </table:table-cell>
          <table:table-cell table:number-columns-repeated="4"/>
        </table:table-row>
        <table:table-row table:style-name="ro1">
          <table:table-cell office:value-type="float" office:value="0.574405" calcext:value-type="float">
            <text:p>0.574405</text:p>
          </table:table-cell>
          <table:table-cell office:value-type="float" office:value="-8.594411" calcext:value-type="float">
            <text:p>-8.594411</text:p>
          </table:table-cell>
          <table:table-cell table:number-columns-repeated="4"/>
        </table:table-row>
        <table:table-row table:style-name="ro1">
          <table:table-cell office:value-type="float" office:value="0.577381" calcext:value-type="float">
            <text:p>0.577381</text:p>
          </table:table-cell>
          <table:table-cell office:value-type="float" office:value="-8.818475" calcext:value-type="float">
            <text:p>-8.818475</text:p>
          </table:table-cell>
          <table:table-cell table:number-columns-repeated="4"/>
        </table:table-row>
        <table:table-row table:style-name="ro1">
          <table:table-cell office:value-type="float" office:value="0.580357" calcext:value-type="float">
            <text:p>0.580357</text:p>
          </table:table-cell>
          <table:table-cell office:value-type="float" office:value="-8.924911" calcext:value-type="float">
            <text:p>-8.924911</text:p>
          </table:table-cell>
          <table:table-cell table:number-columns-repeated="4"/>
        </table:table-row>
        <table:table-row table:style-name="ro1">
          <table:table-cell office:value-type="float" office:value="0.583333" calcext:value-type="float">
            <text:p>0.583333</text:p>
          </table:table-cell>
          <table:table-cell office:value-type="float" office:value="-8.922233" calcext:value-type="float">
            <text:p>-8.922233</text:p>
          </table:table-cell>
          <table:table-cell table:number-columns-repeated="4"/>
        </table:table-row>
        <table:table-row table:style-name="ro1">
          <table:table-cell office:value-type="float" office:value="0.58631" calcext:value-type="float">
            <text:p>0.586310</text:p>
          </table:table-cell>
          <table:table-cell office:value-type="float" office:value="-8.810798" calcext:value-type="float">
            <text:p>-8.810798</text:p>
          </table:table-cell>
          <table:table-cell table:number-columns-repeated="4"/>
        </table:table-row>
        <table:table-row table:style-name="ro1">
          <table:table-cell office:value-type="float" office:value="0.589286" calcext:value-type="float">
            <text:p>0.589286</text:p>
          </table:table-cell>
          <table:table-cell office:value-type="float" office:value="-8.582136" calcext:value-type="float">
            <text:p>-8.582136</text:p>
          </table:table-cell>
          <table:table-cell table:number-columns-repeated="4"/>
        </table:table-row>
        <table:table-row table:style-name="ro1">
          <table:table-cell office:value-type="float" office:value="0.592262" calcext:value-type="float">
            <text:p>0.592262</text:p>
          </table:table-cell>
          <table:table-cell office:value-type="float" office:value="-8.297557" calcext:value-type="float">
            <text:p>-8.297557</text:p>
          </table:table-cell>
          <table:table-cell table:number-columns-repeated="4"/>
        </table:table-row>
        <table:table-row table:style-name="ro1">
          <table:table-cell office:value-type="float" office:value="0.595238" calcext:value-type="float">
            <text:p>0.595238</text:p>
          </table:table-cell>
          <table:table-cell office:value-type="float" office:value="-8.020964" calcext:value-type="float">
            <text:p>-8.020964</text:p>
          </table:table-cell>
          <table:table-cell table:number-columns-repeated="4"/>
        </table:table-row>
        <table:table-row table:style-name="ro1">
          <table:table-cell office:value-type="float" office:value="0.598214" calcext:value-type="float">
            <text:p>0.598214</text:p>
          </table:table-cell>
          <table:table-cell office:value-type="float" office:value="-7.802499" calcext:value-type="float">
            <text:p>-7.802499</text:p>
          </table:table-cell>
          <table:table-cell table:number-columns-repeated="4"/>
        </table:table-row>
        <table:table-row table:style-name="ro1">
          <table:table-cell office:value-type="float" office:value="0.60119" calcext:value-type="float">
            <text:p>0.601190</text:p>
          </table:table-cell>
          <table:table-cell office:value-type="float" office:value="-7.718046" calcext:value-type="float">
            <text:p>-7.718046</text:p>
          </table:table-cell>
          <table:table-cell table:number-columns-repeated="4"/>
        </table:table-row>
        <table:table-row table:style-name="ro1">
          <table:table-cell office:value-type="float" office:value="0.604167" calcext:value-type="float">
            <text:p>0.604167</text:p>
          </table:table-cell>
          <table:table-cell office:value-type="float" office:value="-7.749088" calcext:value-type="float">
            <text:p>-7.749088</text:p>
          </table:table-cell>
          <table:table-cell table:number-columns-repeated="4"/>
        </table:table-row>
        <table:table-row table:style-name="ro1">
          <table:table-cell office:value-type="float" office:value="0.607143" calcext:value-type="float">
            <text:p>0.607143</text:p>
          </table:table-cell>
          <table:table-cell office:value-type="float" office:value="-7.872031" calcext:value-type="float">
            <text:p>-7.872031</text:p>
          </table:table-cell>
          <table:table-cell table:number-columns-repeated="4"/>
        </table:table-row>
        <table:table-row table:style-name="ro1">
          <table:table-cell office:value-type="float" office:value="0.610119" calcext:value-type="float">
            <text:p>0.610119</text:p>
          </table:table-cell>
          <table:table-cell office:value-type="float" office:value="-8.067627" calcext:value-type="float">
            <text:p>-8.067627</text:p>
          </table:table-cell>
          <table:table-cell table:number-columns-repeated="4"/>
        </table:table-row>
        <table:table-row table:style-name="ro1">
          <table:table-cell office:value-type="float" office:value="0.613095" calcext:value-type="float">
            <text:p>0.613095</text:p>
          </table:table-cell>
          <table:table-cell office:value-type="float" office:value="-8.414241" calcext:value-type="float">
            <text:p>-8.414241</text:p>
          </table:table-cell>
          <table:table-cell table:number-columns-repeated="4"/>
        </table:table-row>
        <table:table-row table:style-name="ro1">
          <table:table-cell office:value-type="float" office:value="0.616071" calcext:value-type="float">
            <text:p>0.616071</text:p>
          </table:table-cell>
          <table:table-cell office:value-type="float" office:value="-8.972093" calcext:value-type="float">
            <text:p>-8.972093</text:p>
          </table:table-cell>
          <table:table-cell table:number-columns-repeated="4"/>
        </table:table-row>
        <table:table-row table:style-name="ro1">
          <table:table-cell office:value-type="float" office:value="0.619048" calcext:value-type="float">
            <text:p>0.619048</text:p>
          </table:table-cell>
          <table:table-cell office:value-type="float" office:value="-9.77909" calcext:value-type="float">
            <text:p>-9.779090</text:p>
          </table:table-cell>
          <table:table-cell table:number-columns-repeated="4"/>
        </table:table-row>
        <table:table-row table:style-name="ro1">
          <table:table-cell office:value-type="float" office:value="0.622024" calcext:value-type="float">
            <text:p>0.622024</text:p>
          </table:table-cell>
          <table:table-cell office:value-type="float" office:value="-10.801506" calcext:value-type="float">
            <text:p>-10.801506</text:p>
          </table:table-cell>
          <table:table-cell table:number-columns-repeated="4"/>
        </table:table-row>
        <table:table-row table:style-name="ro1">
          <table:table-cell office:value-type="float" office:value="0.625" calcext:value-type="float">
            <text:p>0.625000</text:p>
          </table:table-cell>
          <table:table-cell office:value-type="float" office:value="-11.933987" calcext:value-type="float">
            <text:p>-11.933987</text:p>
          </table:table-cell>
          <table:table-cell table:number-columns-repeated="4"/>
        </table:table-row>
        <table:table-row table:style-name="ro1">
          <table:table-cell office:value-type="float" office:value="0.627976" calcext:value-type="float">
            <text:p>0.627976</text:p>
          </table:table-cell>
          <table:table-cell office:value-type="float" office:value="-13.050084" calcext:value-type="float">
            <text:p>-13.050084</text:p>
          </table:table-cell>
          <table:table-cell table:number-columns-repeated="4"/>
        </table:table-row>
        <table:table-row table:style-name="ro1">
          <table:table-cell office:value-type="float" office:value="0.630952" calcext:value-type="float">
            <text:p>0.630952</text:p>
          </table:table-cell>
          <table:table-cell office:value-type="float" office:value="-14.077169" calcext:value-type="float">
            <text:p>-14.077169</text:p>
          </table:table-cell>
          <table:table-cell table:number-columns-repeated="4"/>
        </table:table-row>
        <table:table-row table:style-name="ro1">
          <table:table-cell office:value-type="float" office:value="0.633929" calcext:value-type="float">
            <text:p>0.633929</text:p>
          </table:table-cell>
          <table:table-cell office:value-type="float" office:value="-14.931884" calcext:value-type="float">
            <text:p>-14.931884</text:p>
          </table:table-cell>
          <table:table-cell table:number-columns-repeated="4"/>
        </table:table-row>
        <table:table-row table:style-name="ro1">
          <table:table-cell office:value-type="float" office:value="0.636905" calcext:value-type="float">
            <text:p>0.636905</text:p>
          </table:table-cell>
          <table:table-cell office:value-type="float" office:value="-15.567795" calcext:value-type="float">
            <text:p>-15.567795</text:p>
          </table:table-cell>
          <table:table-cell table:number-columns-repeated="4"/>
        </table:table-row>
        <table:table-row table:style-name="ro1">
          <table:table-cell office:value-type="float" office:value="0.639881" calcext:value-type="float">
            <text:p>0.639881</text:p>
          </table:table-cell>
          <table:table-cell office:value-type="float" office:value="-15.98663" calcext:value-type="float">
            <text:p>-15.986630</text:p>
          </table:table-cell>
          <table:table-cell table:number-columns-repeated="4"/>
        </table:table-row>
        <table:table-row table:style-name="ro1">
          <table:table-cell office:value-type="float" office:value="0.642857" calcext:value-type="float">
            <text:p>0.642857</text:p>
          </table:table-cell>
          <table:table-cell office:value-type="float" office:value="-16.194124" calcext:value-type="float">
            <text:p>-16.194124</text:p>
          </table:table-cell>
          <table:table-cell table:number-columns-repeated="4"/>
        </table:table-row>
        <table:table-row table:style-name="ro1">
          <table:table-cell office:value-type="float" office:value="0.645833" calcext:value-type="float">
            <text:p>0.645833</text:p>
          </table:table-cell>
          <table:table-cell office:value-type="float" office:value="-16.185239" calcext:value-type="float">
            <text:p>-16.185239</text:p>
          </table:table-cell>
          <table:table-cell table:number-columns-repeated="4"/>
        </table:table-row>
        <table:table-row table:style-name="ro1">
          <table:table-cell office:value-type="float" office:value="0.64881" calcext:value-type="float">
            <text:p>0.648810</text:p>
          </table:table-cell>
          <table:table-cell office:value-type="float" office:value="-15.960952" calcext:value-type="float">
            <text:p>-15.960952</text:p>
          </table:table-cell>
          <table:table-cell table:number-columns-repeated="4"/>
        </table:table-row>
        <table:table-row table:style-name="ro1">
          <table:table-cell office:value-type="float" office:value="0.651786" calcext:value-type="float">
            <text:p>0.651786</text:p>
          </table:table-cell>
          <table:table-cell office:value-type="float" office:value="-15.525111" calcext:value-type="float">
            <text:p>-15.525111</text:p>
          </table:table-cell>
          <table:table-cell table:number-columns-repeated="4"/>
        </table:table-row>
        <table:table-row table:style-name="ro1">
          <table:table-cell office:value-type="float" office:value="0.654762" calcext:value-type="float">
            <text:p>0.654762</text:p>
          </table:table-cell>
          <table:table-cell office:value-type="float" office:value="-14.872512" calcext:value-type="float">
            <text:p>-14.872512</text:p>
          </table:table-cell>
          <table:table-cell table:number-columns-repeated="4"/>
        </table:table-row>
        <table:table-row table:style-name="ro1">
          <table:table-cell office:value-type="float" office:value="0.657738" calcext:value-type="float">
            <text:p>0.657738</text:p>
          </table:table-cell>
          <table:table-cell office:value-type="float" office:value="-14.001711" calcext:value-type="float">
            <text:p>-14.001711</text:p>
          </table:table-cell>
          <table:table-cell table:number-columns-repeated="4"/>
        </table:table-row>
        <table:table-row table:style-name="ro1">
          <table:table-cell office:value-type="float" office:value="0.660714" calcext:value-type="float">
            <text:p>0.660714</text:p>
          </table:table-cell>
          <table:table-cell office:value-type="float" office:value="-12.964473" calcext:value-type="float">
            <text:p>-12.964473</text:p>
          </table:table-cell>
          <table:table-cell table:number-columns-repeated="4"/>
        </table:table-row>
        <table:table-row table:style-name="ro1">
          <table:table-cell office:value-type="float" office:value="0.66369" calcext:value-type="float">
            <text:p>0.663690</text:p>
          </table:table-cell>
          <table:table-cell office:value-type="float" office:value="-11.842586" calcext:value-type="float">
            <text:p>-11.842586</text:p>
          </table:table-cell>
          <table:table-cell table:number-columns-repeated="4"/>
        </table:table-row>
        <table:table-row table:style-name="ro1">
          <table:table-cell office:value-type="float" office:value="0.666667" calcext:value-type="float">
            <text:p>0.666667</text:p>
          </table:table-cell>
          <table:table-cell office:value-type="float" office:value="-10.71182" calcext:value-type="float">
            <text:p>-10.711820</text:p>
          </table:table-cell>
          <table:table-cell table:number-columns-repeated="4"/>
        </table:table-row>
        <table:table-row table:style-name="ro1">
          <table:table-cell office:value-type="float" office:value="0.669643" calcext:value-type="float">
            <text:p>0.669643</text:p>
          </table:table-cell>
          <table:table-cell office:value-type="float" office:value="-9.699182" calcext:value-type="float">
            <text:p>-9.699182</text:p>
          </table:table-cell>
          <table:table-cell table:number-columns-repeated="4"/>
        </table:table-row>
        <table:table-row table:style-name="ro1">
          <table:table-cell office:value-type="float" office:value="0.672619" calcext:value-type="float">
            <text:p>0.672619</text:p>
          </table:table-cell>
          <table:table-cell office:value-type="float" office:value="-8.907605" calcext:value-type="float">
            <text:p>-8.907605</text:p>
          </table:table-cell>
          <table:table-cell table:number-columns-repeated="4"/>
        </table:table-row>
        <table:table-row table:style-name="ro1">
          <table:table-cell office:value-type="float" office:value="0.675595" calcext:value-type="float">
            <text:p>0.675595</text:p>
          </table:table-cell>
          <table:table-cell office:value-type="float" office:value="-8.364479" calcext:value-type="float">
            <text:p>-8.364479</text:p>
          </table:table-cell>
          <table:table-cell table:number-columns-repeated="4"/>
        </table:table-row>
        <table:table-row table:style-name="ro1">
          <table:table-cell office:value-type="float" office:value="0.678571" calcext:value-type="float">
            <text:p>0.678571</text:p>
          </table:table-cell>
          <table:table-cell office:value-type="float" office:value="-8.030868" calcext:value-type="float">
            <text:p>-8.030868</text:p>
          </table:table-cell>
          <table:table-cell table:number-columns-repeated="4"/>
        </table:table-row>
        <table:table-row table:style-name="ro1">
          <table:table-cell office:value-type="float" office:value="0.681548" calcext:value-type="float">
            <text:p>0.681548</text:p>
          </table:table-cell>
          <table:table-cell office:value-type="float" office:value="-7.842972" calcext:value-type="float">
            <text:p>-7.842972</text:p>
          </table:table-cell>
          <table:table-cell table:number-columns-repeated="4"/>
        </table:table-row>
        <table:table-row table:style-name="ro1">
          <table:table-cell office:value-type="float" office:value="0.684524" calcext:value-type="float">
            <text:p>0.684524</text:p>
          </table:table-cell>
          <table:table-cell office:value-type="float" office:value="-7.72697" calcext:value-type="float">
            <text:p>-7.726970</text:p>
          </table:table-cell>
          <table:table-cell table:number-columns-repeated="4"/>
        </table:table-row>
        <table:table-row table:style-name="ro1">
          <table:table-cell office:value-type="float" office:value="0.6875" calcext:value-type="float">
            <text:p>0.687500</text:p>
          </table:table-cell>
          <table:table-cell office:value-type="float" office:value="-7.705163" calcext:value-type="float">
            <text:p>-7.705163</text:p>
          </table:table-cell>
          <table:table-cell table:number-columns-repeated="4"/>
        </table:table-row>
        <table:table-row table:style-name="ro1">
          <table:table-cell office:value-type="float" office:value="0.690476" calcext:value-type="float">
            <text:p>0.690476</text:p>
          </table:table-cell>
          <table:table-cell office:value-type="float" office:value="-7.801962" calcext:value-type="float">
            <text:p>-7.801962</text:p>
          </table:table-cell>
          <table:table-cell table:number-columns-repeated="4"/>
        </table:table-row>
        <table:table-row table:style-name="ro1">
          <table:table-cell office:value-type="float" office:value="0.693452" calcext:value-type="float">
            <text:p>0.693452</text:p>
          </table:table-cell>
          <table:table-cell office:value-type="float" office:value="-8.030468" calcext:value-type="float">
            <text:p>-8.030468</text:p>
          </table:table-cell>
          <table:table-cell table:number-columns-repeated="4"/>
        </table:table-row>
        <table:table-row table:style-name="ro1">
          <table:table-cell office:value-type="float" office:value="0.696429" calcext:value-type="float">
            <text:p>0.696429</text:p>
          </table:table-cell>
          <table:table-cell office:value-type="float" office:value="-8.311432" calcext:value-type="float">
            <text:p>-8.311432</text:p>
          </table:table-cell>
          <table:table-cell table:number-columns-repeated="4"/>
        </table:table-row>
        <table:table-row table:style-name="ro1">
          <table:table-cell office:value-type="float" office:value="0.699405" calcext:value-type="float">
            <text:p>0.699405</text:p>
          </table:table-cell>
          <table:table-cell office:value-type="float" office:value="-8.597264" calcext:value-type="float">
            <text:p>-8.597264</text:p>
          </table:table-cell>
          <table:table-cell table:number-columns-repeated="4"/>
        </table:table-row>
        <table:table-row table:style-name="ro1">
          <table:table-cell office:value-type="float" office:value="0.702381" calcext:value-type="float">
            <text:p>0.702381</text:p>
          </table:table-cell>
          <table:table-cell office:value-type="float" office:value="-8.821669" calcext:value-type="float">
            <text:p>-8.821669</text:p>
          </table:table-cell>
          <table:table-cell table:number-columns-repeated="4"/>
        </table:table-row>
        <table:table-row table:style-name="ro1">
          <table:table-cell office:value-type="float" office:value="0.705357" calcext:value-type="float">
            <text:p>0.705357</text:p>
          </table:table-cell>
          <table:table-cell office:value-type="float" office:value="-8.928008" calcext:value-type="float">
            <text:p>-8.928008</text:p>
          </table:table-cell>
          <table:table-cell table:number-columns-repeated="4"/>
        </table:table-row>
        <table:table-row table:style-name="ro1">
          <table:table-cell office:value-type="float" office:value="0.708333" calcext:value-type="float">
            <text:p>0.708333</text:p>
          </table:table-cell>
          <table:table-cell office:value-type="float" office:value="-8.925779" calcext:value-type="float">
            <text:p>-8.925779</text:p>
          </table:table-cell>
          <table:table-cell table:number-columns-repeated="4"/>
        </table:table-row>
        <table:table-row table:style-name="ro1">
          <table:table-cell office:value-type="float" office:value="0.71131" calcext:value-type="float">
            <text:p>0.711310</text:p>
          </table:table-cell>
          <table:table-cell office:value-type="float" office:value="-8.81479" calcext:value-type="float">
            <text:p>-8.814790</text:p>
          </table:table-cell>
          <table:table-cell table:number-columns-repeated="4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-8.585573" calcext:value-type="float">
            <text:p>-8.585573</text:p>
          </table:table-cell>
          <table:table-cell table:number-columns-repeated="4"/>
        </table:table-row>
        <table:table-row table:style-name="ro1">
          <table:table-cell office:value-type="float" office:value="0.717262" calcext:value-type="float">
            <text:p>0.717262</text:p>
          </table:table-cell>
          <table:table-cell office:value-type="float" office:value="-8.301497" calcext:value-type="float">
            <text:p>-8.301497</text:p>
          </table:table-cell>
          <table:table-cell table:number-columns-repeated="4"/>
        </table:table-row>
        <table:table-row table:style-name="ro1">
          <table:table-cell office:value-type="float" office:value="0.720238" calcext:value-type="float">
            <text:p>0.720238</text:p>
          </table:table-cell>
          <table:table-cell office:value-type="float" office:value="-8.024245" calcext:value-type="float">
            <text:p>-8.024245</text:p>
          </table:table-cell>
          <table:table-cell table:number-columns-repeated="4"/>
        </table:table-row>
        <table:table-row table:style-name="ro1">
          <table:table-cell office:value-type="float" office:value="0.723214" calcext:value-type="float">
            <text:p>0.723214</text:p>
          </table:table-cell>
          <table:table-cell office:value-type="float" office:value="-7.805689" calcext:value-type="float">
            <text:p>-7.805689</text:p>
          </table:table-cell>
          <table:table-cell table:number-columns-repeated="4"/>
        </table:table-row>
        <table:table-row table:style-name="ro1">
          <table:table-cell office:value-type="float" office:value="0.72619" calcext:value-type="float">
            <text:p>0.726190</text:p>
          </table:table-cell>
          <table:table-cell office:value-type="float" office:value="-7.721749" calcext:value-type="float">
            <text:p>-7.721749</text:p>
          </table:table-cell>
          <table:table-cell table:number-columns-repeated="4"/>
        </table:table-row>
        <table:table-row table:style-name="ro1">
          <table:table-cell office:value-type="float" office:value="0.729167" calcext:value-type="float">
            <text:p>0.729167</text:p>
          </table:table-cell>
          <table:table-cell office:value-type="float" office:value="-7.752845" calcext:value-type="float">
            <text:p>-7.752845</text:p>
          </table:table-cell>
          <table:table-cell table:number-columns-repeated="4"/>
        </table:table-row>
        <table:table-row table:style-name="ro1">
          <table:table-cell office:value-type="float" office:value="0.732143" calcext:value-type="float">
            <text:p>0.732143</text:p>
          </table:table-cell>
          <table:table-cell office:value-type="float" office:value="-7.876445" calcext:value-type="float">
            <text:p>-7.876445</text:p>
          </table:table-cell>
          <table:table-cell table:number-columns-repeated="4"/>
        </table:table-row>
        <table:table-row table:style-name="ro1">
          <table:table-cell office:value-type="float" office:value="0.735119" calcext:value-type="float">
            <text:p>0.735119</text:p>
          </table:table-cell>
          <table:table-cell office:value-type="float" office:value="-8.073705" calcext:value-type="float">
            <text:p>-8.073705</text:p>
          </table:table-cell>
          <table:table-cell table:number-columns-repeated="4"/>
        </table:table-row>
        <table:table-row table:style-name="ro1">
          <table:table-cell office:value-type="float" office:value="0.738095" calcext:value-type="float">
            <text:p>0.738095</text:p>
          </table:table-cell>
          <table:table-cell office:value-type="float" office:value="-8.422644" calcext:value-type="float">
            <text:p>-8.422644</text:p>
          </table:table-cell>
          <table:table-cell table:number-columns-repeated="4"/>
        </table:table-row>
        <table:table-row table:style-name="ro1">
          <table:table-cell office:value-type="float" office:value="0.741071" calcext:value-type="float">
            <text:p>0.741071</text:p>
          </table:table-cell>
          <table:table-cell office:value-type="float" office:value="-8.983201" calcext:value-type="float">
            <text:p>-8.983201</text:p>
          </table:table-cell>
          <table:table-cell table:number-columns-repeated="4"/>
        </table:table-row>
        <table:table-row table:style-name="ro1">
          <table:table-cell office:value-type="float" office:value="0.744048" calcext:value-type="float">
            <text:p>0.744048</text:p>
          </table:table-cell>
          <table:table-cell office:value-type="float" office:value="-9.79181" calcext:value-type="float">
            <text:p>-9.791810</text:p>
          </table:table-cell>
          <table:table-cell table:number-columns-repeated="4"/>
        </table:table-row>
        <table:table-row table:style-name="ro1">
          <table:table-cell office:value-type="float" office:value="0.747024" calcext:value-type="float">
            <text:p>0.747024</text:p>
          </table:table-cell>
          <table:table-cell office:value-type="float" office:value="-10.815026" calcext:value-type="float">
            <text:p>-10.815026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0000</text:p>
          </table:table-cell>
          <table:table-cell office:value-type="float" office:value="-11.946675" calcext:value-type="float">
            <text:p>-11.946675</text:p>
          </table:table-cell>
          <table:table-cell table:number-columns-repeated="4"/>
        </table:table-row>
        <table:table-row table:style-name="ro1">
          <table:table-cell office:value-type="float" office:value="0.752976" calcext:value-type="float">
            <text:p>0.752976</text:p>
          </table:table-cell>
          <table:table-cell office:value-type="float" office:value="-13.061644" calcext:value-type="float">
            <text:p>-13.061644</text:p>
          </table:table-cell>
          <table:table-cell table:number-columns-repeated="4"/>
        </table:table-row>
        <table:table-row table:style-name="ro1">
          <table:table-cell office:value-type="float" office:value="0.755952" calcext:value-type="float">
            <text:p>0.755952</text:p>
          </table:table-cell>
          <table:table-cell office:value-type="float" office:value="-14.086867" calcext:value-type="float">
            <text:p>-14.086867</text:p>
          </table:table-cell>
          <table:table-cell table:number-columns-repeated="4"/>
        </table:table-row>
        <table:table-row table:style-name="ro1">
          <table:table-cell office:value-type="float" office:value="0.758929" calcext:value-type="float">
            <text:p>0.758929</text:p>
          </table:table-cell>
          <table:table-cell office:value-type="float" office:value="-14.939543" calcext:value-type="float">
            <text:p>-14.939543</text:p>
          </table:table-cell>
          <table:table-cell table:number-columns-repeated="4"/>
        </table:table-row>
        <table:table-row table:style-name="ro1">
          <table:table-cell office:value-type="float" office:value="0.761905" calcext:value-type="float">
            <text:p>0.761905</text:p>
          </table:table-cell>
          <table:table-cell office:value-type="float" office:value="-15.572888" calcext:value-type="float">
            <text:p>-15.572888</text:p>
          </table:table-cell>
          <table:table-cell table:number-columns-repeated="4"/>
        </table:table-row>
        <table:table-row table:style-name="ro1">
          <table:table-cell office:value-type="float" office:value="0.764881" calcext:value-type="float">
            <text:p>0.764881</text:p>
          </table:table-cell>
          <table:table-cell office:value-type="float" office:value="-15.989486" calcext:value-type="float">
            <text:p>-15.989486</text:p>
          </table:table-cell>
          <table:table-cell table:number-columns-repeated="4"/>
        </table:table-row>
        <table:table-row table:style-name="ro1">
          <table:table-cell office:value-type="float" office:value="0.767857" calcext:value-type="float">
            <text:p>0.767857</text:p>
          </table:table-cell>
          <table:table-cell office:value-type="float" office:value="-16.194546" calcext:value-type="float">
            <text:p>-16.194546</text:p>
          </table:table-cell>
          <table:table-cell table:number-columns-repeated="4"/>
        </table:table-row>
        <table:table-row table:style-name="ro1">
          <table:table-cell office:value-type="float" office:value="0.770833" calcext:value-type="float">
            <text:p>0.770833</text:p>
          </table:table-cell>
          <table:table-cell office:value-type="float" office:value="-16.183286" calcext:value-type="float">
            <text:p>-16.183286</text:p>
          </table:table-cell>
          <table:table-cell table:number-columns-repeated="4"/>
        </table:table-row>
        <table:table-row table:style-name="ro1">
          <table:table-cell office:value-type="float" office:value="0.77381" calcext:value-type="float">
            <text:p>0.773810</text:p>
          </table:table-cell>
          <table:table-cell office:value-type="float" office:value="-15.956404" calcext:value-type="float">
            <text:p>-15.956404</text:p>
          </table:table-cell>
          <table:table-cell table:number-columns-repeated="4"/>
        </table:table-row>
        <table:table-row table:style-name="ro1">
          <table:table-cell office:value-type="float" office:value="0.776786" calcext:value-type="float">
            <text:p>0.776786</text:p>
          </table:table-cell>
          <table:table-cell office:value-type="float" office:value="-15.518193" calcext:value-type="float">
            <text:p>-15.518193</text:p>
          </table:table-cell>
          <table:table-cell table:number-columns-repeated="4"/>
        </table:table-row>
        <table:table-row table:style-name="ro1">
          <table:table-cell office:value-type="float" office:value="0.779762" calcext:value-type="float">
            <text:p>0.779762</text:p>
          </table:table-cell>
          <table:table-cell office:value-type="float" office:value="-14.863328" calcext:value-type="float">
            <text:p>-14.863328</text:p>
          </table:table-cell>
          <table:table-cell table:number-columns-repeated="4"/>
        </table:table-row>
        <table:table-row table:style-name="ro1">
          <table:table-cell office:value-type="float" office:value="0.782738" calcext:value-type="float">
            <text:p>0.782738</text:p>
          </table:table-cell>
          <table:table-cell office:value-type="float" office:value="-13.991302" calcext:value-type="float">
            <text:p>-13.991302</text:p>
          </table:table-cell>
          <table:table-cell table:number-columns-repeated="4"/>
        </table:table-row>
        <table:table-row table:style-name="ro1">
          <table:table-cell office:value-type="float" office:value="0.785714" calcext:value-type="float">
            <text:p>0.785714</text:p>
          </table:table-cell>
          <table:table-cell office:value-type="float" office:value="-12.953725" calcext:value-type="float">
            <text:p>-12.953725</text:p>
          </table:table-cell>
          <table:table-cell table:number-columns-repeated="4"/>
        </table:table-row>
        <table:table-row table:style-name="ro1">
          <table:table-cell office:value-type="float" office:value="0.78869" calcext:value-type="float">
            <text:p>0.788690</text:p>
          </table:table-cell>
          <table:table-cell office:value-type="float" office:value="-11.832581" calcext:value-type="float">
            <text:p>-11.832581</text:p>
          </table:table-cell>
          <table:table-cell table:number-columns-repeated="4"/>
        </table:table-row>
        <table:table-row table:style-name="ro1">
          <table:table-cell office:value-type="float" office:value="0.791667" calcext:value-type="float">
            <text:p>0.791667</text:p>
          </table:table-cell>
          <table:table-cell office:value-type="float" office:value="-10.703284" calcext:value-type="float">
            <text:p>-10.703284</text:p>
          </table:table-cell>
          <table:table-cell table:number-columns-repeated="4"/>
        </table:table-row>
        <table:table-row table:style-name="ro1">
          <table:table-cell office:value-type="float" office:value="0.794643" calcext:value-type="float">
            <text:p>0.794643</text:p>
          </table:table-cell>
          <table:table-cell office:value-type="float" office:value="-9.694038" calcext:value-type="float">
            <text:p>-9.694038</text:p>
          </table:table-cell>
          <table:table-cell table:number-columns-repeated="4"/>
        </table:table-row>
        <table:table-row table:style-name="ro1">
          <table:table-cell office:value-type="float" office:value="0.797619" calcext:value-type="float">
            <text:p>0.797619</text:p>
          </table:table-cell>
          <table:table-cell office:value-type="float" office:value="-8.9058" calcext:value-type="float">
            <text:p>-8.905800</text:p>
          </table:table-cell>
          <table:table-cell table:number-columns-repeated="4"/>
        </table:table-row>
        <table:table-row table:style-name="ro1">
          <table:table-cell office:value-type="float" office:value="0.800595" calcext:value-type="float">
            <text:p>0.800595</text:p>
          </table:table-cell>
          <table:table-cell office:value-type="float" office:value="-8.365599" calcext:value-type="float">
            <text:p>-8.365599</text:p>
          </table:table-cell>
          <table:table-cell table:number-columns-repeated="4"/>
        </table:table-row>
        <table:table-row table:style-name="ro1">
          <table:table-cell office:value-type="float" office:value="0.803571" calcext:value-type="float">
            <text:p>0.803571</text:p>
          </table:table-cell>
          <table:table-cell office:value-type="float" office:value="-8.033719" calcext:value-type="float">
            <text:p>-8.033719</text:p>
          </table:table-cell>
          <table:table-cell table:number-columns-repeated="4"/>
        </table:table-row>
        <table:table-row table:style-name="ro1">
          <table:table-cell office:value-type="float" office:value="0.806548" calcext:value-type="float">
            <text:p>0.806548</text:p>
          </table:table-cell>
          <table:table-cell office:value-type="float" office:value="-7.847233" calcext:value-type="float">
            <text:p>-7.847233</text:p>
          </table:table-cell>
          <table:table-cell table:number-columns-repeated="4"/>
        </table:table-row>
        <table:table-row table:style-name="ro1">
          <table:table-cell office:value-type="float" office:value="0.809524" calcext:value-type="float">
            <text:p>0.809524</text:p>
          </table:table-cell>
          <table:table-cell office:value-type="float" office:value="-7.731308" calcext:value-type="float">
            <text:p>-7.731308</text:p>
          </table:table-cell>
          <table:table-cell table:number-columns-repeated="4"/>
        </table:table-row>
        <table:table-row table:style-name="ro1">
          <table:table-cell office:value-type="float" office:value="0.8125" calcext:value-type="float">
            <text:p>0.812500</text:p>
          </table:table-cell>
          <table:table-cell office:value-type="float" office:value="-7.708902" calcext:value-type="float">
            <text:p>-7.708902</text:p>
          </table:table-cell>
          <table:table-cell table:number-columns-repeated="4"/>
        </table:table-row>
        <table:table-row table:style-name="ro1">
          <table:table-cell office:value-type="float" office:value="0.815476" calcext:value-type="float">
            <text:p>0.815476</text:p>
          </table:table-cell>
          <table:table-cell office:value-type="float" office:value="-7.805494" calcext:value-type="float">
            <text:p>-7.805494</text:p>
          </table:table-cell>
          <table:table-cell table:number-columns-repeated="4"/>
        </table:table-row>
        <table:table-row table:style-name="ro1">
          <table:table-cell office:value-type="float" office:value="0.818452" calcext:value-type="float">
            <text:p>0.818452</text:p>
          </table:table-cell>
          <table:table-cell office:value-type="float" office:value="-8.033323" calcext:value-type="float">
            <text:p>-8.033323</text:p>
          </table:table-cell>
          <table:table-cell table:number-columns-repeated="4"/>
        </table:table-row>
        <table:table-row table:style-name="ro1">
          <table:table-cell office:value-type="float" office:value="0.821429" calcext:value-type="float">
            <text:p>0.821429</text:p>
          </table:table-cell>
          <table:table-cell office:value-type="float" office:value="-8.312387" calcext:value-type="float">
            <text:p>-8.312387</text:p>
          </table:table-cell>
          <table:table-cell table:number-columns-repeated="4"/>
        </table:table-row>
        <table:table-row table:style-name="ro1">
          <table:table-cell office:value-type="float" office:value="0.824405" calcext:value-type="float">
            <text:p>0.824405</text:p>
          </table:table-cell>
          <table:table-cell office:value-type="float" office:value="-8.59733" calcext:value-type="float">
            <text:p>-8.597330</text:p>
          </table:table-cell>
          <table:table-cell table:number-columns-repeated="4"/>
        </table:table-row>
        <table:table-row table:style-name="ro1">
          <table:table-cell office:value-type="float" office:value="0.827381" calcext:value-type="float">
            <text:p>0.827381</text:p>
          </table:table-cell>
          <table:table-cell office:value-type="float" office:value="-8.819812" calcext:value-type="float">
            <text:p>-8.819812</text:p>
          </table:table-cell>
          <table:table-cell table:number-columns-repeated="4"/>
        </table:table-row>
        <table:table-row table:style-name="ro1">
          <table:table-cell office:value-type="float" office:value="0.830357" calcext:value-type="float">
            <text:p>0.830357</text:p>
          </table:table-cell>
          <table:table-cell office:value-type="float" office:value="-8.924649" calcext:value-type="float">
            <text:p>-8.924649</text:p>
          </table:table-cell>
          <table:table-cell table:number-columns-repeated="4"/>
        </table:table-row>
        <table:table-row table:style-name="ro1">
          <table:table-cell office:value-type="float" office:value="0.833333" calcext:value-type="float">
            <text:p>0.833333</text:p>
          </table:table-cell>
          <table:table-cell office:value-type="float" office:value="-8.920446" calcext:value-type="float">
            <text:p>-8.920446</text:p>
          </table:table-cell>
          <table:table-cell table:number-columns-repeated="4"/>
        </table:table-row>
        <table:table-row table:style-name="ro1">
          <table:table-cell office:value-type="float" office:value="0.83631" calcext:value-type="float">
            <text:p>0.836310</text:p>
          </table:table-cell>
          <table:table-cell office:value-type="float" office:value="-8.807435" calcext:value-type="float">
            <text:p>-8.807435</text:p>
          </table:table-cell>
          <table:table-cell table:number-columns-repeated="4"/>
        </table:table-row>
        <table:table-row table:style-name="ro1">
          <table:table-cell office:value-type="float" office:value="0.839286" calcext:value-type="float">
            <text:p>0.839286</text:p>
          </table:table-cell>
          <table:table-cell office:value-type="float" office:value="-8.577209" calcext:value-type="float">
            <text:p>-8.577209</text:p>
          </table:table-cell>
          <table:table-cell table:number-columns-repeated="4"/>
        </table:table-row>
        <table:table-row table:style-name="ro1">
          <table:table-cell office:value-type="float" office:value="0.842262" calcext:value-type="float">
            <text:p>0.842262</text:p>
          </table:table-cell>
          <table:table-cell office:value-type="float" office:value="-8.292096" calcext:value-type="float">
            <text:p>-8.292096</text:p>
          </table:table-cell>
          <table:table-cell table:number-columns-repeated="4"/>
        </table:table-row>
        <table:table-row table:style-name="ro1">
          <table:table-cell office:value-type="float" office:value="0.845238" calcext:value-type="float">
            <text:p>0.845238</text:p>
          </table:table-cell>
          <table:table-cell office:value-type="float" office:value="-8.015471" calcext:value-type="float">
            <text:p>-8.015471</text:p>
          </table:table-cell>
          <table:table-cell table:number-columns-repeated="4"/>
        </table:table-row>
        <table:table-row table:style-name="ro1">
          <table:table-cell office:value-type="float" office:value="0.848214" calcext:value-type="float">
            <text:p>0.848214</text:p>
          </table:table-cell>
          <table:table-cell office:value-type="float" office:value="-7.797587" calcext:value-type="float">
            <text:p>-7.797587</text:p>
          </table:table-cell>
          <table:table-cell table:number-columns-repeated="4"/>
        </table:table-row>
        <table:table-row table:style-name="ro1">
          <table:table-cell office:value-type="float" office:value="0.85119" calcext:value-type="float">
            <text:p>0.851190</text:p>
          </table:table-cell>
          <table:table-cell office:value-type="float" office:value="-7.714314" calcext:value-type="float">
            <text:p>-7.714314</text:p>
          </table:table-cell>
          <table:table-cell table:number-columns-repeated="4"/>
        </table:table-row>
        <table:table-row table:style-name="ro1">
          <table:table-cell office:value-type="float" office:value="0.854167" calcext:value-type="float">
            <text:p>0.854167</text:p>
          </table:table-cell>
          <table:table-cell office:value-type="float" office:value="-7.746417" calcext:value-type="float">
            <text:p>-7.746417</text:p>
          </table:table-cell>
          <table:table-cell table:number-columns-repeated="4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-7.869958" calcext:value-type="float">
            <text:p>-7.869958</text:p>
          </table:table-cell>
          <table:table-cell table:number-columns-repeated="4"/>
        </table:table-row>
        <table:table-row table:style-name="ro1">
          <table:table-cell office:value-type="float" office:value="0.860119" calcext:value-type="float">
            <text:p>0.860119</text:p>
          </table:table-cell>
          <table:table-cell office:value-type="float" office:value="-8.066072" calcext:value-type="float">
            <text:p>-8.066072</text:p>
          </table:table-cell>
          <table:table-cell table:number-columns-repeated="4"/>
        </table:table-row>
        <table:table-row table:style-name="ro1">
          <table:table-cell office:value-type="float" office:value="0.863095" calcext:value-type="float">
            <text:p>0.863095</text:p>
          </table:table-cell>
          <table:table-cell office:value-type="float" office:value="-8.413707" calcext:value-type="float">
            <text:p>-8.413707</text:p>
          </table:table-cell>
          <table:table-cell table:number-columns-repeated="4"/>
        </table:table-row>
        <table:table-row table:style-name="ro1">
          <table:table-cell office:value-type="float" office:value="0.866071" calcext:value-type="float">
            <text:p>0.866071</text:p>
          </table:table-cell>
          <table:table-cell office:value-type="float" office:value="-8.972718" calcext:value-type="float">
            <text:p>-8.972718</text:p>
          </table:table-cell>
          <table:table-cell table:number-columns-repeated="4"/>
        </table:table-row>
        <table:table-row table:style-name="ro1">
          <table:table-cell office:value-type="float" office:value="0.869048" calcext:value-type="float">
            <text:p>0.869048</text:p>
          </table:table-cell>
          <table:table-cell office:value-type="float" office:value="-9.780998" calcext:value-type="float">
            <text:p>-9.780998</text:p>
          </table:table-cell>
          <table:table-cell table:number-columns-repeated="4"/>
        </table:table-row>
        <table:table-row table:style-name="ro1">
          <table:table-cell office:value-type="float" office:value="0.872024" calcext:value-type="float">
            <text:p>0.872024</text:p>
          </table:table-cell>
          <table:table-cell office:value-type="float" office:value="-10.804407" calcext:value-type="float">
            <text:p>-10.804407</text:p>
          </table:table-cell>
          <table:table-cell table:number-columns-repeated="4"/>
        </table:table-row>
        <table:table-row table:style-name="ro1">
          <table:table-cell office:value-type="float" office:value="0.875" calcext:value-type="float">
            <text:p>0.875000</text:p>
          </table:table-cell>
          <table:table-cell office:value-type="float" office:value="-11.937377" calcext:value-type="float">
            <text:p>-11.937377</text:p>
          </table:table-cell>
          <table:table-cell table:number-columns-repeated="4"/>
        </table:table-row>
        <table:table-row table:style-name="ro1">
          <table:table-cell office:value-type="float" office:value="0.877976" calcext:value-type="float">
            <text:p>0.877976</text:p>
          </table:table-cell>
          <table:table-cell office:value-type="float" office:value="-13.05357" calcext:value-type="float">
            <text:p>-13.053570</text:p>
          </table:table-cell>
          <table:table-cell table:number-columns-repeated="4"/>
        </table:table-row>
        <table:table-row table:style-name="ro1">
          <table:table-cell office:value-type="float" office:value="0.880952" calcext:value-type="float">
            <text:p>0.880952</text:p>
          </table:table-cell>
          <table:table-cell office:value-type="float" office:value="-14.080374" calcext:value-type="float">
            <text:p>-14.080374</text:p>
          </table:table-cell>
          <table:table-cell table:number-columns-repeated="4"/>
        </table:table-row>
        <table:table-row table:style-name="ro1">
          <table:table-cell office:value-type="float" office:value="0.883929" calcext:value-type="float">
            <text:p>0.883929</text:p>
          </table:table-cell>
          <table:table-cell office:value-type="float" office:value="-14.934294" calcext:value-type="float">
            <text:p>-14.934294</text:p>
          </table:table-cell>
          <table:table-cell table:number-columns-repeated="4"/>
        </table:table-row>
        <table:table-row table:style-name="ro1">
          <table:table-cell office:value-type="float" office:value="0.886905" calcext:value-type="float">
            <text:p>0.886905</text:p>
          </table:table-cell>
          <table:table-cell office:value-type="float" office:value="-15.569555" calcext:value-type="float">
            <text:p>-15.569555</text:p>
          </table:table-cell>
          <table:table-cell table:number-columns-repeated="4"/>
        </table:table-row>
        <table:table-row table:style-name="ro1">
          <table:table-cell office:value-type="float" office:value="0.889881" calcext:value-type="float">
            <text:p>0.889881</text:p>
          </table:table-cell>
          <table:table-cell office:value-type="float" office:value="-15.987964" calcext:value-type="float">
            <text:p>-15.987964</text:p>
          </table:table-cell>
          <table:table-cell table:number-columns-repeated="4"/>
        </table:table-row>
        <table:table-row table:style-name="ro1">
          <table:table-cell office:value-type="float" office:value="0.892857" calcext:value-type="float">
            <text:p>0.892857</text:p>
          </table:table-cell>
          <table:table-cell office:value-type="float" office:value="-16.195031" calcext:value-type="float">
            <text:p>-16.195031</text:p>
          </table:table-cell>
          <table:table-cell table:number-columns-repeated="4"/>
        </table:table-row>
        <table:table-row table:style-name="ro1">
          <table:table-cell office:value-type="float" office:value="0.895833" calcext:value-type="float">
            <text:p>0.895833</text:p>
          </table:table-cell>
          <table:table-cell office:value-type="float" office:value="-16.185662" calcext:value-type="float">
            <text:p>-16.185662</text:p>
          </table:table-cell>
          <table:table-cell table:number-columns-repeated="4"/>
        </table:table-row>
        <table:table-row table:style-name="ro1">
          <table:table-cell office:value-type="float" office:value="0.89881" calcext:value-type="float">
            <text:p>0.898810</text:p>
          </table:table-cell>
          <table:table-cell office:value-type="float" office:value="-15.961032" calcext:value-type="float">
            <text:p>-15.961032</text:p>
          </table:table-cell>
          <table:table-cell table:number-columns-repeated="4"/>
        </table:table-row>
        <table:table-row table:style-name="ro1">
          <table:table-cell office:value-type="float" office:value="0.901786" calcext:value-type="float">
            <text:p>0.901786</text:p>
          </table:table-cell>
          <table:table-cell office:value-type="float" office:value="-15.524938" calcext:value-type="float">
            <text:p>-15.524938</text:p>
          </table:table-cell>
          <table:table-cell table:number-columns-repeated="4"/>
        </table:table-row>
        <table:table-row table:style-name="ro1">
          <table:table-cell office:value-type="float" office:value="0.904762" calcext:value-type="float">
            <text:p>0.904762</text:p>
          </table:table-cell>
          <table:table-cell office:value-type="float" office:value="-14.871954" calcext:value-type="float">
            <text:p>-14.871954</text:p>
          </table:table-cell>
          <table:table-cell table:number-columns-repeated="4"/>
        </table:table-row>
        <table:table-row table:style-name="ro1">
          <table:table-cell office:value-type="float" office:value="0.907738" calcext:value-type="float">
            <text:p>0.907738</text:p>
          </table:table-cell>
          <table:table-cell office:value-type="float" office:value="-14.000715" calcext:value-type="float">
            <text:p>-14.000715</text:p>
          </table:table-cell>
          <table:table-cell table:number-columns-repeated="4"/>
        </table:table-row>
        <table:table-row table:style-name="ro1">
          <table:table-cell office:value-type="float" office:value="0.910714" calcext:value-type="float">
            <text:p>0.910714</text:p>
          </table:table-cell>
          <table:table-cell office:value-type="float" office:value="-12.963552" calcext:value-type="float">
            <text:p>-12.963552</text:p>
          </table:table-cell>
          <table:table-cell table:number-columns-repeated="4"/>
        </table:table-row>
        <table:table-row table:style-name="ro1">
          <table:table-cell office:value-type="float" office:value="0.91369" calcext:value-type="float">
            <text:p>0.913690</text:p>
          </table:table-cell>
          <table:table-cell office:value-type="float" office:value="-11.842045" calcext:value-type="float">
            <text:p>-11.842045</text:p>
          </table:table-cell>
          <table:table-cell table:number-columns-repeated="4"/>
        </table:table-row>
        <table:table-row table:style-name="ro1">
          <table:table-cell office:value-type="float" office:value="0.916667" calcext:value-type="float">
            <text:p>0.916667</text:p>
          </table:table-cell>
          <table:table-cell office:value-type="float" office:value="-10.712122" calcext:value-type="float">
            <text:p>-10.712122</text:p>
          </table:table-cell>
          <table:table-cell table:number-columns-repeated="4"/>
        </table:table-row>
        <table:table-row table:style-name="ro1">
          <table:table-cell office:value-type="float" office:value="0.919643" calcext:value-type="float">
            <text:p>0.919643</text:p>
          </table:table-cell>
          <table:table-cell office:value-type="float" office:value="-9.701162" calcext:value-type="float">
            <text:p>-9.701162</text:p>
          </table:table-cell>
          <table:table-cell table:number-columns-repeated="4"/>
        </table:table-row>
        <table:table-row table:style-name="ro1">
          <table:table-cell office:value-type="float" office:value="0.922619" calcext:value-type="float">
            <text:p>0.922619</text:p>
          </table:table-cell>
          <table:table-cell office:value-type="float" office:value="-8.911567" calcext:value-type="float">
            <text:p>-8.911567</text:p>
          </table:table-cell>
          <table:table-cell table:number-columns-repeated="4"/>
        </table:table-row>
        <table:table-row table:style-name="ro1">
          <table:table-cell office:value-type="float" office:value="0.925595" calcext:value-type="float">
            <text:p>0.925595</text:p>
          </table:table-cell>
          <table:table-cell office:value-type="float" office:value="-8.370254" calcext:value-type="float">
            <text:p>-8.370254</text:p>
          </table:table-cell>
          <table:table-cell table:number-columns-repeated="4"/>
        </table:table-row>
        <table:table-row table:style-name="ro1">
          <table:table-cell office:value-type="float" office:value="0.928571" calcext:value-type="float">
            <text:p>0.928571</text:p>
          </table:table-cell>
          <table:table-cell office:value-type="float" office:value="-8.037819" calcext:value-type="float">
            <text:p>-8.037819</text:p>
          </table:table-cell>
          <table:table-cell table:number-columns-repeated="4"/>
        </table:table-row>
        <table:table-row table:style-name="ro1">
          <table:table-cell office:value-type="float" office:value="0.931548" calcext:value-type="float">
            <text:p>0.931548</text:p>
          </table:table-cell>
          <table:table-cell office:value-type="float" office:value="-7.850173" calcext:value-type="float">
            <text:p>-7.850173</text:p>
          </table:table-cell>
          <table:table-cell table:number-columns-repeated="4"/>
        </table:table-row>
        <table:table-row table:style-name="ro1">
          <table:table-cell office:value-type="float" office:value="0.934524" calcext:value-type="float">
            <text:p>0.934524</text:p>
          </table:table-cell>
          <table:table-cell office:value-type="float" office:value="-7.733993" calcext:value-type="float">
            <text:p>-7.733993</text:p>
          </table:table-cell>
          <table:table-cell table:number-columns-repeated="4"/>
        </table:table-row>
        <table:table-row table:style-name="ro1">
          <table:table-cell office:value-type="float" office:value="0.9375" calcext:value-type="float">
            <text:p>0.937500</text:p>
          </table:table-cell>
          <table:table-cell office:value-type="float" office:value="-7.712244" calcext:value-type="float">
            <text:p>-7.712244</text:p>
          </table:table-cell>
          <table:table-cell table:number-columns-repeated="4"/>
        </table:table-row>
        <table:table-row table:style-name="ro1">
          <table:table-cell office:value-type="float" office:value="0.940476" calcext:value-type="float">
            <text:p>0.940476</text:p>
          </table:table-cell>
          <table:table-cell office:value-type="float" office:value="-7.809159" calcext:value-type="float">
            <text:p>-7.809159</text:p>
          </table:table-cell>
          <table:table-cell table:number-columns-repeated="4"/>
        </table:table-row>
        <table:table-row table:style-name="ro1">
          <table:table-cell office:value-type="float" office:value="0.943452" calcext:value-type="float">
            <text:p>0.943452</text:p>
          </table:table-cell>
          <table:table-cell office:value-type="float" office:value="-8.037598" calcext:value-type="float">
            <text:p>-8.037598</text:p>
          </table:table-cell>
          <table:table-cell table:number-columns-repeated="4"/>
        </table:table-row>
        <table:table-row table:style-name="ro1">
          <table:table-cell office:value-type="float" office:value="0.946429" calcext:value-type="float">
            <text:p>0.946429</text:p>
          </table:table-cell>
          <table:table-cell office:value-type="float" office:value="-8.317587" calcext:value-type="float">
            <text:p>-8.317587</text:p>
          </table:table-cell>
          <table:table-cell table:number-columns-repeated="4"/>
        </table:table-row>
        <table:table-row table:style-name="ro1">
          <table:table-cell office:value-type="float" office:value="0.949405" calcext:value-type="float">
            <text:p>0.949405</text:p>
          </table:table-cell>
          <table:table-cell office:value-type="float" office:value="-8.602118" calcext:value-type="float">
            <text:p>-8.602118</text:p>
          </table:table-cell>
          <table:table-cell table:number-columns-repeated="4"/>
        </table:table-row>
        <table:table-row table:style-name="ro1">
          <table:table-cell office:value-type="float" office:value="0.952381" calcext:value-type="float">
            <text:p>0.952381</text:p>
          </table:table-cell>
          <table:table-cell office:value-type="float" office:value="-8.824781" calcext:value-type="float">
            <text:p>-8.824781</text:p>
          </table:table-cell>
          <table:table-cell table:number-columns-repeated="4"/>
        </table:table-row>
        <table:table-row table:style-name="ro1">
          <table:table-cell office:value-type="float" office:value="0.955357" calcext:value-type="float">
            <text:p>0.955357</text:p>
          </table:table-cell>
          <table:table-cell office:value-type="float" office:value="-8.928881" calcext:value-type="float">
            <text:p>-8.928881</text:p>
          </table:table-cell>
          <table:table-cell table:number-columns-repeated="4"/>
        </table:table-row>
        <table:table-row table:style-name="ro1">
          <table:table-cell office:value-type="float" office:value="0.958333" calcext:value-type="float">
            <text:p>0.958333</text:p>
          </table:table-cell>
          <table:table-cell office:value-type="float" office:value="-8.924032" calcext:value-type="float">
            <text:p>-8.924032</text:p>
          </table:table-cell>
          <table:table-cell table:number-columns-repeated="4"/>
        </table:table-row>
        <table:table-row table:style-name="ro1">
          <table:table-cell office:value-type="float" office:value="0.96131" calcext:value-type="float">
            <text:p>0.961310</text:p>
          </table:table-cell>
          <table:table-cell office:value-type="float" office:value="-8.810634" calcext:value-type="float">
            <text:p>-8.810634</text:p>
          </table:table-cell>
          <table:table-cell table:number-columns-repeated="4"/>
        </table:table-row>
        <table:table-row table:style-name="ro1">
          <table:table-cell office:value-type="float" office:value="0.964286" calcext:value-type="float">
            <text:p>0.964286</text:p>
          </table:table-cell>
          <table:table-cell office:value-type="float" office:value="-8.57937" calcext:value-type="float">
            <text:p>-8.579370</text:p>
          </table:table-cell>
          <table:table-cell table:number-columns-repeated="4"/>
        </table:table-row>
        <table:table-row table:style-name="ro1">
          <table:table-cell office:value-type="float" office:value="0.967262" calcext:value-type="float">
            <text:p>0.967262</text:p>
          </table:table-cell>
          <table:table-cell office:value-type="float" office:value="-8.293773" calcext:value-type="float">
            <text:p>-8.293773</text:p>
          </table:table-cell>
          <table:table-cell table:number-columns-repeated="4"/>
        </table:table-row>
        <table:table-row table:style-name="ro1">
          <table:table-cell office:value-type="float" office:value="0.970238" calcext:value-type="float">
            <text:p>0.970238</text:p>
          </table:table-cell>
          <table:table-cell office:value-type="float" office:value="-8.015827" calcext:value-type="float">
            <text:p>-8.015827</text:p>
          </table:table-cell>
          <table:table-cell table:number-columns-repeated="4"/>
        </table:table-row>
        <table:table-row table:style-name="ro1">
          <table:table-cell office:value-type="float" office:value="0.973214" calcext:value-type="float">
            <text:p>0.973214</text:p>
          </table:table-cell>
          <table:table-cell office:value-type="float" office:value="-7.796019" calcext:value-type="float">
            <text:p>-7.796019</text:p>
          </table:table-cell>
          <table:table-cell table:number-columns-repeated="4"/>
        </table:table-row>
        <table:table-row table:style-name="ro1">
          <table:table-cell office:value-type="float" office:value="0.97619" calcext:value-type="float">
            <text:p>0.976190</text:p>
          </table:table-cell>
          <table:table-cell office:value-type="float" office:value="-7.710971" calcext:value-type="float">
            <text:p>-7.710971</text:p>
          </table:table-cell>
          <table:table-cell table:number-columns-repeated="4"/>
        </table:table-row>
        <table:table-row table:style-name="ro1">
          <table:table-cell office:value-type="float" office:value="0.979167" calcext:value-type="float">
            <text:p>0.979167</text:p>
          </table:table-cell>
          <table:table-cell office:value-type="float" office:value="-7.74155" calcext:value-type="float">
            <text:p>-7.741550</text:p>
          </table:table-cell>
          <table:table-cell table:number-columns-repeated="4"/>
        </table:table-row>
        <table:table-row table:style-name="ro1">
          <table:table-cell office:value-type="float" office:value="0.982143" calcext:value-type="float">
            <text:p>0.982143</text:p>
          </table:table-cell>
          <table:table-cell office:value-type="float" office:value="-7.863933" calcext:value-type="float">
            <text:p>-7.863933</text:p>
          </table:table-cell>
          <table:table-cell table:number-columns-repeated="4"/>
        </table:table-row>
        <table:table-row table:style-name="ro1">
          <table:table-cell office:value-type="float" office:value="0.985119" calcext:value-type="float">
            <text:p>0.985119</text:p>
          </table:table-cell>
          <table:table-cell office:value-type="float" office:value="-8.059696" calcext:value-type="float">
            <text:p>-8.059696</text:p>
          </table:table-cell>
          <table:table-cell table:number-columns-repeated="4"/>
        </table:table-row>
        <table:table-row table:style-name="ro1">
          <table:table-cell office:value-type="float" office:value="0.988095" calcext:value-type="float">
            <text:p>0.988095</text:p>
          </table:table-cell>
          <table:table-cell office:value-type="float" office:value="-8.407638" calcext:value-type="float">
            <text:p>-8.407638</text:p>
          </table:table-cell>
          <table:table-cell table:number-columns-repeated="4"/>
        </table:table-row>
        <table:table-row table:style-name="ro1">
          <table:table-cell office:value-type="float" office:value="0.991071" calcext:value-type="float">
            <text:p>0.991071</text:p>
          </table:table-cell>
          <table:table-cell office:value-type="float" office:value="-8.967534" calcext:value-type="float">
            <text:p>-8.967534</text:p>
          </table:table-cell>
          <table:table-cell table:number-columns-repeated="4"/>
        </table:table-row>
        <table:table-row table:style-name="ro1">
          <table:table-cell office:value-type="float" office:value="0.994048" calcext:value-type="float">
            <text:p>0.994048</text:p>
          </table:table-cell>
          <table:table-cell office:value-type="float" office:value="-9.775835" calcext:value-type="float">
            <text:p>-9.775835</text:p>
          </table:table-cell>
          <table:table-cell table:number-columns-repeated="4"/>
        </table:table-row>
        <table:table-row table:style-name="ro1">
          <table:table-cell office:value-type="float" office:value="0.997024" calcext:value-type="float">
            <text:p>0.997024</text:p>
          </table:table-cell>
          <table:table-cell office:value-type="float" office:value="-10.799141" calcext:value-type="float">
            <text:p>-10.799141</text:p>
          </table:table-cell>
          <table:table-cell table:number-columns-repeated="4"/>
        </table:table-row>
      </table:table>
      <table:table table:name="nt thin film" table:style-name="ta1">
        <table:table-column table:style-name="co4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6" table:number-rows-spanned="1">
            <text:p>bulk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Total average</text:p>
          </table:table-cell>
          <table:covered-table-cell table:number-columns-repeated="2" table:style-name="Default"/>
          <table:table-cell table:style-name="ce5" table:formula="of:=AVERAGE([.B4];[.D4];[.F4])" office:value-type="float" office:value="-8.9943634593496" calcext:value-type="float" table:number-columns-spanned="3" table:number-rows-spanned="1">
            <text:p>-8.994363</text:p>
          </table:table-cell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[1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1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1]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4" table:formula="of:=AVERAGE([.B6:.B87])" office:value-type="float" office:value="-12.4920768780488" calcext:value-type="float">
            <text:p>-12.492077</text:p>
          </table:table-cell>
          <table:table-cell table:style-name="ce2" office:value-type="string" calcext:value-type="string">
            <text:p>average</text:p>
          </table:table-cell>
          <table:table-cell table:style-name="ce4" table:formula="of:=AVERAGE([.D6:.D125])" office:value-type="float" office:value="-7.24550683333334" calcext:value-type="float">
            <text:p>-7.245507</text:p>
          </table:table-cell>
          <table:table-cell table:style-name="ce2" office:value-type="string" calcext:value-type="string">
            <text:p>average</text:p>
          </table:table-cell>
          <table:table-cell table:style-name="ce4" table:formula="of:=AVERAGE([.F6:.F89])" office:value-type="float" office:value="-7.24550666666667" calcext:value-type="float">
            <text:p>-7.245507</text:p>
          </table:table-cell>
        </table:table-row>
        <table:table-row table:style-name="ro1">
          <table:table-cell table:style-name="ce2" office:value-type="string" calcext:value-type="string">
            <text:p>pos (a%)</text:p>
          </table:table-cell>
          <table:table-cell table:style-name="ce2" office:value-type="string" calcext:value-type="string">
            <text:p>potential (eV)</text:p>
          </table:table-cell>
          <table:table-cell table:style-name="ce2" office:value-type="string" calcext:value-type="string">
            <text:p>pos (b%)</text:p>
          </table:table-cell>
          <table:table-cell table:style-name="ce2" office:value-type="string" calcext:value-type="string">
            <text:p>potential (eV)</text:p>
          </table:table-cell>
          <table:table-cell table:style-name="ce2" office:value-type="string" calcext:value-type="string">
            <text:p>pos (c%)</text:p>
          </table:table-cell>
          <table:table-cell table:style-name="ce2" office:value-type="string" calcext:value-type="string">
            <text:p>potential (eV)</text:p>
          </table:table-cell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-17.45935" calcext:value-type="float">
            <text:p>-17.459350</text:p>
          </table:table-cell>
          <table:table-cell office:value-type="float" office:value="0" calcext:value-type="float">
            <text:p>0.000000</text:p>
          </table:table-cell>
          <table:table-cell office:value-type="float" office:value="-2.92118" calcext:value-type="float">
            <text:p>-2.921180</text:p>
          </table:table-cell>
          <table:table-cell office:value-type="float" office:value="0" calcext:value-type="float">
            <text:p>0.000000</text:p>
          </table:table-cell>
          <table:table-cell office:value-type="float" office:value="-6.31777" calcext:value-type="float">
            <text:p>-6.317770</text:p>
          </table:table-cell>
        </table:table-row>
        <table:table-row table:style-name="ro1">
          <table:table-cell office:value-type="float" office:value="0.430357" calcext:value-type="float">
            <text:p>0.430357</text:p>
          </table:table-cell>
          <table:table-cell office:value-type="float" office:value="-17.052731" calcext:value-type="float">
            <text:p>-17.052731</text:p>
          </table:table-cell>
          <table:table-cell office:value-type="float" office:value="0.008333" calcext:value-type="float">
            <text:p>0.008333</text:p>
          </table:table-cell>
          <table:table-cell office:value-type="float" office:value="-3.0415" calcext:value-type="float">
            <text:p>-3.041500</text:p>
          </table:table-cell>
          <table:table-cell office:value-type="float" office:value="0.011905" calcext:value-type="float">
            <text:p>0.011905</text:p>
          </table:table-cell>
          <table:table-cell office:value-type="float" office:value="-6.65747" calcext:value-type="float">
            <text:p>-6.657470</text:p>
          </table:table-cell>
        </table:table-row>
        <table:table-row table:style-name="ro1">
          <table:table-cell office:value-type="float" office:value="0.432143" calcext:value-type="float">
            <text:p>0.432143</text:p>
          </table:table-cell>
          <table:table-cell office:value-type="float" office:value="-16.435517" calcext:value-type="float">
            <text:p>-16.435517</text:p>
          </table:table-cell>
          <table:table-cell office:value-type="float" office:value="0.016667" calcext:value-type="float">
            <text:p>0.016667</text:p>
          </table:table-cell>
          <table:table-cell office:value-type="float" office:value="-3.28921" calcext:value-type="float">
            <text:p>-3.289210</text:p>
          </table:table-cell>
          <table:table-cell office:value-type="float" office:value="0.02381" calcext:value-type="float">
            <text:p>0.023810</text:p>
          </table:table-cell>
          <table:table-cell office:value-type="float" office:value="-7.03114" calcext:value-type="float">
            <text:p>-7.031140</text:p>
          </table:table-cell>
        </table:table-row>
        <table:table-row table:style-name="ro1">
          <table:table-cell office:value-type="float" office:value="0.433929" calcext:value-type="float">
            <text:p>0.433929</text:p>
          </table:table-cell>
          <table:table-cell office:value-type="float" office:value="-15.628753" calcext:value-type="float">
            <text:p>-15.628753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3.66735" calcext:value-type="float">
            <text:p>-3.667350</text:p>
          </table:table-cell>
          <table:table-cell office:value-type="float" office:value="0.035714" calcext:value-type="float">
            <text:p>0.035714</text:p>
          </table:table-cell>
          <table:table-cell office:value-type="float" office:value="-7.44674" calcext:value-type="float">
            <text:p>-7.446740</text:p>
          </table:table-cell>
        </table:table-row>
        <table:table-row table:style-name="ro1">
          <table:table-cell office:value-type="float" office:value="0.435714" calcext:value-type="float">
            <text:p>0.435714</text:p>
          </table:table-cell>
          <table:table-cell office:value-type="float" office:value="-14.703501" calcext:value-type="float">
            <text:p>-14.70350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-4.16873" calcext:value-type="float">
            <text:p>-4.168730</text:p>
          </table:table-cell>
          <table:table-cell office:value-type="float" office:value="0.047619" calcext:value-type="float">
            <text:p>0.047619</text:p>
          </table:table-cell>
          <table:table-cell office:value-type="float" office:value="-7.88452" calcext:value-type="float">
            <text:p>-7.884520</text:p>
          </table:table-cell>
        </table:table-row>
        <table:table-row table:style-name="ro1">
          <table:table-cell office:value-type="float" office:value="0.4375" calcext:value-type="float">
            <text:p>0.437500</text:p>
          </table:table-cell>
          <table:table-cell office:value-type="float" office:value="-13.734742" calcext:value-type="float">
            <text:p>-13.734742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-4.80229" calcext:value-type="float">
            <text:p>-4.802290</text:p>
          </table:table-cell>
          <table:table-cell office:value-type="float" office:value="0.059524" calcext:value-type="float">
            <text:p>0.059524</text:p>
          </table:table-cell>
          <table:table-cell office:value-type="float" office:value="-8.32695" calcext:value-type="float">
            <text:p>-8.326950</text:p>
          </table:table-cell>
        </table:table-row>
        <table:table-row table:style-name="ro1">
          <table:table-cell office:value-type="float" office:value="0.439286" calcext:value-type="float">
            <text:p>0.439286</text:p>
          </table:table-cell>
          <table:table-cell office:value-type="float" office:value="-12.860971" calcext:value-type="float">
            <text:p>-12.860971</text:p>
          </table:table-cell>
          <table:table-cell office:value-type="float" office:value="0.05" calcext:value-type="float">
            <text:p>0.050000</text:p>
          </table:table-cell>
          <table:table-cell office:value-type="float" office:value="-5.56654" calcext:value-type="float">
            <text:p>-5.566540</text:p>
          </table:table-cell>
          <table:table-cell office:value-type="float" office:value="0.071429" calcext:value-type="float">
            <text:p>0.071429</text:p>
          </table:table-cell>
          <table:table-cell office:value-type="float" office:value="-8.75914" calcext:value-type="float">
            <text:p>-8.759140</text:p>
          </table:table-cell>
        </table:table-row>
        <table:table-row table:style-name="ro1">
          <table:table-cell office:value-type="float" office:value="0.441071" calcext:value-type="float">
            <text:p>0.441071</text:p>
          </table:table-cell>
          <table:table-cell office:value-type="float" office:value="-12.157418" calcext:value-type="float">
            <text:p>-12.157418</text:p>
          </table:table-cell>
          <table:table-cell office:value-type="float" office:value="0.058333" calcext:value-type="float">
            <text:p>0.058333</text:p>
          </table:table-cell>
          <table:table-cell office:value-type="float" office:value="-6.45065" calcext:value-type="float">
            <text:p>-6.450650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-9.16809" calcext:value-type="float">
            <text:p>-9.168090</text:p>
          </table:table-cell>
        </table:table-row>
        <table:table-row table:style-name="ro1">
          <table:table-cell office:value-type="float" office:value="0.442857" calcext:value-type="float">
            <text:p>0.442857</text:p>
          </table:table-cell>
          <table:table-cell office:value-type="float" office:value="-11.645701" calcext:value-type="float">
            <text:p>-11.645701</text:p>
          </table:table-cell>
          <table:table-cell office:value-type="float" office:value="0.066667" calcext:value-type="float">
            <text:p>0.066667</text:p>
          </table:table-cell>
          <table:table-cell office:value-type="float" office:value="-7.41955" calcext:value-type="float">
            <text:p>-7.419550</text:p>
          </table:table-cell>
          <table:table-cell office:value-type="float" office:value="0.095238" calcext:value-type="float">
            <text:p>0.095238</text:p>
          </table:table-cell>
          <table:table-cell office:value-type="float" office:value="-9.51803" calcext:value-type="float">
            <text:p>-9.518030</text:p>
          </table:table-cell>
        </table:table-row>
        <table:table-row table:style-name="ro1">
          <table:table-cell office:value-type="float" office:value="0.444643" calcext:value-type="float">
            <text:p>0.444643</text:p>
          </table:table-cell>
          <table:table-cell office:value-type="float" office:value="-11.265599" calcext:value-type="float">
            <text:p>-11.265599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8.4287" calcext:value-type="float">
            <text:p>-8.428700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-9.77809" calcext:value-type="float">
            <text:p>-9.778090</text:p>
          </table:table-cell>
        </table:table-row>
        <table:table-row table:style-name="ro1">
          <table:table-cell office:value-type="float" office:value="0.446429" calcext:value-type="float">
            <text:p>0.446429</text:p>
          </table:table-cell>
          <table:table-cell office:value-type="float" office:value="-10.976842" calcext:value-type="float">
            <text:p>-10.976842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-9.45262" calcext:value-type="float">
            <text:p>-9.452620</text:p>
          </table:table-cell>
          <table:table-cell office:value-type="float" office:value="0.119048" calcext:value-type="float">
            <text:p>0.119048</text:p>
          </table:table-cell>
          <table:table-cell office:value-type="float" office:value="-9.92233" calcext:value-type="float">
            <text:p>-9.922330</text:p>
          </table:table-cell>
        </table:table-row>
        <table:table-row table:style-name="ro1">
          <table:table-cell office:value-type="float" office:value="0.448214" calcext:value-type="float">
            <text:p>0.448214</text:p>
          </table:table-cell>
          <table:table-cell office:value-type="float" office:value="-10.717057" calcext:value-type="float">
            <text:p>-10.717057</text:p>
          </table:table-cell>
          <table:table-cell office:value-type="float" office:value="0.091667" calcext:value-type="float">
            <text:p>0.091667</text:p>
          </table:table-cell>
          <table:table-cell office:value-type="float" office:value="-10.4618" calcext:value-type="float">
            <text:p>-10.461800</text:p>
          </table:table-cell>
          <table:table-cell office:value-type="float" office:value="0.130952" calcext:value-type="float">
            <text:p>0.130952</text:p>
          </table:table-cell>
          <table:table-cell office:value-type="float" office:value="-9.96034" calcext:value-type="float">
            <text:p>-9.960340</text:p>
          </table:table-cell>
        </table:table-row>
        <table:table-row table:style-name="ro1">
          <table:table-cell office:value-type="float" office:value="0.45" calcext:value-type="float">
            <text:p>0.450000</text:p>
          </table:table-cell>
          <table:table-cell office:value-type="float" office:value="-10.504302" calcext:value-type="float">
            <text:p>-10.504302</text:p>
          </table:table-cell>
          <table:table-cell office:value-type="float" office:value="0.1" calcext:value-type="float">
            <text:p>0.100000</text:p>
          </table:table-cell>
          <table:table-cell office:value-type="float" office:value="-11.4388" calcext:value-type="float">
            <text:p>-11.438800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-9.88075" calcext:value-type="float">
            <text:p>-9.880750</text:p>
          </table:table-cell>
        </table:table-row>
        <table:table-row table:style-name="ro1">
          <table:table-cell office:value-type="float" office:value="0.451786" calcext:value-type="float">
            <text:p>0.451786</text:p>
          </table:table-cell>
          <table:table-cell office:value-type="float" office:value="-10.379808" calcext:value-type="float">
            <text:p>-10.379808</text:p>
          </table:table-cell>
          <table:table-cell office:value-type="float" office:value="0.108333" calcext:value-type="float">
            <text:p>0.108333</text:p>
          </table:table-cell>
          <table:table-cell office:value-type="float" office:value="-12.3441" calcext:value-type="float">
            <text:p>-12.344100</text:p>
          </table:table-cell>
          <table:table-cell office:value-type="float" office:value="0.154762" calcext:value-type="float">
            <text:p>0.154762</text:p>
          </table:table-cell>
          <table:table-cell office:value-type="float" office:value="-9.6925" calcext:value-type="float">
            <text:p>-9.692500</text:p>
          </table:table-cell>
        </table:table-row>
        <table:table-row table:style-name="ro1">
          <table:table-cell office:value-type="float" office:value="0.453571" calcext:value-type="float">
            <text:p>0.453571</text:p>
          </table:table-cell>
          <table:table-cell office:value-type="float" office:value="-10.383291" calcext:value-type="float">
            <text:p>-10.383291</text:p>
          </table:table-cell>
          <table:table-cell office:value-type="float" office:value="0.116667" calcext:value-type="float">
            <text:p>0.116667</text:p>
          </table:table-cell>
          <table:table-cell office:value-type="float" office:value="-13.1143" calcext:value-type="float">
            <text:p>-13.11430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-9.39338" calcext:value-type="float">
            <text:p>-9.393380</text:p>
          </table:table-cell>
        </table:table-row>
        <table:table-row table:style-name="ro1">
          <table:table-cell office:value-type="float" office:value="0.455357" calcext:value-type="float">
            <text:p>0.455357</text:p>
          </table:table-cell>
          <table:table-cell office:value-type="float" office:value="-10.483198" calcext:value-type="float">
            <text:p>-10.483198</text:p>
          </table:table-cell>
          <table:table-cell office:value-type="float" office:value="0.125" calcext:value-type="float">
            <text:p>0.125000</text:p>
          </table:table-cell>
          <table:table-cell office:value-type="float" office:value="-13.7231" calcext:value-type="float">
            <text:p>-13.723100</text:p>
          </table:table-cell>
          <table:table-cell office:value-type="float" office:value="0.178571" calcext:value-type="float">
            <text:p>0.178571</text:p>
          </table:table-cell>
          <table:table-cell office:value-type="float" office:value="-9.0171" calcext:value-type="float">
            <text:p>-9.017100</text:p>
          </table:table-cell>
        </table:table-row>
        <table:table-row table:style-name="ro1">
          <table:table-cell office:value-type="float" office:value="0.457143" calcext:value-type="float">
            <text:p>0.457143</text:p>
          </table:table-cell>
          <table:table-cell office:value-type="float" office:value="-10.689499" calcext:value-type="float">
            <text:p>-10.689499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-14.137" calcext:value-type="float">
            <text:p>-14.137000</text:p>
          </table:table-cell>
          <table:table-cell office:value-type="float" office:value="0.190475" calcext:value-type="float">
            <text:p>0.190475</text:p>
          </table:table-cell>
          <table:table-cell office:value-type="float" office:value="-8.60737" calcext:value-type="float">
            <text:p>-8.607370</text:p>
          </table:table-cell>
        </table:table-row>
        <table:table-row table:style-name="ro1">
          <table:table-cell office:value-type="float" office:value="0.458929" calcext:value-type="float">
            <text:p>0.458929</text:p>
          </table:table-cell>
          <table:table-cell office:value-type="float" office:value="-10.892412" calcext:value-type="float">
            <text:p>-10.892412</text:p>
          </table:table-cell>
          <table:table-cell office:value-type="float" office:value="0.141667" calcext:value-type="float">
            <text:p>0.141667</text:p>
          </table:table-cell>
          <table:table-cell office:value-type="float" office:value="-14.3373" calcext:value-type="float">
            <text:p>-14.337300</text:p>
          </table:table-cell>
          <table:table-cell office:value-type="float" office:value="0.202381" calcext:value-type="float">
            <text:p>0.202381</text:p>
          </table:table-cell>
          <table:table-cell office:value-type="float" office:value="-8.15034" calcext:value-type="float">
            <text:p>-8.150340</text:p>
          </table:table-cell>
        </table:table-row>
        <table:table-row table:style-name="ro1">
          <table:table-cell office:value-type="float" office:value="0.460714" calcext:value-type="float">
            <text:p>0.460714</text:p>
          </table:table-cell>
          <table:table-cell office:value-type="float" office:value="-10.955889" calcext:value-type="float">
            <text:p>-10.955889</text:p>
          </table:table-cell>
          <table:table-cell office:value-type="float" office:value="0.15" calcext:value-type="float">
            <text:p>0.150000</text:p>
          </table:table-cell>
          <table:table-cell office:value-type="float" office:value="-14.3097" calcext:value-type="float">
            <text:p>-14.309700</text:p>
          </table:table-cell>
          <table:table-cell office:value-type="float" office:value="0.214285" calcext:value-type="float">
            <text:p>0.214285</text:p>
          </table:table-cell>
          <table:table-cell office:value-type="float" office:value="-7.72246" calcext:value-type="float">
            <text:p>-7.722460</text:p>
          </table:table-cell>
        </table:table-row>
        <table:table-row table:style-name="ro1">
          <table:table-cell office:value-type="float" office:value="0.4625" calcext:value-type="float">
            <text:p>0.462500</text:p>
          </table:table-cell>
          <table:table-cell office:value-type="float" office:value="-10.903923" calcext:value-type="float">
            <text:p>-10.903923</text:p>
          </table:table-cell>
          <table:table-cell office:value-type="float" office:value="0.158333" calcext:value-type="float">
            <text:p>0.158333</text:p>
          </table:table-cell>
          <table:table-cell office:value-type="float" office:value="-14.0577" calcext:value-type="float">
            <text:p>-14.057700</text:p>
          </table:table-cell>
          <table:table-cell office:value-type="float" office:value="0.226191" calcext:value-type="float">
            <text:p>0.226191</text:p>
          </table:table-cell>
          <table:table-cell office:value-type="float" office:value="-7.284" calcext:value-type="float">
            <text:p>-7.284000</text:p>
          </table:table-cell>
        </table:table-row>
        <table:table-row table:style-name="ro1">
          <table:table-cell office:value-type="float" office:value="0.464286" calcext:value-type="float">
            <text:p>0.464286</text:p>
          </table:table-cell>
          <table:table-cell office:value-type="float" office:value="-10.767232" calcext:value-type="float">
            <text:p>-10.767232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-13.5982" calcext:value-type="float">
            <text:p>-13.598200</text:p>
          </table:table-cell>
          <table:table-cell office:value-type="float" office:value="0.238095" calcext:value-type="float">
            <text:p>0.238095</text:p>
          </table:table-cell>
          <table:table-cell office:value-type="float" office:value="-6.88289" calcext:value-type="float">
            <text:p>-6.882890</text:p>
          </table:table-cell>
        </table:table-row>
        <table:table-row table:style-name="ro1">
          <table:table-cell office:value-type="float" office:value="0.466071" calcext:value-type="float">
            <text:p>0.466071</text:p>
          </table:table-cell>
          <table:table-cell office:value-type="float" office:value="-10.538589" calcext:value-type="float">
            <text:p>-10.538589</text:p>
          </table:table-cell>
          <table:table-cell office:value-type="float" office:value="0.175" calcext:value-type="float">
            <text:p>0.175000</text:p>
          </table:table-cell>
          <table:table-cell office:value-type="float" office:value="-12.9472" calcext:value-type="float">
            <text:p>-12.947200</text:p>
          </table:table-cell>
          <table:table-cell office:value-type="float" office:value="0.250001" calcext:value-type="float">
            <text:p>0.250001</text:p>
          </table:table-cell>
          <table:table-cell office:value-type="float" office:value="-6.52626" calcext:value-type="float">
            <text:p>-6.526260</text:p>
          </table:table-cell>
        </table:table-row>
        <table:table-row table:style-name="ro1">
          <table:table-cell office:value-type="float" office:value="0.467857" calcext:value-type="float">
            <text:p>0.467857</text:p>
          </table:table-cell>
          <table:table-cell office:value-type="float" office:value="-10.232807" calcext:value-type="float">
            <text:p>-10.232807</text:p>
          </table:table-cell>
          <table:table-cell office:value-type="float" office:value="0.183333" calcext:value-type="float">
            <text:p>0.183333</text:p>
          </table:table-cell>
          <table:table-cell office:value-type="float" office:value="-12.1431" calcext:value-type="float">
            <text:p>-12.143100</text:p>
          </table:table-cell>
          <table:table-cell office:value-type="float" office:value="0.261905" calcext:value-type="float">
            <text:p>0.261905</text:p>
          </table:table-cell>
          <table:table-cell office:value-type="float" office:value="-6.19903" calcext:value-type="float">
            <text:p>-6.199030</text:p>
          </table:table-cell>
        </table:table-row>
        <table:table-row table:style-name="ro1">
          <table:table-cell office:value-type="float" office:value="0.469643" calcext:value-type="float">
            <text:p>0.469643</text:p>
          </table:table-cell>
          <table:table-cell office:value-type="float" office:value="-9.92787" calcext:value-type="float">
            <text:p>-9.927870</text:p>
          </table:table-cell>
          <table:table-cell office:value-type="float" office:value="0.191667" calcext:value-type="float">
            <text:p>0.191667</text:p>
          </table:table-cell>
          <table:table-cell office:value-type="float" office:value="-11.2149" calcext:value-type="float">
            <text:p>-11.214900</text:p>
          </table:table-cell>
          <table:table-cell office:value-type="float" office:value="0.273809" calcext:value-type="float">
            <text:p>0.273809</text:p>
          </table:table-cell>
          <table:table-cell office:value-type="float" office:value="-5.90627" calcext:value-type="float">
            <text:p>-5.906270</text:p>
          </table:table-cell>
        </table:table-row>
        <table:table-row table:style-name="ro1">
          <table:table-cell office:value-type="float" office:value="0.471429" calcext:value-type="float">
            <text:p>0.471429</text:p>
          </table:table-cell>
          <table:table-cell office:value-type="float" office:value="-9.727062" calcext:value-type="float">
            <text:p>-9.727062</text:p>
          </table:table-cell>
          <table:table-cell office:value-type="float" office:value="0.2" calcext:value-type="float">
            <text:p>0.200000</text:p>
          </table:table-cell>
          <table:table-cell office:value-type="float" office:value="-10.2286" calcext:value-type="float">
            <text:p>-10.228600</text:p>
          </table:table-cell>
          <table:table-cell office:value-type="float" office:value="0.285715" calcext:value-type="float">
            <text:p>0.285715</text:p>
          </table:table-cell>
          <table:table-cell office:value-type="float" office:value="-5.6336" calcext:value-type="float">
            <text:p>-5.633600</text:p>
          </table:table-cell>
        </table:table-row>
        <table:table-row table:style-name="ro1">
          <table:table-cell office:value-type="float" office:value="0.473214" calcext:value-type="float">
            <text:p>0.473214</text:p>
          </table:table-cell>
          <table:table-cell office:value-type="float" office:value="-9.658915" calcext:value-type="float">
            <text:p>-9.658915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-9.21147" calcext:value-type="float">
            <text:p>-9.211470</text:p>
          </table:table-cell>
          <table:table-cell office:value-type="float" office:value="0.297619" calcext:value-type="float">
            <text:p>0.297619</text:p>
          </table:table-cell>
          <table:table-cell office:value-type="float" office:value="-5.41396" calcext:value-type="float">
            <text:p>-5.413960</text:p>
          </table:table-cell>
        </table:table-row>
        <table:table-row table:style-name="ro1">
          <table:table-cell office:value-type="float" office:value="0.475" calcext:value-type="float">
            <text:p>0.475000</text:p>
          </table:table-cell>
          <table:table-cell office:value-type="float" office:value="-9.707979" calcext:value-type="float">
            <text:p>-9.707979</text:p>
          </table:table-cell>
          <table:table-cell office:value-type="float" office:value="0.216667" calcext:value-type="float">
            <text:p>0.216667</text:p>
          </table:table-cell>
          <table:table-cell office:value-type="float" office:value="-8.19315" calcext:value-type="float">
            <text:p>-8.193150</text:p>
          </table:table-cell>
          <table:table-cell office:value-type="float" office:value="0.309525" calcext:value-type="float">
            <text:p>0.309525</text:p>
          </table:table-cell>
          <table:table-cell office:value-type="float" office:value="-5.27572" calcext:value-type="float">
            <text:p>-5.275720</text:p>
          </table:table-cell>
        </table:table-row>
        <table:table-row table:style-name="ro1">
          <table:table-cell office:value-type="float" office:value="0.476786" calcext:value-type="float">
            <text:p>0.476786</text:p>
          </table:table-cell>
          <table:table-cell office:value-type="float" office:value="-9.816696" calcext:value-type="float">
            <text:p>-9.816696</text:p>
          </table:table-cell>
          <table:table-cell office:value-type="float" office:value="0.225" calcext:value-type="float">
            <text:p>0.225000</text:p>
          </table:table-cell>
          <table:table-cell office:value-type="float" office:value="-7.18841" calcext:value-type="float">
            <text:p>-7.188410</text:p>
          </table:table-cell>
          <table:table-cell office:value-type="float" office:value="0.321429" calcext:value-type="float">
            <text:p>0.321429</text:p>
          </table:table-cell>
          <table:table-cell office:value-type="float" office:value="-5.21671" calcext:value-type="float">
            <text:p>-5.216710</text:p>
          </table:table-cell>
        </table:table-row>
        <table:table-row table:style-name="ro1">
          <table:table-cell office:value-type="float" office:value="0.478571" calcext:value-type="float">
            <text:p>0.478571</text:p>
          </table:table-cell>
          <table:table-cell office:value-type="float" office:value="-9.97473" calcext:value-type="float">
            <text:p>-9.974730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-6.23314" calcext:value-type="float">
            <text:p>-6.23314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-5.23286" calcext:value-type="float">
            <text:p>-5.232860</text:p>
          </table:table-cell>
        </table:table-row>
        <table:table-row table:style-name="ro1">
          <table:table-cell office:value-type="float" office:value="0.480357" calcext:value-type="float">
            <text:p>0.480357</text:p>
          </table:table-cell>
          <table:table-cell office:value-type="float" office:value="-10.222413" calcext:value-type="float">
            <text:p>-10.222413</text:p>
          </table:table-cell>
          <table:table-cell office:value-type="float" office:value="0.241667" calcext:value-type="float">
            <text:p>0.241667</text:p>
          </table:table-cell>
          <table:table-cell office:value-type="float" office:value="-5.37646" calcext:value-type="float">
            <text:p>-5.376460</text:p>
          </table:table-cell>
          <table:table-cell office:value-type="float" office:value="0.345238" calcext:value-type="float">
            <text:p>0.345238</text:p>
          </table:table-cell>
          <table:table-cell office:value-type="float" office:value="-5.27404" calcext:value-type="float">
            <text:p>-5.274040</text:p>
          </table:table-cell>
        </table:table-row>
        <table:table-row table:style-name="ro1">
          <table:table-cell office:value-type="float" office:value="0.482143" calcext:value-type="float">
            <text:p>0.482143</text:p>
          </table:table-cell>
          <table:table-cell office:value-type="float" office:value="-10.623789" calcext:value-type="float">
            <text:p>-10.623789</text:p>
          </table:table-cell>
          <table:table-cell office:value-type="float" office:value="0.25" calcext:value-type="float">
            <text:p>0.250000</text:p>
          </table:table-cell>
          <table:table-cell office:value-type="float" office:value="-4.64332" calcext:value-type="float">
            <text:p>-4.643320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-5.33527" calcext:value-type="float">
            <text:p>-5.335270</text:p>
          </table:table-cell>
        </table:table-row>
        <table:table-row table:style-name="ro1">
          <table:table-cell office:value-type="float" office:value="0.483929" calcext:value-type="float">
            <text:p>0.483929</text:p>
          </table:table-cell>
          <table:table-cell office:value-type="float" office:value="-11.239045" calcext:value-type="float">
            <text:p>-11.239045</text:p>
          </table:table-cell>
          <table:table-cell office:value-type="float" office:value="0.258333" calcext:value-type="float">
            <text:p>0.258333</text:p>
          </table:table-cell>
          <table:table-cell office:value-type="float" office:value="-4.04014" calcext:value-type="float">
            <text:p>-4.040140</text:p>
          </table:table-cell>
          <table:table-cell office:value-type="float" office:value="0.369048" calcext:value-type="float">
            <text:p>0.369048</text:p>
          </table:table-cell>
          <table:table-cell office:value-type="float" office:value="-5.36908" calcext:value-type="float">
            <text:p>-5.369080</text:p>
          </table:table-cell>
        </table:table-row>
        <table:table-row table:style-name="ro1">
          <table:table-cell office:value-type="float" office:value="0.485714" calcext:value-type="float">
            <text:p>0.485714</text:p>
          </table:table-cell>
          <table:table-cell office:value-type="float" office:value="-12.092311" calcext:value-type="float">
            <text:p>-12.092311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-3.56761" calcext:value-type="float">
            <text:p>-3.567610</text:p>
          </table:table-cell>
          <table:table-cell office:value-type="float" office:value="0.380952" calcext:value-type="float">
            <text:p>0.380952</text:p>
          </table:table-cell>
          <table:table-cell office:value-type="float" office:value="-5.35975" calcext:value-type="float">
            <text:p>-5.359750</text:p>
          </table:table-cell>
        </table:table-row>
        <table:table-row table:style-name="ro1">
          <table:table-cell office:value-type="float" office:value="0.4875" calcext:value-type="float">
            <text:p>0.487500</text:p>
          </table:table-cell>
          <table:table-cell office:value-type="float" office:value="-13.119193" calcext:value-type="float">
            <text:p>-13.119193</text:p>
          </table:table-cell>
          <table:table-cell office:value-type="float" office:value="0.275" calcext:value-type="float">
            <text:p>0.275000</text:p>
          </table:table-cell>
          <table:table-cell office:value-type="float" office:value="-3.22014" calcext:value-type="float">
            <text:p>-3.220140</text:p>
          </table:table-cell>
          <table:table-cell office:value-type="float" office:value="0.392856" calcext:value-type="float">
            <text:p>0.392856</text:p>
          </table:table-cell>
          <table:table-cell office:value-type="float" office:value="-5.31702" calcext:value-type="float">
            <text:p>-5.317020</text:p>
          </table:table-cell>
        </table:table-row>
        <table:table-row table:style-name="ro1">
          <table:table-cell office:value-type="float" office:value="0.489286" calcext:value-type="float">
            <text:p>0.489286</text:p>
          </table:table-cell>
          <table:table-cell office:value-type="float" office:value="-14.198415" calcext:value-type="float">
            <text:p>-14.198415</text:p>
          </table:table-cell>
          <table:table-cell office:value-type="float" office:value="0.283333" calcext:value-type="float">
            <text:p>0.283333</text:p>
          </table:table-cell>
          <table:table-cell office:value-type="float" office:value="-3.00092" calcext:value-type="float">
            <text:p>-3.000920</text:p>
          </table:table-cell>
          <table:table-cell office:value-type="float" office:value="0.404762" calcext:value-type="float">
            <text:p>0.404762</text:p>
          </table:table-cell>
          <table:table-cell office:value-type="float" office:value="-5.26604" calcext:value-type="float">
            <text:p>-5.266040</text:p>
          </table:table-cell>
        </table:table-row>
        <table:table-row table:style-name="ro1">
          <table:table-cell office:value-type="float" office:value="0.491071" calcext:value-type="float">
            <text:p>0.491071</text:p>
          </table:table-cell>
          <table:table-cell office:value-type="float" office:value="-15.208349" calcext:value-type="float">
            <text:p>-15.208349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-2.91738" calcext:value-type="float">
            <text:p>-2.917380</text:p>
          </table:table-cell>
          <table:table-cell office:value-type="float" office:value="0.416666" calcext:value-type="float">
            <text:p>0.416666</text:p>
          </table:table-cell>
          <table:table-cell office:value-type="float" office:value="-5.24238" calcext:value-type="float">
            <text:p>-5.242380</text:p>
          </table:table-cell>
        </table:table-row>
        <table:table-row table:style-name="ro1">
          <table:table-cell office:value-type="float" office:value="0.492857" calcext:value-type="float">
            <text:p>0.492857</text:p>
          </table:table-cell>
          <table:table-cell office:value-type="float" office:value="-16.081571" calcext:value-type="float">
            <text:p>-16.081571</text:p>
          </table:table-cell>
          <table:table-cell office:value-type="float" office:value="0.3" calcext:value-type="float">
            <text:p>0.300000</text:p>
          </table:table-cell>
          <table:table-cell office:value-type="float" office:value="-2.99702" calcext:value-type="float">
            <text:p>-2.997020</text:p>
          </table:table-cell>
          <table:table-cell office:value-type="float" office:value="0.428572" calcext:value-type="float">
            <text:p>0.428572</text:p>
          </table:table-cell>
          <table:table-cell office:value-type="float" office:value="-5.26651" calcext:value-type="float">
            <text:p>-5.266510</text:p>
          </table:table-cell>
        </table:table-row>
        <table:table-row table:style-name="ro1">
          <table:table-cell office:value-type="float" office:value="0.494643" calcext:value-type="float">
            <text:p>0.494643</text:p>
          </table:table-cell>
          <table:table-cell office:value-type="float" office:value="-16.761135" calcext:value-type="float">
            <text:p>-16.761135</text:p>
          </table:table-cell>
          <table:table-cell office:value-type="float" office:value="0.308333" calcext:value-type="float">
            <text:p>0.308333</text:p>
          </table:table-cell>
          <table:table-cell office:value-type="float" office:value="-3.21534" calcext:value-type="float">
            <text:p>-3.215340</text:p>
          </table:table-cell>
          <table:table-cell office:value-type="float" office:value="0.440476" calcext:value-type="float">
            <text:p>0.440476</text:p>
          </table:table-cell>
          <table:table-cell office:value-type="float" office:value="-5.34852" calcext:value-type="float">
            <text:p>-5.348520</text:p>
          </table:table-cell>
        </table:table-row>
        <table:table-row table:style-name="ro1">
          <table:table-cell office:value-type="float" office:value="0.496429" calcext:value-type="float">
            <text:p>0.496429</text:p>
          </table:table-cell>
          <table:table-cell office:value-type="float" office:value="-17.251988" calcext:value-type="float">
            <text:p>-17.251988</text:p>
          </table:table-cell>
          <table:table-cell office:value-type="float" office:value="0.316667" calcext:value-type="float">
            <text:p>0.316667</text:p>
          </table:table-cell>
          <table:table-cell office:value-type="float" office:value="-3.60406" calcext:value-type="float">
            <text:p>-3.604060</text:p>
          </table:table-cell>
          <table:table-cell office:value-type="float" office:value="0.45238" calcext:value-type="float">
            <text:p>0.452380</text:p>
          </table:table-cell>
          <table:table-cell office:value-type="float" office:value="-5.48947" calcext:value-type="float">
            <text:p>-5.489470</text:p>
          </table:table-cell>
        </table:table-row>
        <table:table-row table:style-name="ro1">
          <table:table-cell office:value-type="float" office:value="0.498214" calcext:value-type="float">
            <text:p>0.498214</text:p>
          </table:table-cell>
          <table:table-cell office:value-type="float" office:value="-17.545631" calcext:value-type="float">
            <text:p>-17.545631</text:p>
          </table:table-cell>
          <table:table-cell office:value-type="float" office:value="0.325" calcext:value-type="float">
            <text:p>0.325000</text:p>
          </table:table-cell>
          <table:table-cell office:value-type="float" office:value="-4.15761" calcext:value-type="float">
            <text:p>-4.157610</text:p>
          </table:table-cell>
          <table:table-cell office:value-type="float" office:value="0.464286" calcext:value-type="float">
            <text:p>0.464286</text:p>
          </table:table-cell>
          <table:table-cell office:value-type="float" office:value="-5.70158" calcext:value-type="float">
            <text:p>-5.701580</text:p>
          </table:table-cell>
        </table:table-row>
        <table:table-row table:style-name="ro1">
          <table:table-cell office:value-type="float" office:value="0.5" calcext:value-type="float">
            <text:p>0.500000</text:p>
          </table:table-cell>
          <table:table-cell office:value-type="float" office:value="-17.64441" calcext:value-type="float">
            <text:p>-17.6444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-4.86338" calcext:value-type="float">
            <text:p>-4.863380</text:p>
          </table:table-cell>
          <table:table-cell office:value-type="float" office:value="0.47619" calcext:value-type="float">
            <text:p>0.476190</text:p>
          </table:table-cell>
          <table:table-cell office:value-type="float" office:value="-5.97063" calcext:value-type="float">
            <text:p>-5.970630</text:p>
          </table:table-cell>
        </table:table-row>
        <table:table-row table:style-name="ro1">
          <table:table-cell office:value-type="float" office:value="0.501786" calcext:value-type="float">
            <text:p>0.501786</text:p>
          </table:table-cell>
          <table:table-cell office:value-type="float" office:value="-17.538156" calcext:value-type="float">
            <text:p>-17.538156</text:p>
          </table:table-cell>
          <table:table-cell office:value-type="float" office:value="0.341667" calcext:value-type="float">
            <text:p>0.341667</text:p>
          </table:table-cell>
          <table:table-cell office:value-type="float" office:value="-5.62825" calcext:value-type="float">
            <text:p>-5.628250</text:p>
          </table:table-cell>
          <table:table-cell office:value-type="float" office:value="0.488096" calcext:value-type="float">
            <text:p>0.488096</text:p>
          </table:table-cell>
          <table:table-cell office:value-type="float" office:value="-6.29894" calcext:value-type="float">
            <text:p>-6.298940</text:p>
          </table:table-cell>
        </table:table-row>
        <table:table-row table:style-name="ro1">
          <table:table-cell office:value-type="float" office:value="0.503571" calcext:value-type="float">
            <text:p>0.503571</text:p>
          </table:table-cell>
          <table:table-cell office:value-type="float" office:value="-17.237172" calcext:value-type="float">
            <text:p>-17.237172</text:p>
          </table:table-cell>
          <table:table-cell office:value-type="float" office:value="0.35" calcext:value-type="float">
            <text:p>0.350000</text:p>
          </table:table-cell>
          <table:table-cell office:value-type="float" office:value="-6.40082" calcext:value-type="float">
            <text:p>-6.400820</text:p>
          </table:table-cell>
          <table:table-cell office:value-type="float" office:value="0.5" calcext:value-type="float">
            <text:p>0.500000</text:p>
          </table:table-cell>
          <table:table-cell office:value-type="float" office:value="-6.68327" calcext:value-type="float">
            <text:p>-6.683270</text:p>
          </table:table-cell>
        </table:table-row>
        <table:table-row table:style-name="ro1">
          <table:table-cell office:value-type="float" office:value="0.505357" calcext:value-type="float">
            <text:p>0.505357</text:p>
          </table:table-cell>
          <table:table-cell office:value-type="float" office:value="-16.739326" calcext:value-type="float">
            <text:p>-16.739326</text:p>
          </table:table-cell>
          <table:table-cell office:value-type="float" office:value="0.358333" calcext:value-type="float">
            <text:p>0.358333</text:p>
          </table:table-cell>
          <table:table-cell office:value-type="float" office:value="-7.09018" calcext:value-type="float">
            <text:p>-7.090180</text:p>
          </table:table-cell>
          <table:table-cell office:value-type="float" office:value="0.511904" calcext:value-type="float">
            <text:p>0.511904</text:p>
          </table:table-cell>
          <table:table-cell office:value-type="float" office:value="-7.13669" calcext:value-type="float">
            <text:p>-7.136690</text:p>
          </table:table-cell>
        </table:table-row>
        <table:table-row table:style-name="ro1">
          <table:table-cell office:value-type="float" office:value="0.507143" calcext:value-type="float">
            <text:p>0.507143</text:p>
          </table:table-cell>
          <table:table-cell office:value-type="float" office:value="-16.052335" calcext:value-type="float">
            <text:p>-16.052335</text:p>
          </table:table-cell>
          <table:table-cell office:value-type="float" office:value="0.366667" calcext:value-type="float">
            <text:p>0.366667</text:p>
          </table:table-cell>
          <table:table-cell office:value-type="float" office:value="-7.65086" calcext:value-type="float">
            <text:p>-7.650860</text:p>
          </table:table-cell>
          <table:table-cell office:value-type="float" office:value="0.52381" calcext:value-type="float">
            <text:p>0.523810</text:p>
          </table:table-cell>
          <table:table-cell office:value-type="float" office:value="-7.63683" calcext:value-type="float">
            <text:p>-7.636830</text:p>
          </table:table-cell>
        </table:table-row>
        <table:table-row table:style-name="ro1">
          <table:table-cell office:value-type="float" office:value="0.508929" calcext:value-type="float">
            <text:p>0.508929</text:p>
          </table:table-cell>
          <table:table-cell office:value-type="float" office:value="-15.172706" calcext:value-type="float">
            <text:p>-15.172706</text:p>
          </table:table-cell>
          <table:table-cell office:value-type="float" office:value="0.375" calcext:value-type="float">
            <text:p>0.375000</text:p>
          </table:table-cell>
          <table:table-cell office:value-type="float" office:value="-8.08989" calcext:value-type="float">
            <text:p>-8.089890</text:p>
          </table:table-cell>
          <table:table-cell office:value-type="float" office:value="0.535714" calcext:value-type="float">
            <text:p>0.535714</text:p>
          </table:table-cell>
          <table:table-cell office:value-type="float" office:value="-8.17758" calcext:value-type="float">
            <text:p>-8.177580</text:p>
          </table:table-cell>
        </table:table-row>
        <table:table-row table:style-name="ro1">
          <table:table-cell office:value-type="float" office:value="0.510714" calcext:value-type="float">
            <text:p>0.510714</text:p>
          </table:table-cell>
          <table:table-cell office:value-type="float" office:value="-14.158825" calcext:value-type="float">
            <text:p>-14.158825</text:p>
          </table:table-cell>
          <table:table-cell office:value-type="float" office:value="0.383333" calcext:value-type="float">
            <text:p>0.383333</text:p>
          </table:table-cell>
          <table:table-cell office:value-type="float" office:value="-8.37515" calcext:value-type="float">
            <text:p>-8.375150</text:p>
          </table:table-cell>
          <table:table-cell office:value-type="float" office:value="0.54762" calcext:value-type="float">
            <text:p>0.547620</text:p>
          </table:table-cell>
          <table:table-cell office:value-type="float" office:value="-8.741" calcext:value-type="float">
            <text:p>-8.741000</text:p>
          </table:table-cell>
        </table:table-row>
        <table:table-row table:style-name="ro1">
          <table:table-cell office:value-type="float" office:value="0.5125" calcext:value-type="float">
            <text:p>0.512500</text:p>
          </table:table-cell>
          <table:table-cell office:value-type="float" office:value="-13.079393" calcext:value-type="float">
            <text:p>-13.079393</text:p>
          </table:table-cell>
          <table:table-cell office:value-type="float" office:value="0.391667" calcext:value-type="float">
            <text:p>0.391667</text:p>
          </table:table-cell>
          <table:table-cell office:value-type="float" office:value="-8.51979" calcext:value-type="float">
            <text:p>-8.519790</text:p>
          </table:table-cell>
          <table:table-cell office:value-type="float" office:value="0.559524" calcext:value-type="float">
            <text:p>0.559524</text:p>
          </table:table-cell>
          <table:table-cell office:value-type="float" office:value="-9.28099" calcext:value-type="float">
            <text:p>-9.280990</text:p>
          </table:table-cell>
        </table:table-row>
        <table:table-row table:style-name="ro1">
          <table:table-cell office:value-type="float" office:value="0.514286" calcext:value-type="float">
            <text:p>0.514286</text:p>
          </table:table-cell>
          <table:table-cell office:value-type="float" office:value="-12.05775" calcext:value-type="float">
            <text:p>-12.057750</text:p>
          </table:table-cell>
          <table:table-cell office:value-type="float" office:value="0.4" calcext:value-type="float">
            <text:p>0.400000</text:p>
          </table:table-cell>
          <table:table-cell office:value-type="float" office:value="-8.50043" calcext:value-type="float">
            <text:p>-8.500430</text:p>
          </table:table-cell>
          <table:table-cell office:value-type="float" office:value="0.571428" calcext:value-type="float">
            <text:p>0.571428</text:p>
          </table:table-cell>
          <table:table-cell office:value-type="float" office:value="-9.80378" calcext:value-type="float">
            <text:p>-9.803780</text:p>
          </table:table-cell>
        </table:table-row>
        <table:table-row table:style-name="ro1">
          <table:table-cell office:value-type="float" office:value="0.516071" calcext:value-type="float">
            <text:p>0.516071</text:p>
          </table:table-cell>
          <table:table-cell office:value-type="float" office:value="-11.213615" calcext:value-type="float">
            <text:p>-11.213615</text:p>
          </table:table-cell>
          <table:table-cell office:value-type="float" office:value="0.408333" calcext:value-type="float">
            <text:p>0.408333</text:p>
          </table:table-cell>
          <table:table-cell office:value-type="float" office:value="-8.32054" calcext:value-type="float">
            <text:p>-8.320540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-10.2927" calcext:value-type="float">
            <text:p>-10.292700</text:p>
          </table:table-cell>
        </table:table-row>
        <table:table-row table:style-name="ro1">
          <table:table-cell office:value-type="float" office:value="0.517857" calcext:value-type="float">
            <text:p>0.517857</text:p>
          </table:table-cell>
          <table:table-cell office:value-type="float" office:value="-10.608163" calcext:value-type="float">
            <text:p>-10.60816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-8.00221" calcext:value-type="float">
            <text:p>-8.002210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-10.7003" calcext:value-type="float">
            <text:p>-10.700300</text:p>
          </table:table-cell>
        </table:table-row>
        <table:table-row table:style-name="ro1">
          <table:table-cell office:value-type="float" office:value="0.519643" calcext:value-type="float">
            <text:p>0.519643</text:p>
          </table:table-cell>
          <table:table-cell office:value-type="float" office:value="-10.214113" calcext:value-type="float">
            <text:p>-10.214113</text:p>
          </table:table-cell>
          <table:table-cell office:value-type="float" office:value="0.425" calcext:value-type="float">
            <text:p>0.425000</text:p>
          </table:table-cell>
          <table:table-cell office:value-type="float" office:value="-7.52899" calcext:value-type="float">
            <text:p>-7.528990</text:p>
          </table:table-cell>
          <table:table-cell office:value-type="float" office:value="0.607143" calcext:value-type="float">
            <text:p>0.607143</text:p>
          </table:table-cell>
          <table:table-cell office:value-type="float" office:value="-11.0163" calcext:value-type="float">
            <text:p>-11.016300</text:p>
          </table:table-cell>
        </table:table-row>
        <table:table-row table:style-name="ro1">
          <table:table-cell office:value-type="float" office:value="0.521429" calcext:value-type="float">
            <text:p>0.521429</text:p>
          </table:table-cell>
          <table:table-cell office:value-type="float" office:value="-9.971061" calcext:value-type="float">
            <text:p>-9.971061</text:p>
          </table:table-cell>
          <table:table-cell office:value-type="float" office:value="0.433333" calcext:value-type="float">
            <text:p>0.433333</text:p>
          </table:table-cell>
          <table:table-cell office:value-type="float" office:value="-6.9421" calcext:value-type="float">
            <text:p>-6.942100</text:p>
          </table:table-cell>
          <table:table-cell office:value-type="float" office:value="0.619047" calcext:value-type="float">
            <text:p>0.619047</text:p>
          </table:table-cell>
          <table:table-cell office:value-type="float" office:value="-11.2046" calcext:value-type="float">
            <text:p>-11.204600</text:p>
          </table:table-cell>
        </table:table-row>
        <table:table-row table:style-name="ro1">
          <table:table-cell office:value-type="float" office:value="0.523214" calcext:value-type="float">
            <text:p>0.523214</text:p>
          </table:table-cell>
          <table:table-cell office:value-type="float" office:value="-9.815026" calcext:value-type="float">
            <text:p>-9.815026</text:p>
          </table:table-cell>
          <table:table-cell office:value-type="float" office:value="0.441667" calcext:value-type="float">
            <text:p>0.441667</text:p>
          </table:table-cell>
          <table:table-cell office:value-type="float" office:value="-6.22328" calcext:value-type="float">
            <text:p>-6.223280</text:p>
          </table:table-cell>
          <table:table-cell office:value-type="float" office:value="0.630953" calcext:value-type="float">
            <text:p>0.630953</text:p>
          </table:table-cell>
          <table:table-cell office:value-type="float" office:value="-11.2544" calcext:value-type="float">
            <text:p>-11.254400</text:p>
          </table:table-cell>
        </table:table-row>
        <table:table-row table:style-name="ro1">
          <table:table-cell office:value-type="float" office:value="0.525" calcext:value-type="float">
            <text:p>0.525000</text:p>
          </table:table-cell>
          <table:table-cell office:value-type="float" office:value="-9.707724" calcext:value-type="float">
            <text:p>-9.707724</text:p>
          </table:table-cell>
          <table:table-cell office:value-type="float" office:value="0.45" calcext:value-type="float">
            <text:p>0.450000</text:p>
          </table:table-cell>
          <table:table-cell office:value-type="float" office:value="-5.44614" calcext:value-type="float">
            <text:p>-5.446140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-11.1477" calcext:value-type="float">
            <text:p>-11.147700</text:p>
          </table:table-cell>
        </table:table-row>
        <table:table-row table:style-name="ro1">
          <table:table-cell office:value-type="float" office:value="0.526786" calcext:value-type="float">
            <text:p>0.526786</text:p>
          </table:table-cell>
          <table:table-cell office:value-type="float" office:value="-9.661514" calcext:value-type="float">
            <text:p>-9.661514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-4.69223" calcext:value-type="float">
            <text:p>-4.692230</text:p>
          </table:table-cell>
          <table:table-cell office:value-type="float" office:value="0.654761" calcext:value-type="float">
            <text:p>0.654761</text:p>
          </table:table-cell>
          <table:table-cell office:value-type="float" office:value="-10.9117" calcext:value-type="float">
            <text:p>-10.911700</text:p>
          </table:table-cell>
        </table:table-row>
        <table:table-row table:style-name="ro1">
          <table:table-cell office:value-type="float" office:value="0.528571" calcext:value-type="float">
            <text:p>0.528571</text:p>
          </table:table-cell>
          <table:table-cell office:value-type="float" office:value="-9.734756" calcext:value-type="float">
            <text:p>-9.734756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-4.00968" calcext:value-type="float">
            <text:p>-4.00968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0.5551" calcext:value-type="float">
            <text:p>-10.555100</text:p>
          </table:table-cell>
        </table:table-row>
        <table:table-row table:style-name="ro1">
          <table:table-cell office:value-type="float" office:value="0.530357" calcext:value-type="float">
            <text:p>0.530357</text:p>
          </table:table-cell>
          <table:table-cell office:value-type="float" office:value="-9.939969" calcext:value-type="float">
            <text:p>-9.939969</text:p>
          </table:table-cell>
          <table:table-cell office:value-type="float" office:value="0.475" calcext:value-type="float">
            <text:p>0.475000</text:p>
          </table:table-cell>
          <table:table-cell office:value-type="float" office:value="-3.49718" calcext:value-type="float">
            <text:p>-3.497180</text:p>
          </table:table-cell>
          <table:table-cell office:value-type="float" office:value="0.678571" calcext:value-type="float">
            <text:p>0.678571</text:p>
          </table:table-cell>
          <table:table-cell office:value-type="float" office:value="-10.1166" calcext:value-type="float">
            <text:p>-10.116600</text:p>
          </table:table-cell>
        </table:table-row>
        <table:table-row table:style-name="ro1">
          <table:table-cell office:value-type="float" office:value="0.532143" calcext:value-type="float">
            <text:p>0.532143</text:p>
          </table:table-cell>
          <table:table-cell office:value-type="float" office:value="-10.247096" calcext:value-type="float">
            <text:p>-10.247096</text:p>
          </table:table-cell>
          <table:table-cell office:value-type="float" office:value="0.483333" calcext:value-type="float">
            <text:p>0.483333</text:p>
          </table:table-cell>
          <table:table-cell office:value-type="float" office:value="-3.15225" calcext:value-type="float">
            <text:p>-3.152250</text:p>
          </table:table-cell>
          <table:table-cell office:value-type="float" office:value="0.690477" calcext:value-type="float">
            <text:p>0.690477</text:p>
          </table:table-cell>
          <table:table-cell office:value-type="float" office:value="-9.60905" calcext:value-type="float">
            <text:p>-9.609050</text:p>
          </table:table-cell>
        </table:table-row>
        <table:table-row table:style-name="ro1">
          <table:table-cell office:value-type="float" office:value="0.533929" calcext:value-type="float">
            <text:p>0.533929</text:p>
          </table:table-cell>
          <table:table-cell office:value-type="float" office:value="-10.550451" calcext:value-type="float">
            <text:p>-10.550451</text:p>
          </table:table-cell>
          <table:table-cell office:value-type="float" office:value="0.491667" calcext:value-type="float">
            <text:p>0.491667</text:p>
          </table:table-cell>
          <table:table-cell office:value-type="float" office:value="-2.96687" calcext:value-type="float">
            <text:p>-2.966870</text:p>
          </table:table-cell>
          <table:table-cell office:value-type="float" office:value="0.702381" calcext:value-type="float">
            <text:p>0.702381</text:p>
          </table:table-cell>
          <table:table-cell office:value-type="float" office:value="-9.07795" calcext:value-type="float">
            <text:p>-9.077950</text:p>
          </table:table-cell>
        </table:table-row>
        <table:table-row table:style-name="ro1">
          <table:table-cell office:value-type="float" office:value="0.535714" calcext:value-type="float">
            <text:p>0.535714</text:p>
          </table:table-cell>
          <table:table-cell office:value-type="float" office:value="-10.774269" calcext:value-type="float">
            <text:p>-10.774269</text:p>
          </table:table-cell>
          <table:table-cell office:value-type="float" office:value="0.5" calcext:value-type="float">
            <text:p>0.500000</text:p>
          </table:table-cell>
          <table:table-cell office:value-type="float" office:value="-2.92086" calcext:value-type="float">
            <text:p>-2.920860</text:p>
          </table:table-cell>
          <table:table-cell office:value-type="float" office:value="0.714285" calcext:value-type="float">
            <text:p>0.714285</text:p>
          </table:table-cell>
          <table:table-cell office:value-type="float" office:value="-8.52835" calcext:value-type="float">
            <text:p>-8.528350</text:p>
          </table:table-cell>
        </table:table-row>
        <table:table-row table:style-name="ro1">
          <table:table-cell office:value-type="float" office:value="0.5375" calcext:value-type="float">
            <text:p>0.537500</text:p>
          </table:table-cell>
          <table:table-cell office:value-type="float" office:value="-10.907418" calcext:value-type="float">
            <text:p>-10.907418</text:p>
          </table:table-cell>
          <table:table-cell office:value-type="float" office:value="0.508333" calcext:value-type="float">
            <text:p>0.508333</text:p>
          </table:table-cell>
          <table:table-cell office:value-type="float" office:value="-3.04195" calcext:value-type="float">
            <text:p>-3.041950</text:p>
          </table:table-cell>
          <table:table-cell office:value-type="float" office:value="0.726191" calcext:value-type="float">
            <text:p>0.726191</text:p>
          </table:table-cell>
          <table:table-cell office:value-type="float" office:value="-7.96999" calcext:value-type="float">
            <text:p>-7.969990</text:p>
          </table:table-cell>
        </table:table-row>
        <table:table-row table:style-name="ro1">
          <table:table-cell office:value-type="float" office:value="0.539286" calcext:value-type="float">
            <text:p>0.539286</text:p>
          </table:table-cell>
          <table:table-cell office:value-type="float" office:value="-10.954602" calcext:value-type="float">
            <text:p>-10.954602</text:p>
          </table:table-cell>
          <table:table-cell office:value-type="float" office:value="0.516667" calcext:value-type="float">
            <text:p>0.516667</text:p>
          </table:table-cell>
          <table:table-cell office:value-type="float" office:value="-3.28888" calcext:value-type="float">
            <text:p>-3.288880</text:p>
          </table:table-cell>
          <table:table-cell office:value-type="float" office:value="0.738095" calcext:value-type="float">
            <text:p>0.738095</text:p>
          </table:table-cell>
          <table:table-cell office:value-type="float" office:value="-7.44258" calcext:value-type="float">
            <text:p>-7.442580</text:p>
          </table:table-cell>
        </table:table-row>
        <table:table-row table:style-name="ro1">
          <table:table-cell office:value-type="float" office:value="0.541071" calcext:value-type="float">
            <text:p>0.541071</text:p>
          </table:table-cell>
          <table:table-cell office:value-type="float" office:value="-10.8853" calcext:value-type="float">
            <text:p>-10.885300</text:p>
          </table:table-cell>
          <table:table-cell office:value-type="float" office:value="0.525" calcext:value-type="float">
            <text:p>0.525000</text:p>
          </table:table-cell>
          <table:table-cell office:value-type="float" office:value="-3.66753" calcext:value-type="float">
            <text:p>-3.667530</text:p>
          </table:table-cell>
          <table:table-cell office:value-type="float" office:value="0.750001" calcext:value-type="float">
            <text:p>0.750001</text:p>
          </table:table-cell>
          <table:table-cell office:value-type="float" office:value="-6.95666" calcext:value-type="float">
            <text:p>-6.956660</text:p>
          </table:table-cell>
        </table:table-row>
        <table:table-row table:style-name="ro1">
          <table:table-cell office:value-type="float" office:value="0.542857" calcext:value-type="float">
            <text:p>0.542857</text:p>
          </table:table-cell>
          <table:table-cell office:value-type="float" office:value="-10.677865" calcext:value-type="float">
            <text:p>-10.677865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-4.16873" calcext:value-type="float">
            <text:p>-4.168730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-6.5327" calcext:value-type="float">
            <text:p>-6.532700</text:p>
          </table:table-cell>
        </table:table-row>
        <table:table-row table:style-name="ro1">
          <table:table-cell office:value-type="float" office:value="0.544643" calcext:value-type="float">
            <text:p>0.544643</text:p>
          </table:table-cell>
          <table:table-cell office:value-type="float" office:value="-10.474785" calcext:value-type="float">
            <text:p>-10.474785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-4.80188" calcext:value-type="float">
            <text:p>-4.801880</text:p>
          </table:table-cell>
          <table:table-cell office:value-type="float" office:value="0.773809" calcext:value-type="float">
            <text:p>0.773809</text:p>
          </table:table-cell>
          <table:table-cell office:value-type="float" office:value="-6.16745" calcext:value-type="float">
            <text:p>-6.167450</text:p>
          </table:table-cell>
        </table:table-row>
        <table:table-row table:style-name="ro1">
          <table:table-cell office:value-type="float" office:value="0.546429" calcext:value-type="float">
            <text:p>0.546429</text:p>
          </table:table-cell>
          <table:table-cell office:value-type="float" office:value="-10.378273" calcext:value-type="float">
            <text:p>-10.378273</text:p>
          </table:table-cell>
          <table:table-cell office:value-type="float" office:value="0.55" calcext:value-type="float">
            <text:p>0.550000</text:p>
          </table:table-cell>
          <table:table-cell office:value-type="float" office:value="-5.56712" calcext:value-type="float">
            <text:p>-5.567120</text:p>
          </table:table-cell>
          <table:table-cell office:value-type="float" office:value="0.785715" calcext:value-type="float">
            <text:p>0.785715</text:p>
          </table:table-cell>
          <table:table-cell office:value-type="float" office:value="-5.86284" calcext:value-type="float">
            <text:p>-5.862840</text:p>
          </table:table-cell>
        </table:table-row>
        <table:table-row table:style-name="ro1">
          <table:table-cell office:value-type="float" office:value="0.548214" calcext:value-type="float">
            <text:p>0.548214</text:p>
          </table:table-cell>
          <table:table-cell office:value-type="float" office:value="-10.379846" calcext:value-type="float">
            <text:p>-10.379846</text:p>
          </table:table-cell>
          <table:table-cell office:value-type="float" office:value="0.558333" calcext:value-type="float">
            <text:p>0.558333</text:p>
          </table:table-cell>
          <table:table-cell office:value-type="float" office:value="-6.44995" calcext:value-type="float">
            <text:p>-6.449950</text:p>
          </table:table-cell>
          <table:table-cell office:value-type="float" office:value="0.797619" calcext:value-type="float">
            <text:p>0.797619</text:p>
          </table:table-cell>
          <table:table-cell office:value-type="float" office:value="-5.61359" calcext:value-type="float">
            <text:p>-5.613590</text:p>
          </table:table-cell>
        </table:table-row>
        <table:table-row table:style-name="ro1">
          <table:table-cell office:value-type="float" office:value="0.55" calcext:value-type="float">
            <text:p>0.550000</text:p>
          </table:table-cell>
          <table:table-cell office:value-type="float" office:value="-10.508355" calcext:value-type="float">
            <text:p>-10.508355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-7.41894" calcext:value-type="float">
            <text:p>-7.418940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-5.4284" calcext:value-type="float">
            <text:p>-5.428400</text:p>
          </table:table-cell>
        </table:table-row>
        <table:table-row table:style-name="ro1">
          <table:table-cell office:value-type="float" office:value="0.551786" calcext:value-type="float">
            <text:p>0.551786</text:p>
          </table:table-cell>
          <table:table-cell office:value-type="float" office:value="-10.724091" calcext:value-type="float">
            <text:p>-10.724091</text:p>
          </table:table-cell>
          <table:table-cell office:value-type="float" office:value="0.575" calcext:value-type="float">
            <text:p>0.575000</text:p>
          </table:table-cell>
          <table:table-cell office:value-type="float" office:value="-8.42976" calcext:value-type="float">
            <text:p>-8.429760</text:p>
          </table:table-cell>
          <table:table-cell office:value-type="float" office:value="0.821429" calcext:value-type="float">
            <text:p>0.821429</text:p>
          </table:table-cell>
          <table:table-cell office:value-type="float" office:value="-5.31111" calcext:value-type="float">
            <text:p>-5.311110</text:p>
          </table:table-cell>
        </table:table-row>
        <table:table-row table:style-name="ro1">
          <table:table-cell office:value-type="float" office:value="0.553571" calcext:value-type="float">
            <text:p>0.553571</text:p>
          </table:table-cell>
          <table:table-cell office:value-type="float" office:value="-10.983987" calcext:value-type="float">
            <text:p>-10.98398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-9.45172" calcext:value-type="float">
            <text:p>-9.451720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-5.25142" calcext:value-type="float">
            <text:p>-5.251420</text:p>
          </table:table-cell>
        </table:table-row>
        <table:table-row table:style-name="ro1">
          <table:table-cell office:value-type="float" office:value="0.555357" calcext:value-type="float">
            <text:p>0.555357</text:p>
          </table:table-cell>
          <table:table-cell office:value-type="float" office:value="-11.275452" calcext:value-type="float">
            <text:p>-11.275452</text:p>
          </table:table-cell>
          <table:table-cell office:value-type="float" office:value="0.591667" calcext:value-type="float">
            <text:p>0.591667</text:p>
          </table:table-cell>
          <table:table-cell office:value-type="float" office:value="-10.4623" calcext:value-type="float">
            <text:p>-10.462300</text:p>
          </table:table-cell>
          <table:table-cell office:value-type="float" office:value="0.845238" calcext:value-type="float">
            <text:p>0.845238</text:p>
          </table:table-cell>
          <table:table-cell office:value-type="float" office:value="-5.24557" calcext:value-type="float">
            <text:p>-5.245570</text:p>
          </table:table-cell>
        </table:table-row>
        <table:table-row table:style-name="ro1">
          <table:table-cell office:value-type="float" office:value="0.557143" calcext:value-type="float">
            <text:p>0.557143</text:p>
          </table:table-cell>
          <table:table-cell office:value-type="float" office:value="-11.65966" calcext:value-type="float">
            <text:p>-11.659660</text:p>
          </table:table-cell>
          <table:table-cell office:value-type="float" office:value="0.6" calcext:value-type="float">
            <text:p>0.600000</text:p>
          </table:table-cell>
          <table:table-cell office:value-type="float" office:value="-11.4377" calcext:value-type="float">
            <text:p>-11.437700</text:p>
          </table:table-cell>
          <table:table-cell office:value-type="float" office:value="0.857142" calcext:value-type="float">
            <text:p>0.857142</text:p>
          </table:table-cell>
          <table:table-cell office:value-type="float" office:value="-5.2854" calcext:value-type="float">
            <text:p>-5.285400</text:p>
          </table:table-cell>
        </table:table-row>
        <table:table-row table:style-name="ro1">
          <table:table-cell office:value-type="float" office:value="0.558929" calcext:value-type="float">
            <text:p>0.558929</text:p>
          </table:table-cell>
          <table:table-cell office:value-type="float" office:value="-12.1789" calcext:value-type="float">
            <text:p>-12.178900</text:p>
          </table:table-cell>
          <table:table-cell office:value-type="float" office:value="0.608333" calcext:value-type="float">
            <text:p>0.608333</text:p>
          </table:table-cell>
          <table:table-cell office:value-type="float" office:value="-12.3444" calcext:value-type="float">
            <text:p>-12.344400</text:p>
          </table:table-cell>
          <table:table-cell office:value-type="float" office:value="0.869048" calcext:value-type="float">
            <text:p>0.869048</text:p>
          </table:table-cell>
          <table:table-cell office:value-type="float" office:value="-5.33522" calcext:value-type="float">
            <text:p>-5.335220</text:p>
          </table:table-cell>
        </table:table-row>
        <table:table-row table:style-name="ro1">
          <table:table-cell office:value-type="float" office:value="0.560714" calcext:value-type="float">
            <text:p>0.560714</text:p>
          </table:table-cell>
          <table:table-cell office:value-type="float" office:value="-12.889734" calcext:value-type="float">
            <text:p>-12.889734</text:p>
          </table:table-cell>
          <table:table-cell office:value-type="float" office:value="0.616667" calcext:value-type="float">
            <text:p>0.616667</text:p>
          </table:table-cell>
          <table:table-cell office:value-type="float" office:value="-13.1142" calcext:value-type="float">
            <text:p>-13.114200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-5.36731" calcext:value-type="float">
            <text:p>-5.367310</text:p>
          </table:table-cell>
        </table:table-row>
        <table:table-row table:style-name="ro1">
          <table:table-cell office:value-type="float" office:value="0.5625" calcext:value-type="float">
            <text:p>0.562500</text:p>
          </table:table-cell>
          <table:table-cell office:value-type="float" office:value="-13.769778" calcext:value-type="float">
            <text:p>-13.769778</text:p>
          </table:table-cell>
          <table:table-cell office:value-type="float" office:value="0.625" calcext:value-type="float">
            <text:p>0.625000</text:p>
          </table:table-cell>
          <table:table-cell office:value-type="float" office:value="-13.7239" calcext:value-type="float">
            <text:p>-13.723900</text:p>
          </table:table-cell>
          <table:table-cell office:value-type="float" office:value="0.892856" calcext:value-type="float">
            <text:p>0.892856</text:p>
          </table:table-cell>
          <table:table-cell office:value-type="float" office:value="-5.36219" calcext:value-type="float">
            <text:p>-5.362190</text:p>
          </table:table-cell>
        </table:table-row>
        <table:table-row table:style-name="ro1">
          <table:table-cell office:value-type="float" office:value="0.564286" calcext:value-type="float">
            <text:p>0.564286</text:p>
          </table:table-cell>
          <table:table-cell office:value-type="float" office:value="-14.738927" calcext:value-type="float">
            <text:p>-14.738927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-14.1354" calcext:value-type="float">
            <text:p>-14.135400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-5.31275" calcext:value-type="float">
            <text:p>-5.312750</text:p>
          </table:table-cell>
        </table:table-row>
        <table:table-row table:style-name="ro1">
          <table:table-cell office:value-type="float" office:value="0.566071" calcext:value-type="float">
            <text:p>0.566071</text:p>
          </table:table-cell>
          <table:table-cell office:value-type="float" office:value="-15.660914" calcext:value-type="float">
            <text:p>-15.660914</text:p>
          </table:table-cell>
          <table:table-cell office:value-type="float" office:value="0.641667" calcext:value-type="float">
            <text:p>0.641667</text:p>
          </table:table-cell>
          <table:table-cell office:value-type="float" office:value="-14.3377" calcext:value-type="float">
            <text:p>-14.337700</text:p>
          </table:table-cell>
          <table:table-cell office:value-type="float" office:value="0.916666" calcext:value-type="float">
            <text:p>0.916666</text:p>
          </table:table-cell>
          <table:table-cell office:value-type="float" office:value="-5.25463" calcext:value-type="float">
            <text:p>-5.254630</text:p>
          </table:table-cell>
        </table:table-row>
        <table:table-row table:style-name="ro1">
          <table:table-cell office:value-type="float" office:value="0.567857" calcext:value-type="float">
            <text:p>0.567857</text:p>
          </table:table-cell>
          <table:table-cell office:value-type="float" office:value="-16.461221" calcext:value-type="float">
            <text:p>-16.461221</text:p>
          </table:table-cell>
          <table:table-cell office:value-type="float" office:value="0.65" calcext:value-type="float">
            <text:p>0.650000</text:p>
          </table:table-cell>
          <table:table-cell office:value-type="float" office:value="-14.3095" calcext:value-type="float">
            <text:p>-14.309500</text:p>
          </table:table-cell>
          <table:table-cell office:value-type="float" office:value="0.928572" calcext:value-type="float">
            <text:p>0.928572</text:p>
          </table:table-cell>
          <table:table-cell office:value-type="float" office:value="-5.22265" calcext:value-type="float">
            <text:p>-5.222650</text:p>
          </table:table-cell>
        </table:table-row>
        <table:table-row table:style-name="ro1">
          <table:table-cell office:value-type="float" office:value="0.569643" calcext:value-type="float">
            <text:p>0.569643</text:p>
          </table:table-cell>
          <table:table-cell office:value-type="float" office:value="-17.070765" calcext:value-type="float">
            <text:p>-17.070765</text:p>
          </table:table-cell>
          <table:table-cell office:value-type="float" office:value="0.658333" calcext:value-type="float">
            <text:p>0.658333</text:p>
          </table:table-cell>
          <table:table-cell office:value-type="float" office:value="-14.0583" calcext:value-type="float">
            <text:p>-14.058300</text:p>
          </table:table-cell>
          <table:table-cell office:value-type="float" office:value="0.940476" calcext:value-type="float">
            <text:p>0.940476</text:p>
          </table:table-cell>
          <table:table-cell office:value-type="float" office:value="-5.22978" calcext:value-type="float">
            <text:p>-5.229780</text:p>
          </table:table-cell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-17.469011" calcext:value-type="float">
            <text:p>-17.46901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3.5974" calcext:value-type="float">
            <text:p>-13.597400</text:p>
          </table:table-cell>
          <table:table-cell office:value-type="float" office:value="0.95238" calcext:value-type="float">
            <text:p>0.952380</text:p>
          </table:table-cell>
          <table:table-cell office:value-type="float" office:value="-5.3166" calcext:value-type="float">
            <text:p>-5.316600</text:p>
          </table:table-cell>
        </table:table-row>
        <table:table-row table:style-name="ro1">
          <table:table-cell office:value-type="float" office:value="0.573214" calcext:value-type="float">
            <text:p>0.573214</text:p>
          </table:table-cell>
          <table:table-cell office:value-type="float" office:value="-17.657366" calcext:value-type="float">
            <text:p>-17.657366</text:p>
          </table:table-cell>
          <table:table-cell office:value-type="float" office:value="0.675" calcext:value-type="float">
            <text:p>0.675000</text:p>
          </table:table-cell>
          <table:table-cell office:value-type="float" office:value="-12.949" calcext:value-type="float">
            <text:p>-12.949000</text:p>
          </table:table-cell>
          <table:table-cell office:value-type="float" office:value="0.964286" calcext:value-type="float">
            <text:p>0.964286</text:p>
          </table:table-cell>
          <table:table-cell office:value-type="float" office:value="-5.49027" calcext:value-type="float">
            <text:p>-5.490270</text:p>
          </table:table-cell>
        </table:table-row>
        <table:table-row table:style-name="ro1">
          <table:table-cell table:style-name="Default" table:number-columns-repeated="2"/>
          <table:table-cell office:value-type="float" office:value="0.683333" calcext:value-type="float">
            <text:p>0.683333</text:p>
          </table:table-cell>
          <table:table-cell office:value-type="float" office:value="-12.1425" calcext:value-type="float">
            <text:p>-12.142500</text:p>
          </table:table-cell>
          <table:table-cell office:value-type="float" office:value="0.97619" calcext:value-type="float">
            <text:p>0.976190</text:p>
          </table:table-cell>
          <table:table-cell office:value-type="float" office:value="-5.72906" calcext:value-type="float">
            <text:p>-5.729060</text:p>
          </table:table-cell>
        </table:table-row>
        <table:table-row table:style-name="ro1">
          <table:table-cell table:style-name="Default" table:number-columns-repeated="2"/>
          <table:table-cell office:value-type="float" office:value="0.691667" calcext:value-type="float">
            <text:p>0.691667</text:p>
          </table:table-cell>
          <table:table-cell office:value-type="float" office:value="-11.2154" calcext:value-type="float">
            <text:p>-11.215400</text:p>
          </table:table-cell>
          <table:table-cell office:value-type="float" office:value="0.988096" calcext:value-type="float">
            <text:p>0.988096</text:p>
          </table:table-cell>
          <table:table-cell office:value-type="float" office:value="-6.01446" calcext:value-type="float">
            <text:p>-6.014460</text:p>
          </table:table-cell>
        </table:table-row>
        <table:table-row table:style-name="ro1">
          <table:table-cell table:style-name="Default" table:number-columns-repeated="2"/>
          <table:table-cell office:value-type="float" office:value="0.7" calcext:value-type="float">
            <text:p>0.700000</text:p>
          </table:table-cell>
          <table:table-cell office:value-type="float" office:value="-10.2284" calcext:value-type="float">
            <text:p>-10.2284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08333" calcext:value-type="float">
            <text:p>0.708333</text:p>
          </table:table-cell>
          <table:table-cell office:value-type="float" office:value="-9.21159" calcext:value-type="float">
            <text:p>-9.21159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16667" calcext:value-type="float">
            <text:p>0.716667</text:p>
          </table:table-cell>
          <table:table-cell office:value-type="float" office:value="-8.19302" calcext:value-type="float">
            <text:p>-8.19302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25" calcext:value-type="float">
            <text:p>0.725000</text:p>
          </table:table-cell>
          <table:table-cell office:value-type="float" office:value="-7.18894" calcext:value-type="float">
            <text:p>-7.18894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33333" calcext:value-type="float">
            <text:p>0.733333</text:p>
          </table:table-cell>
          <table:table-cell office:value-type="float" office:value="-6.23368" calcext:value-type="float">
            <text:p>-6.23368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41667" calcext:value-type="float">
            <text:p>0.741667</text:p>
          </table:table-cell>
          <table:table-cell office:value-type="float" office:value="-5.37671" calcext:value-type="float">
            <text:p>-5.3767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5" calcext:value-type="float">
            <text:p>0.750000</text:p>
          </table:table-cell>
          <table:table-cell office:value-type="float" office:value="-4.64282" calcext:value-type="float">
            <text:p>-4.64282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58333" calcext:value-type="float">
            <text:p>0.758333</text:p>
          </table:table-cell>
          <table:table-cell office:value-type="float" office:value="-4.04055" calcext:value-type="float">
            <text:p>-4.04055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66667" calcext:value-type="float">
            <text:p>0.766667</text:p>
          </table:table-cell>
          <table:table-cell office:value-type="float" office:value="-3.56716" calcext:value-type="float">
            <text:p>-3.56716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75" calcext:value-type="float">
            <text:p>0.775000</text:p>
          </table:table-cell>
          <table:table-cell office:value-type="float" office:value="-3.22061" calcext:value-type="float">
            <text:p>-3.2206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83333" calcext:value-type="float">
            <text:p>0.783333</text:p>
          </table:table-cell>
          <table:table-cell office:value-type="float" office:value="-3.00052" calcext:value-type="float">
            <text:p>-3.00052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791667" calcext:value-type="float">
            <text:p>0.791667</text:p>
          </table:table-cell>
          <table:table-cell office:value-type="float" office:value="-2.91791" calcext:value-type="float">
            <text:p>-2.9179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" calcext:value-type="float">
            <text:p>0.800000</text:p>
          </table:table-cell>
          <table:table-cell office:value-type="float" office:value="-2.99652" calcext:value-type="float">
            <text:p>-2.99652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08333" calcext:value-type="float">
            <text:p>0.808333</text:p>
          </table:table-cell>
          <table:table-cell office:value-type="float" office:value="-3.21676" calcext:value-type="float">
            <text:p>-3.21676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16667" calcext:value-type="float">
            <text:p>0.816667</text:p>
          </table:table-cell>
          <table:table-cell office:value-type="float" office:value="-3.60315" calcext:value-type="float">
            <text:p>-3.60315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25" calcext:value-type="float">
            <text:p>0.825000</text:p>
          </table:table-cell>
          <table:table-cell office:value-type="float" office:value="-4.15759" calcext:value-type="float">
            <text:p>-4.15759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33333" calcext:value-type="float">
            <text:p>0.833333</text:p>
          </table:table-cell>
          <table:table-cell office:value-type="float" office:value="-4.86091" calcext:value-type="float">
            <text:p>-4.8609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41667" calcext:value-type="float">
            <text:p>0.841667</text:p>
          </table:table-cell>
          <table:table-cell office:value-type="float" office:value="-5.63175" calcext:value-type="float">
            <text:p>-5.63175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5" calcext:value-type="float">
            <text:p>0.850000</text:p>
          </table:table-cell>
          <table:table-cell office:value-type="float" office:value="-6.39892" calcext:value-type="float">
            <text:p>-6.39892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58333" calcext:value-type="float">
            <text:p>0.858333</text:p>
          </table:table-cell>
          <table:table-cell office:value-type="float" office:value="-7.08958" calcext:value-type="float">
            <text:p>-7.08958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66667" calcext:value-type="float">
            <text:p>0.866667</text:p>
          </table:table-cell>
          <table:table-cell office:value-type="float" office:value="-7.65318" calcext:value-type="float">
            <text:p>-7.65318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75" calcext:value-type="float">
            <text:p>0.875000</text:p>
          </table:table-cell>
          <table:table-cell office:value-type="float" office:value="-8.08778" calcext:value-type="float">
            <text:p>-8.08778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83333" calcext:value-type="float">
            <text:p>0.883333</text:p>
          </table:table-cell>
          <table:table-cell office:value-type="float" office:value="-8.37615" calcext:value-type="float">
            <text:p>-8.37615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891667" calcext:value-type="float">
            <text:p>0.891667</text:p>
          </table:table-cell>
          <table:table-cell office:value-type="float" office:value="-8.51943" calcext:value-type="float">
            <text:p>-8.51943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" calcext:value-type="float">
            <text:p>0.900000</text:p>
          </table:table-cell>
          <table:table-cell office:value-type="float" office:value="-8.49964" calcext:value-type="float">
            <text:p>-8.49964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08333" calcext:value-type="float">
            <text:p>0.908333</text:p>
          </table:table-cell>
          <table:table-cell office:value-type="float" office:value="-8.32155" calcext:value-type="float">
            <text:p>-8.32155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16667" calcext:value-type="float">
            <text:p>0.916667</text:p>
          </table:table-cell>
          <table:table-cell office:value-type="float" office:value="-7.9985" calcext:value-type="float">
            <text:p>-7.9985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25" calcext:value-type="float">
            <text:p>0.925000</text:p>
          </table:table-cell>
          <table:table-cell office:value-type="float" office:value="-7.53202" calcext:value-type="float">
            <text:p>-7.53202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33333" calcext:value-type="float">
            <text:p>0.933333</text:p>
          </table:table-cell>
          <table:table-cell office:value-type="float" office:value="-6.94271" calcext:value-type="float">
            <text:p>-6.9427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41667" calcext:value-type="float">
            <text:p>0.941667</text:p>
          </table:table-cell>
          <table:table-cell office:value-type="float" office:value="-6.22147" calcext:value-type="float">
            <text:p>-6.22147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5" calcext:value-type="float">
            <text:p>0.950000</text:p>
          </table:table-cell>
          <table:table-cell office:value-type="float" office:value="-5.44941" calcext:value-type="float">
            <text:p>-5.44941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58333" calcext:value-type="float">
            <text:p>0.958333</text:p>
          </table:table-cell>
          <table:table-cell office:value-type="float" office:value="-4.68956" calcext:value-type="float">
            <text:p>-4.68956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66667" calcext:value-type="float">
            <text:p>0.966667</text:p>
          </table:table-cell>
          <table:table-cell office:value-type="float" office:value="-4.01184" calcext:value-type="float">
            <text:p>-4.01184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75" calcext:value-type="float">
            <text:p>0.975000</text:p>
          </table:table-cell>
          <table:table-cell office:value-type="float" office:value="-3.49725" calcext:value-type="float">
            <text:p>-3.49725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83333" calcext:value-type="float">
            <text:p>0.983333</text:p>
          </table:table-cell>
          <table:table-cell office:value-type="float" office:value="-3.15105" calcext:value-type="float">
            <text:p>-3.15105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office:value-type="float" office:value="0.991667" calcext:value-type="float">
            <text:p>0.991667</text:p>
          </table:table-cell>
          <table:table-cell office:value-type="float" office:value="-2.96666" calcext:value-type="float">
            <text:p>-2.96666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19:30:59.885854860</meta:creation-date>
    <dc:date>2021-01-19T21:32:59.696189228</dc:date>
    <meta:editing-duration>PT2H1M56S</meta:editing-duration>
    <meta:editing-cycles>9</meta:editing-cycles>
    <meta:generator>LibreOffice/6.0.7.3$Linux_X86_64 LibreOffice_project/00m0$Build-3</meta:generator>
    <meta:document-statistic meta:table-count="4" meta:cell-count="2872" meta:object-count="0"/>
  </office:meta>
</office:document-meta>
</file>